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8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-1" calcext:value-type="float">
            <text:p>-1</text:p>
          </table:table-cell>
          <table:table-cell office:value-type="float" office:value="-0.980619" calcext:value-type="float">
            <text:p>-0.980619</text:p>
          </table:table-cell>
          <table:table-cell office:value-type="float" office:value="-0.268704" calcext:value-type="float">
            <text:p>-0.268704</text:p>
          </table:table-cell>
          <table:table-cell office:value-type="float" office:value="0.278201" calcext:value-type="float">
            <text:p>0.27820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-0.797112" calcext:value-type="float">
            <text:p>-0.7971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42855" calcext:value-type="float">
            <text:p>-0.842855</text:p>
          </table:table-cell>
          <table:table-cell office:value-type="float" office:value="-0.324386" calcext:value-type="float">
            <text:p>-0.324386</text:p>
          </table:table-cell>
          <table:table-cell office:value-type="float" office:value="-0.051787" calcext:value-type="float">
            <text:p>-0.051787</text:p>
          </table:table-cell>
          <table:table-cell office:value-type="float" office:value="0" calcext:value-type="float">
            <text:p>0</text:p>
          </table:table-cell>
          <table:table-cell office:value-type="float" office:value="0.012324" calcext:value-type="float">
            <text:p>0.012324</text:p>
          </table:table-cell>
          <table:table-cell office:value-type="float" office:value="0.128136" calcext:value-type="float">
            <text:p>0.128136</text:p>
          </table:table-cell>
          <table:table-cell office:value-type="float" office:value="0.457461" calcext:value-type="float">
            <text:p>0.457461</text:p>
          </table:table-cell>
          <table:table-cell office:value-type="float" office:value="0.603188" calcext:value-type="float">
            <text:p>0.603188</text:p>
          </table:table-cell>
          <table:table-cell office:value-type="float" office:value="0.621145" calcext:value-type="float">
            <text:p>0.621145</text:p>
          </table:table-cell>
          <table:table-cell office:value-type="float" office:value="0.700095" calcext:value-type="float">
            <text:p>0.700095</text:p>
          </table:table-cell>
          <table:table-cell office:value-type="float" office:value="-0.039677" calcext:value-type="float">
            <text:p>-0.03967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550436" calcext:value-type="float">
            <text:p>-0.550436</text:p>
          </table:table-cell>
          <table:table-cell office:value-type="float" office:value="-0.020923" calcext:value-type="float">
            <text:p>-0.020923</text:p>
          </table:table-cell>
          <table:table-cell office:value-type="float" office:value="0.005045" calcext:value-type="float">
            <text:p>0.005045</text:p>
          </table:table-cell>
          <table:table-cell office:value-type="float" office:value="0.103665" calcext:value-type="float">
            <text:p>0.103665</text:p>
          </table:table-cell>
          <table:table-cell office:value-type="float" office:value="0.419323" calcext:value-type="float">
            <text:p>0.419323</text:p>
          </table:table-cell>
          <table:table-cell office:value-type="float" office:value="0.594945" calcext:value-type="float">
            <text:p>0.594945</text:p>
          </table:table-cell>
          <table:table-cell office:value-type="float" office:value="0.610949" calcext:value-type="float">
            <text:p>0.610949</text:p>
          </table:table-cell>
          <table:table-cell office:value-type="float" office:value="0.63425" calcext:value-type="float">
            <text:p>0.63425</text:p>
          </table:table-cell>
          <table:table-cell office:value-type="float" office:value="0.777941" calcext:value-type="float">
            <text:p>0.777941</text:p>
          </table:table-cell>
          <table:table-cell office:value-type="float" office:value="-0.020318" calcext:value-type="float">
            <text:p>-0.0203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265161" calcext:value-type="float">
            <text:p>-0.265161</text:p>
          </table:table-cell>
          <table:table-cell office:value-type="float" office:value="0" calcext:value-type="float">
            <text:p>0</text:p>
          </table:table-cell>
          <table:table-cell office:value-type="float" office:value="0.074019" calcext:value-type="float">
            <text:p>0.074019</text:p>
          </table:table-cell>
          <table:table-cell office:value-type="float" office:value="0.2912" calcext:value-type="float">
            <text:p>0.2912</text:p>
          </table:table-cell>
          <table:table-cell office:value-type="float" office:value="0.550717" calcext:value-type="float">
            <text:p>0.550717</text:p>
          </table:table-cell>
          <table:table-cell office:value-type="float" office:value="0.598828" calcext:value-type="float">
            <text:p>0.598828</text:p>
          </table:table-cell>
          <table:table-cell office:value-type="float" office:value="0.611968" calcext:value-type="float">
            <text:p>0.611968</text:p>
          </table:table-cell>
          <table:table-cell office:value-type="float" office:value="0.654538" calcext:value-type="float">
            <text:p>0.654538</text:p>
          </table:table-cell>
          <table:table-cell office:value-type="float" office:value="0.81615" calcext:value-type="float">
            <text:p>0.81615</text:p>
          </table:table-cell>
          <table:table-cell office:value-type="float" office:value="0.051611" calcext:value-type="float">
            <text:p>0.0516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49354" calcext:value-type="float">
            <text:p>-0.849354</text:p>
          </table:table-cell>
          <table:table-cell office:value-type="float" office:value="-0.008262" calcext:value-type="float">
            <text:p>-0.008262</text:p>
          </table:table-cell>
          <table:table-cell office:value-type="float" office:value="0.027103" calcext:value-type="float">
            <text:p>0.027103</text:p>
          </table:table-cell>
          <table:table-cell office:value-type="float" office:value="0.176548" calcext:value-type="float">
            <text:p>0.176548</text:p>
          </table:table-cell>
          <table:table-cell office:value-type="float" office:value="0.51606" calcext:value-type="float">
            <text:p>0.51606</text:p>
          </table:table-cell>
          <table:table-cell office:value-type="float" office:value="0.589174" calcext:value-type="float">
            <text:p>0.589174</text:p>
          </table:table-cell>
          <table:table-cell office:value-type="float" office:value="0.606689" calcext:value-type="float">
            <text:p>0.606689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78235" calcext:value-type="float">
            <text:p>0.678235</text:p>
          </table:table-cell>
          <table:table-cell office:value-type="float" office:value="0.823411" calcext:value-type="float">
            <text:p>0.823411</text:p>
          </table:table-cell>
          <table:table-cell office:value-type="float" office:value="0.134857" calcext:value-type="float">
            <text:p>0.1348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07613" calcext:value-type="float">
            <text:p>-0.707613</text:p>
          </table:table-cell>
          <table:table-cell office:value-type="float" office:value="0.019847" calcext:value-type="float">
            <text:p>0.019847</text:p>
          </table:table-cell>
          <table:table-cell office:value-type="float" office:value="0.170383" calcext:value-type="float">
            <text:p>0.170383</text:p>
          </table:table-cell>
          <table:table-cell office:value-type="float" office:value="0.479958" calcext:value-type="float">
            <text:p>0.479958</text:p>
          </table:table-cell>
          <table:table-cell office:value-type="float" office:value="0.57236" calcext:value-type="float">
            <text:p>0.57236</text:p>
          </table:table-cell>
          <table:table-cell office:value-type="float" office:value="0.597514" calcext:value-type="float">
            <text:p>0.597514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85836" calcext:value-type="float">
            <text:p>0.685836</text:p>
          </table:table-cell>
          <table:table-cell office:value-type="float" office:value="0.823411" calcext:value-type="float">
            <text:p>0.823411</text:p>
          </table:table-cell>
          <table:table-cell office:value-type="float" office:value="0.204198" calcext:value-type="float">
            <text:p>0.2041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6903" calcext:value-type="float">
            <text:p>-0.806903</text:p>
          </table:table-cell>
          <table:table-cell office:value-type="float" office:value="0.065549" calcext:value-type="float">
            <text:p>0.065549</text:p>
          </table:table-cell>
          <table:table-cell office:value-type="float" office:value="0.296665" calcext:value-type="float">
            <text:p>0.296665</text:p>
          </table:table-cell>
          <table:table-cell office:value-type="float" office:value="0.505906" calcext:value-type="float">
            <text:p>0.505906</text:p>
          </table:table-cell>
          <table:table-cell office:value-type="float" office:value="0.574624" calcext:value-type="float">
            <text:p>0.574624</text:p>
          </table:table-cell>
          <table:table-cell office:value-type="float" office:value="0.594822" calcext:value-type="float">
            <text:p>0.594822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92313" calcext:value-type="float">
            <text:p>0.692313</text:p>
          </table:table-cell>
          <table:table-cell office:value-type="float" office:value="0.857085" calcext:value-type="float">
            <text:p>0.857085</text:p>
          </table:table-cell>
          <table:table-cell office:value-type="float" office:value="0.214667" calcext:value-type="float">
            <text:p>0.2146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97971" calcext:value-type="float">
            <text:p>-0.397971</text:p>
          </table:table-cell>
          <table:table-cell office:value-type="float" office:value="0.123317" calcext:value-type="float">
            <text:p>0.123317</text:p>
          </table:table-cell>
          <table:table-cell office:value-type="float" office:value="0.340163" calcext:value-type="float">
            <text:p>0.340163</text:p>
          </table:table-cell>
          <table:table-cell office:value-type="float" office:value="0.479111" calcext:value-type="float">
            <text:p>0.479111</text:p>
          </table:table-cell>
          <table:table-cell office:value-type="float" office:value="0.577444" calcext:value-type="float">
            <text:p>0.577444</text:p>
          </table:table-cell>
          <table:table-cell office:value-type="float" office:value="0.601352" calcext:value-type="float">
            <text:p>0.60135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2436" calcext:value-type="float">
            <text:p>0.702436</text:p>
          </table:table-cell>
          <table:table-cell office:value-type="float" office:value="0.857085" calcext:value-type="float">
            <text:p>0.857085</text:p>
          </table:table-cell>
          <table:table-cell office:value-type="float" office:value="0.26506" calcext:value-type="float">
            <text:p>0.2650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20157" calcext:value-type="float">
            <text:p>-0.520157</text:p>
          </table:table-cell>
          <table:table-cell office:value-type="float" office:value="0.056756" calcext:value-type="float">
            <text:p>0.056756</text:p>
          </table:table-cell>
          <table:table-cell office:value-type="float" office:value="0.299477" calcext:value-type="float">
            <text:p>0.299477</text:p>
          </table:table-cell>
          <table:table-cell office:value-type="float" office:value="0.533395" calcext:value-type="float">
            <text:p>0.533395</text:p>
          </table:table-cell>
          <table:table-cell office:value-type="float" office:value="0.588062" calcext:value-type="float">
            <text:p>0.588062</text:p>
          </table:table-cell>
          <table:table-cell office:value-type="float" office:value="0.60793" calcext:value-type="float">
            <text:p>0.6079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5171" calcext:value-type="float">
            <text:p>0.705171</text:p>
          </table:table-cell>
          <table:table-cell office:value-type="float" office:value="0.857085" calcext:value-type="float">
            <text:p>0.857085</text:p>
          </table:table-cell>
          <table:table-cell office:value-type="float" office:value="0.249538" calcext:value-type="float">
            <text:p>0.24953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60178" calcext:value-type="float">
            <text:p>-0.160178</text:p>
          </table:table-cell>
          <table:table-cell office:value-type="float" office:value="0.230566" calcext:value-type="float">
            <text:p>0.230566</text:p>
          </table:table-cell>
          <table:table-cell office:value-type="float" office:value="0.461539" calcext:value-type="float">
            <text:p>0.461539</text:p>
          </table:table-cell>
          <table:table-cell office:value-type="float" office:value="0.571353" calcext:value-type="float">
            <text:p>0.571353</text:p>
          </table:table-cell>
          <table:table-cell office:value-type="float" office:value="0.595678" calcext:value-type="float">
            <text:p>0.595678</text:p>
          </table:table-cell>
          <table:table-cell office:value-type="float" office:value="0.610995" calcext:value-type="float">
            <text:p>0.61099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82056" calcext:value-type="float">
            <text:p>0.682056</text:p>
          </table:table-cell>
          <table:table-cell office:value-type="float" office:value="0.857085" calcext:value-type="float">
            <text:p>0.857085</text:p>
          </table:table-cell>
          <table:table-cell office:value-type="float" office:value="0.321675" calcext:value-type="float">
            <text:p>0.32167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30792" calcext:value-type="float">
            <text:p>-0.030792</text:p>
          </table:table-cell>
          <table:table-cell office:value-type="float" office:value="0.242466" calcext:value-type="float">
            <text:p>0.242466</text:p>
          </table:table-cell>
          <table:table-cell office:value-type="float" office:value="0.441106" calcext:value-type="float">
            <text:p>0.441106</text:p>
          </table:table-cell>
          <table:table-cell office:value-type="float" office:value="0.566208" calcext:value-type="float">
            <text:p>0.566208</text:p>
          </table:table-cell>
          <table:table-cell office:value-type="float" office:value="0.5998" calcext:value-type="float">
            <text:p>0.599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2149" calcext:value-type="float">
            <text:p>0.712149</text:p>
          </table:table-cell>
          <table:table-cell office:value-type="float" office:value="0.857085" calcext:value-type="float">
            <text:p>0.857085</text:p>
          </table:table-cell>
          <table:table-cell office:value-type="float" office:value="0.336805" calcext:value-type="float">
            <text:p>0.3368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856034" calcext:value-type="float">
            <text:p>-0.856034</text:p>
          </table:table-cell>
          <table:table-cell office:value-type="float" office:value="0.076525" calcext:value-type="float">
            <text:p>0.076525</text:p>
          </table:table-cell>
          <table:table-cell office:value-type="float" office:value="0.32975" calcext:value-type="float">
            <text:p>0.32975</text:p>
          </table:table-cell>
          <table:table-cell office:value-type="float" office:value="0.510385" calcext:value-type="float">
            <text:p>0.510385</text:p>
          </table:table-cell>
          <table:table-cell office:value-type="float" office:value="0.583754" calcext:value-type="float">
            <text:p>0.583754</text:p>
          </table:table-cell>
          <table:table-cell office:value-type="float" office:value="0.60498" calcext:value-type="float">
            <text:p>0.6049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1583" calcext:value-type="float">
            <text:p>0.681583</text:p>
          </table:table-cell>
          <table:table-cell office:value-type="float" office:value="0.857085" calcext:value-type="float">
            <text:p>0.857085</text:p>
          </table:table-cell>
          <table:table-cell office:value-type="float" office:value="0.376806" calcext:value-type="float">
            <text:p>0.3768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91333" calcext:value-type="float">
            <text:p>-0.591333</text:p>
          </table:table-cell>
          <table:table-cell office:value-type="float" office:value="0.262627" calcext:value-type="float">
            <text:p>0.262627</text:p>
          </table:table-cell>
          <table:table-cell office:value-type="float" office:value="0.492612" calcext:value-type="float">
            <text:p>0.492612</text:p>
          </table:table-cell>
          <table:table-cell office:value-type="float" office:value="0.591793" calcext:value-type="float">
            <text:p>0.591793</text:p>
          </table:table-cell>
          <table:table-cell office:value-type="float" office:value="0.611304" calcext:value-type="float">
            <text:p>0.61130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7378" calcext:value-type="float">
            <text:p>0.707378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29115" calcext:value-type="float">
            <text:p>0.291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1936" calcext:value-type="float">
            <text:p>-0.11936</text:p>
          </table:table-cell>
          <table:table-cell office:value-type="float" office:value="0.437471" calcext:value-type="float">
            <text:p>0.437471</text:p>
          </table:table-cell>
          <table:table-cell office:value-type="float" office:value="0.556667" calcext:value-type="float">
            <text:p>0.556667</text:p>
          </table:table-cell>
          <table:table-cell office:value-type="float" office:value="0.598581" calcext:value-type="float">
            <text:p>0.598581</text:p>
          </table:table-cell>
          <table:table-cell office:value-type="float" office:value="0.612162" calcext:value-type="float">
            <text:p>0.61216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93782" calcext:value-type="float">
            <text:p>0.693782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361642" calcext:value-type="float">
            <text:p>0.36164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512748" calcext:value-type="float">
            <text:p>-0.512748</text:p>
          </table:table-cell>
          <table:table-cell office:value-type="float" office:value="0.334196" calcext:value-type="float">
            <text:p>0.334196</text:p>
          </table:table-cell>
          <table:table-cell office:value-type="float" office:value="0.523755" calcext:value-type="float">
            <text:p>0.523755</text:p>
          </table:table-cell>
          <table:table-cell office:value-type="float" office:value="0.577646" calcext:value-type="float">
            <text:p>0.577646</text:p>
          </table:table-cell>
          <table:table-cell office:value-type="float" office:value="0.605356" calcext:value-type="float">
            <text:p>0.605356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468217" calcext:value-type="float">
            <text:p>0.46821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626982" calcext:value-type="float">
            <text:p>-0.626982</text:p>
          </table:table-cell>
          <table:table-cell office:value-type="float" office:value="0.240493" calcext:value-type="float">
            <text:p>0.240493</text:p>
          </table:table-cell>
          <table:table-cell office:value-type="float" office:value="0.488654" calcext:value-type="float">
            <text:p>0.488654</text:p>
          </table:table-cell>
          <table:table-cell office:value-type="float" office:value="0.559096" calcext:value-type="float">
            <text:p>0.559096</text:p>
          </table:table-cell>
          <table:table-cell office:value-type="float" office:value="0.589973" calcext:value-type="float">
            <text:p>0.589973</text:p>
          </table:table-cell>
          <table:table-cell office:value-type="float" office:value="0.609368" calcext:value-type="float">
            <text:p>0.60936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78" calcext:value-type="float">
            <text:p>0.6878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438552" calcext:value-type="float">
            <text:p>0.4385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85" calcext:value-type="float">
            <text:p>-0.85</text:p>
          </table:table-cell>
          <table:table-cell office:value-type="float" office:value="0.123475" calcext:value-type="float">
            <text:p>0.123475</text:p>
          </table:table-cell>
          <table:table-cell office:value-type="float" office:value="0.348934" calcext:value-type="float">
            <text:p>0.348934</text:p>
          </table:table-cell>
          <table:table-cell office:value-type="float" office:value="0.52473" calcext:value-type="float">
            <text:p>0.52473</text:p>
          </table:table-cell>
          <table:table-cell office:value-type="float" office:value="0.571389" calcext:value-type="float">
            <text:p>0.571389</text:p>
          </table:table-cell>
          <table:table-cell office:value-type="float" office:value="0.604427" calcext:value-type="float">
            <text:p>0.60442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8665" calcext:value-type="float">
            <text:p>0.688665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384874" calcext:value-type="float">
            <text:p>0.38487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113008" calcext:value-type="float">
            <text:p>0.113008</text:p>
          </table:table-cell>
          <table:table-cell office:value-type="float" office:value="0.319112" calcext:value-type="float">
            <text:p>0.319112</text:p>
          </table:table-cell>
          <table:table-cell office:value-type="float" office:value="0.520235" calcext:value-type="float">
            <text:p>0.520235</text:p>
          </table:table-cell>
          <table:table-cell office:value-type="float" office:value="0.577789" calcext:value-type="float">
            <text:p>0.577789</text:p>
          </table:table-cell>
          <table:table-cell office:value-type="float" office:value="0.609766" calcext:value-type="float">
            <text:p>0.60976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7324" calcext:value-type="float">
            <text:p>0.707324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368435" calcext:value-type="float">
            <text:p>0.3684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52251" calcext:value-type="float">
            <text:p>-0.52251</text:p>
          </table:table-cell>
          <table:table-cell office:value-type="float" office:value="0.299036" calcext:value-type="float">
            <text:p>0.299036</text:p>
          </table:table-cell>
          <table:table-cell office:value-type="float" office:value="0.519169" calcext:value-type="float">
            <text:p>0.519169</text:p>
          </table:table-cell>
          <table:table-cell office:value-type="float" office:value="0.570651" calcext:value-type="float">
            <text:p>0.570651</text:p>
          </table:table-cell>
          <table:table-cell office:value-type="float" office:value="0.597475" calcext:value-type="float">
            <text:p>0.59747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12867" calcext:value-type="float">
            <text:p>0.612867</text:p>
          </table:table-cell>
          <table:table-cell office:value-type="float" office:value="0.759045" calcext:value-type="float">
            <text:p>0.759045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467285" calcext:value-type="float">
            <text:p>0.46728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851889" calcext:value-type="float">
            <text:p>-0.851889</text:p>
          </table:table-cell>
          <table:table-cell office:value-type="float" office:value="0.230334" calcext:value-type="float">
            <text:p>0.230334</text:p>
          </table:table-cell>
          <table:table-cell office:value-type="float" office:value="0.514756" calcext:value-type="float">
            <text:p>0.514756</text:p>
          </table:table-cell>
          <table:table-cell office:value-type="float" office:value="0.575179" calcext:value-type="float">
            <text:p>0.575179</text:p>
          </table:table-cell>
          <table:table-cell office:value-type="float" office:value="0.599659" calcext:value-type="float">
            <text:p>0.59965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41125" calcext:value-type="float">
            <text:p>0.741125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425865" calcext:value-type="float">
            <text:p>0.42586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954246" calcext:value-type="float">
            <text:p>-0.954246</text:p>
          </table:table-cell>
          <table:table-cell office:value-type="float" office:value="0.092189" calcext:value-type="float">
            <text:p>0.092189</text:p>
          </table:table-cell>
          <table:table-cell office:value-type="float" office:value="0.422573" calcext:value-type="float">
            <text:p>0.422573</text:p>
          </table:table-cell>
          <table:table-cell office:value-type="float" office:value="0.551283" calcext:value-type="float">
            <text:p>0.551283</text:p>
          </table:table-cell>
          <table:table-cell office:value-type="float" office:value="0.583976" calcext:value-type="float">
            <text:p>0.583976</text:p>
          </table:table-cell>
          <table:table-cell office:value-type="float" office:value="0.603479" calcext:value-type="float">
            <text:p>0.60347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58711" calcext:value-type="float">
            <text:p>0.758711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389508" calcext:value-type="float">
            <text:p>0.38950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537757" calcext:value-type="float">
            <text:p>-0.537757</text:p>
          </table:table-cell>
          <table:table-cell office:value-type="float" office:value="0.18804" calcext:value-type="float">
            <text:p>0.18804</text:p>
          </table:table-cell>
          <table:table-cell office:value-type="float" office:value="0.442475" calcext:value-type="float">
            <text:p>0.442475</text:p>
          </table:table-cell>
          <table:table-cell office:value-type="float" office:value="0.553311" calcext:value-type="float">
            <text:p>0.553311</text:p>
          </table:table-cell>
          <table:table-cell office:value-type="float" office:value="0.583418" calcext:value-type="float">
            <text:p>0.583418</text:p>
          </table:table-cell>
          <table:table-cell office:value-type="float" office:value="0.603127" calcext:value-type="float">
            <text:p>0.60312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78997" calcext:value-type="float">
            <text:p>0.778997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444873" calcext:value-type="float">
            <text:p>0.44487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797323" calcext:value-type="float">
            <text:p>-0.797323</text:p>
          </table:table-cell>
          <table:table-cell office:value-type="float" office:value="0.158154" calcext:value-type="float">
            <text:p>0.158154</text:p>
          </table:table-cell>
          <table:table-cell office:value-type="float" office:value="0.415016" calcext:value-type="float">
            <text:p>0.415016</text:p>
          </table:table-cell>
          <table:table-cell office:value-type="float" office:value="0.528251" calcext:value-type="float">
            <text:p>0.528251</text:p>
          </table:table-cell>
          <table:table-cell office:value-type="float" office:value="0.575295" calcext:value-type="float">
            <text:p>0.575295</text:p>
          </table:table-cell>
          <table:table-cell office:value-type="float" office:value="0.597843" calcext:value-type="float">
            <text:p>0.597843</text:p>
          </table:table-cell>
          <table:table-cell office:value-type="float" office:value="0.612162" calcext:value-type="float">
            <text:p>0.612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81764" calcext:value-type="float">
            <text:p>0.781764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409591" calcext:value-type="float">
            <text:p>0.40959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508645" calcext:value-type="float">
            <text:p>-0.508645</text:p>
          </table:table-cell>
          <table:table-cell office:value-type="float" office:value="0.298957" calcext:value-type="float">
            <text:p>0.298957</text:p>
          </table:table-cell>
          <table:table-cell office:value-type="float" office:value="0.50371" calcext:value-type="float">
            <text:p>0.50371</text:p>
          </table:table-cell>
          <table:table-cell office:value-type="float" office:value="0.56132" calcext:value-type="float">
            <text:p>0.56132</text:p>
          </table:table-cell>
          <table:table-cell office:value-type="float" office:value="0.587515" calcext:value-type="float">
            <text:p>0.587515</text:p>
          </table:table-cell>
          <table:table-cell office:value-type="float" office:value="0.607735" calcext:value-type="float">
            <text:p>0.60773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83281" calcext:value-type="float">
            <text:p>0.783281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467099" calcext:value-type="float">
            <text:p>0.4670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680958" calcext:value-type="float">
            <text:p>-0.680958</text:p>
          </table:table-cell>
          <table:table-cell office:value-type="float" office:value="0.250623" calcext:value-type="float">
            <text:p>0.250623</text:p>
          </table:table-cell>
          <table:table-cell office:value-type="float" office:value="0.467374" calcext:value-type="float">
            <text:p>0.467374</text:p>
          </table:table-cell>
          <table:table-cell office:value-type="float" office:value="0.548905" calcext:value-type="float">
            <text:p>0.548905</text:p>
          </table:table-cell>
          <table:table-cell office:value-type="float" office:value="0.5822" calcext:value-type="float">
            <text:p>0.5822</text:p>
          </table:table-cell>
          <table:table-cell office:value-type="float" office:value="0.598983" calcext:value-type="float">
            <text:p>0.59898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79359" calcext:value-type="float">
            <text:p>0.779359</text:p>
          </table:table-cell>
          <table:table-cell office:value-type="float" office:value="0.87369" calcext:value-type="float">
            <text:p>0.87369</text:p>
          </table:table-cell>
          <table:table-cell office:value-type="float" office:value="0.43836" calcext:value-type="float">
            <text:p>0.4383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580586" calcext:value-type="float">
            <text:p>-0.580586</text:p>
          </table:table-cell>
          <table:table-cell office:value-type="float" office:value="0.251242" calcext:value-type="float">
            <text:p>0.251242</text:p>
          </table:table-cell>
          <table:table-cell office:value-type="float" office:value="0.50303" calcext:value-type="float">
            <text:p>0.50303</text:p>
          </table:table-cell>
          <table:table-cell office:value-type="float" office:value="0.559365" calcext:value-type="float">
            <text:p>0.559365</text:p>
          </table:table-cell>
          <table:table-cell office:value-type="float" office:value="0.588913" calcext:value-type="float">
            <text:p>0.588913</text:p>
          </table:table-cell>
          <table:table-cell office:value-type="float" office:value="0.609642" calcext:value-type="float">
            <text:p>0.60964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78353" calcext:value-type="float">
            <text:p>0.778353</text:p>
          </table:table-cell>
          <table:table-cell office:value-type="float" office:value="0.887649" calcext:value-type="float">
            <text:p>0.887649</text:p>
          </table:table-cell>
          <table:table-cell office:value-type="float" office:value="0.454708" calcext:value-type="float">
            <text:p>0.45470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746595" calcext:value-type="float">
            <text:p>-0.746595</text:p>
          </table:table-cell>
          <table:table-cell office:value-type="float" office:value="0.224536" calcext:value-type="float">
            <text:p>0.224536</text:p>
          </table:table-cell>
          <table:table-cell office:value-type="float" office:value="0.487706" calcext:value-type="float">
            <text:p>0.487706</text:p>
          </table:table-cell>
          <table:table-cell office:value-type="float" office:value="0.553616" calcext:value-type="float">
            <text:p>0.553616</text:p>
          </table:table-cell>
          <table:table-cell office:value-type="float" office:value="0.584117" calcext:value-type="float">
            <text:p>0.584117</text:p>
          </table:table-cell>
          <table:table-cell office:value-type="float" office:value="0.608016" calcext:value-type="float">
            <text:p>0.60801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77049" calcext:value-type="float">
            <text:p>0.777049</text:p>
          </table:table-cell>
          <table:table-cell office:value-type="float" office:value="0.887649" calcext:value-type="float">
            <text:p>0.887649</text:p>
          </table:table-cell>
          <table:table-cell office:value-type="float" office:value="0.432556" calcext:value-type="float">
            <text:p>0.43255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0.147943" calcext:value-type="float">
            <text:p>0.147943</text:p>
          </table:table-cell>
          <table:table-cell office:value-type="float" office:value="0.448812" calcext:value-type="float">
            <text:p>0.448812</text:p>
          </table:table-cell>
          <table:table-cell office:value-type="float" office:value="0.55207" calcext:value-type="float">
            <text:p>0.55207</text:p>
          </table:table-cell>
          <table:table-cell office:value-type="float" office:value="0.589148" calcext:value-type="float">
            <text:p>0.589148</text:p>
          </table:table-cell>
          <table:table-cell office:value-type="float" office:value="0.609574" calcext:value-type="float">
            <text:p>0.60957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48596" calcext:value-type="float">
            <text:p>0.748596</text:p>
          </table:table-cell>
          <table:table-cell office:value-type="float" office:value="0.887649" calcext:value-type="float">
            <text:p>0.887649</text:p>
          </table:table-cell>
          <table:table-cell office:value-type="float" office:value="0.413326" calcext:value-type="float">
            <text:p>0.41332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477037" calcext:value-type="float">
            <text:p>-0.477037</text:p>
          </table:table-cell>
          <table:table-cell office:value-type="float" office:value="0.290617" calcext:value-type="float">
            <text:p>0.290617</text:p>
          </table:table-cell>
          <table:table-cell office:value-type="float" office:value="0.495554" calcext:value-type="float">
            <text:p>0.495554</text:p>
          </table:table-cell>
          <table:table-cell office:value-type="float" office:value="0.564652" calcext:value-type="float">
            <text:p>0.564652</text:p>
          </table:table-cell>
          <table:table-cell office:value-type="float" office:value="0.594278" calcext:value-type="float">
            <text:p>0.594278</text:p>
          </table:table-cell>
          <table:table-cell office:value-type="float" office:value="0.610739" calcext:value-type="float">
            <text:p>0.61073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43822" calcext:value-type="float">
            <text:p>0.743822</text:p>
          </table:table-cell>
          <table:table-cell office:value-type="float" office:value="0.87369" calcext:value-type="float">
            <text:p>0.87369</text:p>
          </table:table-cell>
          <table:table-cell office:value-type="float" office:value="0.465974" calcext:value-type="float">
            <text:p>0.46597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.7</text:p>
          </table:table-cell>
          <table:table-cell office:value-type="float" office:value="0.164302" calcext:value-type="float">
            <text:p>0.164302</text:p>
          </table:table-cell>
          <table:table-cell office:value-type="float" office:value="0.489249" calcext:value-type="float">
            <text:p>0.489249</text:p>
          </table:table-cell>
          <table:table-cell office:value-type="float" office:value="0.561986" calcext:value-type="float">
            <text:p>0.561986</text:p>
          </table:table-cell>
          <table:table-cell office:value-type="float" office:value="0.592347" calcext:value-type="float">
            <text:p>0.592347</text:p>
          </table:table-cell>
          <table:table-cell office:value-type="float" office:value="0.609526" calcext:value-type="float">
            <text:p>0.60952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51261" calcext:value-type="float">
            <text:p>0.751261</text:p>
          </table:table-cell>
          <table:table-cell office:value-type="float" office:value="0.886197" calcext:value-type="float">
            <text:p>0.886197</text:p>
          </table:table-cell>
          <table:table-cell office:value-type="float" office:value="0.430579" calcext:value-type="float">
            <text:p>0.43057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0.213535" calcext:value-type="float">
            <text:p>0.213535</text:p>
          </table:table-cell>
          <table:table-cell office:value-type="float" office:value="0.488816" calcext:value-type="float">
            <text:p>0.488816</text:p>
          </table:table-cell>
          <table:table-cell office:value-type="float" office:value="0.571149" calcext:value-type="float">
            <text:p>0.571149</text:p>
          </table:table-cell>
          <table:table-cell office:value-type="float" office:value="0.595448" calcext:value-type="float">
            <text:p>0.595448</text:p>
          </table:table-cell>
          <table:table-cell office:value-type="float" office:value="0.611143" calcext:value-type="float">
            <text:p>0.61114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60886" calcext:value-type="float">
            <text:p>0.76088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27809" calcext:value-type="float">
            <text:p>0.42780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344018" calcext:value-type="float">
            <text:p>-0.344018</text:p>
          </table:table-cell>
          <table:table-cell office:value-type="float" office:value="0.389711" calcext:value-type="float">
            <text:p>0.389711</text:p>
          </table:table-cell>
          <table:table-cell office:value-type="float" office:value="0.555379" calcext:value-type="float">
            <text:p>0.555379</text:p>
          </table:table-cell>
          <table:table-cell office:value-type="float" office:value="0.583093" calcext:value-type="float">
            <text:p>0.583093</text:p>
          </table:table-cell>
          <table:table-cell office:value-type="float" office:value="0.603106" calcext:value-type="float">
            <text:p>0.603106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86233" calcext:value-type="float">
            <text:p>0.786233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502299" calcext:value-type="float">
            <text:p>0.50229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198158" calcext:value-type="float">
            <text:p>0.198158</text:p>
          </table:table-cell>
          <table:table-cell office:value-type="float" office:value="0.492786" calcext:value-type="float">
            <text:p>0.492786</text:p>
          </table:table-cell>
          <table:table-cell office:value-type="float" office:value="0.568898" calcext:value-type="float">
            <text:p>0.568898</text:p>
          </table:table-cell>
          <table:table-cell office:value-type="float" office:value="0.588495" calcext:value-type="float">
            <text:p>0.588495</text:p>
          </table:table-cell>
          <table:table-cell office:value-type="float" office:value="0.60779" calcext:value-type="float">
            <text:p>0.6077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46729" calcext:value-type="float">
            <text:p>0.746729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403997" calcext:value-type="float">
            <text:p>0.40399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461962" calcext:value-type="float">
            <text:p>-0.461962</text:p>
          </table:table-cell>
          <table:table-cell office:value-type="float" office:value="0.283705" calcext:value-type="float">
            <text:p>0.283705</text:p>
          </table:table-cell>
          <table:table-cell office:value-type="float" office:value="0.501278" calcext:value-type="float">
            <text:p>0.501278</text:p>
          </table:table-cell>
          <table:table-cell office:value-type="float" office:value="0.573804" calcext:value-type="float">
            <text:p>0.573804</text:p>
          </table:table-cell>
          <table:table-cell office:value-type="float" office:value="0.591962" calcext:value-type="float">
            <text:p>0.591962</text:p>
          </table:table-cell>
          <table:table-cell office:value-type="float" office:value="0.611127" calcext:value-type="float">
            <text:p>0.61112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46086" calcext:value-type="float">
            <text:p>0.746086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468312" calcext:value-type="float">
            <text:p>0.46831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156303" calcext:value-type="float">
            <text:p>0.156303</text:p>
          </table:table-cell>
          <table:table-cell office:value-type="float" office:value="0.456487" calcext:value-type="float">
            <text:p>0.456487</text:p>
          </table:table-cell>
          <table:table-cell office:value-type="float" office:value="0.560049" calcext:value-type="float">
            <text:p>0.560049</text:p>
          </table:table-cell>
          <table:table-cell office:value-type="float" office:value="0.588155" calcext:value-type="float">
            <text:p>0.588155</text:p>
          </table:table-cell>
          <table:table-cell office:value-type="float" office:value="0.609836" calcext:value-type="float">
            <text:p>0.60983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6361" calcext:value-type="float">
            <text:p>0.706361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391431" calcext:value-type="float">
            <text:p>0.39143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408338" calcext:value-type="float">
            <text:p>-0.408338</text:p>
          </table:table-cell>
          <table:table-cell office:value-type="float" office:value="0.3477" calcext:value-type="float">
            <text:p>0.3477</text:p>
          </table:table-cell>
          <table:table-cell office:value-type="float" office:value="0.500312" calcext:value-type="float">
            <text:p>0.500312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87026" calcext:value-type="float">
            <text:p>0.587026</text:p>
          </table:table-cell>
          <table:table-cell office:value-type="float" office:value="0.608422" calcext:value-type="float">
            <text:p>0.60842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6927" calcext:value-type="float">
            <text:p>0.716927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474887" calcext:value-type="float">
            <text:p>0.47488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222265" calcext:value-type="float">
            <text:p>0.222265</text:p>
          </table:table-cell>
          <table:table-cell office:value-type="float" office:value="0.486494" calcext:value-type="float">
            <text:p>0.486494</text:p>
          </table:table-cell>
          <table:table-cell office:value-type="float" office:value="0.552849" calcext:value-type="float">
            <text:p>0.552849</text:p>
          </table:table-cell>
          <table:table-cell office:value-type="float" office:value="0.584349" calcext:value-type="float">
            <text:p>0.584349</text:p>
          </table:table-cell>
          <table:table-cell office:value-type="float" office:value="0.606226" calcext:value-type="float">
            <text:p>0.60622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8433" calcext:value-type="float">
            <text:p>0.708433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399773" calcext:value-type="float">
            <text:p>0.39977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0.242615" calcext:value-type="float">
            <text:p>0.242615</text:p>
          </table:table-cell>
          <table:table-cell office:value-type="float" office:value="0.477108" calcext:value-type="float">
            <text:p>0.477108</text:p>
          </table:table-cell>
          <table:table-cell office:value-type="float" office:value="0.549185" calcext:value-type="float">
            <text:p>0.549185</text:p>
          </table:table-cell>
          <table:table-cell office:value-type="float" office:value="0.589185" calcext:value-type="float">
            <text:p>0.589185</text:p>
          </table:table-cell>
          <table:table-cell office:value-type="float" office:value="0.608758" calcext:value-type="float">
            <text:p>0.60875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297" calcext:value-type="float">
            <text:p>0.71297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421694" calcext:value-type="float">
            <text:p>0.42169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743115" calcext:value-type="float">
            <text:p>-0.743115</text:p>
          </table:table-cell>
          <table:table-cell office:value-type="float" office:value="0.311557" calcext:value-type="float">
            <text:p>0.311557</text:p>
          </table:table-cell>
          <table:table-cell office:value-type="float" office:value="0.510094" calcext:value-type="float">
            <text:p>0.510094</text:p>
          </table:table-cell>
          <table:table-cell office:value-type="float" office:value="0.55797" calcext:value-type="float">
            <text:p>0.55797</text:p>
          </table:table-cell>
          <table:table-cell office:value-type="float" office:value="0.591885" calcext:value-type="float">
            <text:p>0.591885</text:p>
          </table:table-cell>
          <table:table-cell office:value-type="float" office:value="0.609727" calcext:value-type="float">
            <text:p>0.60972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96965" calcext:value-type="float">
            <text:p>0.696965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43722" calcext:value-type="float">
            <text:p>0.437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724434" calcext:value-type="float">
            <text:p>-0.724434</text:p>
          </table:table-cell>
          <table:table-cell office:value-type="float" office:value="0.387787" calcext:value-type="float">
            <text:p>0.387787</text:p>
          </table:table-cell>
          <table:table-cell office:value-type="float" office:value="0.536703" calcext:value-type="float">
            <text:p>0.536703</text:p>
          </table:table-cell>
          <table:table-cell office:value-type="float" office:value="0.570007" calcext:value-type="float">
            <text:p>0.570007</text:p>
          </table:table-cell>
          <table:table-cell office:value-type="float" office:value="0.59754" calcext:value-type="float">
            <text:p>0.59754</text:p>
          </table:table-cell>
          <table:table-cell office:value-type="float" office:value="0.610513" calcext:value-type="float">
            <text:p>0.61051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94856" calcext:value-type="float">
            <text:p>0.69485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51009" calcext:value-type="float">
            <text:p>0.45100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85" calcext:value-type="float">
            <text:p>-0.85</text:p>
          </table:table-cell>
          <table:table-cell office:value-type="float" office:value="0.216729" calcext:value-type="float">
            <text:p>0.216729</text:p>
          </table:table-cell>
          <table:table-cell office:value-type="float" office:value="0.475669" calcext:value-type="float">
            <text:p>0.475669</text:p>
          </table:table-cell>
          <table:table-cell office:value-type="float" office:value="0.555014" calcext:value-type="float">
            <text:p>0.555014</text:p>
          </table:table-cell>
          <table:table-cell office:value-type="float" office:value="0.591162" calcext:value-type="float">
            <text:p>0.591162</text:p>
          </table:table-cell>
          <table:table-cell office:value-type="float" office:value="0.609315" calcext:value-type="float">
            <text:p>0.60931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36085" calcext:value-type="float">
            <text:p>0.73608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17109" calcext:value-type="float">
            <text:p>0.41710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252291" calcext:value-type="float">
            <text:p>-0.252291</text:p>
          </table:table-cell>
          <table:table-cell office:value-type="float" office:value="0.349703" calcext:value-type="float">
            <text:p>0.349703</text:p>
          </table:table-cell>
          <table:table-cell office:value-type="float" office:value="0.527656" calcext:value-type="float">
            <text:p>0.527656</text:p>
          </table:table-cell>
          <table:table-cell office:value-type="float" office:value="0.568999" calcext:value-type="float">
            <text:p>0.568999</text:p>
          </table:table-cell>
          <table:table-cell office:value-type="float" office:value="0.589893" calcext:value-type="float">
            <text:p>0.589893</text:p>
          </table:table-cell>
          <table:table-cell office:value-type="float" office:value="0.606312" calcext:value-type="float">
            <text:p>0.60631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8233" calcext:value-type="float">
            <text:p>0.71823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4562" calcext:value-type="float">
            <text:p>0.49456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4905" calcext:value-type="float">
            <text:p>-0.4905</text:p>
          </table:table-cell>
          <table:table-cell office:value-type="float" office:value="0.221331" calcext:value-type="float">
            <text:p>0.221331</text:p>
          </table:table-cell>
          <table:table-cell office:value-type="float" office:value="0.463381" calcext:value-type="float">
            <text:p>0.463381</text:p>
          </table:table-cell>
          <table:table-cell office:value-type="float" office:value="0.568427" calcext:value-type="float">
            <text:p>0.568427</text:p>
          </table:table-cell>
          <table:table-cell office:value-type="float" office:value="0.593441" calcext:value-type="float">
            <text:p>0.593441</text:p>
          </table:table-cell>
          <table:table-cell office:value-type="float" office:value="0.610529" calcext:value-type="float">
            <text:p>0.61052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33024" calcext:value-type="float">
            <text:p>0.73302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53675" calcext:value-type="float">
            <text:p>0.45367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0.154447" calcext:value-type="float">
            <text:p>0.154447</text:p>
          </table:table-cell>
          <table:table-cell office:value-type="float" office:value="0.474032" calcext:value-type="float">
            <text:p>0.474032</text:p>
          </table:table-cell>
          <table:table-cell office:value-type="float" office:value="0.561812" calcext:value-type="float">
            <text:p>0.561812</text:p>
          </table:table-cell>
          <table:table-cell office:value-type="float" office:value="0.594848" calcext:value-type="float">
            <text:p>0.594848</text:p>
          </table:table-cell>
          <table:table-cell office:value-type="float" office:value="0.610529" calcext:value-type="float">
            <text:p>0.61052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32109" calcext:value-type="float">
            <text:p>0.73210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16489" calcext:value-type="float">
            <text:p>0.41648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526583" calcext:value-type="float">
            <text:p>-0.526583</text:p>
          </table:table-cell>
          <table:table-cell office:value-type="float" office:value="0.371209" calcext:value-type="float">
            <text:p>0.371209</text:p>
          </table:table-cell>
          <table:table-cell office:value-type="float" office:value="0.53371" calcext:value-type="float">
            <text:p>0.53371</text:p>
          </table:table-cell>
          <table:table-cell office:value-type="float" office:value="0.585456" calcext:value-type="float">
            <text:p>0.585456</text:p>
          </table:table-cell>
          <table:table-cell office:value-type="float" office:value="0.607465" calcext:value-type="float">
            <text:p>0.607465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27053" calcext:value-type="float">
            <text:p>0.72705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7478" calcext:value-type="float">
            <text:p>0.4747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696116" calcext:value-type="float">
            <text:p>-0.696116</text:p>
          </table:table-cell>
          <table:table-cell office:value-type="float" office:value="0.220789" calcext:value-type="float">
            <text:p>0.220789</text:p>
          </table:table-cell>
          <table:table-cell office:value-type="float" office:value="0.503135" calcext:value-type="float">
            <text:p>0.503135</text:p>
          </table:table-cell>
          <table:table-cell office:value-type="float" office:value="0.575027" calcext:value-type="float">
            <text:p>0.575027</text:p>
          </table:table-cell>
          <table:table-cell office:value-type="float" office:value="0.598673" calcext:value-type="float">
            <text:p>0.598673</text:p>
          </table:table-cell>
          <table:table-cell office:value-type="float" office:value="0.611742" calcext:value-type="float">
            <text:p>0.61174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7592" calcext:value-type="float">
            <text:p>0.71759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36796" calcext:value-type="float">
            <text:p>0.43679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575295" calcext:value-type="float">
            <text:p>-0.575295</text:p>
          </table:table-cell>
          <table:table-cell office:value-type="float" office:value="0.322736" calcext:value-type="float">
            <text:p>0.322736</text:p>
          </table:table-cell>
          <table:table-cell office:value-type="float" office:value="0.511466" calcext:value-type="float">
            <text:p>0.511466</text:p>
          </table:table-cell>
          <table:table-cell office:value-type="float" office:value="0.567569" calcext:value-type="float">
            <text:p>0.567569</text:p>
          </table:table-cell>
          <table:table-cell office:value-type="float" office:value="0.596217" calcext:value-type="float">
            <text:p>0.596217</text:p>
          </table:table-cell>
          <table:table-cell office:value-type="float" office:value="0.610917" calcext:value-type="float">
            <text:p>0.61091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45643" calcext:value-type="float">
            <text:p>0.74564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61637" calcext:value-type="float">
            <text:p>0.46163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421987" calcext:value-type="float">
            <text:p>-0.421987</text:p>
          </table:table-cell>
          <table:table-cell office:value-type="float" office:value="0.272312" calcext:value-type="float">
            <text:p>0.272312</text:p>
          </table:table-cell>
          <table:table-cell office:value-type="float" office:value="0.506073" calcext:value-type="float">
            <text:p>0.506073</text:p>
          </table:table-cell>
          <table:table-cell office:value-type="float" office:value="0.562111" calcext:value-type="float">
            <text:p>0.562111</text:p>
          </table:table-cell>
          <table:table-cell office:value-type="float" office:value="0.595267" calcext:value-type="float">
            <text:p>0.595267</text:p>
          </table:table-cell>
          <table:table-cell office:value-type="float" office:value="0.609688" calcext:value-type="float">
            <text:p>0.60968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9682" calcext:value-type="float">
            <text:p>0.709682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467026" calcext:value-type="float">
            <text:p>0.46702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85" calcext:value-type="float">
            <text:p>-0.85</text:p>
          </table:table-cell>
          <table:table-cell office:value-type="float" office:value="0.234916" calcext:value-type="float">
            <text:p>0.234916</text:p>
          </table:table-cell>
          <table:table-cell office:value-type="float" office:value="0.504295" calcext:value-type="float">
            <text:p>0.504295</text:p>
          </table:table-cell>
          <table:table-cell office:value-type="float" office:value="0.567472" calcext:value-type="float">
            <text:p>0.567472</text:p>
          </table:table-cell>
          <table:table-cell office:value-type="float" office:value="0.597135" calcext:value-type="float">
            <text:p>0.597135</text:p>
          </table:table-cell>
          <table:table-cell office:value-type="float" office:value="0.609138" calcext:value-type="float">
            <text:p>0.60913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6171" calcext:value-type="float">
            <text:p>0.706171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420625" calcext:value-type="float">
            <text:p>0.42062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743966" calcext:value-type="float">
            <text:p>-0.743966</text:p>
          </table:table-cell>
          <table:table-cell office:value-type="float" office:value="0.411723" calcext:value-type="float">
            <text:p>0.411723</text:p>
          </table:table-cell>
          <table:table-cell office:value-type="float" office:value="0.534455" calcext:value-type="float">
            <text:p>0.534455</text:p>
          </table:table-cell>
          <table:table-cell office:value-type="float" office:value="0.588901" calcext:value-type="float">
            <text:p>0.588901</text:p>
          </table:table-cell>
          <table:table-cell office:value-type="float" office:value="0.604172" calcext:value-type="float">
            <text:p>0.60417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06655" calcext:value-type="float">
            <text:p>0.706655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455143" calcext:value-type="float">
            <text:p>0.4551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185678" calcext:value-type="float">
            <text:p>-0.185678</text:p>
          </table:table-cell>
          <table:table-cell office:value-type="float" office:value="0.450185" calcext:value-type="float">
            <text:p>0.450185</text:p>
          </table:table-cell>
          <table:table-cell office:value-type="float" office:value="0.539233" calcext:value-type="float">
            <text:p>0.539233</text:p>
          </table:table-cell>
          <table:table-cell office:value-type="float" office:value="0.585122" calcext:value-type="float">
            <text:p>0.585122</text:p>
          </table:table-cell>
          <table:table-cell office:value-type="float" office:value="0.59996" calcext:value-type="float">
            <text:p>0.59996</text:p>
          </table:table-cell>
          <table:table-cell office:value-type="float" office:value="0.610529" calcext:value-type="float">
            <text:p>0.61052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2784" calcext:value-type="float">
            <text:p>0.702784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513925" calcext:value-type="float">
            <text:p>0.51392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683408" calcext:value-type="float">
            <text:p>-0.683408</text:p>
          </table:table-cell>
          <table:table-cell office:value-type="float" office:value="0.239251" calcext:value-type="float">
            <text:p>0.239251</text:p>
          </table:table-cell>
          <table:table-cell office:value-type="float" office:value="0.469055" calcext:value-type="float">
            <text:p>0.469055</text:p>
          </table:table-cell>
          <table:table-cell office:value-type="float" office:value="0.555432" calcext:value-type="float">
            <text:p>0.555432</text:p>
          </table:table-cell>
          <table:table-cell office:value-type="float" office:value="0.590673" calcext:value-type="float">
            <text:p>0.590673</text:p>
          </table:table-cell>
          <table:table-cell office:value-type="float" office:value="0.604461" calcext:value-type="float">
            <text:p>0.60446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9494" calcext:value-type="float">
            <text:p>0.69494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430752" calcext:value-type="float">
            <text:p>0.43075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819649" calcext:value-type="float">
            <text:p>-0.819649</text:p>
          </table:table-cell>
          <table:table-cell office:value-type="float" office:value="0.178965" calcext:value-type="float">
            <text:p>0.178965</text:p>
          </table:table-cell>
          <table:table-cell office:value-type="float" office:value="0.459323" calcext:value-type="float">
            <text:p>0.459323</text:p>
          </table:table-cell>
          <table:table-cell office:value-type="float" office:value="0.548788" calcext:value-type="float">
            <text:p>0.548788</text:p>
          </table:table-cell>
          <table:table-cell office:value-type="float" office:value="0.586561" calcext:value-type="float">
            <text:p>0.586561</text:p>
          </table:table-cell>
          <table:table-cell office:value-type="float" office:value="0.601363" calcext:value-type="float">
            <text:p>0.601363</text:p>
          </table:table-cell>
          <table:table-cell office:value-type="float" office:value="0.611742" calcext:value-type="float">
            <text:p>0.61174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6996" calcext:value-type="float">
            <text:p>0.69699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08883" calcext:value-type="float">
            <text:p>0.40888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81377" calcext:value-type="float">
            <text:p>-0.81377</text:p>
          </table:table-cell>
          <table:table-cell office:value-type="float" office:value="0.139573" calcext:value-type="float">
            <text:p>0.139573</text:p>
          </table:table-cell>
          <table:table-cell office:value-type="float" office:value="0.415124" calcext:value-type="float">
            <text:p>0.415124</text:p>
          </table:table-cell>
          <table:table-cell office:value-type="float" office:value="0.511358" calcext:value-type="float">
            <text:p>0.511358</text:p>
          </table:table-cell>
          <table:table-cell office:value-type="float" office:value="0.57364" calcext:value-type="float">
            <text:p>0.57364</text:p>
          </table:table-cell>
          <table:table-cell office:value-type="float" office:value="0.597679" calcext:value-type="float">
            <text:p>0.597679</text:p>
          </table:table-cell>
          <table:table-cell office:value-type="float" office:value="0.611968" calcext:value-type="float">
            <text:p>0.61196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15412" calcext:value-type="float">
            <text:p>0.71541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397573" calcext:value-type="float">
            <text:p>0.39757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8" calcext:value-type="float">
            <text:p>-0.8</text:p>
          </table:table-cell>
          <table:table-cell office:value-type="float" office:value="0.107692" calcext:value-type="float">
            <text:p>0.107692</text:p>
          </table:table-cell>
          <table:table-cell office:value-type="float" office:value="0.399675" calcext:value-type="float">
            <text:p>0.399675</text:p>
          </table:table-cell>
          <table:table-cell office:value-type="float" office:value="0.500393" calcext:value-type="float">
            <text:p>0.500393</text:p>
          </table:table-cell>
          <table:table-cell office:value-type="float" office:value="0.566352" calcext:value-type="float">
            <text:p>0.566352</text:p>
          </table:table-cell>
          <table:table-cell office:value-type="float" office:value="0.592684" calcext:value-type="float">
            <text:p>0.592684</text:p>
          </table:table-cell>
          <table:table-cell office:value-type="float" office:value="0.610771" calcext:value-type="float">
            <text:p>0.61077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88882" calcext:value-type="float">
            <text:p>0.68888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389119" calcext:value-type="float">
            <text:p>0.38911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95" calcext:value-type="float">
            <text:p>-0.95</text:p>
          </table:table-cell>
          <table:table-cell office:value-type="float" office:value="0.107676" calcext:value-type="float">
            <text:p>0.107676</text:p>
          </table:table-cell>
          <table:table-cell office:value-type="float" office:value="0.406926" calcext:value-type="float">
            <text:p>0.406926</text:p>
          </table:table-cell>
          <table:table-cell office:value-type="float" office:value="0.510374" calcext:value-type="float">
            <text:p>0.510374</text:p>
          </table:table-cell>
          <table:table-cell office:value-type="float" office:value="0.571332" calcext:value-type="float">
            <text:p>0.571332</text:p>
          </table:table-cell>
          <table:table-cell office:value-type="float" office:value="0.591647" calcext:value-type="float">
            <text:p>0.591647</text:p>
          </table:table-cell>
          <table:table-cell office:value-type="float" office:value="0.607252" calcext:value-type="float">
            <text:p>0.60725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669" calcext:value-type="float">
            <text:p>0.6966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376664" calcext:value-type="float">
            <text:p>0.37666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724163" calcext:value-type="float">
            <text:p>-0.724163</text:p>
          </table:table-cell>
          <table:table-cell office:value-type="float" office:value="0.111043" calcext:value-type="float">
            <text:p>0.111043</text:p>
          </table:table-cell>
          <table:table-cell office:value-type="float" office:value="0.375316" calcext:value-type="float">
            <text:p>0.375316</text:p>
          </table:table-cell>
          <table:table-cell office:value-type="float" office:value="0.483312" calcext:value-type="float">
            <text:p>0.483312</text:p>
          </table:table-cell>
          <table:table-cell office:value-type="float" office:value="0.552238" calcext:value-type="float">
            <text:p>0.552238</text:p>
          </table:table-cell>
          <table:table-cell office:value-type="float" office:value="0.585407" calcext:value-type="float">
            <text:p>0.585407</text:p>
          </table:table-cell>
          <table:table-cell office:value-type="float" office:value="0.604105" calcext:value-type="float">
            <text:p>0.60410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88285" calcext:value-type="float">
            <text:p>0.68828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390029" calcext:value-type="float">
            <text:p>0.3900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688788" calcext:value-type="float">
            <text:p>-0.688788</text:p>
          </table:table-cell>
          <table:table-cell office:value-type="float" office:value="0.23244" calcext:value-type="float">
            <text:p>0.23244</text:p>
          </table:table-cell>
          <table:table-cell office:value-type="float" office:value="0.457315" calcext:value-type="float">
            <text:p>0.457315</text:p>
          </table:table-cell>
          <table:table-cell office:value-type="float" office:value="0.540216" calcext:value-type="float">
            <text:p>0.540216</text:p>
          </table:table-cell>
          <table:table-cell office:value-type="float" office:value="0.578848" calcext:value-type="float">
            <text:p>0.578848</text:p>
          </table:table-cell>
          <table:table-cell office:value-type="float" office:value="0.593877" calcext:value-type="float">
            <text:p>0.593877</text:p>
          </table:table-cell>
          <table:table-cell office:value-type="float" office:value="0.609946" calcext:value-type="float">
            <text:p>0.60994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1604" calcext:value-type="float">
            <text:p>0.66160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2102" calcext:value-type="float">
            <text:p>0.4210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06159" calcext:value-type="float">
            <text:p>-0.406159</text:p>
          </table:table-cell>
          <table:table-cell office:value-type="float" office:value="0.297915" calcext:value-type="float">
            <text:p>0.297915</text:p>
          </table:table-cell>
          <table:table-cell office:value-type="float" office:value="0.505093" calcext:value-type="float">
            <text:p>0.505093</text:p>
          </table:table-cell>
          <table:table-cell office:value-type="float" office:value="0.563835" calcext:value-type="float">
            <text:p>0.563835</text:p>
          </table:table-cell>
          <table:table-cell office:value-type="float" office:value="0.594827" calcext:value-type="float">
            <text:p>0.594827</text:p>
          </table:table-cell>
          <table:table-cell office:value-type="float" office:value="0.610496" calcext:value-type="float">
            <text:p>0.61049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88015" calcext:value-type="float">
            <text:p>0.68801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307877" calcext:value-type="float">
            <text:p>0.30787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691508" calcext:value-type="float">
            <text:p>-0.691508</text:p>
          </table:table-cell>
          <table:table-cell office:value-type="float" office:value="0.197198" calcext:value-type="float">
            <text:p>0.197198</text:p>
          </table:table-cell>
          <table:table-cell office:value-type="float" office:value="0.475687" calcext:value-type="float">
            <text:p>0.475687</text:p>
          </table:table-cell>
          <table:table-cell office:value-type="float" office:value="0.535336" calcext:value-type="float">
            <text:p>0.535336</text:p>
          </table:table-cell>
          <table:table-cell office:value-type="float" office:value="0.577806" calcext:value-type="float">
            <text:p>0.577806</text:p>
          </table:table-cell>
          <table:table-cell office:value-type="float" office:value="0.599602" calcext:value-type="float">
            <text:p>0.599602</text:p>
          </table:table-cell>
          <table:table-cell office:value-type="float" office:value="0.611952" calcext:value-type="float">
            <text:p>0.61195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0542" calcext:value-type="float">
            <text:p>0.70054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23136" calcext:value-type="float">
            <text:p>0.42313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712386" calcext:value-type="float">
            <text:p>-0.712386</text:p>
          </table:table-cell>
          <table:table-cell office:value-type="float" office:value="0.134676" calcext:value-type="float">
            <text:p>0.134676</text:p>
          </table:table-cell>
          <table:table-cell office:value-type="float" office:value="0.440026" calcext:value-type="float">
            <text:p>0.440026</text:p>
          </table:table-cell>
          <table:table-cell office:value-type="float" office:value="0.547764" calcext:value-type="float">
            <text:p>0.547764</text:p>
          </table:table-cell>
          <table:table-cell office:value-type="float" office:value="0.586572" calcext:value-type="float">
            <text:p>0.586572</text:p>
          </table:table-cell>
          <table:table-cell office:value-type="float" office:value="0.604476" calcext:value-type="float">
            <text:p>0.60447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2602" calcext:value-type="float">
            <text:p>0.70260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14085" calcext:value-type="float">
            <text:p>0.41408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95" calcext:value-type="float">
            <text:p>-0.95</text:p>
          </table:table-cell>
          <table:table-cell office:value-type="float" office:value="0.116966" calcext:value-type="float">
            <text:p>0.116966</text:p>
          </table:table-cell>
          <table:table-cell office:value-type="float" office:value="0.359607" calcext:value-type="float">
            <text:p>0.359607</text:p>
          </table:table-cell>
          <table:table-cell office:value-type="float" office:value="0.542769" calcext:value-type="float">
            <text:p>0.542769</text:p>
          </table:table-cell>
          <table:table-cell office:value-type="float" office:value="0.586916" calcext:value-type="float">
            <text:p>0.586916</text:p>
          </table:table-cell>
          <table:table-cell office:value-type="float" office:value="0.607282" calcext:value-type="float">
            <text:p>0.60728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4192" calcext:value-type="float">
            <text:p>0.68419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378485" calcext:value-type="float">
            <text:p>0.37848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741904" calcext:value-type="float">
            <text:p>-0.741904</text:p>
          </table:table-cell>
          <table:table-cell office:value-type="float" office:value="0.175252" calcext:value-type="float">
            <text:p>0.175252</text:p>
          </table:table-cell>
          <table:table-cell office:value-type="float" office:value="0.473102" calcext:value-type="float">
            <text:p>0.473102</text:p>
          </table:table-cell>
          <table:table-cell office:value-type="float" office:value="0.561289" calcext:value-type="float">
            <text:p>0.561289</text:p>
          </table:table-cell>
          <table:table-cell office:value-type="float" office:value="0.587396" calcext:value-type="float">
            <text:p>0.587396</text:p>
          </table:table-cell>
          <table:table-cell office:value-type="float" office:value="0.604241" calcext:value-type="float">
            <text:p>0.60424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9336" calcext:value-type="float">
            <text:p>0.67933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17583" calcext:value-type="float">
            <text:p>0.41758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154916" calcext:value-type="float">
            <text:p>0.154916</text:p>
          </table:table-cell>
          <table:table-cell office:value-type="float" office:value="0.44885" calcext:value-type="float">
            <text:p>0.44885</text:p>
          </table:table-cell>
          <table:table-cell office:value-type="float" office:value="0.559126" calcext:value-type="float">
            <text:p>0.559126</text:p>
          </table:table-cell>
          <table:table-cell office:value-type="float" office:value="0.58858" calcext:value-type="float">
            <text:p>0.58858</text:p>
          </table:table-cell>
          <table:table-cell office:value-type="float" office:value="0.603347" calcext:value-type="float">
            <text:p>0.603347</text:p>
          </table:table-cell>
          <table:table-cell office:value-type="float" office:value="0.612162" calcext:value-type="float">
            <text:p>0.612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3056" calcext:value-type="float">
            <text:p>0.70305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389478" calcext:value-type="float">
            <text:p>0.38947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574325" calcext:value-type="float">
            <text:p>-0.574325</text:p>
          </table:table-cell>
          <table:table-cell office:value-type="float" office:value="0.27139" calcext:value-type="float">
            <text:p>0.27139</text:p>
          </table:table-cell>
          <table:table-cell office:value-type="float" office:value="0.492036" calcext:value-type="float">
            <text:p>0.492036</text:p>
          </table:table-cell>
          <table:table-cell office:value-type="float" office:value="0.564208" calcext:value-type="float">
            <text:p>0.564208</text:p>
          </table:table-cell>
          <table:table-cell office:value-type="float" office:value="0.589666" calcext:value-type="float">
            <text:p>0.589666</text:p>
          </table:table-cell>
          <table:table-cell office:value-type="float" office:value="0.605156" calcext:value-type="float">
            <text:p>0.60515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92603" calcext:value-type="float">
            <text:p>0.69260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47785" calcext:value-type="float">
            <text:p>0.44778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35055" calcext:value-type="float">
            <text:p>-0.35055</text:p>
          </table:table-cell>
          <table:table-cell office:value-type="float" office:value="0.235252" calcext:value-type="float">
            <text:p>0.235252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562808" calcext:value-type="float">
            <text:p>0.562808</text:p>
          </table:table-cell>
          <table:table-cell office:value-type="float" office:value="0.586663" calcext:value-type="float">
            <text:p>0.586663</text:p>
          </table:table-cell>
          <table:table-cell office:value-type="float" office:value="0.604219" calcext:value-type="float">
            <text:p>0.60421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4453" calcext:value-type="float">
            <text:p>0.71445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67036" calcext:value-type="float">
            <text:p>0.467036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-0.577147" calcext:value-type="float">
            <text:p>-0.577147</text:p>
          </table:table-cell>
          <table:table-cell office:value-type="float" office:value="0.28679" calcext:value-type="float">
            <text:p>0.28679</text:p>
          </table:table-cell>
          <table:table-cell office:value-type="float" office:value="0.473021" calcext:value-type="float">
            <text:p>0.473021</text:p>
          </table:table-cell>
          <table:table-cell office:value-type="float" office:value="0.557171" calcext:value-type="float">
            <text:p>0.557171</text:p>
          </table:table-cell>
          <table:table-cell office:value-type="float" office:value="0.590724" calcext:value-type="float">
            <text:p>0.590724</text:p>
          </table:table-cell>
          <table:table-cell office:value-type="float" office:value="0.608329" calcext:value-type="float">
            <text:p>0.60832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4492" calcext:value-type="float">
            <text:p>0.70449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4805" calcext:value-type="float">
            <text:p>0.4480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275926" calcext:value-type="float">
            <text:p>-0.275926</text:p>
          </table:table-cell>
          <table:table-cell office:value-type="float" office:value="0.272375" calcext:value-type="float">
            <text:p>0.272375</text:p>
          </table:table-cell>
          <table:table-cell office:value-type="float" office:value="0.45881" calcext:value-type="float">
            <text:p>0.45881</text:p>
          </table:table-cell>
          <table:table-cell office:value-type="float" office:value="0.551754" calcext:value-type="float">
            <text:p>0.551754</text:p>
          </table:table-cell>
          <table:table-cell office:value-type="float" office:value="0.59164" calcext:value-type="float">
            <text:p>0.59164</text:p>
          </table:table-cell>
          <table:table-cell office:value-type="float" office:value="0.605995" calcext:value-type="float">
            <text:p>0.60599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7391" calcext:value-type="float">
            <text:p>0.70739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74916" calcext:value-type="float">
            <text:p>0.47491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415425" calcext:value-type="float">
            <text:p>-0.415425</text:p>
          </table:table-cell>
          <table:table-cell office:value-type="float" office:value="0.289677" calcext:value-type="float">
            <text:p>0.289677</text:p>
          </table:table-cell>
          <table:table-cell office:value-type="float" office:value="0.477167" calcext:value-type="float">
            <text:p>0.477167</text:p>
          </table:table-cell>
          <table:table-cell office:value-type="float" office:value="0.558183" calcext:value-type="float">
            <text:p>0.558183</text:p>
          </table:table-cell>
          <table:table-cell office:value-type="float" office:value="0.588213" calcext:value-type="float">
            <text:p>0.588213</text:p>
          </table:table-cell>
          <table:table-cell office:value-type="float" office:value="0.603558" calcext:value-type="float">
            <text:p>0.60355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8241" calcext:value-type="float">
            <text:p>0.68824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62673" calcext:value-type="float">
            <text:p>0.46267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-0.645389" calcext:value-type="float">
            <text:p>-0.645389</text:p>
          </table:table-cell>
          <table:table-cell office:value-type="float" office:value="0.26542" calcext:value-type="float">
            <text:p>0.26542</text:p>
          </table:table-cell>
          <table:table-cell office:value-type="float" office:value="0.484105" calcext:value-type="float">
            <text:p>0.484105</text:p>
          </table:table-cell>
          <table:table-cell office:value-type="float" office:value="0.570772" calcext:value-type="float">
            <text:p>0.570772</text:p>
          </table:table-cell>
          <table:table-cell office:value-type="float" office:value="0.591701" calcext:value-type="float">
            <text:p>0.591701</text:p>
          </table:table-cell>
          <table:table-cell office:value-type="float" office:value="0.602409" calcext:value-type="float">
            <text:p>0.60240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8838" calcext:value-type="float">
            <text:p>0.65883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36497" calcext:value-type="float">
            <text:p>0.43649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75" calcext:value-type="float">
            <text:p>-0.75</text:p>
          </table:table-cell>
          <table:table-cell office:value-type="float" office:value="0.182792" calcext:value-type="float">
            <text:p>0.182792</text:p>
          </table:table-cell>
          <table:table-cell office:value-type="float" office:value="0.45365" calcext:value-type="float">
            <text:p>0.45365</text:p>
          </table:table-cell>
          <table:table-cell office:value-type="float" office:value="0.531092" calcext:value-type="float">
            <text:p>0.531092</text:p>
          </table:table-cell>
          <table:table-cell office:value-type="float" office:value="0.583788" calcext:value-type="float">
            <text:p>0.583788</text:p>
          </table:table-cell>
          <table:table-cell office:value-type="float" office:value="0.598215" calcext:value-type="float">
            <text:p>0.598215</text:p>
          </table:table-cell>
          <table:table-cell office:value-type="float" office:value="0.610545" calcext:value-type="float">
            <text:p>0.61054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8838" calcext:value-type="float">
            <text:p>0.65883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09366" calcext:value-type="float">
            <text:p>0.40936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586591" calcext:value-type="float">
            <text:p>-0.586591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491647" calcext:value-type="float">
            <text:p>0.491647</text:p>
          </table:table-cell>
          <table:table-cell office:value-type="float" office:value="0.56269" calcext:value-type="float">
            <text:p>0.56269</text:p>
          </table:table-cell>
          <table:table-cell office:value-type="float" office:value="0.588607" calcext:value-type="float">
            <text:p>0.588607</text:p>
          </table:table-cell>
          <table:table-cell office:value-type="float" office:value="0.605003" calcext:value-type="float">
            <text:p>0.60500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96283" calcext:value-type="float">
            <text:p>0.69628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42026" calcext:value-type="float">
            <text:p>0.44202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442566" calcext:value-type="float">
            <text:p>-0.442566</text:p>
          </table:table-cell>
          <table:table-cell office:value-type="float" office:value="0.309046" calcext:value-type="float">
            <text:p>0.309046</text:p>
          </table:table-cell>
          <table:table-cell office:value-type="float" office:value="0.507548" calcext:value-type="float">
            <text:p>0.507548</text:p>
          </table:table-cell>
          <table:table-cell office:value-type="float" office:value="0.565648" calcext:value-type="float">
            <text:p>0.565648</text:p>
          </table:table-cell>
          <table:table-cell office:value-type="float" office:value="0.592706" calcext:value-type="float">
            <text:p>0.592706</text:p>
          </table:table-cell>
          <table:table-cell office:value-type="float" office:value="0.607632" calcext:value-type="float">
            <text:p>0.60763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3409" calcext:value-type="float">
            <text:p>0.68340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66054" calcext:value-type="float">
            <text:p>0.46605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-0.468627" calcext:value-type="float">
            <text:p>-0.468627</text:p>
          </table:table-cell>
          <table:table-cell office:value-type="float" office:value="0.352135" calcext:value-type="float">
            <text:p>0.352135</text:p>
          </table:table-cell>
          <table:table-cell office:value-type="float" office:value="0.495305" calcext:value-type="float">
            <text:p>0.495305</text:p>
          </table:table-cell>
          <table:table-cell office:value-type="float" office:value="0.551281" calcext:value-type="float">
            <text:p>0.551281</text:p>
          </table:table-cell>
          <table:table-cell office:value-type="float" office:value="0.584811" calcext:value-type="float">
            <text:p>0.584811</text:p>
          </table:table-cell>
          <table:table-cell office:value-type="float" office:value="0.597573" calcext:value-type="float">
            <text:p>0.597573</text:p>
          </table:table-cell>
          <table:table-cell office:value-type="float" office:value="0.610761" calcext:value-type="float">
            <text:p>0.61076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80136" calcext:value-type="float">
            <text:p>0.68013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62812" calcext:value-type="float">
            <text:p>0.46281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0.171178" calcext:value-type="float">
            <text:p>-0.171178</text:p>
          </table:table-cell>
          <table:table-cell office:value-type="float" office:value="0.374276" calcext:value-type="float">
            <text:p>0.374276</text:p>
          </table:table-cell>
          <table:table-cell office:value-type="float" office:value="0.507198" calcext:value-type="float">
            <text:p>0.507198</text:p>
          </table:table-cell>
          <table:table-cell office:value-type="float" office:value="0.566828" calcext:value-type="float">
            <text:p>0.566828</text:p>
          </table:table-cell>
          <table:table-cell office:value-type="float" office:value="0.586258" calcext:value-type="float">
            <text:p>0.586258</text:p>
          </table:table-cell>
          <table:table-cell office:value-type="float" office:value="0.599949" calcext:value-type="float">
            <text:p>0.59994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9143" calcext:value-type="float">
            <text:p>0.65914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5959" calcext:value-type="float">
            <text:p>0.49595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-0.512839" calcext:value-type="float">
            <text:p>-0.512839</text:p>
          </table:table-cell>
          <table:table-cell office:value-type="float" office:value="0.280249" calcext:value-type="float">
            <text:p>0.280249</text:p>
          </table:table-cell>
          <table:table-cell office:value-type="float" office:value="0.484132" calcext:value-type="float">
            <text:p>0.484132</text:p>
          </table:table-cell>
          <table:table-cell office:value-type="float" office:value="0.570305" calcext:value-type="float">
            <text:p>0.570305</text:p>
          </table:table-cell>
          <table:table-cell office:value-type="float" office:value="0.591806" calcext:value-type="float">
            <text:p>0.591806</text:p>
          </table:table-cell>
          <table:table-cell office:value-type="float" office:value="0.607354" calcext:value-type="float">
            <text:p>0.60735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2752" calcext:value-type="float">
            <text:p>0.67275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53088" calcext:value-type="float">
            <text:p>0.453088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-0.252749" calcext:value-type="float">
            <text:p>-0.252749</text:p>
          </table:table-cell>
          <table:table-cell office:value-type="float" office:value="0.38798" calcext:value-type="float">
            <text:p>0.38798</text:p>
          </table:table-cell>
          <table:table-cell office:value-type="float" office:value="0.497414" calcext:value-type="float">
            <text:p>0.497414</text:p>
          </table:table-cell>
          <table:table-cell office:value-type="float" office:value="0.580143" calcext:value-type="float">
            <text:p>0.580143</text:p>
          </table:table-cell>
          <table:table-cell office:value-type="float" office:value="0.601036" calcext:value-type="float">
            <text:p>0.601036</text:p>
          </table:table-cell>
          <table:table-cell office:value-type="float" office:value="0.611952" calcext:value-type="float">
            <text:p>0.61195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8193" calcext:value-type="float">
            <text:p>0.65819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2109" calcext:value-type="float">
            <text:p>0.49210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-0.535662" calcext:value-type="float">
            <text:p>-0.535662</text:p>
          </table:table-cell>
          <table:table-cell office:value-type="float" office:value="0.313154" calcext:value-type="float">
            <text:p>0.313154</text:p>
          </table:table-cell>
          <table:table-cell office:value-type="float" office:value="0.489571" calcext:value-type="float">
            <text:p>0.489571</text:p>
          </table:table-cell>
          <table:table-cell office:value-type="float" office:value="0.568981" calcext:value-type="float">
            <text:p>0.568981</text:p>
          </table:table-cell>
          <table:table-cell office:value-type="float" office:value="0.595457" calcext:value-type="float">
            <text:p>0.595457</text:p>
          </table:table-cell>
          <table:table-cell office:value-type="float" office:value="0.610991" calcext:value-type="float">
            <text:p>0.61099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9208" calcext:value-type="float">
            <text:p>0.66920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54882" calcext:value-type="float">
            <text:p>0.45488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-0.22239" calcext:value-type="float">
            <text:p>-0.22239</text:p>
          </table:table-cell>
          <table:table-cell office:value-type="float" office:value="0.383681" calcext:value-type="float">
            <text:p>0.383681</text:p>
          </table:table-cell>
          <table:table-cell office:value-type="float" office:value="0.499795" calcext:value-type="float">
            <text:p>0.499795</text:p>
          </table:table-cell>
          <table:table-cell office:value-type="float" office:value="0.571455" calcext:value-type="float">
            <text:p>0.571455</text:p>
          </table:table-cell>
          <table:table-cell office:value-type="float" office:value="0.591906" calcext:value-type="float">
            <text:p>0.591906</text:p>
          </table:table-cell>
          <table:table-cell office:value-type="float" office:value="0.605885" calcext:value-type="float">
            <text:p>0.60588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96133" calcext:value-type="float">
            <text:p>0.69613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6358" calcext:value-type="float">
            <text:p>0.49635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-0.496696" calcext:value-type="float">
            <text:p>-0.496696</text:p>
          </table:table-cell>
          <table:table-cell office:value-type="float" office:value="0.332458" calcext:value-type="float">
            <text:p>0.332458</text:p>
          </table:table-cell>
          <table:table-cell office:value-type="float" office:value="0.532549" calcext:value-type="float">
            <text:p>0.532549</text:p>
          </table:table-cell>
          <table:table-cell office:value-type="float" office:value="0.578347" calcext:value-type="float">
            <text:p>0.578347</text:p>
          </table:table-cell>
          <table:table-cell office:value-type="float" office:value="0.589347" calcext:value-type="float">
            <text:p>0.589347</text:p>
          </table:table-cell>
          <table:table-cell office:value-type="float" office:value="0.601434" calcext:value-type="float">
            <text:p>0.601434</text:p>
          </table:table-cell>
          <table:table-cell office:value-type="float" office:value="0.611758" calcext:value-type="float">
            <text:p>0.61175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85016" calcext:value-type="float">
            <text:p>0.68501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65896" calcext:value-type="float">
            <text:p>0.46589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-0.283948" calcext:value-type="float">
            <text:p>-0.283948</text:p>
          </table:table-cell>
          <table:table-cell office:value-type="float" office:value="0.349306" calcext:value-type="float">
            <text:p>0.349306</text:p>
          </table:table-cell>
          <table:table-cell office:value-type="float" office:value="0.514014" calcext:value-type="float">
            <text:p>0.514014</text:p>
          </table:table-cell>
          <table:table-cell office:value-type="float" office:value="0.56816" calcext:value-type="float">
            <text:p>0.56816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8806" calcext:value-type="float">
            <text:p>0.598806</text:p>
          </table:table-cell>
          <table:table-cell office:value-type="float" office:value="0.610739" calcext:value-type="float">
            <text:p>0.61073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9889" calcext:value-type="float">
            <text:p>0.69988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6801" calcext:value-type="float">
            <text:p>0.48680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-0.580615" calcext:value-type="float">
            <text:p>-0.580615</text:p>
          </table:table-cell>
          <table:table-cell office:value-type="float" office:value="0.321685" calcext:value-type="float">
            <text:p>0.321685</text:p>
          </table:table-cell>
          <table:table-cell office:value-type="float" office:value="0.521864" calcext:value-type="float">
            <text:p>0.521864</text:p>
          </table:table-cell>
          <table:table-cell office:value-type="float" office:value="0.579634" calcext:value-type="float">
            <text:p>0.579634</text:p>
          </table:table-cell>
          <table:table-cell office:value-type="float" office:value="0.591618" calcext:value-type="float">
            <text:p>0.591618</text:p>
          </table:table-cell>
          <table:table-cell office:value-type="float" office:value="0.604085" calcext:value-type="float">
            <text:p>0.60408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7038" calcext:value-type="float">
            <text:p>0.70703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58243" calcext:value-type="float">
            <text:p>0.45824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-0.208126" calcext:value-type="float">
            <text:p>-0.208126</text:p>
          </table:table-cell>
          <table:table-cell office:value-type="float" office:value="0.475283" calcext:value-type="float">
            <text:p>0.475283</text:p>
          </table:table-cell>
          <table:table-cell office:value-type="float" office:value="0.55357" calcext:value-type="float">
            <text:p>0.55357</text:p>
          </table:table-cell>
          <table:table-cell office:value-type="float" office:value="0.583217" calcext:value-type="float">
            <text:p>0.583217</text:p>
          </table:table-cell>
          <table:table-cell office:value-type="float" office:value="0.594734" calcext:value-type="float">
            <text:p>0.594734</text:p>
          </table:table-cell>
          <table:table-cell office:value-type="float" office:value="0.606777" calcext:value-type="float">
            <text:p>0.60677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3131" calcext:value-type="float">
            <text:p>0.71313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557" calcext:value-type="float">
            <text:p>0.5155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-0.078516" calcext:value-type="float">
            <text:p>-0.078516</text:p>
          </table:table-cell>
          <table:table-cell office:value-type="float" office:value="0.508531" calcext:value-type="float">
            <text:p>0.508531</text:p>
          </table:table-cell>
          <table:table-cell office:value-type="float" office:value="0.575688" calcext:value-type="float">
            <text:p>0.575688</text:p>
          </table:table-cell>
          <table:table-cell office:value-type="float" office:value="0.592524" calcext:value-type="float">
            <text:p>0.592524</text:p>
          </table:table-cell>
          <table:table-cell office:value-type="float" office:value="0.605159" calcext:value-type="float">
            <text:p>0.605159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53746" calcext:value-type="float">
            <text:p>0.75374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0662" calcext:value-type="float">
            <text:p>0.54066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0.21131" calcext:value-type="float">
            <text:p>0.21131</text:p>
          </table:table-cell>
          <table:table-cell office:value-type="float" office:value="0.504635" calcext:value-type="float">
            <text:p>0.504635</text:p>
          </table:table-cell>
          <table:table-cell office:value-type="float" office:value="0.573398" calcext:value-type="float">
            <text:p>0.573398</text:p>
          </table:table-cell>
          <table:table-cell office:value-type="float" office:value="0.591588" calcext:value-type="float">
            <text:p>0.591588</text:p>
          </table:table-cell>
          <table:table-cell office:value-type="float" office:value="0.603938" calcext:value-type="float">
            <text:p>0.603938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01836" calcext:value-type="float">
            <text:p>0.70183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3619" calcext:value-type="float">
            <text:p>0.56361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-0.130869" calcext:value-type="float">
            <text:p>-0.130869</text:p>
          </table:table-cell>
          <table:table-cell office:value-type="float" office:value="0.511746" calcext:value-type="float">
            <text:p>0.511746</text:p>
          </table:table-cell>
          <table:table-cell office:value-type="float" office:value="0.577519" calcext:value-type="float">
            <text:p>0.577519</text:p>
          </table:table-cell>
          <table:table-cell office:value-type="float" office:value="0.592096" calcext:value-type="float">
            <text:p>0.592096</text:p>
          </table:table-cell>
          <table:table-cell office:value-type="float" office:value="0.604078" calcext:value-type="float">
            <text:p>0.604078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99526" calcext:value-type="float">
            <text:p>0.69952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0359" calcext:value-type="float">
            <text:p>0.53035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-0.12535" calcext:value-type="float">
            <text:p>-0.12535</text:p>
          </table:table-cell>
          <table:table-cell office:value-type="float" office:value="0.514883" calcext:value-type="float">
            <text:p>0.514883</text:p>
          </table:table-cell>
          <table:table-cell office:value-type="float" office:value="0.578383" calcext:value-type="float">
            <text:p>0.578383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6927" calcext:value-type="float">
            <text:p>0.60692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0521" calcext:value-type="float">
            <text:p>0.68052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8108" calcext:value-type="float">
            <text:p>0.52810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0.097567" calcext:value-type="float">
            <text:p>0.097567</text:p>
          </table:table-cell>
          <table:table-cell office:value-type="float" office:value="0.538619" calcext:value-type="float">
            <text:p>0.538619</text:p>
          </table:table-cell>
          <table:table-cell office:value-type="float" office:value="0.578633" calcext:value-type="float">
            <text:p>0.578633</text:p>
          </table:table-cell>
          <table:table-cell office:value-type="float" office:value="0.587908" calcext:value-type="float">
            <text:p>0.587908</text:p>
          </table:table-cell>
          <table:table-cell office:value-type="float" office:value="0.599203" calcext:value-type="float">
            <text:p>0.599203</text:p>
          </table:table-cell>
          <table:table-cell office:value-type="float" office:value="0.605286" calcext:value-type="float">
            <text:p>0.60528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6581" calcext:value-type="float">
            <text:p>0.6765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2091" calcext:value-type="float">
            <text:p>0.55209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-0.035151" calcext:value-type="float">
            <text:p>-0.035151</text:p>
          </table:table-cell>
          <table:table-cell office:value-type="float" office:value="0.519578" calcext:value-type="float">
            <text:p>0.519578</text:p>
          </table:table-cell>
          <table:table-cell office:value-type="float" office:value="0.571477" calcext:value-type="float">
            <text:p>0.571477</text:p>
          </table:table-cell>
          <table:table-cell office:value-type="float" office:value="0.585421" calcext:value-type="float">
            <text:p>0.585421</text:p>
          </table:table-cell>
          <table:table-cell office:value-type="float" office:value="0.596317" calcext:value-type="float">
            <text:p>0.596317</text:p>
          </table:table-cell>
          <table:table-cell office:value-type="float" office:value="0.605939" calcext:value-type="float">
            <text:p>0.60593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3793" calcext:value-type="float">
            <text:p>0.66379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4449" calcext:value-type="float">
            <text:p>0.53444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-0.215654" calcext:value-type="float">
            <text:p>-0.215654</text:p>
          </table:table-cell>
          <table:table-cell office:value-type="float" office:value="0.535164" calcext:value-type="float">
            <text:p>0.535164</text:p>
          </table:table-cell>
          <table:table-cell office:value-type="float" office:value="0.578653" calcext:value-type="float">
            <text:p>0.578653</text:p>
          </table:table-cell>
          <table:table-cell office:value-type="float" office:value="0.586339" calcext:value-type="float">
            <text:p>0.586339</text:p>
          </table:table-cell>
          <table:table-cell office:value-type="float" office:value="0.596573" calcext:value-type="float">
            <text:p>0.596573</text:p>
          </table:table-cell>
          <table:table-cell office:value-type="float" office:value="0.607121" calcext:value-type="float">
            <text:p>0.60712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7851" calcext:value-type="float">
            <text:p>0.66785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9316" calcext:value-type="float">
            <text:p>0.51931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-0.484487" calcext:value-type="float">
            <text:p>-0.484487</text:p>
          </table:table-cell>
          <table:table-cell office:value-type="float" office:value="0.51586" calcext:value-type="float">
            <text:p>0.51586</text:p>
          </table:table-cell>
          <table:table-cell office:value-type="float" office:value="0.58245" calcext:value-type="float">
            <text:p>0.58245</text:p>
          </table:table-cell>
          <table:table-cell office:value-type="float" office:value="0.594172" calcext:value-type="float">
            <text:p>0.594172</text:p>
          </table:table-cell>
          <table:table-cell office:value-type="float" office:value="0.601822" calcext:value-type="float">
            <text:p>0.60182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90988" calcext:value-type="float">
            <text:p>0.69098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503" calcext:value-type="float">
            <text:p>0.4950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-0.29488" calcext:value-type="float">
            <text:p>-0.29488</text:p>
          </table:table-cell>
          <table:table-cell office:value-type="float" office:value="0.483621" calcext:value-type="float">
            <text:p>0.483621</text:p>
          </table:table-cell>
          <table:table-cell office:value-type="float" office:value="0.578983" calcext:value-type="float">
            <text:p>0.578983</text:p>
          </table:table-cell>
          <table:table-cell office:value-type="float" office:value="0.591443" calcext:value-type="float">
            <text:p>0.591443</text:p>
          </table:table-cell>
          <table:table-cell office:value-type="float" office:value="0.600685" calcext:value-type="float">
            <text:p>0.600685</text:p>
          </table:table-cell>
          <table:table-cell office:value-type="float" office:value="0.611548" calcext:value-type="float">
            <text:p>0.61154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9805" calcext:value-type="float">
            <text:p>0.679805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508832" calcext:value-type="float">
            <text:p>0.50883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0.048755" calcext:value-type="float">
            <text:p>0.048755</text:p>
          </table:table-cell>
          <table:table-cell office:value-type="float" office:value="0.490566" calcext:value-type="float">
            <text:p>0.490566</text:p>
          </table:table-cell>
          <table:table-cell office:value-type="float" office:value="0.569163" calcext:value-type="float">
            <text:p>0.569163</text:p>
          </table:table-cell>
          <table:table-cell office:value-type="float" office:value="0.586933" calcext:value-type="float">
            <text:p>0.586933</text:p>
          </table:table-cell>
          <table:table-cell office:value-type="float" office:value="0.600008" calcext:value-type="float">
            <text:p>0.600008</text:p>
          </table:table-cell>
          <table:table-cell office:value-type="float" office:value="0.611548" calcext:value-type="float">
            <text:p>0.61154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90903" calcext:value-type="float">
            <text:p>0.69090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3499" calcext:value-type="float">
            <text:p>0.54349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-0.249073" calcext:value-type="float">
            <text:p>-0.249073</text:p>
          </table:table-cell>
          <table:table-cell office:value-type="float" office:value="0.410275" calcext:value-type="float">
            <text:p>0.410275</text:p>
          </table:table-cell>
          <table:table-cell office:value-type="float" office:value="0.52449" calcext:value-type="float">
            <text:p>0.52449</text:p>
          </table:table-cell>
          <table:table-cell office:value-type="float" office:value="0.578787" calcext:value-type="float">
            <text:p>0.578787</text:p>
          </table:table-cell>
          <table:table-cell office:value-type="float" office:value="0.590329" calcext:value-type="float">
            <text:p>0.590329</text:p>
          </table:table-cell>
          <table:table-cell office:value-type="float" office:value="0.603495" calcext:value-type="float">
            <text:p>0.60349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6908" calcext:value-type="float">
            <text:p>0.71690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01233" calcext:value-type="float">
            <text:p>0.50123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-0.24375" calcext:value-type="float">
            <text:p>-0.24375</text:p>
          </table:table-cell>
          <table:table-cell office:value-type="float" office:value="0.361681" calcext:value-type="float">
            <text:p>0.361681</text:p>
          </table:table-cell>
          <table:table-cell office:value-type="float" office:value="0.475139" calcext:value-type="float">
            <text:p>0.475139</text:p>
          </table:table-cell>
          <table:table-cell office:value-type="float" office:value="0.549111" calcext:value-type="float">
            <text:p>0.549111</text:p>
          </table:table-cell>
          <table:table-cell office:value-type="float" office:value="0.583974" calcext:value-type="float">
            <text:p>0.583974</text:p>
          </table:table-cell>
          <table:table-cell office:value-type="float" office:value="0.598383" calcext:value-type="float">
            <text:p>0.598383</text:p>
          </table:table-cell>
          <table:table-cell office:value-type="float" office:value="0.611354" calcext:value-type="float">
            <text:p>0.61135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5774" calcext:value-type="float">
            <text:p>0.485774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-0.2728" calcext:value-type="float">
            <text:p>-0.2728</text:p>
          </table:table-cell>
          <table:table-cell office:value-type="float" office:value="0.429057" calcext:value-type="float">
            <text:p>0.429057</text:p>
          </table:table-cell>
          <table:table-cell office:value-type="float" office:value="0.502333" calcext:value-type="float">
            <text:p>0.502333</text:p>
          </table:table-cell>
          <table:table-cell office:value-type="float" office:value="0.569859" calcext:value-type="float">
            <text:p>0.569859</text:p>
          </table:table-cell>
          <table:table-cell office:value-type="float" office:value="0.585644" calcext:value-type="float">
            <text:p>0.585644</text:p>
          </table:table-cell>
          <table:table-cell office:value-type="float" office:value="0.597934" calcext:value-type="float">
            <text:p>0.597934</text:p>
          </table:table-cell>
          <table:table-cell office:value-type="float" office:value="0.611354" calcext:value-type="float">
            <text:p>0.61135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2812" calcext:value-type="float">
            <text:p>0.70281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5094" calcext:value-type="float">
            <text:p>0.49509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-0.397651" calcext:value-type="float">
            <text:p>-0.397651</text:p>
          </table:table-cell>
          <table:table-cell office:value-type="float" office:value="0.402513" calcext:value-type="float">
            <text:p>0.402513</text:p>
          </table:table-cell>
          <table:table-cell office:value-type="float" office:value="0.502884" calcext:value-type="float">
            <text:p>0.502884</text:p>
          </table:table-cell>
          <table:table-cell office:value-type="float" office:value="0.574074" calcext:value-type="float">
            <text:p>0.574074</text:p>
          </table:table-cell>
          <table:table-cell office:value-type="float" office:value="0.589382" calcext:value-type="float">
            <text:p>0.589382</text:p>
          </table:table-cell>
          <table:table-cell office:value-type="float" office:value="0.601893" calcext:value-type="float">
            <text:p>0.601893</text:p>
          </table:table-cell>
          <table:table-cell office:value-type="float" office:value="0.612162" calcext:value-type="float">
            <text:p>0.612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2033" calcext:value-type="float">
            <text:p>0.69203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0203" calcext:value-type="float">
            <text:p>0.48020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-0.05742" calcext:value-type="float">
            <text:p>-0.05742</text:p>
          </table:table-cell>
          <table:table-cell office:value-type="float" office:value="0.442518" calcext:value-type="float">
            <text:p>0.442518</text:p>
          </table:table-cell>
          <table:table-cell office:value-type="float" office:value="0.516351" calcext:value-type="float">
            <text:p>0.516351</text:p>
          </table:table-cell>
          <table:table-cell office:value-type="float" office:value="0.575062" calcext:value-type="float">
            <text:p>0.575062</text:p>
          </table:table-cell>
          <table:table-cell office:value-type="float" office:value="0.590774" calcext:value-type="float">
            <text:p>0.590774</text:p>
          </table:table-cell>
          <table:table-cell office:value-type="float" office:value="0.600792" calcext:value-type="float">
            <text:p>0.600792</text:p>
          </table:table-cell>
          <table:table-cell office:value-type="float" office:value="0.611337" calcext:value-type="float">
            <text:p>0.61133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5777" calcext:value-type="float">
            <text:p>0.69577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9994" calcext:value-type="float">
            <text:p>0.519994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-0.094503" calcext:value-type="float">
            <text:p>-0.094503</text:p>
          </table:table-cell>
          <table:table-cell office:value-type="float" office:value="0.409678" calcext:value-type="float">
            <text:p>0.409678</text:p>
          </table:table-cell>
          <table:table-cell office:value-type="float" office:value="0.512367" calcext:value-type="float">
            <text:p>0.512367</text:p>
          </table:table-cell>
          <table:table-cell office:value-type="float" office:value="0.573713" calcext:value-type="float">
            <text:p>0.573713</text:p>
          </table:table-cell>
          <table:table-cell office:value-type="float" office:value="0.590897" calcext:value-type="float">
            <text:p>0.590897</text:p>
          </table:table-cell>
          <table:table-cell office:value-type="float" office:value="0.604402" calcext:value-type="float">
            <text:p>0.60440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6404" calcext:value-type="float">
            <text:p>0.68640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2008" calcext:value-type="float">
            <text:p>0.51200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0.351649" calcext:value-type="float">
            <text:p>-0.351649</text:p>
          </table:table-cell>
          <table:table-cell office:value-type="float" office:value="0.447673" calcext:value-type="float">
            <text:p>0.447673</text:p>
          </table:table-cell>
          <table:table-cell office:value-type="float" office:value="0.535844" calcext:value-type="float">
            <text:p>0.535844</text:p>
          </table:table-cell>
          <table:table-cell office:value-type="float" office:value="0.581577" calcext:value-type="float">
            <text:p>0.581577</text:p>
          </table:table-cell>
          <table:table-cell office:value-type="float" office:value="0.590017" calcext:value-type="float">
            <text:p>0.590017</text:p>
          </table:table-cell>
          <table:table-cell office:value-type="float" office:value="0.604445" calcext:value-type="float">
            <text:p>0.60444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85774" calcext:value-type="float">
            <text:p>0.68577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308" calcext:value-type="float">
            <text:p>0.4930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0.10186" calcext:value-type="float">
            <text:p>0.10186</text:p>
          </table:table-cell>
          <table:table-cell office:value-type="float" office:value="0.467204" calcext:value-type="float">
            <text:p>0.467204</text:p>
          </table:table-cell>
          <table:table-cell office:value-type="float" office:value="0.547382" calcext:value-type="float">
            <text:p>0.547382</text:p>
          </table:table-cell>
          <table:table-cell office:value-type="float" office:value="0.585907" calcext:value-type="float">
            <text:p>0.585907</text:p>
          </table:table-cell>
          <table:table-cell office:value-type="float" office:value="0.593913" calcext:value-type="float">
            <text:p>0.593913</text:p>
          </table:table-cell>
          <table:table-cell office:value-type="float" office:value="0.610529" calcext:value-type="float">
            <text:p>0.61052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227" calcext:value-type="float">
            <text:p>0.6722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1618" calcext:value-type="float">
            <text:p>0.541618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0.044503" calcext:value-type="float">
            <text:p>0.044503</text:p>
          </table:table-cell>
          <table:table-cell office:value-type="float" office:value="0.511699" calcext:value-type="float">
            <text:p>0.511699</text:p>
          </table:table-cell>
          <table:table-cell office:value-type="float" office:value="0.581747" calcext:value-type="float">
            <text:p>0.581747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7932" calcext:value-type="float">
            <text:p>0.597932</text:p>
          </table:table-cell>
          <table:table-cell office:value-type="float" office:value="0.611564" calcext:value-type="float">
            <text:p>0.61156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227" calcext:value-type="float">
            <text:p>0.6722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4313" calcext:value-type="float">
            <text:p>0.54431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0.160934" calcext:value-type="float">
            <text:p>0.160934</text:p>
          </table:table-cell>
          <table:table-cell office:value-type="float" office:value="0.482379" calcext:value-type="float">
            <text:p>0.482379</text:p>
          </table:table-cell>
          <table:table-cell office:value-type="float" office:value="0.560915" calcext:value-type="float">
            <text:p>0.560915</text:p>
          </table:table-cell>
          <table:table-cell office:value-type="float" office:value="0.585882" calcext:value-type="float">
            <text:p>0.585882</text:p>
          </table:table-cell>
          <table:table-cell office:value-type="float" office:value="0.593432" calcext:value-type="float">
            <text:p>0.593432</text:p>
          </table:table-cell>
          <table:table-cell office:value-type="float" office:value="0.604821" calcext:value-type="float">
            <text:p>0.60482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2287" calcext:value-type="float">
            <text:p>0.66228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8777" calcext:value-type="float">
            <text:p>0.54877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-0.378443" calcext:value-type="float">
            <text:p>-0.378443</text:p>
          </table:table-cell>
          <table:table-cell office:value-type="float" office:value="0.410265" calcext:value-type="float">
            <text:p>0.410265</text:p>
          </table:table-cell>
          <table:table-cell office:value-type="float" office:value="0.489285" calcext:value-type="float">
            <text:p>0.489285</text:p>
          </table:table-cell>
          <table:table-cell office:value-type="float" office:value="0.561215" calcext:value-type="float">
            <text:p>0.561215</text:p>
          </table:table-cell>
          <table:table-cell office:value-type="float" office:value="0.586005" calcext:value-type="float">
            <text:p>0.586005</text:p>
          </table:table-cell>
          <table:table-cell office:value-type="float" office:value="0.598856" calcext:value-type="float">
            <text:p>0.598856</text:p>
          </table:table-cell>
          <table:table-cell office:value-type="float" office:value="0.609914" calcext:value-type="float">
            <text:p>0.60991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7022" calcext:value-type="float">
            <text:p>0.65702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75886" calcext:value-type="float">
            <text:p>0.47588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0.132439" calcext:value-type="float">
            <text:p>0.132439</text:p>
          </table:table-cell>
          <table:table-cell office:value-type="float" office:value="0.468598" calcext:value-type="float">
            <text:p>0.468598</text:p>
          </table:table-cell>
          <table:table-cell office:value-type="float" office:value="0.526715" calcext:value-type="float">
            <text:p>0.526715</text:p>
          </table:table-cell>
          <table:table-cell office:value-type="float" office:value="0.579195" calcext:value-type="float">
            <text:p>0.579195</text:p>
          </table:table-cell>
          <table:table-cell office:value-type="float" office:value="0.589048" calcext:value-type="float">
            <text:p>0.589048</text:p>
          </table:table-cell>
          <table:table-cell office:value-type="float" office:value="0.605503" calcext:value-type="float">
            <text:p>0.60550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3127" calcext:value-type="float">
            <text:p>0.66312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0174" calcext:value-type="float">
            <text:p>0.54017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0.037593" calcext:value-type="float">
            <text:p>0.037593</text:p>
          </table:table-cell>
          <table:table-cell office:value-type="float" office:value="0.491318" calcext:value-type="float">
            <text:p>0.491318</text:p>
          </table:table-cell>
          <table:table-cell office:value-type="float" office:value="0.565299" calcext:value-type="float">
            <text:p>0.565299</text:p>
          </table:table-cell>
          <table:table-cell office:value-type="float" office:value="0.587841" calcext:value-type="float">
            <text:p>0.587841</text:p>
          </table:table-cell>
          <table:table-cell office:value-type="float" office:value="0.605015" calcext:value-type="float">
            <text:p>0.605015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8013" calcext:value-type="float">
            <text:p>0.6801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1669" calcext:value-type="float">
            <text:p>0.54166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-0.03004" calcext:value-type="float">
            <text:p>-0.03004</text:p>
          </table:table-cell>
          <table:table-cell office:value-type="float" office:value="0.495965" calcext:value-type="float">
            <text:p>0.495965</text:p>
          </table:table-cell>
          <table:table-cell office:value-type="float" office:value="0.57796" calcext:value-type="float">
            <text:p>0.57796</text:p>
          </table:table-cell>
          <table:table-cell office:value-type="float" office:value="0.589641" calcext:value-type="float">
            <text:p>0.589641</text:p>
          </table:table-cell>
          <table:table-cell office:value-type="float" office:value="0.604967" calcext:value-type="float">
            <text:p>0.604967</text:p>
          </table:table-cell>
          <table:table-cell office:value-type="float" office:value="0.612162" calcext:value-type="float">
            <text:p>0.61216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9845" calcext:value-type="float">
            <text:p>0.67984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6762" calcext:value-type="float">
            <text:p>0.53676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-0.10933" calcext:value-type="float">
            <text:p>-0.10933</text:p>
          </table:table-cell>
          <table:table-cell office:value-type="float" office:value="0.49192" calcext:value-type="float">
            <text:p>0.49192</text:p>
          </table:table-cell>
          <table:table-cell office:value-type="float" office:value="0.57294" calcext:value-type="float">
            <text:p>0.57294</text:p>
          </table:table-cell>
          <table:table-cell office:value-type="float" office:value="0.594637" calcext:value-type="float">
            <text:p>0.594637</text:p>
          </table:table-cell>
          <table:table-cell office:value-type="float" office:value="0.605" calcext:value-type="float">
            <text:p>0.605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684399" calcext:value-type="float">
            <text:p>0.68439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8906" calcext:value-type="float">
            <text:p>0.52890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0.002846" calcext:value-type="float">
            <text:p>0.002846</text:p>
          </table:table-cell>
          <table:table-cell office:value-type="float" office:value="0.463714" calcext:value-type="float">
            <text:p>0.463714</text:p>
          </table:table-cell>
          <table:table-cell office:value-type="float" office:value="0.547868" calcext:value-type="float">
            <text:p>0.547868</text:p>
          </table:table-cell>
          <table:table-cell office:value-type="float" office:value="0.586862" calcext:value-type="float">
            <text:p>0.586862</text:p>
          </table:table-cell>
          <table:table-cell office:value-type="float" office:value="0.601405" calcext:value-type="float">
            <text:p>0.601405</text:p>
          </table:table-cell>
          <table:table-cell office:value-type="float" office:value="0.610944" calcext:value-type="float">
            <text:p>0.61094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23895" calcext:value-type="float">
            <text:p>0.72389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7465" calcext:value-type="float">
            <text:p>0.537465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0.278004" calcext:value-type="float">
            <text:p>0.278004</text:p>
          </table:table-cell>
          <table:table-cell office:value-type="float" office:value="0.501168" calcext:value-type="float">
            <text:p>0.501168</text:p>
          </table:table-cell>
          <table:table-cell office:value-type="float" office:value="0.573794" calcext:value-type="float">
            <text:p>0.573794</text:p>
          </table:table-cell>
          <table:table-cell office:value-type="float" office:value="0.59149" calcext:value-type="float">
            <text:p>0.59149</text:p>
          </table:table-cell>
          <table:table-cell office:value-type="float" office:value="0.601434" calcext:value-type="float">
            <text:p>0.601434</text:p>
          </table:table-cell>
          <table:table-cell office:value-type="float" office:value="0.61015" calcext:value-type="float">
            <text:p>0.6101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3674" calcext:value-type="float">
            <text:p>0.70367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9683" calcext:value-type="float">
            <text:p>0.56968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0.19067" calcext:value-type="float">
            <text:p>0.19067</text:p>
          </table:table-cell>
          <table:table-cell office:value-type="float" office:value="0.512205" calcext:value-type="float">
            <text:p>0.512205</text:p>
          </table:table-cell>
          <table:table-cell office:value-type="float" office:value="0.575383" calcext:value-type="float">
            <text:p>0.575383</text:p>
          </table:table-cell>
          <table:table-cell office:value-type="float" office:value="0.588948" calcext:value-type="float">
            <text:p>0.588948</text:p>
          </table:table-cell>
          <table:table-cell office:value-type="float" office:value="0.600835" calcext:value-type="float">
            <text:p>0.600835</text:p>
          </table:table-cell>
          <table:table-cell office:value-type="float" office:value="0.609131" calcext:value-type="float">
            <text:p>0.60913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7852" calcext:value-type="float">
            <text:p>0.67785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9214" calcext:value-type="float">
            <text:p>0.55921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0.346614" calcext:value-type="float">
            <text:p>0.346614</text:p>
          </table:table-cell>
          <table:table-cell office:value-type="float" office:value="0.540172" calcext:value-type="float">
            <text:p>0.540172</text:p>
          </table:table-cell>
          <table:table-cell office:value-type="float" office:value="0.583835" calcext:value-type="float">
            <text:p>0.583835</text:p>
          </table:table-cell>
          <table:table-cell office:value-type="float" office:value="0.594742" calcext:value-type="float">
            <text:p>0.594742</text:p>
          </table:table-cell>
          <table:table-cell office:value-type="float" office:value="0.603637" calcext:value-type="float">
            <text:p>0.603637</text:p>
          </table:table-cell>
          <table:table-cell office:value-type="float" office:value="0.611531" calcext:value-type="float">
            <text:p>0.61153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8534" calcext:value-type="float">
            <text:p>0.66853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8618" calcext:value-type="float">
            <text:p>0.57861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0.242515" calcext:value-type="float">
            <text:p>0.242515</text:p>
          </table:table-cell>
          <table:table-cell office:value-type="float" office:value="0.534082" calcext:value-type="float">
            <text:p>0.534082</text:p>
          </table:table-cell>
          <table:table-cell office:value-type="float" office:value="0.580964" calcext:value-type="float">
            <text:p>0.580964</text:p>
          </table:table-cell>
          <table:table-cell office:value-type="float" office:value="0.589619" calcext:value-type="float">
            <text:p>0.589619</text:p>
          </table:table-cell>
          <table:table-cell office:value-type="float" office:value="0.600407" calcext:value-type="float">
            <text:p>0.600407</text:p>
          </table:table-cell>
          <table:table-cell office:value-type="float" office:value="0.607666" calcext:value-type="float">
            <text:p>0.60766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9519" calcext:value-type="float">
            <text:p>0.65951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5189" calcext:value-type="float">
            <text:p>0.565189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0.210488" calcext:value-type="float">
            <text:p>0.210488</text:p>
          </table:table-cell>
          <table:table-cell office:value-type="float" office:value="0.53401" calcext:value-type="float">
            <text:p>0.53401</text:p>
          </table:table-cell>
          <table:table-cell office:value-type="float" office:value="0.583375" calcext:value-type="float">
            <text:p>0.583375</text:p>
          </table:table-cell>
          <table:table-cell office:value-type="float" office:value="0.592768" calcext:value-type="float">
            <text:p>0.592768</text:p>
          </table:table-cell>
          <table:table-cell office:value-type="float" office:value="0.601933" calcext:value-type="float">
            <text:p>0.601933</text:p>
          </table:table-cell>
          <table:table-cell office:value-type="float" office:value="0.610302" calcext:value-type="float">
            <text:p>0.61030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9519" calcext:value-type="float">
            <text:p>0.65951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2951" calcext:value-type="float">
            <text:p>0.56295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120678" calcext:value-type="float">
            <text:p>0.120678</text:p>
          </table:table-cell>
          <table:table-cell office:value-type="float" office:value="0.347356" calcext:value-type="float">
            <text:p>0.347356</text:p>
          </table:table-cell>
          <table:table-cell office:value-type="float" office:value="0.50763" calcext:value-type="float">
            <text:p>0.50763</text:p>
          </table:table-cell>
          <table:table-cell office:value-type="float" office:value="0.577756" calcext:value-type="float">
            <text:p>0.577756</text:p>
          </table:table-cell>
          <table:table-cell office:value-type="float" office:value="0.588985" calcext:value-type="float">
            <text:p>0.588985</text:p>
          </table:table-cell>
          <table:table-cell office:value-type="float" office:value="0.599594" calcext:value-type="float">
            <text:p>0.599594</text:p>
          </table:table-cell>
          <table:table-cell office:value-type="float" office:value="0.606874" calcext:value-type="float">
            <text:p>0.60687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0378" calcext:value-type="float">
            <text:p>0.66037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2569" calcext:value-type="float">
            <text:p>0.57256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-0.047748" calcext:value-type="float">
            <text:p>-0.047748</text:p>
          </table:table-cell>
          <table:table-cell office:value-type="float" office:value="0.445321" calcext:value-type="float">
            <text:p>0.445321</text:p>
          </table:table-cell>
          <table:table-cell office:value-type="float" office:value="0.528475" calcext:value-type="float">
            <text:p>0.528475</text:p>
          </table:table-cell>
          <table:table-cell office:value-type="float" office:value="0.585804" calcext:value-type="float">
            <text:p>0.585804</text:p>
          </table:table-cell>
          <table:table-cell office:value-type="float" office:value="0.592947" calcext:value-type="float">
            <text:p>0.592947</text:p>
          </table:table-cell>
          <table:table-cell office:value-type="float" office:value="0.601573" calcext:value-type="float">
            <text:p>0.601573</text:p>
          </table:table-cell>
          <table:table-cell office:value-type="float" office:value="0.612162" calcext:value-type="float">
            <text:p>0.612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0818" calcext:value-type="float">
            <text:p>0.66081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041" calcext:value-type="float">
            <text:p>0.5204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0.205857" calcext:value-type="float">
            <text:p>-0.205857</text:p>
          </table:table-cell>
          <table:table-cell office:value-type="float" office:value="0.430015" calcext:value-type="float">
            <text:p>0.430015</text:p>
          </table:table-cell>
          <table:table-cell office:value-type="float" office:value="0.536652" calcext:value-type="float">
            <text:p>0.536652</text:p>
          </table:table-cell>
          <table:table-cell office:value-type="float" office:value="0.583301" calcext:value-type="float">
            <text:p>0.583301</text:p>
          </table:table-cell>
          <table:table-cell office:value-type="float" office:value="0.589951" calcext:value-type="float">
            <text:p>0.589951</text:p>
          </table:table-cell>
          <table:table-cell office:value-type="float" office:value="0.599795" calcext:value-type="float">
            <text:p>0.599795</text:p>
          </table:table-cell>
          <table:table-cell office:value-type="float" office:value="0.610723" calcext:value-type="float">
            <text:p>0.61072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9699" calcext:value-type="float">
            <text:p>0.64969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01902" calcext:value-type="float">
            <text:p>0.50190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0.124102" calcext:value-type="float">
            <text:p>0.124102</text:p>
          </table:table-cell>
          <table:table-cell office:value-type="float" office:value="0.453213" calcext:value-type="float">
            <text:p>0.453213</text:p>
          </table:table-cell>
          <table:table-cell office:value-type="float" office:value="0.537783" calcext:value-type="float">
            <text:p>0.537783</text:p>
          </table:table-cell>
          <table:table-cell office:value-type="float" office:value="0.583027" calcext:value-type="float">
            <text:p>0.583027</text:p>
          </table:table-cell>
          <table:table-cell office:value-type="float" office:value="0.590488" calcext:value-type="float">
            <text:p>0.590488</text:p>
          </table:table-cell>
          <table:table-cell office:value-type="float" office:value="0.600543" calcext:value-type="float">
            <text:p>0.600543</text:p>
          </table:table-cell>
          <table:table-cell office:value-type="float" office:value="0.611337" calcext:value-type="float">
            <text:p>0.61133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76752" calcext:value-type="float">
            <text:p>0.67675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0199" calcext:value-type="float">
            <text:p>0.54019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0.189031" calcext:value-type="float">
            <text:p>0.189031</text:p>
          </table:table-cell>
          <table:table-cell office:value-type="float" office:value="0.494267" calcext:value-type="float">
            <text:p>0.494267</text:p>
          </table:table-cell>
          <table:table-cell office:value-type="float" office:value="0.561108" calcext:value-type="float">
            <text:p>0.561108</text:p>
          </table:table-cell>
          <table:table-cell office:value-type="float" office:value="0.586055" calcext:value-type="float">
            <text:p>0.586055</text:p>
          </table:table-cell>
          <table:table-cell office:value-type="float" office:value="0.592457" calcext:value-type="float">
            <text:p>0.592457</text:p>
          </table:table-cell>
          <table:table-cell office:value-type="float" office:value="0.601363" calcext:value-type="float">
            <text:p>0.601363</text:p>
          </table:table-cell>
          <table:table-cell office:value-type="float" office:value="0.612162" calcext:value-type="float">
            <text:p>0.612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9894" calcext:value-type="float">
            <text:p>0.66989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3108" calcext:value-type="float">
            <text:p>0.55310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0.170264" calcext:value-type="float">
            <text:p>0.170264</text:p>
          </table:table-cell>
          <table:table-cell office:value-type="float" office:value="0.509537" calcext:value-type="float">
            <text:p>0.509537</text:p>
          </table:table-cell>
          <table:table-cell office:value-type="float" office:value="0.579184" calcext:value-type="float">
            <text:p>0.579184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296" calcext:value-type="float">
            <text:p>0.59296</text:p>
          </table:table-cell>
          <table:table-cell office:value-type="float" office:value="0.602001" calcext:value-type="float">
            <text:p>0.60200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5712" calcext:value-type="float">
            <text:p>0.67571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5308" calcext:value-type="float">
            <text:p>0.55530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0.258991" calcext:value-type="float">
            <text:p>0.258991</text:p>
          </table:table-cell>
          <table:table-cell office:value-type="float" office:value="0.526779" calcext:value-type="float">
            <text:p>0.526779</text:p>
          </table:table-cell>
          <table:table-cell office:value-type="float" office:value="0.580228" calcext:value-type="float">
            <text:p>0.580228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5761" calcext:value-type="float">
            <text:p>0.595761</text:p>
          </table:table-cell>
          <table:table-cell office:value-type="float" office:value="0.60311" calcext:value-type="float">
            <text:p>0.60311</text:p>
          </table:table-cell>
          <table:table-cell office:value-type="float" office:value="0.611127" calcext:value-type="float">
            <text:p>0.61112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7258" calcext:value-type="float">
            <text:p>0.66725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543" calcext:value-type="float">
            <text:p>0.5654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0.263257" calcext:value-type="float">
            <text:p>0.263257</text:p>
          </table:table-cell>
          <table:table-cell office:value-type="float" office:value="0.49587" calcext:value-type="float">
            <text:p>0.49587</text:p>
          </table:table-cell>
          <table:table-cell office:value-type="float" office:value="0.558196" calcext:value-type="float">
            <text:p>0.558196</text:p>
          </table:table-cell>
          <table:table-cell office:value-type="float" office:value="0.585795" calcext:value-type="float">
            <text:p>0.585795</text:p>
          </table:table-cell>
          <table:table-cell office:value-type="float" office:value="0.589977" calcext:value-type="float">
            <text:p>0.589977</text:p>
          </table:table-cell>
          <table:table-cell office:value-type="float" office:value="0.601862" calcext:value-type="float">
            <text:p>0.601862</text:p>
          </table:table-cell>
          <table:table-cell office:value-type="float" office:value="0.610243" calcext:value-type="float">
            <text:p>0.61024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7258" calcext:value-type="float">
            <text:p>0.66725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972" calcext:value-type="float">
            <text:p>0.5597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0.247896" calcext:value-type="float">
            <text:p>0.247896</text:p>
          </table:table-cell>
          <table:table-cell office:value-type="float" office:value="0.462161" calcext:value-type="float">
            <text:p>0.462161</text:p>
          </table:table-cell>
          <table:table-cell office:value-type="float" office:value="0.53294" calcext:value-type="float">
            <text:p>0.53294</text:p>
          </table:table-cell>
          <table:table-cell office:value-type="float" office:value="0.58381" calcext:value-type="float">
            <text:p>0.58381</text:p>
          </table:table-cell>
          <table:table-cell office:value-type="float" office:value="0.592363" calcext:value-type="float">
            <text:p>0.592363</text:p>
          </table:table-cell>
          <table:table-cell office:value-type="float" office:value="0.603617" calcext:value-type="float">
            <text:p>0.603617</text:p>
          </table:table-cell>
          <table:table-cell office:value-type="float" office:value="0.611742" calcext:value-type="float">
            <text:p>0.61174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76192" calcext:value-type="float">
            <text:p>0.67619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3546" calcext:value-type="float">
            <text:p>0.55354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0.010243" calcext:value-type="float">
            <text:p>0.010243</text:p>
          </table:table-cell>
          <table:table-cell office:value-type="float" office:value="0.464975" calcext:value-type="float">
            <text:p>0.464975</text:p>
          </table:table-cell>
          <table:table-cell office:value-type="float" office:value="0.523123" calcext:value-type="float">
            <text:p>0.523123</text:p>
          </table:table-cell>
          <table:table-cell office:value-type="float" office:value="0.580234" calcext:value-type="float">
            <text:p>0.580234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8416" calcext:value-type="float">
            <text:p>0.598416</text:p>
          </table:table-cell>
          <table:table-cell office:value-type="float" office:value="0.608896" calcext:value-type="float">
            <text:p>0.60889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5681" calcext:value-type="float">
            <text:p>0.6656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6261" calcext:value-type="float">
            <text:p>0.52626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-0.045848" calcext:value-type="float">
            <text:p>-0.045848</text:p>
          </table:table-cell>
          <table:table-cell office:value-type="float" office:value="0.447028" calcext:value-type="float">
            <text:p>0.447028</text:p>
          </table:table-cell>
          <table:table-cell office:value-type="float" office:value="0.515091" calcext:value-type="float">
            <text:p>0.515091</text:p>
          </table:table-cell>
          <table:table-cell office:value-type="float" office:value="0.570406" calcext:value-type="float">
            <text:p>0.570406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6995" calcext:value-type="float">
            <text:p>0.596995</text:p>
          </table:table-cell>
          <table:table-cell office:value-type="float" office:value="0.610136" calcext:value-type="float">
            <text:p>0.61013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5681" calcext:value-type="float">
            <text:p>0.6656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7053" calcext:value-type="float">
            <text:p>0.51705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-0.252266" calcext:value-type="float">
            <text:p>-0.252266</text:p>
          </table:table-cell>
          <table:table-cell office:value-type="float" office:value="0.401782" calcext:value-type="float">
            <text:p>0.401782</text:p>
          </table:table-cell>
          <table:table-cell office:value-type="float" office:value="0.481556" calcext:value-type="float">
            <text:p>0.481556</text:p>
          </table:table-cell>
          <table:table-cell office:value-type="float" office:value="0.534545" calcext:value-type="float">
            <text:p>0.534545</text:p>
          </table:table-cell>
          <table:table-cell office:value-type="float" office:value="0.578721" calcext:value-type="float">
            <text:p>0.578721</text:p>
          </table:table-cell>
          <table:table-cell office:value-type="float" office:value="0.590507" calcext:value-type="float">
            <text:p>0.590507</text:p>
          </table:table-cell>
          <table:table-cell office:value-type="float" office:value="0.606137" calcext:value-type="float">
            <text:p>0.60613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76432" calcext:value-type="float">
            <text:p>0.67643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4216" calcext:value-type="float">
            <text:p>0.48421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0.257971" calcext:value-type="float">
            <text:p>-0.257971</text:p>
          </table:table-cell>
          <table:table-cell office:value-type="float" office:value="0.432694" calcext:value-type="float">
            <text:p>0.432694</text:p>
          </table:table-cell>
          <table:table-cell office:value-type="float" office:value="0.494299" calcext:value-type="float">
            <text:p>0.494299</text:p>
          </table:table-cell>
          <table:table-cell office:value-type="float" office:value="0.552141" calcext:value-type="float">
            <text:p>0.552141</text:p>
          </table:table-cell>
          <table:table-cell office:value-type="float" office:value="0.580897" calcext:value-type="float">
            <text:p>0.580897</text:p>
          </table:table-cell>
          <table:table-cell office:value-type="float" office:value="0.592297" calcext:value-type="float">
            <text:p>0.592297</text:p>
          </table:table-cell>
          <table:table-cell office:value-type="float" office:value="0.607116" calcext:value-type="float">
            <text:p>0.60711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1315" calcext:value-type="float">
            <text:p>0.69131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1753" calcext:value-type="float">
            <text:p>0.49175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0.224658" calcext:value-type="float">
            <text:p>-0.224658</text:p>
          </table:table-cell>
          <table:table-cell office:value-type="float" office:value="0.408615" calcext:value-type="float">
            <text:p>0.408615</text:p>
          </table:table-cell>
          <table:table-cell office:value-type="float" office:value="0.499048" calcext:value-type="float">
            <text:p>0.499048</text:p>
          </table:table-cell>
          <table:table-cell office:value-type="float" office:value="0.550885" calcext:value-type="float">
            <text:p>0.550885</text:p>
          </table:table-cell>
          <table:table-cell office:value-type="float" office:value="0.584489" calcext:value-type="float">
            <text:p>0.584489</text:p>
          </table:table-cell>
          <table:table-cell office:value-type="float" office:value="0.593448" calcext:value-type="float">
            <text:p>0.593448</text:p>
          </table:table-cell>
          <table:table-cell office:value-type="float" office:value="0.605203" calcext:value-type="float">
            <text:p>0.60520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8055" calcext:value-type="float">
            <text:p>0.66805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0983" calcext:value-type="float">
            <text:p>0.49098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-0.225818" calcext:value-type="float">
            <text:p>-0.225818</text:p>
          </table:table-cell>
          <table:table-cell office:value-type="float" office:value="0.409763" calcext:value-type="float">
            <text:p>0.409763</text:p>
          </table:table-cell>
          <table:table-cell office:value-type="float" office:value="0.49108" calcext:value-type="float">
            <text:p>0.49108</text:p>
          </table:table-cell>
          <table:table-cell office:value-type="float" office:value="0.550781" calcext:value-type="float">
            <text:p>0.550781</text:p>
          </table:table-cell>
          <table:table-cell office:value-type="float" office:value="0.585041" calcext:value-type="float">
            <text:p>0.585041</text:p>
          </table:table-cell>
          <table:table-cell office:value-type="float" office:value="0.592521" calcext:value-type="float">
            <text:p>0.592521</text:p>
          </table:table-cell>
          <table:table-cell office:value-type="float" office:value="0.603086" calcext:value-type="float">
            <text:p>0.60308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13676" calcext:value-type="float">
            <text:p>0.71367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4487" calcext:value-type="float">
            <text:p>0.494487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-0.28484" calcext:value-type="float">
            <text:p>-0.28484</text:p>
          </table:table-cell>
          <table:table-cell office:value-type="float" office:value="0.416171" calcext:value-type="float">
            <text:p>0.416171</text:p>
          </table:table-cell>
          <table:table-cell office:value-type="float" office:value="0.497801" calcext:value-type="float">
            <text:p>0.497801</text:p>
          </table:table-cell>
          <table:table-cell office:value-type="float" office:value="0.557253" calcext:value-type="float">
            <text:p>0.557253</text:p>
          </table:table-cell>
          <table:table-cell office:value-type="float" office:value="0.584327" calcext:value-type="float">
            <text:p>0.584327</text:p>
          </table:table-cell>
          <table:table-cell office:value-type="float" office:value="0.592746" calcext:value-type="float">
            <text:p>0.592746</text:p>
          </table:table-cell>
          <table:table-cell office:value-type="float" office:value="0.601568" calcext:value-type="float">
            <text:p>0.60156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468" calcext:value-type="float">
            <text:p>0.7046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9445" calcext:value-type="float">
            <text:p>0.48944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-0.020257" calcext:value-type="float">
            <text:p>-0.020257</text:p>
          </table:table-cell>
          <table:table-cell office:value-type="float" office:value="0.447131" calcext:value-type="float">
            <text:p>0.447131</text:p>
          </table:table-cell>
          <table:table-cell office:value-type="float" office:value="0.533021" calcext:value-type="float">
            <text:p>0.533021</text:p>
          </table:table-cell>
          <table:table-cell office:value-type="float" office:value="0.577849" calcext:value-type="float">
            <text:p>0.577849</text:p>
          </table:table-cell>
          <table:table-cell office:value-type="float" office:value="0.586945" calcext:value-type="float">
            <text:p>0.586945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8179" calcext:value-type="float">
            <text:p>0.60817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35962" calcext:value-type="float">
            <text:p>0.73596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9287" calcext:value-type="float">
            <text:p>0.5292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-0.038178" calcext:value-type="float">
            <text:p>-0.038178</text:p>
          </table:table-cell>
          <table:table-cell office:value-type="float" office:value="0.411387" calcext:value-type="float">
            <text:p>0.411387</text:p>
          </table:table-cell>
          <table:table-cell office:value-type="float" office:value="0.501618" calcext:value-type="float">
            <text:p>0.501618</text:p>
          </table:table-cell>
          <table:table-cell office:value-type="float" office:value="0.563787" calcext:value-type="float">
            <text:p>0.563787</text:p>
          </table:table-cell>
          <table:table-cell office:value-type="float" office:value="0.583072" calcext:value-type="float">
            <text:p>0.583072</text:p>
          </table:table-cell>
          <table:table-cell office:value-type="float" office:value="0.596318" calcext:value-type="float">
            <text:p>0.596318</text:p>
          </table:table-cell>
          <table:table-cell office:value-type="float" office:value="0.607026" calcext:value-type="float">
            <text:p>0.60702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9602" calcext:value-type="float">
            <text:p>0.70960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5938" calcext:value-type="float">
            <text:p>0.515938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0.052051" calcext:value-type="float">
            <text:p>-0.052051</text:p>
          </table:table-cell>
          <table:table-cell office:value-type="float" office:value="0.390818" calcext:value-type="float">
            <text:p>0.390818</text:p>
          </table:table-cell>
          <table:table-cell office:value-type="float" office:value="0.495554" calcext:value-type="float">
            <text:p>0.495554</text:p>
          </table:table-cell>
          <table:table-cell office:value-type="float" office:value="0.554557" calcext:value-type="float">
            <text:p>0.554557</text:p>
          </table:table-cell>
          <table:table-cell office:value-type="float" office:value="0.582402" calcext:value-type="float">
            <text:p>0.582402</text:p>
          </table:table-cell>
          <table:table-cell office:value-type="float" office:value="0.597254" calcext:value-type="float">
            <text:p>0.597254</text:p>
          </table:table-cell>
          <table:table-cell office:value-type="float" office:value="0.606687" calcext:value-type="float">
            <text:p>0.60668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9706" calcext:value-type="float">
            <text:p>0.70970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0967" calcext:value-type="float">
            <text:p>0.51096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-0.205514" calcext:value-type="float">
            <text:p>-0.205514</text:p>
          </table:table-cell>
          <table:table-cell office:value-type="float" office:value="0.295881" calcext:value-type="float">
            <text:p>0.295881</text:p>
          </table:table-cell>
          <table:table-cell office:value-type="float" office:value="0.482778" calcext:value-type="float">
            <text:p>0.482778</text:p>
          </table:table-cell>
          <table:table-cell office:value-type="float" office:value="0.530195" calcext:value-type="float">
            <text:p>0.530195</text:p>
          </table:table-cell>
          <table:table-cell office:value-type="float" office:value="0.573951" calcext:value-type="float">
            <text:p>0.573951</text:p>
          </table:table-cell>
          <table:table-cell office:value-type="float" office:value="0.594562" calcext:value-type="float">
            <text:p>0.594562</text:p>
          </table:table-cell>
          <table:table-cell office:value-type="float" office:value="0.607451" calcext:value-type="float">
            <text:p>0.60745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9739" calcext:value-type="float">
            <text:p>0.69973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0379" calcext:value-type="float">
            <text:p>0.48037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-0.098751" calcext:value-type="float">
            <text:p>-0.098751</text:p>
          </table:table-cell>
          <table:table-cell office:value-type="float" office:value="0.306567" calcext:value-type="float">
            <text:p>0.306567</text:p>
          </table:table-cell>
          <table:table-cell office:value-type="float" office:value="0.471701" calcext:value-type="float">
            <text:p>0.471701</text:p>
          </table:table-cell>
          <table:table-cell office:value-type="float" office:value="0.5157" calcext:value-type="float">
            <text:p>0.5157</text:p>
          </table:table-cell>
          <table:table-cell office:value-type="float" office:value="0.561089" calcext:value-type="float">
            <text:p>0.561089</text:p>
          </table:table-cell>
          <table:table-cell office:value-type="float" office:value="0.587815" calcext:value-type="float">
            <text:p>0.587815</text:p>
          </table:table-cell>
          <table:table-cell office:value-type="float" office:value="0.605074" calcext:value-type="float">
            <text:p>0.60507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5927" calcext:value-type="float">
            <text:p>0.70592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7987" calcext:value-type="float">
            <text:p>0.48798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-0.156883" calcext:value-type="float">
            <text:p>-0.156883</text:p>
          </table:table-cell>
          <table:table-cell office:value-type="float" office:value="0.424756" calcext:value-type="float">
            <text:p>0.424756</text:p>
          </table:table-cell>
          <table:table-cell office:value-type="float" office:value="0.490214" calcext:value-type="float">
            <text:p>0.490214</text:p>
          </table:table-cell>
          <table:table-cell office:value-type="float" office:value="0.523592" calcext:value-type="float">
            <text:p>0.523592</text:p>
          </table:table-cell>
          <table:table-cell office:value-type="float" office:value="0.569948" calcext:value-type="float">
            <text:p>0.569948</text:p>
          </table:table-cell>
          <table:table-cell office:value-type="float" office:value="0.593248" calcext:value-type="float">
            <text:p>0.593248</text:p>
          </table:table-cell>
          <table:table-cell office:value-type="float" office:value="0.60822" calcext:value-type="float">
            <text:p>0.6082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1414" calcext:value-type="float">
            <text:p>0.69141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6925" calcext:value-type="float">
            <text:p>0.49692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-0.168664" calcext:value-type="float">
            <text:p>-0.168664</text:p>
          </table:table-cell>
          <table:table-cell office:value-type="float" office:value="0.433979" calcext:value-type="float">
            <text:p>0.433979</text:p>
          </table:table-cell>
          <table:table-cell office:value-type="float" office:value="0.492015" calcext:value-type="float">
            <text:p>0.492015</text:p>
          </table:table-cell>
          <table:table-cell office:value-type="float" office:value="0.533247" calcext:value-type="float">
            <text:p>0.533247</text:p>
          </table:table-cell>
          <table:table-cell office:value-type="float" office:value="0.572352" calcext:value-type="float">
            <text:p>0.572352</text:p>
          </table:table-cell>
          <table:table-cell office:value-type="float" office:value="0.591948" calcext:value-type="float">
            <text:p>0.591948</text:p>
          </table:table-cell>
          <table:table-cell office:value-type="float" office:value="0.609707" calcext:value-type="float">
            <text:p>0.60970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7197" calcext:value-type="float">
            <text:p>0.69719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8653" calcext:value-type="float">
            <text:p>0.49865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-0.103488" calcext:value-type="float">
            <text:p>-0.103488</text:p>
          </table:table-cell>
          <table:table-cell office:value-type="float" office:value="0.448189" calcext:value-type="float">
            <text:p>0.448189</text:p>
          </table:table-cell>
          <table:table-cell office:value-type="float" office:value="0.502108" calcext:value-type="float">
            <text:p>0.502108</text:p>
          </table:table-cell>
          <table:table-cell office:value-type="float" office:value="0.537174" calcext:value-type="float">
            <text:p>0.537174</text:p>
          </table:table-cell>
          <table:table-cell office:value-type="float" office:value="0.584829" calcext:value-type="float">
            <text:p>0.584829</text:p>
          </table:table-cell>
          <table:table-cell office:value-type="float" office:value="0.596071" calcext:value-type="float">
            <text:p>0.596071</text:p>
          </table:table-cell>
          <table:table-cell office:value-type="float" office:value="0.609437" calcext:value-type="float">
            <text:p>0.60943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3902" calcext:value-type="float">
            <text:p>0.69390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09297" calcext:value-type="float">
            <text:p>0.50929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414361" calcext:value-type="float">
            <text:p>0.414361</text:p>
          </table:table-cell>
          <table:table-cell office:value-type="float" office:value="0.493054" calcext:value-type="float">
            <text:p>0.493054</text:p>
          </table:table-cell>
          <table:table-cell office:value-type="float" office:value="0.52553" calcext:value-type="float">
            <text:p>0.52553</text:p>
          </table:table-cell>
          <table:table-cell office:value-type="float" office:value="0.574831" calcext:value-type="float">
            <text:p>0.574831</text:p>
          </table:table-cell>
          <table:table-cell office:value-type="float" office:value="0.590495" calcext:value-type="float">
            <text:p>0.590495</text:p>
          </table:table-cell>
          <table:table-cell office:value-type="float" office:value="0.604831" calcext:value-type="float">
            <text:p>0.60483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6156" calcext:value-type="float">
            <text:p>0.64615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07728" calcext:value-type="float">
            <text:p>0.50772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0.015597" calcext:value-type="float">
            <text:p>0.015597</text:p>
          </table:table-cell>
          <table:table-cell office:value-type="float" office:value="0.410987" calcext:value-type="float">
            <text:p>0.410987</text:p>
          </table:table-cell>
          <table:table-cell office:value-type="float" office:value="0.468393" calcext:value-type="float">
            <text:p>0.468393</text:p>
          </table:table-cell>
          <table:table-cell office:value-type="float" office:value="0.508458" calcext:value-type="float">
            <text:p>0.508458</text:p>
          </table:table-cell>
          <table:table-cell office:value-type="float" office:value="0.54299" calcext:value-type="float">
            <text:p>0.54299</text:p>
          </table:table-cell>
          <table:table-cell office:value-type="float" office:value="0.584364" calcext:value-type="float">
            <text:p>0.584364</text:p>
          </table:table-cell>
          <table:table-cell office:value-type="float" office:value="0.595622" calcext:value-type="float">
            <text:p>0.595622</text:p>
          </table:table-cell>
          <table:table-cell office:value-type="float" office:value="0.610949" calcext:value-type="float">
            <text:p>0.610949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47361" calcext:value-type="float">
            <text:p>0.64736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9709" calcext:value-type="float">
            <text:p>0.499709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-0.187786" calcext:value-type="float">
            <text:p>-0.187786</text:p>
          </table:table-cell>
          <table:table-cell office:value-type="float" office:value="0.313709" calcext:value-type="float">
            <text:p>0.313709</text:p>
          </table:table-cell>
          <table:table-cell office:value-type="float" office:value="0.451985" calcext:value-type="float">
            <text:p>0.451985</text:p>
          </table:table-cell>
          <table:table-cell office:value-type="float" office:value="0.504648" calcext:value-type="float">
            <text:p>0.504648</text:p>
          </table:table-cell>
          <table:table-cell office:value-type="float" office:value="0.54388" calcext:value-type="float">
            <text:p>0.54388</text:p>
          </table:table-cell>
          <table:table-cell office:value-type="float" office:value="0.584364" calcext:value-type="float">
            <text:p>0.584364</text:p>
          </table:table-cell>
          <table:table-cell office:value-type="float" office:value="0.595622" calcext:value-type="float">
            <text:p>0.595622</text:p>
          </table:table-cell>
          <table:table-cell office:value-type="float" office:value="0.611127" calcext:value-type="float">
            <text:p>0.61112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70119" calcext:value-type="float">
            <text:p>0.67011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70004" calcext:value-type="float">
            <text:p>0.470004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0.241313" calcext:value-type="float">
            <text:p>-0.241313</text:p>
          </table:table-cell>
          <table:table-cell office:value-type="float" office:value="0.354241" calcext:value-type="float">
            <text:p>0.354241</text:p>
          </table:table-cell>
          <table:table-cell office:value-type="float" office:value="0.461401" calcext:value-type="float">
            <text:p>0.461401</text:p>
          </table:table-cell>
          <table:table-cell office:value-type="float" office:value="0.510795" calcext:value-type="float">
            <text:p>0.510795</text:p>
          </table:table-cell>
          <table:table-cell office:value-type="float" office:value="0.545382" calcext:value-type="float">
            <text:p>0.545382</text:p>
          </table:table-cell>
          <table:table-cell office:value-type="float" office:value="0.584364" calcext:value-type="float">
            <text:p>0.584364</text:p>
          </table:table-cell>
          <table:table-cell office:value-type="float" office:value="0.595929" calcext:value-type="float">
            <text:p>0.595929</text:p>
          </table:table-cell>
          <table:table-cell office:value-type="float" office:value="0.609875" calcext:value-type="float">
            <text:p>0.60987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55682" calcext:value-type="float">
            <text:p>0.65568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68873" calcext:value-type="float">
            <text:p>0.46887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0.065332" calcext:value-type="float">
            <text:p>0.065332</text:p>
          </table:table-cell>
          <table:table-cell office:value-type="float" office:value="0.436796" calcext:value-type="float">
            <text:p>0.436796</text:p>
          </table:table-cell>
          <table:table-cell office:value-type="float" office:value="0.469037" calcext:value-type="float">
            <text:p>0.469037</text:p>
          </table:table-cell>
          <table:table-cell office:value-type="float" office:value="0.509525" calcext:value-type="float">
            <text:p>0.509525</text:p>
          </table:table-cell>
          <table:table-cell office:value-type="float" office:value="0.535835" calcext:value-type="float">
            <text:p>0.535835</text:p>
          </table:table-cell>
          <table:table-cell office:value-type="float" office:value="0.574524" calcext:value-type="float">
            <text:p>0.574524</text:p>
          </table:table-cell>
          <table:table-cell office:value-type="float" office:value="0.591474" calcext:value-type="float">
            <text:p>0.591474</text:p>
          </table:table-cell>
          <table:table-cell office:value-type="float" office:value="0.607026" calcext:value-type="float">
            <text:p>0.60702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55682" calcext:value-type="float">
            <text:p>0.65568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0576" calcext:value-type="float">
            <text:p>0.5057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0.111887" calcext:value-type="float">
            <text:p>0.111887</text:p>
          </table:table-cell>
          <table:table-cell office:value-type="float" office:value="0.449541" calcext:value-type="float">
            <text:p>0.449541</text:p>
          </table:table-cell>
          <table:table-cell office:value-type="float" office:value="0.501269" calcext:value-type="float">
            <text:p>0.501269</text:p>
          </table:table-cell>
          <table:table-cell office:value-type="float" office:value="0.523703" calcext:value-type="float">
            <text:p>0.523703</text:p>
          </table:table-cell>
          <table:table-cell office:value-type="float" office:value="0.563752" calcext:value-type="float">
            <text:p>0.563752</text:p>
          </table:table-cell>
          <table:table-cell office:value-type="float" office:value="0.587083" calcext:value-type="float">
            <text:p>0.587083</text:p>
          </table:table-cell>
          <table:table-cell office:value-type="float" office:value="0.602342" calcext:value-type="float">
            <text:p>0.60234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1246" calcext:value-type="float">
            <text:p>0.64124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0557" calcext:value-type="float">
            <text:p>0.520557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0.102058" calcext:value-type="float">
            <text:p>0.102058</text:p>
          </table:table-cell>
          <table:table-cell office:value-type="float" office:value="0.451425" calcext:value-type="float">
            <text:p>0.451425</text:p>
          </table:table-cell>
          <table:table-cell office:value-type="float" office:value="0.506054" calcext:value-type="float">
            <text:p>0.506054</text:p>
          </table:table-cell>
          <table:table-cell office:value-type="float" office:value="0.545537" calcext:value-type="float">
            <text:p>0.545537</text:p>
          </table:table-cell>
          <table:table-cell office:value-type="float" office:value="0.585208" calcext:value-type="float">
            <text:p>0.585208</text:p>
          </table:table-cell>
          <table:table-cell office:value-type="float" office:value="0.597488" calcext:value-type="float">
            <text:p>0.597488</text:p>
          </table:table-cell>
          <table:table-cell office:value-type="float" office:value="0.611742" calcext:value-type="float">
            <text:p>0.61174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2133" calcext:value-type="float">
            <text:p>0.64213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6639" calcext:value-type="float">
            <text:p>0.52663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-0.063218" calcext:value-type="float">
            <text:p>-0.063218</text:p>
          </table:table-cell>
          <table:table-cell office:value-type="float" office:value="0.466476" calcext:value-type="float">
            <text:p>0.466476</text:p>
          </table:table-cell>
          <table:table-cell office:value-type="float" office:value="0.515724" calcext:value-type="float">
            <text:p>0.515724</text:p>
          </table:table-cell>
          <table:table-cell office:value-type="float" office:value="0.564881" calcext:value-type="float">
            <text:p>0.564881</text:p>
          </table:table-cell>
          <table:table-cell office:value-type="float" office:value="0.594841" calcext:value-type="float">
            <text:p>0.594841</text:p>
          </table:table-cell>
          <table:table-cell office:value-type="float" office:value="0.605758" calcext:value-type="float">
            <text:p>0.60575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0091" calcext:value-type="float">
            <text:p>0.66009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8167" calcext:value-type="float">
            <text:p>0.51816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0.086025" calcext:value-type="float">
            <text:p>0.086025</text:p>
          </table:table-cell>
          <table:table-cell office:value-type="float" office:value="0.476082" calcext:value-type="float">
            <text:p>0.476082</text:p>
          </table:table-cell>
          <table:table-cell office:value-type="float" office:value="0.508396" calcext:value-type="float">
            <text:p>0.508396</text:p>
          </table:table-cell>
          <table:table-cell office:value-type="float" office:value="0.537671" calcext:value-type="float">
            <text:p>0.537671</text:p>
          </table:table-cell>
          <table:table-cell office:value-type="float" office:value="0.584206" calcext:value-type="float">
            <text:p>0.584206</text:p>
          </table:table-cell>
          <table:table-cell office:value-type="float" office:value="0.602045" calcext:value-type="float">
            <text:p>0.60204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9002" calcext:value-type="float">
            <text:p>0.67900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1055" calcext:value-type="float">
            <text:p>0.53105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" calcext:value-type="float">
            <text:p>-1</text:p>
          </table:table-cell>
          <table:table-cell office:value-type="float" office:value="-0.034467" calcext:value-type="float">
            <text:p>-0.034467</text:p>
          </table:table-cell>
          <table:table-cell office:value-type="float" office:value="0.469626" calcext:value-type="float">
            <text:p>0.469626</text:p>
          </table:table-cell>
          <table:table-cell office:value-type="float" office:value="0.500962" calcext:value-type="float">
            <text:p>0.500962</text:p>
          </table:table-cell>
          <table:table-cell office:value-type="float" office:value="0.518337" calcext:value-type="float">
            <text:p>0.518337</text:p>
          </table:table-cell>
          <table:table-cell office:value-type="float" office:value="0.55802" calcext:value-type="float">
            <text:p>0.55802</text:p>
          </table:table-cell>
          <table:table-cell office:value-type="float" office:value="0.589764" calcext:value-type="float">
            <text:p>0.589764</text:p>
          </table:table-cell>
          <table:table-cell office:value-type="float" office:value="0.601236" calcext:value-type="float">
            <text:p>0.60123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79593" calcext:value-type="float">
            <text:p>0.679593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510782" calcext:value-type="float">
            <text:p>0.51078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0.035863" calcext:value-type="float">
            <text:p>-0.035863</text:p>
          </table:table-cell>
          <table:table-cell office:value-type="float" office:value="0.46471" calcext:value-type="float">
            <text:p>0.46471</text:p>
          </table:table-cell>
          <table:table-cell office:value-type="float" office:value="0.499412" calcext:value-type="float">
            <text:p>0.499412</text:p>
          </table:table-cell>
          <table:table-cell office:value-type="float" office:value="0.532888" calcext:value-type="float">
            <text:p>0.532888</text:p>
          </table:table-cell>
          <table:table-cell office:value-type="float" office:value="0.568817" calcext:value-type="float">
            <text:p>0.568817</text:p>
          </table:table-cell>
          <table:table-cell office:value-type="float" office:value="0.593952" calcext:value-type="float">
            <text:p>0.593952</text:p>
          </table:table-cell>
          <table:table-cell office:value-type="float" office:value="0.604731" calcext:value-type="float">
            <text:p>0.60473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86021" calcext:value-type="float">
            <text:p>0.686021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513941" calcext:value-type="float">
            <text:p>0.51394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0.018317" calcext:value-type="float">
            <text:p>0.018317</text:p>
          </table:table-cell>
          <table:table-cell office:value-type="float" office:value="0.456779" calcext:value-type="float">
            <text:p>0.456779</text:p>
          </table:table-cell>
          <table:table-cell office:value-type="float" office:value="0.499678" calcext:value-type="float">
            <text:p>0.499678</text:p>
          </table:table-cell>
          <table:table-cell office:value-type="float" office:value="0.54273" calcext:value-type="float">
            <text:p>0.54273</text:p>
          </table:table-cell>
          <table:table-cell office:value-type="float" office:value="0.580653" calcext:value-type="float">
            <text:p>0.580653</text:p>
          </table:table-cell>
          <table:table-cell office:value-type="float" office:value="0.595645" calcext:value-type="float">
            <text:p>0.595645</text:p>
          </table:table-cell>
          <table:table-cell office:value-type="float" office:value="0.604965" calcext:value-type="float">
            <text:p>0.60496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77796" calcext:value-type="float">
            <text:p>0.677796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520131" calcext:value-type="float">
            <text:p>0.52013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" calcext:value-type="float">
            <text:p>-1</text:p>
          </table:table-cell>
          <table:table-cell office:value-type="float" office:value="0.075426" calcext:value-type="float">
            <text:p>0.075426</text:p>
          </table:table-cell>
          <table:table-cell office:value-type="float" office:value="0.460795" calcext:value-type="float">
            <text:p>0.460795</text:p>
          </table:table-cell>
          <table:table-cell office:value-type="float" office:value="0.521883" calcext:value-type="float">
            <text:p>0.521883</text:p>
          </table:table-cell>
          <table:table-cell office:value-type="float" office:value="0.569732" calcext:value-type="float">
            <text:p>0.569732</text:p>
          </table:table-cell>
          <table:table-cell office:value-type="float" office:value="0.589849" calcext:value-type="float">
            <text:p>0.589849</text:p>
          </table:table-cell>
          <table:table-cell office:value-type="float" office:value="0.600931" calcext:value-type="float">
            <text:p>0.600931</text:p>
          </table:table-cell>
          <table:table-cell office:value-type="float" office:value="0.611952" calcext:value-type="float">
            <text:p>0.61195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4984" calcext:value-type="float">
            <text:p>0.724984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53803" calcext:value-type="float">
            <text:p>0.5380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0.17834" calcext:value-type="float">
            <text:p>0.17834</text:p>
          </table:table-cell>
          <table:table-cell office:value-type="float" office:value="0.46957" calcext:value-type="float">
            <text:p>0.46957</text:p>
          </table:table-cell>
          <table:table-cell office:value-type="float" office:value="0.524191" calcext:value-type="float">
            <text:p>0.524191</text:p>
          </table:table-cell>
          <table:table-cell office:value-type="float" office:value="0.57348" calcext:value-type="float">
            <text:p>0.57348</text:p>
          </table:table-cell>
          <table:table-cell office:value-type="float" office:value="0.591798" calcext:value-type="float">
            <text:p>0.591798</text:p>
          </table:table-cell>
          <table:table-cell office:value-type="float" office:value="0.599866" calcext:value-type="float">
            <text:p>0.599866</text:p>
          </table:table-cell>
          <table:table-cell office:value-type="float" office:value="0.610352" calcext:value-type="float">
            <text:p>0.61035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346" calcext:value-type="float">
            <text:p>0.7034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758" calcext:value-type="float">
            <text:p>0.54758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0.049514" calcext:value-type="float">
            <text:p>0.049514</text:p>
          </table:table-cell>
          <table:table-cell office:value-type="float" office:value="0.488133" calcext:value-type="float">
            <text:p>0.488133</text:p>
          </table:table-cell>
          <table:table-cell office:value-type="float" office:value="0.536105" calcext:value-type="float">
            <text:p>0.536105</text:p>
          </table:table-cell>
          <table:table-cell office:value-type="float" office:value="0.581073" calcext:value-type="float">
            <text:p>0.581073</text:p>
          </table:table-cell>
          <table:table-cell office:value-type="float" office:value="0.596403" calcext:value-type="float">
            <text:p>0.596403</text:p>
          </table:table-cell>
          <table:table-cell office:value-type="float" office:value="0.602832" calcext:value-type="float">
            <text:p>0.602832</text:p>
          </table:table-cell>
          <table:table-cell office:value-type="float" office:value="0.612032" calcext:value-type="float">
            <text:p>0.61203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0415" calcext:value-type="float">
            <text:p>0.69041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8125" calcext:value-type="float">
            <text:p>0.53812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0.132825" calcext:value-type="float">
            <text:p>0.132825</text:p>
          </table:table-cell>
          <table:table-cell office:value-type="float" office:value="0.468698" calcext:value-type="float">
            <text:p>0.468698</text:p>
          </table:table-cell>
          <table:table-cell office:value-type="float" office:value="0.518257" calcext:value-type="float">
            <text:p>0.518257</text:p>
          </table:table-cell>
          <table:table-cell office:value-type="float" office:value="0.57053" calcext:value-type="float">
            <text:p>0.57053</text:p>
          </table:table-cell>
          <table:table-cell office:value-type="float" office:value="0.591631" calcext:value-type="float">
            <text:p>0.591631</text:p>
          </table:table-cell>
          <table:table-cell office:value-type="float" office:value="0.601505" calcext:value-type="float">
            <text:p>0.601505</text:p>
          </table:table-cell>
          <table:table-cell office:value-type="float" office:value="0.611395" calcext:value-type="float">
            <text:p>0.61139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6867" calcext:value-type="float">
            <text:p>0.65686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7645" calcext:value-type="float">
            <text:p>0.53764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" calcext:value-type="float">
            <text:p>-1</text:p>
          </table:table-cell>
          <table:table-cell office:value-type="float" office:value="0.082297" calcext:value-type="float">
            <text:p>0.082297</text:p>
          </table:table-cell>
          <table:table-cell office:value-type="float" office:value="0.466833" calcext:value-type="float">
            <text:p>0.466833</text:p>
          </table:table-cell>
          <table:table-cell office:value-type="float" office:value="0.51896" calcext:value-type="float">
            <text:p>0.51896</text:p>
          </table:table-cell>
          <table:table-cell office:value-type="float" office:value="0.576782" calcext:value-type="float">
            <text:p>0.576782</text:p>
          </table:table-cell>
          <table:table-cell office:value-type="float" office:value="0.596004" calcext:value-type="float">
            <text:p>0.596004</text:p>
          </table:table-cell>
          <table:table-cell office:value-type="float" office:value="0.607909" calcext:value-type="float">
            <text:p>0.60790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1607" calcext:value-type="float">
            <text:p>0.65160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3751" calcext:value-type="float">
            <text:p>0.53375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" calcext:value-type="float">
            <text:p>-1</text:p>
          </table:table-cell>
          <table:table-cell office:value-type="float" office:value="0.196513" calcext:value-type="float">
            <text:p>0.196513</text:p>
          </table:table-cell>
          <table:table-cell office:value-type="float" office:value="0.465557" calcext:value-type="float">
            <text:p>0.465557</text:p>
          </table:table-cell>
          <table:table-cell office:value-type="float" office:value="0.528801" calcext:value-type="float">
            <text:p>0.528801</text:p>
          </table:table-cell>
          <table:table-cell office:value-type="float" office:value="0.579698" calcext:value-type="float">
            <text:p>0.579698</text:p>
          </table:table-cell>
          <table:table-cell office:value-type="float" office:value="0.599687" calcext:value-type="float">
            <text:p>0.599687</text:p>
          </table:table-cell>
          <table:table-cell office:value-type="float" office:value="0.609138" calcext:value-type="float">
            <text:p>0.60913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0452" calcext:value-type="float">
            <text:p>0.66045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7696" calcext:value-type="float">
            <text:p>0.54769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" calcext:value-type="float">
            <text:p>-1</text:p>
          </table:table-cell>
          <table:table-cell office:value-type="float" office:value="0.16931" calcext:value-type="float">
            <text:p>0.16931</text:p>
          </table:table-cell>
          <table:table-cell office:value-type="float" office:value="0.475067" calcext:value-type="float">
            <text:p>0.475067</text:p>
          </table:table-cell>
          <table:table-cell office:value-type="float" office:value="0.542271" calcext:value-type="float">
            <text:p>0.542271</text:p>
          </table:table-cell>
          <table:table-cell office:value-type="float" office:value="0.589317" calcext:value-type="float">
            <text:p>0.589317</text:p>
          </table:table-cell>
          <table:table-cell office:value-type="float" office:value="0.599795" calcext:value-type="float">
            <text:p>0.599795</text:p>
          </table:table-cell>
          <table:table-cell office:value-type="float" office:value="0.609316" calcext:value-type="float">
            <text:p>0.60931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327" calcext:value-type="float">
            <text:p>0.6632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8546" calcext:value-type="float">
            <text:p>0.54854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" calcext:value-type="float">
            <text:p>-1</text:p>
          </table:table-cell>
          <table:table-cell office:value-type="float" office:value="0.106607" calcext:value-type="float">
            <text:p>0.106607</text:p>
          </table:table-cell>
          <table:table-cell office:value-type="float" office:value="0.470048" calcext:value-type="float">
            <text:p>0.470048</text:p>
          </table:table-cell>
          <table:table-cell office:value-type="float" office:value="0.542014" calcext:value-type="float">
            <text:p>0.542014</text:p>
          </table:table-cell>
          <table:table-cell office:value-type="float" office:value="0.58276" calcext:value-type="float">
            <text:p>0.58276</text:p>
          </table:table-cell>
          <table:table-cell office:value-type="float" office:value="0.594276" calcext:value-type="float">
            <text:p>0.594276</text:p>
          </table:table-cell>
          <table:table-cell office:value-type="float" office:value="0.602809" calcext:value-type="float">
            <text:p>0.60280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1807" calcext:value-type="float">
            <text:p>0.65180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8744" calcext:value-type="float">
            <text:p>0.53874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0.235745" calcext:value-type="float">
            <text:p>0.235745</text:p>
          </table:table-cell>
          <table:table-cell office:value-type="float" office:value="0.458041" calcext:value-type="float">
            <text:p>0.458041</text:p>
          </table:table-cell>
          <table:table-cell office:value-type="float" office:value="0.526296" calcext:value-type="float">
            <text:p>0.526296</text:p>
          </table:table-cell>
          <table:table-cell office:value-type="float" office:value="0.578832" calcext:value-type="float">
            <text:p>0.578832</text:p>
          </table:table-cell>
          <table:table-cell office:value-type="float" office:value="0.586573" calcext:value-type="float">
            <text:p>0.586573</text:p>
          </table:table-cell>
          <table:table-cell office:value-type="float" office:value="0.59911" calcext:value-type="float">
            <text:p>0.59911</text:p>
          </table:table-cell>
          <table:table-cell office:value-type="float" office:value="0.610117" calcext:value-type="float">
            <text:p>0.61011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458" calcext:value-type="float">
            <text:p>0.6445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6404" calcext:value-type="float">
            <text:p>0.5464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0.226695" calcext:value-type="float">
            <text:p>0.226695</text:p>
          </table:table-cell>
          <table:table-cell office:value-type="float" office:value="0.451221" calcext:value-type="float">
            <text:p>0.451221</text:p>
          </table:table-cell>
          <table:table-cell office:value-type="float" office:value="0.52364" calcext:value-type="float">
            <text:p>0.52364</text:p>
          </table:table-cell>
          <table:table-cell office:value-type="float" office:value="0.580526" calcext:value-type="float">
            <text:p>0.580526</text:p>
          </table:table-cell>
          <table:table-cell office:value-type="float" office:value="0.593201" calcext:value-type="float">
            <text:p>0.593201</text:p>
          </table:table-cell>
          <table:table-cell office:value-type="float" office:value="0.601464" calcext:value-type="float">
            <text:p>0.60146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57491" calcext:value-type="float">
            <text:p>0.65749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7136" calcext:value-type="float">
            <text:p>0.54713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" calcext:value-type="float">
            <text:p>-1</text:p>
          </table:table-cell>
          <table:table-cell office:value-type="float" office:value="0.207587" calcext:value-type="float">
            <text:p>0.207587</text:p>
          </table:table-cell>
          <table:table-cell office:value-type="float" office:value="0.462114" calcext:value-type="float">
            <text:p>0.462114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58501" calcext:value-type="float">
            <text:p>0.58501</text:p>
          </table:table-cell>
          <table:table-cell office:value-type="float" office:value="0.597231" calcext:value-type="float">
            <text:p>0.597231</text:p>
          </table:table-cell>
          <table:table-cell office:value-type="float" office:value="0.606252" calcext:value-type="float">
            <text:p>0.60625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0042" calcext:value-type="float">
            <text:p>0.66004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8392" calcext:value-type="float">
            <text:p>0.54839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" calcext:value-type="float">
            <text:p>-1</text:p>
          </table:table-cell>
          <table:table-cell office:value-type="float" office:value="0.220843" calcext:value-type="float">
            <text:p>0.220843</text:p>
          </table:table-cell>
          <table:table-cell office:value-type="float" office:value="0.467823" calcext:value-type="float">
            <text:p>0.467823</text:p>
          </table:table-cell>
          <table:table-cell office:value-type="float" office:value="0.532037" calcext:value-type="float">
            <text:p>0.532037</text:p>
          </table:table-cell>
          <table:table-cell office:value-type="float" office:value="0.584216" calcext:value-type="float">
            <text:p>0.584216</text:p>
          </table:table-cell>
          <table:table-cell office:value-type="float" office:value="0.59911" calcext:value-type="float">
            <text:p>0.59911</text:p>
          </table:table-cell>
          <table:table-cell office:value-type="float" office:value="0.607541" calcext:value-type="float">
            <text:p>0.60754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9008" calcext:value-type="float">
            <text:p>0.66900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177" calcext:value-type="float">
            <text:p>0.5517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" calcext:value-type="float">
            <text:p>-1</text:p>
          </table:table-cell>
          <table:table-cell office:value-type="float" office:value="0.067104" calcext:value-type="float">
            <text:p>0.067104</text:p>
          </table:table-cell>
          <table:table-cell office:value-type="float" office:value="0.438112" calcext:value-type="float">
            <text:p>0.438112</text:p>
          </table:table-cell>
          <table:table-cell office:value-type="float" office:value="0.495869" calcext:value-type="float">
            <text:p>0.495869</text:p>
          </table:table-cell>
          <table:table-cell office:value-type="float" office:value="0.540878" calcext:value-type="float">
            <text:p>0.540878</text:p>
          </table:table-cell>
          <table:table-cell office:value-type="float" office:value="0.584949" calcext:value-type="float">
            <text:p>0.584949</text:p>
          </table:table-cell>
          <table:table-cell office:value-type="float" office:value="0.59911" calcext:value-type="float">
            <text:p>0.59911</text:p>
          </table:table-cell>
          <table:table-cell office:value-type="float" office:value="0.6107" calcext:value-type="float">
            <text:p>0.610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5139" calcext:value-type="float">
            <text:p>0.72513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8661" calcext:value-type="float">
            <text:p>0.52866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" calcext:value-type="float">
            <text:p>-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449901" calcext:value-type="float">
            <text:p>0.449901</text:p>
          </table:table-cell>
          <table:table-cell office:value-type="float" office:value="0.49747" calcext:value-type="float">
            <text:p>0.49747</text:p>
          </table:table-cell>
          <table:table-cell office:value-type="float" office:value="0.531404" calcext:value-type="float">
            <text:p>0.531404</text:p>
          </table:table-cell>
          <table:table-cell office:value-type="float" office:value="0.572594" calcext:value-type="float">
            <text:p>0.572594</text:p>
          </table:table-cell>
          <table:table-cell office:value-type="float" office:value="0.591407" calcext:value-type="float">
            <text:p>0.591407</text:p>
          </table:table-cell>
          <table:table-cell office:value-type="float" office:value="0.6081" calcext:value-type="float">
            <text:p>0.608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17665" calcext:value-type="float">
            <text:p>0.71766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4916" calcext:value-type="float">
            <text:p>0.52491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office:value-type="float" office:value="0.19021" calcext:value-type="float">
            <text:p>0.19021</text:p>
          </table:table-cell>
          <table:table-cell office:value-type="float" office:value="0.451118" calcext:value-type="float">
            <text:p>0.451118</text:p>
          </table:table-cell>
          <table:table-cell office:value-type="float" office:value="0.499064" calcext:value-type="float">
            <text:p>0.499064</text:p>
          </table:table-cell>
          <table:table-cell office:value-type="float" office:value="0.531183" calcext:value-type="float">
            <text:p>0.531183</text:p>
          </table:table-cell>
          <table:table-cell office:value-type="float" office:value="0.570261" calcext:value-type="float">
            <text:p>0.570261</text:p>
          </table:table-cell>
          <table:table-cell office:value-type="float" office:value="0.588475" calcext:value-type="float">
            <text:p>0.588475</text:p>
          </table:table-cell>
          <table:table-cell office:value-type="float" office:value="0.604549" calcext:value-type="float">
            <text:p>0.60454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2722" calcext:value-type="float">
            <text:p>0.70272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6233" calcext:value-type="float">
            <text:p>0.53623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" calcext:value-type="float">
            <text:p>-1</text:p>
          </table:table-cell>
          <table:table-cell office:value-type="float" office:value="0.056141" calcext:value-type="float">
            <text:p>0.056141</text:p>
          </table:table-cell>
          <table:table-cell office:value-type="float" office:value="0.46961" calcext:value-type="float">
            <text:p>0.46961</text:p>
          </table:table-cell>
          <table:table-cell office:value-type="float" office:value="0.508999" calcext:value-type="float">
            <text:p>0.508999</text:p>
          </table:table-cell>
          <table:table-cell office:value-type="float" office:value="0.543153" calcext:value-type="float">
            <text:p>0.543153</text:p>
          </table:table-cell>
          <table:table-cell office:value-type="float" office:value="0.583016" calcext:value-type="float">
            <text:p>0.583016</text:p>
          </table:table-cell>
          <table:table-cell office:value-type="float" office:value="0.589125" calcext:value-type="float">
            <text:p>0.589125</text:p>
          </table:table-cell>
          <table:table-cell office:value-type="float" office:value="0.60655" calcext:value-type="float">
            <text:p>0.6065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2095" calcext:value-type="float">
            <text:p>0.65209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3343" calcext:value-type="float">
            <text:p>0.52334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" calcext:value-type="float">
            <text:p>-1</text:p>
          </table:table-cell>
          <table:table-cell office:value-type="float" office:value="0.120386" calcext:value-type="float">
            <text:p>0.120386</text:p>
          </table:table-cell>
          <table:table-cell office:value-type="float" office:value="0.490487" calcext:value-type="float">
            <text:p>0.490487</text:p>
          </table:table-cell>
          <table:table-cell office:value-type="float" office:value="0.522194" calcext:value-type="float">
            <text:p>0.522194</text:p>
          </table:table-cell>
          <table:table-cell office:value-type="float" office:value="0.559933" calcext:value-type="float">
            <text:p>0.559933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5601" calcext:value-type="float">
            <text:p>0.595601</text:p>
          </table:table-cell>
          <table:table-cell office:value-type="float" office:value="0.610723" calcext:value-type="float">
            <text:p>0.61072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2095" calcext:value-type="float">
            <text:p>0.65209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6247" calcext:value-type="float">
            <text:p>0.536247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" calcext:value-type="float">
            <text:p>-1</text:p>
          </table:table-cell>
          <table:table-cell office:value-type="float" office:value="0.321022" calcext:value-type="float">
            <text:p>0.321022</text:p>
          </table:table-cell>
          <table:table-cell office:value-type="float" office:value="0.49646" calcext:value-type="float">
            <text:p>0.49646</text:p>
          </table:table-cell>
          <table:table-cell office:value-type="float" office:value="0.532215" calcext:value-type="float">
            <text:p>0.532215</text:p>
          </table:table-cell>
          <table:table-cell office:value-type="float" office:value="0.577934" calcext:value-type="float">
            <text:p>0.577934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6697" calcext:value-type="float">
            <text:p>0.596697</text:p>
          </table:table-cell>
          <table:table-cell office:value-type="float" office:value="0.609043" calcext:value-type="float">
            <text:p>0.60904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1246" calcext:value-type="float">
            <text:p>0.64124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8566" calcext:value-type="float">
            <text:p>0.55856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192055" calcext:value-type="float">
            <text:p>0.192055</text:p>
          </table:table-cell>
          <table:table-cell office:value-type="float" office:value="0.400085" calcext:value-type="float">
            <text:p>0.400085</text:p>
          </table:table-cell>
          <table:table-cell office:value-type="float" office:value="0.488745" calcext:value-type="float">
            <text:p>0.488745</text:p>
          </table:table-cell>
          <table:table-cell office:value-type="float" office:value="0.526267" calcext:value-type="float">
            <text:p>0.526267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600895" calcext:value-type="float">
            <text:p>0.600895</text:p>
          </table:table-cell>
          <table:table-cell office:value-type="float" office:value="0.612162" calcext:value-type="float">
            <text:p>0.612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5958" calcext:value-type="float">
            <text:p>0.65595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8536" calcext:value-type="float">
            <text:p>0.56853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0.296103" calcext:value-type="float">
            <text:p>0.296103</text:p>
          </table:table-cell>
          <table:table-cell office:value-type="float" office:value="0.491407" calcext:value-type="float">
            <text:p>0.491407</text:p>
          </table:table-cell>
          <table:table-cell office:value-type="float" office:value="0.53042" calcext:value-type="float">
            <text:p>0.53042</text:p>
          </table:table-cell>
          <table:table-cell office:value-type="float" office:value="0.585013" calcext:value-type="float">
            <text:p>0.585013</text:p>
          </table:table-cell>
          <table:table-cell office:value-type="float" office:value="0.588845" calcext:value-type="float">
            <text:p>0.588845</text:p>
          </table:table-cell>
          <table:table-cell office:value-type="float" office:value="0.601478" calcext:value-type="float">
            <text:p>0.60147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96896" calcext:value-type="float">
            <text:p>0.69689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2728" calcext:value-type="float">
            <text:p>0.562728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0.230974" calcext:value-type="float">
            <text:p>0.230974</text:p>
          </table:table-cell>
          <table:table-cell office:value-type="float" office:value="0.468829" calcext:value-type="float">
            <text:p>0.468829</text:p>
          </table:table-cell>
          <table:table-cell office:value-type="float" office:value="0.500961" calcext:value-type="float">
            <text:p>0.500961</text:p>
          </table:table-cell>
          <table:table-cell office:value-type="float" office:value="0.55998" calcext:value-type="float">
            <text:p>0.55998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601621" calcext:value-type="float">
            <text:p>0.60162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3752" calcext:value-type="float">
            <text:p>0.70375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8954" calcext:value-type="float">
            <text:p>0.548954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0.284973" calcext:value-type="float">
            <text:p>0.284973</text:p>
          </table:table-cell>
          <table:table-cell office:value-type="float" office:value="0.479307" calcext:value-type="float">
            <text:p>0.479307</text:p>
          </table:table-cell>
          <table:table-cell office:value-type="float" office:value="0.536264" calcext:value-type="float">
            <text:p>0.536264</text:p>
          </table:table-cell>
          <table:table-cell office:value-type="float" office:value="0.58501" calcext:value-type="float">
            <text:p>0.58501</text:p>
          </table:table-cell>
          <table:table-cell office:value-type="float" office:value="0.586995" calcext:value-type="float">
            <text:p>0.586995</text:p>
          </table:table-cell>
          <table:table-cell office:value-type="float" office:value="0.604412" calcext:value-type="float">
            <text:p>0.60441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54413" calcext:value-type="float">
            <text:p>0.75441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6849" calcext:value-type="float">
            <text:p>0.56684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" calcext:value-type="float">
            <text:p>-1</text:p>
          </table:table-cell>
          <table:table-cell office:value-type="float" office:value="0.189135" calcext:value-type="float">
            <text:p>0.189135</text:p>
          </table:table-cell>
          <table:table-cell office:value-type="float" office:value="0.476267" calcext:value-type="float">
            <text:p>0.476267</text:p>
          </table:table-cell>
          <table:table-cell office:value-type="float" office:value="0.525625" calcext:value-type="float">
            <text:p>0.525625</text:p>
          </table:table-cell>
          <table:table-cell office:value-type="float" office:value="0.579455" calcext:value-type="float">
            <text:p>0.579455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600454" calcext:value-type="float">
            <text:p>0.60045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35781" calcext:value-type="float">
            <text:p>0.7357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3014" calcext:value-type="float">
            <text:p>0.55301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-0.004279" calcext:value-type="float">
            <text:p>-0.004279</text:p>
          </table:table-cell>
          <table:table-cell office:value-type="float" office:value="0.455937" calcext:value-type="float">
            <text:p>0.455937</text:p>
          </table:table-cell>
          <table:table-cell office:value-type="float" office:value="0.498003" calcext:value-type="float">
            <text:p>0.498003</text:p>
          </table:table-cell>
          <table:table-cell office:value-type="float" office:value="0.538225" calcext:value-type="float">
            <text:p>0.538225</text:p>
          </table:table-cell>
          <table:table-cell office:value-type="float" office:value="0.581998" calcext:value-type="float">
            <text:p>0.581998</text:p>
          </table:table-cell>
          <table:table-cell office:value-type="float" office:value="0.589682" calcext:value-type="float">
            <text:p>0.589682</text:p>
          </table:table-cell>
          <table:table-cell office:value-type="float" office:value="0.609781" calcext:value-type="float">
            <text:p>0.60978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6076" calcext:value-type="float">
            <text:p>0.72607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2017" calcext:value-type="float">
            <text:p>0.52201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0.125243" calcext:value-type="float">
            <text:p>0.125243</text:p>
          </table:table-cell>
          <table:table-cell office:value-type="float" office:value="0.465933" calcext:value-type="float">
            <text:p>0.465933</text:p>
          </table:table-cell>
          <table:table-cell office:value-type="float" office:value="0.506796" calcext:value-type="float">
            <text:p>0.506796</text:p>
          </table:table-cell>
          <table:table-cell office:value-type="float" office:value="0.551006" calcext:value-type="float">
            <text:p>0.551006</text:p>
          </table:table-cell>
          <table:table-cell office:value-type="float" office:value="0.585228" calcext:value-type="float">
            <text:p>0.585228</text:p>
          </table:table-cell>
          <table:table-cell office:value-type="float" office:value="0.591334" calcext:value-type="float">
            <text:p>0.591334</text:p>
          </table:table-cell>
          <table:table-cell office:value-type="float" office:value="0.609424" calcext:value-type="float">
            <text:p>0.60942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7263" calcext:value-type="float">
            <text:p>0.70726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6697" calcext:value-type="float">
            <text:p>0.53669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-0.097347" calcext:value-type="float">
            <text:p>-0.097347</text:p>
          </table:table-cell>
          <table:table-cell office:value-type="float" office:value="0.422648" calcext:value-type="float">
            <text:p>0.422648</text:p>
          </table:table-cell>
          <table:table-cell office:value-type="float" office:value="0.478192" calcext:value-type="float">
            <text:p>0.478192</text:p>
          </table:table-cell>
          <table:table-cell office:value-type="float" office:value="0.523847" calcext:value-type="float">
            <text:p>0.523847</text:p>
          </table:table-cell>
          <table:table-cell office:value-type="float" office:value="0.580236" calcext:value-type="float">
            <text:p>0.580236</text:p>
          </table:table-cell>
          <table:table-cell office:value-type="float" office:value="0.589147" calcext:value-type="float">
            <text:p>0.589147</text:p>
          </table:table-cell>
          <table:table-cell office:value-type="float" office:value="0.606783" calcext:value-type="float">
            <text:p>0.60678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9538" calcext:value-type="float">
            <text:p>0.72953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05779" calcext:value-type="float">
            <text:p>0.50577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-0.076423" calcext:value-type="float">
            <text:p>-0.076423</text:p>
          </table:table-cell>
          <table:table-cell office:value-type="float" office:value="0.426363" calcext:value-type="float">
            <text:p>0.426363</text:p>
          </table:table-cell>
          <table:table-cell office:value-type="float" office:value="0.477731" calcext:value-type="float">
            <text:p>0.477731</text:p>
          </table:table-cell>
          <table:table-cell office:value-type="float" office:value="0.514402" calcext:value-type="float">
            <text:p>0.514402</text:p>
          </table:table-cell>
          <table:table-cell office:value-type="float" office:value="0.567779" calcext:value-type="float">
            <text:p>0.567779</text:p>
          </table:table-cell>
          <table:table-cell office:value-type="float" office:value="0.58632" calcext:value-type="float">
            <text:p>0.58632</text:p>
          </table:table-cell>
          <table:table-cell office:value-type="float" office:value="0.603528" calcext:value-type="float">
            <text:p>0.60352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65926" calcext:value-type="float">
            <text:p>0.76592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09037" calcext:value-type="float">
            <text:p>0.509037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-0.022698" calcext:value-type="float">
            <text:p>-0.022698</text:p>
          </table:table-cell>
          <table:table-cell office:value-type="float" office:value="0.42592" calcext:value-type="float">
            <text:p>0.42592</text:p>
          </table:table-cell>
          <table:table-cell office:value-type="float" office:value="0.48874" calcext:value-type="float">
            <text:p>0.48874</text:p>
          </table:table-cell>
          <table:table-cell office:value-type="float" office:value="0.52895" calcext:value-type="float">
            <text:p>0.52895</text:p>
          </table:table-cell>
          <table:table-cell office:value-type="float" office:value="0.578694" calcext:value-type="float">
            <text:p>0.578694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601554" calcext:value-type="float">
            <text:p>0.60155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38658" calcext:value-type="float">
            <text:p>0.73865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5086" calcext:value-type="float">
            <text:p>0.51508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0.019516" calcext:value-type="float">
            <text:p>0.019516</text:p>
          </table:table-cell>
          <table:table-cell office:value-type="float" office:value="0.406111" calcext:value-type="float">
            <text:p>0.406111</text:p>
          </table:table-cell>
          <table:table-cell office:value-type="float" office:value="0.49437" calcext:value-type="float">
            <text:p>0.49437</text:p>
          </table:table-cell>
          <table:table-cell office:value-type="float" office:value="0.541145" calcext:value-type="float">
            <text:p>0.541145</text:p>
          </table:table-cell>
          <table:table-cell office:value-type="float" office:value="0.585475" calcext:value-type="float">
            <text:p>0.585475</text:p>
          </table:table-cell>
          <table:table-cell office:value-type="float" office:value="0.587673" calcext:value-type="float">
            <text:p>0.587673</text:p>
          </table:table-cell>
          <table:table-cell office:value-type="float" office:value="0.608239" calcext:value-type="float">
            <text:p>0.60823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16025" calcext:value-type="float">
            <text:p>0.71602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833" calcext:value-type="float">
            <text:p>0.5183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-0.184044" calcext:value-type="float">
            <text:p>-0.184044</text:p>
          </table:table-cell>
          <table:table-cell office:value-type="float" office:value="0.446552" calcext:value-type="float">
            <text:p>0.446552</text:p>
          </table:table-cell>
          <table:table-cell office:value-type="float" office:value="0.526207" calcext:value-type="float">
            <text:p>0.526207</text:p>
          </table:table-cell>
          <table:table-cell office:value-type="float" office:value="0.583174" calcext:value-type="float">
            <text:p>0.583174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601197" calcext:value-type="float">
            <text:p>0.60119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70151" calcext:value-type="float">
            <text:p>0.77015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6666" calcext:value-type="float">
            <text:p>0.51666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0.044537" calcext:value-type="float">
            <text:p>0.044537</text:p>
          </table:table-cell>
          <table:table-cell office:value-type="float" office:value="0.483877" calcext:value-type="float">
            <text:p>0.483877</text:p>
          </table:table-cell>
          <table:table-cell office:value-type="float" office:value="0.527743" calcext:value-type="float">
            <text:p>0.527743</text:p>
          </table:table-cell>
          <table:table-cell office:value-type="float" office:value="0.581149" calcext:value-type="float">
            <text:p>0.581149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7469" calcext:value-type="float">
            <text:p>0.597469</text:p>
          </table:table-cell>
          <table:table-cell office:value-type="float" office:value="0.611952" calcext:value-type="float">
            <text:p>0.61195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52593" calcext:value-type="float">
            <text:p>0.75259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1037" calcext:value-type="float">
            <text:p>0.541037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-0.191069" calcext:value-type="float">
            <text:p>-0.191069</text:p>
          </table:table-cell>
          <table:table-cell office:value-type="float" office:value="0.463781" calcext:value-type="float">
            <text:p>0.463781</text:p>
          </table:table-cell>
          <table:table-cell office:value-type="float" office:value="0.533179" calcext:value-type="float">
            <text:p>0.533179</text:p>
          </table:table-cell>
          <table:table-cell office:value-type="float" office:value="0.581792" calcext:value-type="float">
            <text:p>0.581792</text:p>
          </table:table-cell>
          <table:table-cell office:value-type="float" office:value="0.588087" calcext:value-type="float">
            <text:p>0.588087</text:p>
          </table:table-cell>
          <table:table-cell office:value-type="float" office:value="0.604007" calcext:value-type="float">
            <text:p>0.60400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38153" calcext:value-type="float">
            <text:p>0.73815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5505" calcext:value-type="float">
            <text:p>0.51550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office:value-type="float" office:value="0.051969" calcext:value-type="float">
            <text:p>0.051969</text:p>
          </table:table-cell>
          <table:table-cell office:value-type="float" office:value="0.482534" calcext:value-type="float">
            <text:p>0.482534</text:p>
          </table:table-cell>
          <table:table-cell office:value-type="float" office:value="0.548669" calcext:value-type="float">
            <text:p>0.548669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602592" calcext:value-type="float">
            <text:p>0.602592</text:p>
          </table:table-cell>
          <table:table-cell table:number-columns-repeated="4" office:value-type="float" office:value="0.612372" calcext:value-type="float">
            <text:p>0.612372</text:p>
          </table:table-cell>
          <table:table-cell office:value-type="float" office:value="0.76655" calcext:value-type="float">
            <text:p>0.7665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8811" calcext:value-type="float">
            <text:p>0.54881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0.126776" calcext:value-type="float">
            <text:p>-0.126776</text:p>
          </table:table-cell>
          <table:table-cell office:value-type="float" office:value="0.453437" calcext:value-type="float">
            <text:p>0.453437</text:p>
          </table:table-cell>
          <table:table-cell office:value-type="float" office:value="0.520566" calcext:value-type="float">
            <text:p>0.520566</text:p>
          </table:table-cell>
          <table:table-cell office:value-type="float" office:value="0.574366" calcext:value-type="float">
            <text:p>0.574366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603399" calcext:value-type="float">
            <text:p>0.60339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82946" calcext:value-type="float">
            <text:p>0.78294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3136" calcext:value-type="float">
            <text:p>0.52313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0.031334" calcext:value-type="float">
            <text:p>-0.031334</text:p>
          </table:table-cell>
          <table:table-cell office:value-type="float" office:value="0.446794" calcext:value-type="float">
            <text:p>0.446794</text:p>
          </table:table-cell>
          <table:table-cell office:value-type="float" office:value="0.513694" calcext:value-type="float">
            <text:p>0.513694</text:p>
          </table:table-cell>
          <table:table-cell office:value-type="float" office:value="0.562578" calcext:value-type="float">
            <text:p>0.562578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2838" calcext:value-type="float">
            <text:p>0.592838</text:p>
          </table:table-cell>
          <table:table-cell office:value-type="float" office:value="0.609531" calcext:value-type="float">
            <text:p>0.60953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91654" calcext:value-type="float">
            <text:p>0.79165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968" calcext:value-type="float">
            <text:p>0.5296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" calcext:value-type="float">
            <text:p>-1</text:p>
          </table:table-cell>
          <table:table-cell office:value-type="float" office:value="0.079935" calcext:value-type="float">
            <text:p>0.079935</text:p>
          </table:table-cell>
          <table:table-cell office:value-type="float" office:value="0.476735" calcext:value-type="float">
            <text:p>0.476735</text:p>
          </table:table-cell>
          <table:table-cell office:value-type="float" office:value="0.52866" calcext:value-type="float">
            <text:p>0.52866</text:p>
          </table:table-cell>
          <table:table-cell office:value-type="float" office:value="0.577361" calcext:value-type="float">
            <text:p>0.577361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6975" calcext:value-type="float">
            <text:p>0.596975</text:p>
          </table:table-cell>
          <table:table-cell office:value-type="float" office:value="0.609003" calcext:value-type="float">
            <text:p>0.60900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91472" calcext:value-type="float">
            <text:p>0.79147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7119" calcext:value-type="float">
            <text:p>0.547119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34531" calcext:value-type="float">
            <text:p>0.034531</text:p>
          </table:table-cell>
          <table:table-cell office:value-type="float" office:value="0.290698" calcext:value-type="float">
            <text:p>0.290698</text:p>
          </table:table-cell>
          <table:table-cell office:value-type="float" office:value="0.481856" calcext:value-type="float">
            <text:p>0.481856</text:p>
          </table:table-cell>
          <table:table-cell office:value-type="float" office:value="0.523022" calcext:value-type="float">
            <text:p>0.523022</text:p>
          </table:table-cell>
          <table:table-cell office:value-type="float" office:value="0.572941" calcext:value-type="float">
            <text:p>0.572941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7484" calcext:value-type="float">
            <text:p>0.59748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062" calcext:value-type="float">
            <text:p>0.62062</text:p>
          </table:table-cell>
          <table:table-cell office:value-type="float" office:value="0.828937" calcext:value-type="float">
            <text:p>0.82893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2661" calcext:value-type="float">
            <text:p>0.57266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0.112501" calcext:value-type="float">
            <text:p>-0.112501</text:p>
          </table:table-cell>
          <table:table-cell office:value-type="float" office:value="0.446152" calcext:value-type="float">
            <text:p>0.446152</text:p>
          </table:table-cell>
          <table:table-cell office:value-type="float" office:value="0.50591" calcext:value-type="float">
            <text:p>0.50591</text:p>
          </table:table-cell>
          <table:table-cell office:value-type="float" office:value="0.554575" calcext:value-type="float">
            <text:p>0.554575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4652" calcext:value-type="float">
            <text:p>0.59465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51353" calcext:value-type="float">
            <text:p>0.75135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6356" calcext:value-type="float">
            <text:p>0.516356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0.098529" calcext:value-type="float">
            <text:p>-0.098529</text:p>
          </table:table-cell>
          <table:table-cell office:value-type="float" office:value="0.420482" calcext:value-type="float">
            <text:p>0.420482</text:p>
          </table:table-cell>
          <table:table-cell office:value-type="float" office:value="0.492581" calcext:value-type="float">
            <text:p>0.492581</text:p>
          </table:table-cell>
          <table:table-cell office:value-type="float" office:value="0.556261" calcext:value-type="float">
            <text:p>0.556261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2768" calcext:value-type="float">
            <text:p>0.592768</text:p>
          </table:table-cell>
          <table:table-cell office:value-type="float" office:value="0.609642" calcext:value-type="float">
            <text:p>0.60964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45138" calcext:value-type="float">
            <text:p>0.74513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2939" calcext:value-type="float">
            <text:p>0.51293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" calcext:value-type="float">
            <text:p>-1</text:p>
          </table:table-cell>
          <table:table-cell office:value-type="float" office:value="-0.380663" calcext:value-type="float">
            <text:p>-0.380663</text:p>
          </table:table-cell>
          <table:table-cell office:value-type="float" office:value="0.428083" calcext:value-type="float">
            <text:p>0.428083</text:p>
          </table:table-cell>
          <table:table-cell office:value-type="float" office:value="0.509938" calcext:value-type="float">
            <text:p>0.509938</text:p>
          </table:table-cell>
          <table:table-cell office:value-type="float" office:value="0.56269" calcext:value-type="float">
            <text:p>0.56269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943" calcext:value-type="float">
            <text:p>0.59943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3619" calcext:value-type="float">
            <text:p>0.7361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7909" calcext:value-type="float">
            <text:p>0.487909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" calcext:value-type="float">
            <text:p>-1</text:p>
          </table:table-cell>
          <table:table-cell office:value-type="float" office:value="-0.288242" calcext:value-type="float">
            <text:p>-0.288242</text:p>
          </table:table-cell>
          <table:table-cell office:value-type="float" office:value="0.398156" calcext:value-type="float">
            <text:p>0.398156</text:p>
          </table:table-cell>
          <table:table-cell office:value-type="float" office:value="0.489495" calcext:value-type="float">
            <text:p>0.489495</text:p>
          </table:table-cell>
          <table:table-cell office:value-type="float" office:value="0.551692" calcext:value-type="float">
            <text:p>0.551692</text:p>
          </table:table-cell>
          <table:table-cell office:value-type="float" office:value="0.586302" calcext:value-type="float">
            <text:p>0.586302</text:p>
          </table:table-cell>
          <table:table-cell office:value-type="float" office:value="0.595994" calcext:value-type="float">
            <text:p>0.595994</text:p>
          </table:table-cell>
          <table:table-cell office:value-type="float" office:value="0.609757" calcext:value-type="float">
            <text:p>0.60975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2594" calcext:value-type="float">
            <text:p>0.72259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9049" calcext:value-type="float">
            <text:p>0.48904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" calcext:value-type="float">
            <text:p>-1</text:p>
          </table:table-cell>
          <table:table-cell office:value-type="float" office:value="-0.076889" calcext:value-type="float">
            <text:p>-0.076889</text:p>
          </table:table-cell>
          <table:table-cell office:value-type="float" office:value="0.433432" calcext:value-type="float">
            <text:p>0.433432</text:p>
          </table:table-cell>
          <table:table-cell office:value-type="float" office:value="0.487936" calcext:value-type="float">
            <text:p>0.487936</text:p>
          </table:table-cell>
          <table:table-cell office:value-type="float" office:value="0.529229" calcext:value-type="float">
            <text:p>0.529229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595622" calcext:value-type="float">
            <text:p>0.595622</text:p>
          </table:table-cell>
          <table:table-cell office:value-type="float" office:value="0.611968" calcext:value-type="float">
            <text:p>0.61196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47158" calcext:value-type="float">
            <text:p>0.74715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321" calcext:value-type="float">
            <text:p>0.5132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" calcext:value-type="float">
            <text:p>-1</text:p>
          </table:table-cell>
          <table:table-cell office:value-type="float" office:value="-0.24399" calcext:value-type="float">
            <text:p>-0.24399</text:p>
          </table:table-cell>
          <table:table-cell office:value-type="float" office:value="0.323231" calcext:value-type="float">
            <text:p>0.323231</text:p>
          </table:table-cell>
          <table:table-cell office:value-type="float" office:value="0.480937" calcext:value-type="float">
            <text:p>0.480937</text:p>
          </table:table-cell>
          <table:table-cell office:value-type="float" office:value="0.531448" calcext:value-type="float">
            <text:p>0.531448</text:p>
          </table:table-cell>
          <table:table-cell office:value-type="float" office:value="0.585228" calcext:value-type="float">
            <text:p>0.585228</text:p>
          </table:table-cell>
          <table:table-cell office:value-type="float" office:value="0.597608" calcext:value-type="float">
            <text:p>0.597608</text:p>
          </table:table-cell>
          <table:table-cell office:value-type="float" office:value="0.607391" calcext:value-type="float">
            <text:p>0.60739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8853" calcext:value-type="float">
            <text:p>0.70885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1545" calcext:value-type="float">
            <text:p>0.481545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" calcext:value-type="float">
            <text:p>-1</text:p>
          </table:table-cell>
          <table:table-cell office:value-type="float" office:value="-0.149759" calcext:value-type="float">
            <text:p>-0.149759</text:p>
          </table:table-cell>
          <table:table-cell office:value-type="float" office:value="0.29745" calcext:value-type="float">
            <text:p>0.29745</text:p>
          </table:table-cell>
          <table:table-cell office:value-type="float" office:value="0.461907" calcext:value-type="float">
            <text:p>0.461907</text:p>
          </table:table-cell>
          <table:table-cell office:value-type="float" office:value="0.532935" calcext:value-type="float">
            <text:p>0.532935</text:p>
          </table:table-cell>
          <table:table-cell office:value-type="float" office:value="0.587012" calcext:value-type="float">
            <text:p>0.587012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5679" calcext:value-type="float">
            <text:p>0.60567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5899" calcext:value-type="float">
            <text:p>0.69589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5516" calcext:value-type="float">
            <text:p>0.48551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" calcext:value-type="float">
            <text:p>-1</text:p>
          </table:table-cell>
          <table:table-cell office:value-type="float" office:value="-0.11284" calcext:value-type="float">
            <text:p>-0.11284</text:p>
          </table:table-cell>
          <table:table-cell office:value-type="float" office:value="0.334755" calcext:value-type="float">
            <text:p>0.334755</text:p>
          </table:table-cell>
          <table:table-cell office:value-type="float" office:value="0.503666" calcext:value-type="float">
            <text:p>0.503666</text:p>
          </table:table-cell>
          <table:table-cell office:value-type="float" office:value="0.577193" calcext:value-type="float">
            <text:p>0.577193</text:p>
          </table:table-cell>
          <table:table-cell office:value-type="float" office:value="0.593023" calcext:value-type="float">
            <text:p>0.593023</text:p>
          </table:table-cell>
          <table:table-cell office:value-type="float" office:value="0.601102" calcext:value-type="float">
            <text:p>0.60110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20768" calcext:value-type="float">
            <text:p>0.72076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05478" calcext:value-type="float">
            <text:p>0.505478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" calcext:value-type="float">
            <text:p>-1</text:p>
          </table:table-cell>
          <table:table-cell office:value-type="float" office:value="-0.447266" calcext:value-type="float">
            <text:p>-0.447266</text:p>
          </table:table-cell>
          <table:table-cell office:value-type="float" office:value="0.194367" calcext:value-type="float">
            <text:p>0.194367</text:p>
          </table:table-cell>
          <table:table-cell office:value-type="float" office:value="0.444303" calcext:value-type="float">
            <text:p>0.444303</text:p>
          </table:table-cell>
          <table:table-cell office:value-type="float" office:value="0.533145" calcext:value-type="float">
            <text:p>0.533145</text:p>
          </table:table-cell>
          <table:table-cell office:value-type="float" office:value="0.589129" calcext:value-type="float">
            <text:p>0.589129</text:p>
          </table:table-cell>
          <table:table-cell office:value-type="float" office:value="0.601257" calcext:value-type="float">
            <text:p>0.60125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1546" calcext:value-type="float">
            <text:p>0.71154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4636" calcext:value-type="float">
            <text:p>0.4463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" calcext:value-type="float">
            <text:p>-1</text:p>
          </table:table-cell>
          <table:table-cell office:value-type="float" office:value="-0.296397" calcext:value-type="float">
            <text:p>-0.296397</text:p>
          </table:table-cell>
          <table:table-cell office:value-type="float" office:value="0.225605" calcext:value-type="float">
            <text:p>0.225605</text:p>
          </table:table-cell>
          <table:table-cell office:value-type="float" office:value="0.442124" calcext:value-type="float">
            <text:p>0.442124</text:p>
          </table:table-cell>
          <table:table-cell office:value-type="float" office:value="0.51073" calcext:value-type="float">
            <text:p>0.51073</text:p>
          </table:table-cell>
          <table:table-cell office:value-type="float" office:value="0.57859" calcext:value-type="float">
            <text:p>0.57859</text:p>
          </table:table-cell>
          <table:table-cell office:value-type="float" office:value="0.598128" calcext:value-type="float">
            <text:p>0.598128</text:p>
          </table:table-cell>
          <table:table-cell office:value-type="float" office:value="0.609828" calcext:value-type="float">
            <text:p>0.60982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99972" calcext:value-type="float">
            <text:p>0.69997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59333" calcext:value-type="float">
            <text:p>0.45933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" calcext:value-type="float">
            <text:p>-1</text:p>
          </table:table-cell>
          <table:table-cell office:value-type="float" office:value="-0.189112" calcext:value-type="float">
            <text:p>-0.189112</text:p>
          </table:table-cell>
          <table:table-cell office:value-type="float" office:value="0.261292" calcext:value-type="float">
            <text:p>0.261292</text:p>
          </table:table-cell>
          <table:table-cell office:value-type="float" office:value="0.466881" calcext:value-type="float">
            <text:p>0.466881</text:p>
          </table:table-cell>
          <table:table-cell office:value-type="float" office:value="0.529139" calcext:value-type="float">
            <text:p>0.529139</text:p>
          </table:table-cell>
          <table:table-cell office:value-type="float" office:value="0.592962" calcext:value-type="float">
            <text:p>0.592962</text:p>
          </table:table-cell>
          <table:table-cell office:value-type="float" office:value="0.601982" calcext:value-type="float">
            <text:p>0.60198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2578" calcext:value-type="float">
            <text:p>0.70257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80284" calcext:value-type="float">
            <text:p>0.480284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" calcext:value-type="float">
            <text:p>-1</text:p>
          </table:table-cell>
          <table:table-cell office:value-type="float" office:value="-0.170697" calcext:value-type="float">
            <text:p>-0.170697</text:p>
          </table:table-cell>
          <table:table-cell office:value-type="float" office:value="0.394135" calcext:value-type="float">
            <text:p>0.394135</text:p>
          </table:table-cell>
          <table:table-cell office:value-type="float" office:value="0.483132" calcext:value-type="float">
            <text:p>0.483132</text:p>
          </table:table-cell>
          <table:table-cell office:value-type="float" office:value="0.556833" calcext:value-type="float">
            <text:p>0.556833</text:p>
          </table:table-cell>
          <table:table-cell office:value-type="float" office:value="0.594509" calcext:value-type="float">
            <text:p>0.594509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9332" calcext:value-type="float">
            <text:p>0.60933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1668" calcext:value-type="float">
            <text:p>0.70166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499295" calcext:value-type="float">
            <text:p>0.499295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0.059525" calcext:value-type="float">
            <text:p>-0.059525</text:p>
          </table:table-cell>
          <table:table-cell office:value-type="float" office:value="0.436239" calcext:value-type="float">
            <text:p>0.436239</text:p>
          </table:table-cell>
          <table:table-cell office:value-type="float" office:value="0.483402" calcext:value-type="float">
            <text:p>0.483402</text:p>
          </table:table-cell>
          <table:table-cell office:value-type="float" office:value="0.538422" calcext:value-type="float">
            <text:p>0.538422</text:p>
          </table:table-cell>
          <table:table-cell office:value-type="float" office:value="0.589675" calcext:value-type="float">
            <text:p>0.589675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11136" calcext:value-type="float">
            <text:p>0.61113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4039" calcext:value-type="float">
            <text:p>0.72403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4743" calcext:value-type="float">
            <text:p>0.514743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.071455" calcext:value-type="float">
            <text:p>0.071455</text:p>
          </table:table-cell>
          <table:table-cell office:value-type="float" office:value="0.451087" calcext:value-type="float">
            <text:p>0.451087</text:p>
          </table:table-cell>
          <table:table-cell office:value-type="float" office:value="0.492824" calcext:value-type="float">
            <text:p>0.492824</text:p>
          </table:table-cell>
          <table:table-cell office:value-type="float" office:value="0.526377" calcext:value-type="float">
            <text:p>0.526377</text:p>
          </table:table-cell>
          <table:table-cell office:value-type="float" office:value="0.585971" calcext:value-type="float">
            <text:p>0.585971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3206" calcext:value-type="float">
            <text:p>0.60320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17525" calcext:value-type="float">
            <text:p>0.71752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7248" calcext:value-type="float">
            <text:p>0.527248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" calcext:value-type="float">
            <text:p>-1</text:p>
          </table:table-cell>
          <table:table-cell office:value-type="float" office:value="0.011694" calcext:value-type="float">
            <text:p>0.011694</text:p>
          </table:table-cell>
          <table:table-cell office:value-type="float" office:value="0.446428" calcext:value-type="float">
            <text:p>0.446428</text:p>
          </table:table-cell>
          <table:table-cell office:value-type="float" office:value="0.476256" calcext:value-type="float">
            <text:p>0.476256</text:p>
          </table:table-cell>
          <table:table-cell office:value-type="float" office:value="0.519636" calcext:value-type="float">
            <text:p>0.519636</text:p>
          </table:table-cell>
          <table:table-cell office:value-type="float" office:value="0.578836" calcext:value-type="float">
            <text:p>0.578836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663" calcext:value-type="float">
            <text:p>0.6066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2689" calcext:value-type="float">
            <text:p>0.72268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8621" calcext:value-type="float">
            <text:p>0.51862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" calcext:value-type="float">
            <text:p>-1</text:p>
          </table:table-cell>
          <table:table-cell office:value-type="float" office:value="0.001919" calcext:value-type="float">
            <text:p>0.001919</text:p>
          </table:table-cell>
          <table:table-cell office:value-type="float" office:value="0.426126" calcext:value-type="float">
            <text:p>0.426126</text:p>
          </table:table-cell>
          <table:table-cell office:value-type="float" office:value="0.469946" calcext:value-type="float">
            <text:p>0.469946</text:p>
          </table:table-cell>
          <table:table-cell office:value-type="float" office:value="0.522465" calcext:value-type="float">
            <text:p>0.522465</text:p>
          </table:table-cell>
          <table:table-cell office:value-type="float" office:value="0.591055" calcext:value-type="float">
            <text:p>0.591055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4825" calcext:value-type="float">
            <text:p>0.60482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4654" calcext:value-type="float">
            <text:p>0.51465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0.084022" calcext:value-type="float">
            <text:p>-0.084022</text:p>
          </table:table-cell>
          <table:table-cell office:value-type="float" office:value="0.451196" calcext:value-type="float">
            <text:p>0.451196</text:p>
          </table:table-cell>
          <table:table-cell office:value-type="float" office:value="0.488962" calcext:value-type="float">
            <text:p>0.488962</text:p>
          </table:table-cell>
          <table:table-cell office:value-type="float" office:value="0.535048" calcext:value-type="float">
            <text:p>0.535048</text:p>
          </table:table-cell>
          <table:table-cell office:value-type="float" office:value="0.595954" calcext:value-type="float">
            <text:p>0.595954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4825" calcext:value-type="float">
            <text:p>0.60482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48978" calcext:value-type="float">
            <text:p>0.74897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6498" calcext:value-type="float">
            <text:p>0.51649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0.000528" calcext:value-type="float">
            <text:p>-0.000528</text:p>
          </table:table-cell>
          <table:table-cell office:value-type="float" office:value="0.450978" calcext:value-type="float">
            <text:p>0.450978</text:p>
          </table:table-cell>
          <table:table-cell office:value-type="float" office:value="0.485054" calcext:value-type="float">
            <text:p>0.485054</text:p>
          </table:table-cell>
          <table:table-cell office:value-type="float" office:value="0.539894" calcext:value-type="float">
            <text:p>0.539894</text:p>
          </table:table-cell>
          <table:table-cell office:value-type="float" office:value="0.596009" calcext:value-type="float">
            <text:p>0.596009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5074" calcext:value-type="float">
            <text:p>0.60507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5295" calcext:value-type="float">
            <text:p>0.72529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2582" calcext:value-type="float">
            <text:p>0.522582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0.12005" calcext:value-type="float">
            <text:p>-0.12005</text:p>
          </table:table-cell>
          <table:table-cell office:value-type="float" office:value="0.433696" calcext:value-type="float">
            <text:p>0.433696</text:p>
          </table:table-cell>
          <table:table-cell office:value-type="float" office:value="0.500676" calcext:value-type="float">
            <text:p>0.500676</text:p>
          </table:table-cell>
          <table:table-cell office:value-type="float" office:value="0.560617" calcext:value-type="float">
            <text:p>0.560617</text:p>
          </table:table-cell>
          <table:table-cell office:value-type="float" office:value="0.59911" calcext:value-type="float">
            <text:p>0.59911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4753" calcext:value-type="float">
            <text:p>0.60475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2015" calcext:value-type="float">
            <text:p>0.72201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2486" calcext:value-type="float">
            <text:p>0.51248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0.158791" calcext:value-type="float">
            <text:p>-0.158791</text:p>
          </table:table-cell>
          <table:table-cell office:value-type="float" office:value="0.417354" calcext:value-type="float">
            <text:p>0.417354</text:p>
          </table:table-cell>
          <table:table-cell office:value-type="float" office:value="0.497216" calcext:value-type="float">
            <text:p>0.497216</text:p>
          </table:table-cell>
          <table:table-cell office:value-type="float" office:value="0.556635" calcext:value-type="float">
            <text:p>0.556635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3005" calcext:value-type="float">
            <text:p>0.60300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29558" calcext:value-type="float">
            <text:p>0.72955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06622" calcext:value-type="float">
            <text:p>0.506622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0.114251" calcext:value-type="float">
            <text:p>-0.114251</text:p>
          </table:table-cell>
          <table:table-cell office:value-type="float" office:value="0.397132" calcext:value-type="float">
            <text:p>0.397132</text:p>
          </table:table-cell>
          <table:table-cell office:value-type="float" office:value="0.504642" calcext:value-type="float">
            <text:p>0.504642</text:p>
          </table:table-cell>
          <table:table-cell office:value-type="float" office:value="0.581653" calcext:value-type="float">
            <text:p>0.581653</text:p>
          </table:table-cell>
          <table:table-cell table:number-columns-repeated="2" office:value-type="float" office:value="0.599295" calcext:value-type="float">
            <text:p>0.599295</text:p>
          </table:table-cell>
          <table:table-cell office:value-type="float" office:value="0.606702" calcext:value-type="float">
            <text:p>0.60670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68426" calcext:value-type="float">
            <text:p>0.76842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6764" calcext:value-type="float">
            <text:p>0.51676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0.060765" calcext:value-type="float">
            <text:p>0.060765</text:p>
          </table:table-cell>
          <table:table-cell office:value-type="float" office:value="0.45976" calcext:value-type="float">
            <text:p>0.45976</text:p>
          </table:table-cell>
          <table:table-cell office:value-type="float" office:value="0.525902" calcext:value-type="float">
            <text:p>0.525902</text:p>
          </table:table-cell>
          <table:table-cell office:value-type="float" office:value="0.584344" calcext:value-type="float">
            <text:p>0.584344</text:p>
          </table:table-cell>
          <table:table-cell table:number-columns-repeated="2" office:value-type="float" office:value="0.599295" calcext:value-type="float">
            <text:p>0.599295</text:p>
          </table:table-cell>
          <table:table-cell office:value-type="float" office:value="0.608617" calcext:value-type="float">
            <text:p>0.60861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64112" calcext:value-type="float">
            <text:p>0.76411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2683" calcext:value-type="float">
            <text:p>0.542683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0.145611" calcext:value-type="float">
            <text:p>0.145611</text:p>
          </table:table-cell>
          <table:table-cell office:value-type="float" office:value="0.471288" calcext:value-type="float">
            <text:p>0.471288</text:p>
          </table:table-cell>
          <table:table-cell office:value-type="float" office:value="0.536932" calcext:value-type="float">
            <text:p>0.536932</text:p>
          </table:table-cell>
          <table:table-cell office:value-type="float" office:value="0.587138" calcext:value-type="float">
            <text:p>0.587138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3479" calcext:value-type="float">
            <text:p>0.60347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43751" calcext:value-type="float">
            <text:p>0.74375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2461" calcext:value-type="float">
            <text:p>0.55246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0.193423" calcext:value-type="float">
            <text:p>0.193423</text:p>
          </table:table-cell>
          <table:table-cell office:value-type="float" office:value="0.478053" calcext:value-type="float">
            <text:p>0.478053</text:p>
          </table:table-cell>
          <table:table-cell office:value-type="float" office:value="0.544458" calcext:value-type="float">
            <text:p>0.544458</text:p>
          </table:table-cell>
          <table:table-cell office:value-type="float" office:value="0.583399" calcext:value-type="float">
            <text:p>0.583399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418" calcext:value-type="float">
            <text:p>0.6041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54828" calcext:value-type="float">
            <text:p>0.75482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9475" calcext:value-type="float">
            <text:p>0.55947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0.210404" calcext:value-type="float">
            <text:p>0.210404</text:p>
          </table:table-cell>
          <table:table-cell office:value-type="float" office:value="0.483517" calcext:value-type="float">
            <text:p>0.483517</text:p>
          </table:table-cell>
          <table:table-cell office:value-type="float" office:value="0.561806" calcext:value-type="float">
            <text:p>0.561806</text:p>
          </table:table-cell>
          <table:table-cell office:value-type="float" office:value="0.594359" calcext:value-type="float">
            <text:p>0.594359</text:p>
          </table:table-cell>
          <table:table-cell office:value-type="float" office:value="0.599509" calcext:value-type="float">
            <text:p>0.599509</text:p>
          </table:table-cell>
          <table:table-cell office:value-type="float" office:value="0.609994" calcext:value-type="float">
            <text:p>0.60999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802523" calcext:value-type="float">
            <text:p>0.80252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9923" calcext:value-type="float">
            <text:p>0.56992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0.10332" calcext:value-type="float">
            <text:p>0.10332</text:p>
          </table:table-cell>
          <table:table-cell office:value-type="float" office:value="0.493664" calcext:value-type="float">
            <text:p>0.493664</text:p>
          </table:table-cell>
          <table:table-cell office:value-type="float" office:value="0.564078" calcext:value-type="float">
            <text:p>0.564078</text:p>
          </table:table-cell>
          <table:table-cell office:value-type="float" office:value="0.595622" calcext:value-type="float">
            <text:p>0.595622</text:p>
          </table:table-cell>
          <table:table-cell office:value-type="float" office:value="0.599651" calcext:value-type="float">
            <text:p>0.599651</text:p>
          </table:table-cell>
          <table:table-cell office:value-type="float" office:value="0.610949" calcext:value-type="float">
            <text:p>0.61094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55581" calcext:value-type="float">
            <text:p>0.7555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5998" calcext:value-type="float">
            <text:p>0.55599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487786" calcext:value-type="float">
            <text:p>0.487786</text:p>
          </table:table-cell>
          <table:table-cell office:value-type="float" office:value="0.557432" calcext:value-type="float">
            <text:p>0.557432</text:p>
          </table:table-cell>
          <table:table-cell office:value-type="float" office:value="0.595553" calcext:value-type="float">
            <text:p>0.595553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8594" calcext:value-type="float">
            <text:p>0.60859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99714" calcext:value-type="float">
            <text:p>0.79971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9879" calcext:value-type="float">
            <text:p>0.54987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0.283361" calcext:value-type="float">
            <text:p>0.283361</text:p>
          </table:table-cell>
          <table:table-cell office:value-type="float" office:value="0.500898" calcext:value-type="float">
            <text:p>0.500898</text:p>
          </table:table-cell>
          <table:table-cell office:value-type="float" office:value="0.560478" calcext:value-type="float">
            <text:p>0.560478</text:p>
          </table:table-cell>
          <table:table-cell office:value-type="float" office:value="0.592768" calcext:value-type="float">
            <text:p>0.592768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10009" calcext:value-type="float">
            <text:p>0.61000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65236" calcext:value-type="float">
            <text:p>0.76523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4923" calcext:value-type="float">
            <text:p>0.574923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0.13771" calcext:value-type="float">
            <text:p>0.13771</text:p>
          </table:table-cell>
          <table:table-cell office:value-type="float" office:value="0.465836" calcext:value-type="float">
            <text:p>0.465836</text:p>
          </table:table-cell>
          <table:table-cell office:value-type="float" office:value="0.538569" calcext:value-type="float">
            <text:p>0.538569</text:p>
          </table:table-cell>
          <table:table-cell office:value-type="float" office:value="0.590463" calcext:value-type="float">
            <text:p>0.590463</text:p>
          </table:table-cell>
          <table:table-cell office:value-type="float" office:value="0.599366" calcext:value-type="float">
            <text:p>0.599366</text:p>
          </table:table-cell>
          <table:table-cell office:value-type="float" office:value="0.61022" calcext:value-type="float">
            <text:p>0.61022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46494" calcext:value-type="float">
            <text:p>0.74649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2578" calcext:value-type="float">
            <text:p>0.55257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0.089813" calcext:value-type="float">
            <text:p>0.089813</text:p>
          </table:table-cell>
          <table:table-cell office:value-type="float" office:value="0.440573" calcext:value-type="float">
            <text:p>0.440573</text:p>
          </table:table-cell>
          <table:table-cell office:value-type="float" office:value="0.480955" calcext:value-type="float">
            <text:p>0.480955</text:p>
          </table:table-cell>
          <table:table-cell office:value-type="float" office:value="0.567974" calcext:value-type="float">
            <text:p>0.567974</text:p>
          </table:table-cell>
          <table:table-cell office:value-type="float" office:value="0.598352" calcext:value-type="float">
            <text:p>0.598352</text:p>
          </table:table-cell>
          <table:table-cell office:value-type="float" office:value="0.600221" calcext:value-type="float">
            <text:p>0.600221</text:p>
          </table:table-cell>
          <table:table-cell office:value-type="float" office:value="0.611564" calcext:value-type="float">
            <text:p>0.61156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60385" calcext:value-type="float">
            <text:p>0.76038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7458" calcext:value-type="float">
            <text:p>0.53745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0.089175" calcext:value-type="float">
            <text:p>-0.089175</text:p>
          </table:table-cell>
          <table:table-cell office:value-type="float" office:value="0.441992" calcext:value-type="float">
            <text:p>0.441992</text:p>
          </table:table-cell>
          <table:table-cell office:value-type="float" office:value="0.500899" calcext:value-type="float">
            <text:p>0.500899</text:p>
          </table:table-cell>
          <table:table-cell office:value-type="float" office:value="0.581229" calcext:value-type="float">
            <text:p>0.581229</text:p>
          </table:table-cell>
          <table:table-cell office:value-type="float" office:value="0.598685" calcext:value-type="float">
            <text:p>0.598685</text:p>
          </table:table-cell>
          <table:table-cell office:value-type="float" office:value="0.599935" calcext:value-type="float">
            <text:p>0.599935</text:p>
          </table:table-cell>
          <table:table-cell office:value-type="float" office:value="0.610755" calcext:value-type="float">
            <text:p>0.61075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802686" calcext:value-type="float">
            <text:p>0.80268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7175" calcext:value-type="float">
            <text:p>0.52717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0.083146" calcext:value-type="float">
            <text:p>-0.083146</text:p>
          </table:table-cell>
          <table:table-cell office:value-type="float" office:value="0.444814" calcext:value-type="float">
            <text:p>0.444814</text:p>
          </table:table-cell>
          <table:table-cell office:value-type="float" office:value="0.506248" calcext:value-type="float">
            <text:p>0.506248</text:p>
          </table:table-cell>
          <table:table-cell office:value-type="float" office:value="0.583712" calcext:value-type="float">
            <text:p>0.583712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1183" calcext:value-type="float">
            <text:p>0.601183</text:p>
          </table:table-cell>
          <table:table-cell office:value-type="float" office:value="0.611968" calcext:value-type="float">
            <text:p>0.61196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9532" calcext:value-type="float">
            <text:p>0.7953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8414" calcext:value-type="float">
            <text:p>0.528414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0.152998" calcext:value-type="float">
            <text:p>-0.152998</text:p>
          </table:table-cell>
          <table:table-cell office:value-type="float" office:value="0.45651" calcext:value-type="float">
            <text:p>0.45651</text:p>
          </table:table-cell>
          <table:table-cell office:value-type="float" office:value="0.528825" calcext:value-type="float">
            <text:p>0.528825</text:p>
          </table:table-cell>
          <table:table-cell office:value-type="float" office:value="0.58955" calcext:value-type="float">
            <text:p>0.58955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588" calcext:value-type="float">
            <text:p>0.60588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74281" calcext:value-type="float">
            <text:p>0.7742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3846" calcext:value-type="float">
            <text:p>0.523846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0.12998" calcext:value-type="float">
            <text:p>-0.12998</text:p>
          </table:table-cell>
          <table:table-cell office:value-type="float" office:value="0.421718" calcext:value-type="float">
            <text:p>0.421718</text:p>
          </table:table-cell>
          <table:table-cell office:value-type="float" office:value="0.50516" calcext:value-type="float">
            <text:p>0.50516</text:p>
          </table:table-cell>
          <table:table-cell office:value-type="float" office:value="0.580847" calcext:value-type="float">
            <text:p>0.580847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599509" calcext:value-type="float">
            <text:p>0.599509</text:p>
          </table:table-cell>
          <table:table-cell office:value-type="float" office:value="0.609815" calcext:value-type="float">
            <text:p>0.60981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54367" calcext:value-type="float">
            <text:p>0.75436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6548" calcext:value-type="float">
            <text:p>0.51654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0.140491" calcext:value-type="float">
            <text:p>-0.140491</text:p>
          </table:table-cell>
          <table:table-cell office:value-type="float" office:value="0.46373" calcext:value-type="float">
            <text:p>0.46373</text:p>
          </table:table-cell>
          <table:table-cell office:value-type="float" office:value="0.521982" calcext:value-type="float">
            <text:p>0.521982</text:p>
          </table:table-cell>
          <table:table-cell office:value-type="float" office:value="0.590974" calcext:value-type="float">
            <text:p>0.590974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599615" calcext:value-type="float">
            <text:p>0.599615</text:p>
          </table:table-cell>
          <table:table-cell office:value-type="float" office:value="0.610803" calcext:value-type="float">
            <text:p>0.61080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36432" calcext:value-type="float">
            <text:p>0.73643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20708" calcext:value-type="float">
            <text:p>0.52070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0.119169" calcext:value-type="float">
            <text:p>0.119169</text:p>
          </table:table-cell>
          <table:table-cell office:value-type="float" office:value="0.487736" calcext:value-type="float">
            <text:p>0.487736</text:p>
          </table:table-cell>
          <table:table-cell office:value-type="float" office:value="0.553576" calcext:value-type="float">
            <text:p>0.553576</text:p>
          </table:table-cell>
          <table:table-cell office:value-type="float" office:value="0.590053" calcext:value-type="float">
            <text:p>0.590053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0399" calcext:value-type="float">
            <text:p>0.600399</text:p>
          </table:table-cell>
          <table:table-cell office:value-type="float" office:value="0.611548" calcext:value-type="float">
            <text:p>0.61154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66664" calcext:value-type="float">
            <text:p>0.76666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5319" calcext:value-type="float">
            <text:p>0.555319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0.175479" calcext:value-type="float">
            <text:p>0.175479</text:p>
          </table:table-cell>
          <table:table-cell office:value-type="float" office:value="0.498218" calcext:value-type="float">
            <text:p>0.498218</text:p>
          </table:table-cell>
          <table:table-cell office:value-type="float" office:value="0.573226" calcext:value-type="float">
            <text:p>0.573226</text:p>
          </table:table-cell>
          <table:table-cell office:value-type="float" office:value="0.599017" calcext:value-type="float">
            <text:p>0.599017</text:p>
          </table:table-cell>
          <table:table-cell office:value-type="float" office:value="0.599936" calcext:value-type="float">
            <text:p>0.599936</text:p>
          </table:table-cell>
          <table:table-cell office:value-type="float" office:value="0.610529" calcext:value-type="float">
            <text:p>0.610529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5912" calcext:value-type="float">
            <text:p>0.615912</text:p>
          </table:table-cell>
          <table:table-cell office:value-type="float" office:value="0.824415" calcext:value-type="float">
            <text:p>0.82441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2148" calcext:value-type="float">
            <text:p>0.57214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0.045532" calcext:value-type="float">
            <text:p>0.045532</text:p>
          </table:table-cell>
          <table:table-cell office:value-type="float" office:value="0.481373" calcext:value-type="float">
            <text:p>0.481373</text:p>
          </table:table-cell>
          <table:table-cell office:value-type="float" office:value="0.558796" calcext:value-type="float">
            <text:p>0.558796</text:p>
          </table:table-cell>
          <table:table-cell office:value-type="float" office:value="0.598867" calcext:value-type="float">
            <text:p>0.598867</text:p>
          </table:table-cell>
          <table:table-cell office:value-type="float" office:value="0.600899" calcext:value-type="float">
            <text:p>0.600899</text:p>
          </table:table-cell>
          <table:table-cell office:value-type="float" office:value="0.611758" calcext:value-type="float">
            <text:p>0.61175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1489" calcext:value-type="float">
            <text:p>0.621489</text:p>
          </table:table-cell>
          <table:table-cell office:value-type="float" office:value="0.823416" calcext:value-type="float">
            <text:p>0.82341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6687" calcext:value-type="float">
            <text:p>0.55668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0.107444" calcext:value-type="float">
            <text:p>-0.107444</text:p>
          </table:table-cell>
          <table:table-cell office:value-type="float" office:value="0.473849" calcext:value-type="float">
            <text:p>0.473849</text:p>
          </table:table-cell>
          <table:table-cell office:value-type="float" office:value="0.554963" calcext:value-type="float">
            <text:p>0.554963</text:p>
          </table:table-cell>
          <table:table-cell office:value-type="float" office:value="0.597035" calcext:value-type="float">
            <text:p>0.597035</text:p>
          </table:table-cell>
          <table:table-cell office:value-type="float" office:value="0.600008" calcext:value-type="float">
            <text:p>0.600008</text:p>
          </table:table-cell>
          <table:table-cell office:value-type="float" office:value="0.610141" calcext:value-type="float">
            <text:p>0.61014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2404" calcext:value-type="float">
            <text:p>0.612404</text:p>
          </table:table-cell>
          <table:table-cell office:value-type="float" office:value="0.780345" calcext:value-type="float">
            <text:p>0.78034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4605" calcext:value-type="float">
            <text:p>0.534605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0.124734" calcext:value-type="float">
            <text:p>-0.124734</text:p>
          </table:table-cell>
          <table:table-cell office:value-type="float" office:value="0.488826" calcext:value-type="float">
            <text:p>0.488826</text:p>
          </table:table-cell>
          <table:table-cell office:value-type="float" office:value="0.564191" calcext:value-type="float">
            <text:p>0.564191</text:p>
          </table:table-cell>
          <table:table-cell office:value-type="float" office:value="0.596906" calcext:value-type="float">
            <text:p>0.596906</text:p>
          </table:table-cell>
          <table:table-cell office:value-type="float" office:value="0.602483" calcext:value-type="float">
            <text:p>0.602483</text:p>
          </table:table-cell>
          <table:table-cell office:value-type="float" office:value="0.612162" calcext:value-type="float">
            <text:p>0.61216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2404" calcext:value-type="float">
            <text:p>0.612404</text:p>
          </table:table-cell>
          <table:table-cell office:value-type="float" office:value="0.79236" calcext:value-type="float">
            <text:p>0.7923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36934" calcext:value-type="float">
            <text:p>0.53693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0.048862" calcext:value-type="float">
            <text:p>0.048862</text:p>
          </table:table-cell>
          <table:table-cell office:value-type="float" office:value="0.464026" calcext:value-type="float">
            <text:p>0.464026</text:p>
          </table:table-cell>
          <table:table-cell office:value-type="float" office:value="0.528735" calcext:value-type="float">
            <text:p>0.528735</text:p>
          </table:table-cell>
          <table:table-cell office:value-type="float" office:value="0.583482" calcext:value-type="float">
            <text:p>0.583482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6738" calcext:value-type="float">
            <text:p>0.60673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3408" calcext:value-type="float">
            <text:p>0.613408</text:p>
          </table:table-cell>
          <table:table-cell office:value-type="float" office:value="0.807001" calcext:value-type="float">
            <text:p>0.80700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47629" calcext:value-type="float">
            <text:p>0.547629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0.077835" calcext:value-type="float">
            <text:p>0.077835</text:p>
          </table:table-cell>
          <table:table-cell office:value-type="float" office:value="0.487483" calcext:value-type="float">
            <text:p>0.487483</text:p>
          </table:table-cell>
          <table:table-cell office:value-type="float" office:value="0.550124" calcext:value-type="float">
            <text:p>0.550124</text:p>
          </table:table-cell>
          <table:table-cell office:value-type="float" office:value="0.594385" calcext:value-type="float">
            <text:p>0.594385</text:p>
          </table:table-cell>
          <table:table-cell office:value-type="float" office:value="0.600048" calcext:value-type="float">
            <text:p>0.600048</text:p>
          </table:table-cell>
          <table:table-cell office:value-type="float" office:value="0.609316" calcext:value-type="float">
            <text:p>0.60931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7496" calcext:value-type="float">
            <text:p>0.627496</text:p>
          </table:table-cell>
          <table:table-cell office:value-type="float" office:value="0.817237" calcext:value-type="float">
            <text:p>0.81723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8867" calcext:value-type="float">
            <text:p>0.55886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0.146311" calcext:value-type="float">
            <text:p>0.146311</text:p>
          </table:table-cell>
          <table:table-cell office:value-type="float" office:value="0.518928" calcext:value-type="float">
            <text:p>0.518928</text:p>
          </table:table-cell>
          <table:table-cell office:value-type="float" office:value="0.585284" calcext:value-type="float">
            <text:p>0.585284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5011" calcext:value-type="float">
            <text:p>0.605011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65648" calcext:value-type="float">
            <text:p>0.665648</text:p>
          </table:table-cell>
          <table:table-cell office:value-type="float" office:value="0.840405" calcext:value-type="float">
            <text:p>0.84040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98" calcext:value-type="float">
            <text:p>0.579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0.246979" calcext:value-type="float">
            <text:p>0.246979</text:p>
          </table:table-cell>
          <table:table-cell office:value-type="float" office:value="0.499937" calcext:value-type="float">
            <text:p>0.499937</text:p>
          </table:table-cell>
          <table:table-cell office:value-type="float" office:value="0.563049" calcext:value-type="float">
            <text:p>0.563049</text:p>
          </table:table-cell>
          <table:table-cell office:value-type="float" office:value="0.597545" calcext:value-type="float">
            <text:p>0.597545</text:p>
          </table:table-cell>
          <table:table-cell office:value-type="float" office:value="0.600846" calcext:value-type="float">
            <text:p>0.600846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7086" calcext:value-type="float">
            <text:p>0.677086</text:p>
          </table:table-cell>
          <table:table-cell office:value-type="float" office:value="0.860639" calcext:value-type="float">
            <text:p>0.86063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8832" calcext:value-type="float">
            <text:p>0.5883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0.229891" calcext:value-type="float">
            <text:p>0.229891</text:p>
          </table:table-cell>
          <table:table-cell office:value-type="float" office:value="0.499197" calcext:value-type="float">
            <text:p>0.499197</text:p>
          </table:table-cell>
          <table:table-cell office:value-type="float" office:value="0.533536" calcext:value-type="float">
            <text:p>0.533536</text:p>
          </table:table-cell>
          <table:table-cell office:value-type="float" office:value="0.587225" calcext:value-type="float">
            <text:p>0.587225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08481" calcext:value-type="float">
            <text:p>0.60848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35102" calcext:value-type="float">
            <text:p>0.635102</text:p>
          </table:table-cell>
          <table:table-cell office:value-type="float" office:value="0.865376" calcext:value-type="float">
            <text:p>0.86537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8285" calcext:value-type="float">
            <text:p>0.578285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0.226535" calcext:value-type="float">
            <text:p>0.226535</text:p>
          </table:table-cell>
          <table:table-cell office:value-type="float" office:value="0.50275" calcext:value-type="float">
            <text:p>0.50275</text:p>
          </table:table-cell>
          <table:table-cell office:value-type="float" office:value="0.545177" calcext:value-type="float">
            <text:p>0.545177</text:p>
          </table:table-cell>
          <table:table-cell office:value-type="float" office:value="0.592799" calcext:value-type="float">
            <text:p>0.592799</text:p>
          </table:table-cell>
          <table:table-cell office:value-type="float" office:value="0.603249" calcext:value-type="float">
            <text:p>0.603249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08798" calcext:value-type="float">
            <text:p>0.708798</text:p>
          </table:table-cell>
          <table:table-cell office:value-type="float" office:value="0.873039" calcext:value-type="float">
            <text:p>0.87303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88946" calcext:value-type="float">
            <text:p>0.58894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0.122676" calcext:value-type="float">
            <text:p>0.122676</text:p>
          </table:table-cell>
          <table:table-cell office:value-type="float" office:value="0.493735" calcext:value-type="float">
            <text:p>0.493735</text:p>
          </table:table-cell>
          <table:table-cell office:value-type="float" office:value="0.538856" calcext:value-type="float">
            <text:p>0.538856</text:p>
          </table:table-cell>
          <table:table-cell office:value-type="float" office:value="0.592136" calcext:value-type="float">
            <text:p>0.592136</text:p>
          </table:table-cell>
          <table:table-cell office:value-type="float" office:value="0.599413" calcext:value-type="float">
            <text:p>0.599413</text:p>
          </table:table-cell>
          <table:table-cell office:value-type="float" office:value="0.611007" calcext:value-type="float">
            <text:p>0.61100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3218" calcext:value-type="float">
            <text:p>0.643218</text:p>
          </table:table-cell>
          <table:table-cell office:value-type="float" office:value="0.86181" calcext:value-type="float">
            <text:p>0.861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876" calcext:value-type="float">
            <text:p>0.5687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0.201103" calcext:value-type="float">
            <text:p>0.201103</text:p>
          </table:table-cell>
          <table:table-cell office:value-type="float" office:value="0.49273" calcext:value-type="float">
            <text:p>0.49273</text:p>
          </table:table-cell>
          <table:table-cell office:value-type="float" office:value="0.539595" calcext:value-type="float">
            <text:p>0.539595</text:p>
          </table:table-cell>
          <table:table-cell office:value-type="float" office:value="0.588282" calcext:value-type="float">
            <text:p>0.588282</text:p>
          </table:table-cell>
          <table:table-cell office:value-type="float" office:value="0.601425" calcext:value-type="float">
            <text:p>0.601425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4465" calcext:value-type="float">
            <text:p>0.64465</text:p>
          </table:table-cell>
          <table:table-cell office:value-type="float" office:value="0.861793" calcext:value-type="float">
            <text:p>0.86179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667" calcext:value-type="float">
            <text:p>0.5766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0.234451" calcext:value-type="float">
            <text:p>0.234451</text:p>
          </table:table-cell>
          <table:table-cell office:value-type="float" office:value="0.493644" calcext:value-type="float">
            <text:p>0.493644</text:p>
          </table:table-cell>
          <table:table-cell office:value-type="float" office:value="0.530714" calcext:value-type="float">
            <text:p>0.530714</text:p>
          </table:table-cell>
          <table:table-cell office:value-type="float" office:value="0.576081" calcext:value-type="float">
            <text:p>0.576081</text:p>
          </table:table-cell>
          <table:table-cell office:value-type="float" office:value="0.600674" calcext:value-type="float">
            <text:p>0.600674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67186" calcext:value-type="float">
            <text:p>0.67186</text:p>
          </table:table-cell>
          <table:table-cell office:value-type="float" office:value="0.863826" calcext:value-type="float">
            <text:p>0.86382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80837" calcext:value-type="float">
            <text:p>0.580837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0.009828" calcext:value-type="float">
            <text:p>0.009828</text:p>
          </table:table-cell>
          <table:table-cell office:value-type="float" office:value="0.489257" calcext:value-type="float">
            <text:p>0.489257</text:p>
          </table:table-cell>
          <table:table-cell office:value-type="float" office:value="0.533839" calcext:value-type="float">
            <text:p>0.533839</text:p>
          </table:table-cell>
          <table:table-cell office:value-type="float" office:value="0.583664" calcext:value-type="float">
            <text:p>0.583664</text:p>
          </table:table-cell>
          <table:table-cell office:value-type="float" office:value="0.599295" calcext:value-type="float">
            <text:p>0.599295</text:p>
          </table:table-cell>
          <table:table-cell office:value-type="float" office:value="0.611314" calcext:value-type="float">
            <text:p>0.611314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54363" calcext:value-type="float">
            <text:p>0.654363</text:p>
          </table:table-cell>
          <table:table-cell office:value-type="float" office:value="0.866039" calcext:value-type="float">
            <text:p>0.86603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7235" calcext:value-type="float">
            <text:p>0.557235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0.007572" calcext:value-type="float">
            <text:p>0.007572</text:p>
          </table:table-cell>
          <table:table-cell office:value-type="float" office:value="0.500217" calcext:value-type="float">
            <text:p>0.500217</text:p>
          </table:table-cell>
          <table:table-cell office:value-type="float" office:value="0.558515" calcext:value-type="float">
            <text:p>0.558515</text:p>
          </table:table-cell>
          <table:table-cell office:value-type="float" office:value="0.591425" calcext:value-type="float">
            <text:p>0.591425</text:p>
          </table:table-cell>
          <table:table-cell office:value-type="float" office:value="0.603077" calcext:value-type="float">
            <text:p>0.60307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8992" calcext:value-type="float">
            <text:p>0.718992</text:p>
          </table:table-cell>
          <table:table-cell office:value-type="float" office:value="0.879187" calcext:value-type="float">
            <text:p>0.87918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6961" calcext:value-type="float">
            <text:p>0.5696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0.033256" calcext:value-type="float">
            <text:p>-0.033256</text:p>
          </table:table-cell>
          <table:table-cell office:value-type="float" office:value="0.485743" calcext:value-type="float">
            <text:p>0.485743</text:p>
          </table:table-cell>
          <table:table-cell office:value-type="float" office:value="0.532042" calcext:value-type="float">
            <text:p>0.532042</text:p>
          </table:table-cell>
          <table:table-cell office:value-type="float" office:value="0.579929" calcext:value-type="float">
            <text:p>0.579929</text:p>
          </table:table-cell>
          <table:table-cell office:value-type="float" office:value="0.596426" calcext:value-type="float">
            <text:p>0.596426</text:p>
          </table:table-cell>
          <table:table-cell office:value-type="float" office:value="0.610115" calcext:value-type="float">
            <text:p>0.61011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5608" calcext:value-type="float">
            <text:p>0.615608</text:p>
          </table:table-cell>
          <table:table-cell office:value-type="float" office:value="0.708308" calcext:value-type="float">
            <text:p>0.708308</text:p>
          </table:table-cell>
          <table:table-cell office:value-type="float" office:value="0.883126" calcext:value-type="float">
            <text:p>0.88312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59041" calcext:value-type="float">
            <text:p>0.55904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0.450245" calcext:value-type="float">
            <text:p>-0.450245</text:p>
          </table:table-cell>
          <table:table-cell office:value-type="float" office:value="0.466242" calcext:value-type="float">
            <text:p>0.466242</text:p>
          </table:table-cell>
          <table:table-cell office:value-type="float" office:value="0.525129" calcext:value-type="float">
            <text:p>0.525129</text:p>
          </table:table-cell>
          <table:table-cell office:value-type="float" office:value="0.577971" calcext:value-type="float">
            <text:p>0.577971</text:p>
          </table:table-cell>
          <table:table-cell office:value-type="float" office:value="0.596782" calcext:value-type="float">
            <text:p>0.596782</text:p>
          </table:table-cell>
          <table:table-cell office:value-type="float" office:value="0.612184" calcext:value-type="float">
            <text:p>0.612184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6061" calcext:value-type="float">
            <text:p>0.616061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87373" calcext:value-type="float">
            <text:p>0.8737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12406" calcext:value-type="float">
            <text:p>0.512406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0.167883" calcext:value-type="float">
            <text:p>0.167883</text:p>
          </table:table-cell>
          <table:table-cell office:value-type="float" office:value="0.494317" calcext:value-type="float">
            <text:p>0.494317</text:p>
          </table:table-cell>
          <table:table-cell office:value-type="float" office:value="0.550686" calcext:value-type="float">
            <text:p>0.550686</text:p>
          </table:table-cell>
          <table:table-cell office:value-type="float" office:value="0.588242" calcext:value-type="float">
            <text:p>0.588242</text:p>
          </table:table-cell>
          <table:table-cell office:value-type="float" office:value="0.607712" calcext:value-type="float">
            <text:p>0.60771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17924" calcext:value-type="float">
            <text:p>0.617924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86523" calcext:value-type="float">
            <text:p>0.8652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80499" calcext:value-type="float">
            <text:p>0.58049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0.185391" calcext:value-type="float">
            <text:p>0.185391</text:p>
          </table:table-cell>
          <table:table-cell office:value-type="float" office:value="0.490845" calcext:value-type="float">
            <text:p>0.490845</text:p>
          </table:table-cell>
          <table:table-cell office:value-type="float" office:value="0.545045" calcext:value-type="float">
            <text:p>0.545045</text:p>
          </table:table-cell>
          <table:table-cell office:value-type="float" office:value="0.586586" calcext:value-type="float">
            <text:p>0.586586</text:p>
          </table:table-cell>
          <table:table-cell office:value-type="float" office:value="0.604553" calcext:value-type="float">
            <text:p>0.604553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0832" calcext:value-type="float">
            <text:p>0.620832</text:p>
          </table:table-cell>
          <table:table-cell office:value-type="float" office:value="0.737848" calcext:value-type="float">
            <text:p>0.737848</text:p>
          </table:table-cell>
          <table:table-cell office:value-type="float" office:value="0.879703" calcext:value-type="float">
            <text:p>0.87970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87555" calcext:value-type="float">
            <text:p>0.587555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0.249" calcext:value-type="float">
            <text:p>0.249</text:p>
          </table:table-cell>
          <table:table-cell office:value-type="float" office:value="0.489471" calcext:value-type="float">
            <text:p>0.489471</text:p>
          </table:table-cell>
          <table:table-cell office:value-type="float" office:value="0.533793" calcext:value-type="float">
            <text:p>0.53379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602155" calcext:value-type="float">
            <text:p>0.602155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35703" calcext:value-type="float">
            <text:p>0.635703</text:p>
          </table:table-cell>
          <table:table-cell office:value-type="float" office:value="0.796847" calcext:value-type="float">
            <text:p>0.796847</text:p>
          </table:table-cell>
          <table:table-cell office:value-type="float" office:value="0.883481" calcext:value-type="float">
            <text:p>0.8834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9975" calcext:value-type="float">
            <text:p>0.5997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0.127779" calcext:value-type="float">
            <text:p>0.127779</text:p>
          </table:table-cell>
          <table:table-cell office:value-type="float" office:value="0.460411" calcext:value-type="float">
            <text:p>0.460411</text:p>
          </table:table-cell>
          <table:table-cell office:value-type="float" office:value="0.513236" calcext:value-type="float">
            <text:p>0.513236</text:p>
          </table:table-cell>
          <table:table-cell office:value-type="float" office:value="0.558621" calcext:value-type="float">
            <text:p>0.558621</text:p>
          </table:table-cell>
          <table:table-cell office:value-type="float" office:value="0.594695" calcext:value-type="float">
            <text:p>0.594695</text:p>
          </table:table-cell>
          <table:table-cell office:value-type="float" office:value="0.609059" calcext:value-type="float">
            <text:p>0.609059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8685" calcext:value-type="float">
            <text:p>0.628685</text:p>
          </table:table-cell>
          <table:table-cell office:value-type="float" office:value="0.786631" calcext:value-type="float">
            <text:p>0.786631</text:p>
          </table:table-cell>
          <table:table-cell office:value-type="float" office:value="0.883556" calcext:value-type="float">
            <text:p>0.88355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7504" calcext:value-type="float">
            <text:p>0.577504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0.081211" calcext:value-type="float">
            <text:p>0.081211</text:p>
          </table:table-cell>
          <table:table-cell office:value-type="float" office:value="0.468569" calcext:value-type="float">
            <text:p>0.468569</text:p>
          </table:table-cell>
          <table:table-cell office:value-type="float" office:value="0.517383" calcext:value-type="float">
            <text:p>0.517383</text:p>
          </table:table-cell>
          <table:table-cell office:value-type="float" office:value="0.545576" calcext:value-type="float">
            <text:p>0.545576</text:p>
          </table:table-cell>
          <table:table-cell office:value-type="float" office:value="0.599226" calcext:value-type="float">
            <text:p>0.599226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20837" calcext:value-type="float">
            <text:p>0.620837</text:p>
          </table:table-cell>
          <table:table-cell office:value-type="float" office:value="0.798933" calcext:value-type="float">
            <text:p>0.798933</text:p>
          </table:table-cell>
          <table:table-cell office:value-type="float" office:value="0.885799" calcext:value-type="float">
            <text:p>0.88579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74228" calcext:value-type="float">
            <text:p>0.574228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0.077664" calcext:value-type="float">
            <text:p>0.077664</text:p>
          </table:table-cell>
          <table:table-cell office:value-type="float" office:value="0.475132" calcext:value-type="float">
            <text:p>0.475132</text:p>
          </table:table-cell>
          <table:table-cell office:value-type="float" office:value="0.521969" calcext:value-type="float">
            <text:p>0.521969</text:p>
          </table:table-cell>
          <table:table-cell office:value-type="float" office:value="0.565193" calcext:value-type="float">
            <text:p>0.565193</text:p>
          </table:table-cell>
          <table:table-cell office:value-type="float" office:value="0.611151" calcext:value-type="float">
            <text:p>0.611151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5337" calcext:value-type="float">
            <text:p>0.645337</text:p>
          </table:table-cell>
          <table:table-cell office:value-type="float" office:value="0.834641" calcext:value-type="float">
            <text:p>0.834641</text:p>
          </table:table-cell>
          <table:table-cell office:value-type="float" office:value="0.888854" calcext:value-type="float">
            <text:p>0.88885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584469" calcext:value-type="float">
            <text:p>0.58446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0.184024" calcext:value-type="float">
            <text:p>0.184024</text:p>
          </table:table-cell>
          <table:table-cell office:value-type="float" office:value="0.495138" calcext:value-type="float">
            <text:p>0.495138</text:p>
          </table:table-cell>
          <table:table-cell office:value-type="float" office:value="0.534783" calcext:value-type="float">
            <text:p>0.534783</text:p>
          </table:table-cell>
          <table:table-cell office:value-type="float" office:value="0.576097" calcext:value-type="float">
            <text:p>0.576097</text:p>
          </table:table-cell>
          <table:table-cell table:number-columns-repeated="3" office:value-type="float" office:value="0.612372" calcext:value-type="float">
            <text:p>0.612372</text:p>
          </table:table-cell>
          <table:table-cell office:value-type="float" office:value="0.714163" calcext:value-type="float">
            <text:p>0.714163</text:p>
          </table:table-cell>
          <table:table-cell office:value-type="float" office:value="0.852801" calcext:value-type="float">
            <text:p>0.852801</text:p>
          </table:table-cell>
          <table:table-cell office:value-type="float" office:value="0.894955" calcext:value-type="float">
            <text:p>0.89495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08908" calcext:value-type="float">
            <text:p>0.608908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0.07126" calcext:value-type="float">
            <text:p>0.07126</text:p>
          </table:table-cell>
          <table:table-cell office:value-type="float" office:value="0.504804" calcext:value-type="float">
            <text:p>0.504804</text:p>
          </table:table-cell>
          <table:table-cell office:value-type="float" office:value="0.533512" calcext:value-type="float">
            <text:p>0.533512</text:p>
          </table:table-cell>
          <table:table-cell office:value-type="float" office:value="0.583698" calcext:value-type="float">
            <text:p>0.583698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48418" calcext:value-type="float">
            <text:p>0.648418</text:p>
          </table:table-cell>
          <table:table-cell office:value-type="float" office:value="0.833071" calcext:value-type="float">
            <text:p>0.833071</text:p>
          </table:table-cell>
          <table:table-cell office:value-type="float" office:value="0.867505" calcext:value-type="float">
            <text:p>0.867505</text:p>
          </table:table-cell>
          <table:table-cell office:value-type="float" office:value="0.897654" calcext:value-type="float">
            <text:p>0.897654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16467" calcext:value-type="float">
            <text:p>0.61646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" calcext:value-type="float">
            <text:p>-1</text:p>
          </table:table-cell>
          <table:table-cell office:value-type="float" office:value="0.274088" calcext:value-type="float">
            <text:p>0.274088</text:p>
          </table:table-cell>
          <table:table-cell office:value-type="float" office:value="0.509235" calcext:value-type="float">
            <text:p>0.509235</text:p>
          </table:table-cell>
          <table:table-cell office:value-type="float" office:value="0.537153" calcext:value-type="float">
            <text:p>0.537153</text:p>
          </table:table-cell>
          <table:table-cell office:value-type="float" office:value="0.586027" calcext:value-type="float">
            <text:p>0.58602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6373" calcext:value-type="float">
            <text:p>0.66373</text:p>
          </table:table-cell>
          <table:table-cell office:value-type="float" office:value="0.82518" calcext:value-type="float">
            <text:p>0.82518</text:p>
          </table:table-cell>
          <table:table-cell office:value-type="float" office:value="0.866375" calcext:value-type="float">
            <text:p>0.866375</text:p>
          </table:table-cell>
          <table:table-cell office:value-type="float" office:value="0.89808" calcext:value-type="float">
            <text:p>0.8980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38461" calcext:value-type="float">
            <text:p>0.63846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" calcext:value-type="float">
            <text:p>-1</text:p>
          </table:table-cell>
          <table:table-cell office:value-type="float" office:value="0.248916" calcext:value-type="float">
            <text:p>0.248916</text:p>
          </table:table-cell>
          <table:table-cell office:value-type="float" office:value="0.507724" calcext:value-type="float">
            <text:p>0.507724</text:p>
          </table:table-cell>
          <table:table-cell office:value-type="float" office:value="0.545386" calcext:value-type="float">
            <text:p>0.545386</text:p>
          </table:table-cell>
          <table:table-cell office:value-type="float" office:value="0.599232" calcext:value-type="float">
            <text:p>0.599232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735714" calcext:value-type="float">
            <text:p>0.735714</text:p>
          </table:table-cell>
          <table:table-cell office:value-type="float" office:value="0.842436" calcext:value-type="float">
            <text:p>0.842436</text:p>
          </table:table-cell>
          <table:table-cell office:value-type="float" office:value="0.874063" calcext:value-type="float">
            <text:p>0.874063</text:p>
          </table:table-cell>
          <table:table-cell office:value-type="float" office:value="0.900013" calcext:value-type="float">
            <text:p>0.90001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47823" calcext:value-type="float">
            <text:p>0.64782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" calcext:value-type="float">
            <text:p>-1</text:p>
          </table:table-cell>
          <table:table-cell office:value-type="float" office:value="0.175637" calcext:value-type="float">
            <text:p>0.175637</text:p>
          </table:table-cell>
          <table:table-cell office:value-type="float" office:value="0.505264" calcext:value-type="float">
            <text:p>0.505264</text:p>
          </table:table-cell>
          <table:table-cell office:value-type="float" office:value="0.540297" calcext:value-type="float">
            <text:p>0.540297</text:p>
          </table:table-cell>
          <table:table-cell office:value-type="float" office:value="0.588248" calcext:value-type="float">
            <text:p>0.588248</text:p>
          </table:table-cell>
          <table:table-cell office:value-type="float" office:value="0.610508" calcext:value-type="float">
            <text:p>0.610508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54623" calcext:value-type="float">
            <text:p>0.654623</text:p>
          </table:table-cell>
          <table:table-cell office:value-type="float" office:value="0.806023" calcext:value-type="float">
            <text:p>0.806023</text:p>
          </table:table-cell>
          <table:table-cell office:value-type="float" office:value="0.870267" calcext:value-type="float">
            <text:p>0.870267</text:p>
          </table:table-cell>
          <table:table-cell office:value-type="float" office:value="0.898006" calcext:value-type="float">
            <text:p>0.89800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26124" calcext:value-type="float">
            <text:p>0.626124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" calcext:value-type="float">
            <text:p>-1</text:p>
          </table:table-cell>
          <table:table-cell office:value-type="float" office:value="0.213667" calcext:value-type="float">
            <text:p>0.213667</text:p>
          </table:table-cell>
          <table:table-cell office:value-type="float" office:value="0.478719" calcext:value-type="float">
            <text:p>0.478719</text:p>
          </table:table-cell>
          <table:table-cell office:value-type="float" office:value="0.530755" calcext:value-type="float">
            <text:p>0.530755</text:p>
          </table:table-cell>
          <table:table-cell office:value-type="float" office:value="0.585037" calcext:value-type="float">
            <text:p>0.585037</text:p>
          </table:table-cell>
          <table:table-cell office:value-type="float" office:value="0.610142" calcext:value-type="float">
            <text:p>0.610142</text:p>
          </table:table-cell>
          <table:table-cell office:value-type="float" office:value="0.632872" calcext:value-type="float">
            <text:p>0.632872</text:p>
          </table:table-cell>
          <table:table-cell office:value-type="float" office:value="0.783473" calcext:value-type="float">
            <text:p>0.783473</text:p>
          </table:table-cell>
          <table:table-cell office:value-type="float" office:value="0.861202" calcext:value-type="float">
            <text:p>0.861202</text:p>
          </table:table-cell>
          <table:table-cell office:value-type="float" office:value="0.886902" calcext:value-type="float">
            <text:p>0.886902</text:p>
          </table:table-cell>
          <table:table-cell office:value-type="float" office:value="0.899915" calcext:value-type="float">
            <text:p>0.89991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48268" calcext:value-type="float">
            <text:p>0.64826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" calcext:value-type="float">
            <text:p>-1</text:p>
          </table:table-cell>
          <table:table-cell office:value-type="float" office:value="0.269103" calcext:value-type="float">
            <text:p>0.269103</text:p>
          </table:table-cell>
          <table:table-cell office:value-type="float" office:value="0.498792" calcext:value-type="float">
            <text:p>0.498792</text:p>
          </table:table-cell>
          <table:table-cell office:value-type="float" office:value="0.548802" calcext:value-type="float">
            <text:p>0.548802</text:p>
          </table:table-cell>
          <table:table-cell office:value-type="float" office:value="0.60634" calcext:value-type="float">
            <text:p>0.60634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84881" calcext:value-type="float">
            <text:p>0.684881</text:p>
          </table:table-cell>
          <table:table-cell office:value-type="float" office:value="0.834884" calcext:value-type="float">
            <text:p>0.834884</text:p>
          </table:table-cell>
          <table:table-cell office:value-type="float" office:value="0.869339" calcext:value-type="float">
            <text:p>0.869339</text:p>
          </table:table-cell>
          <table:table-cell office:value-type="float" office:value="0.887761" calcext:value-type="float">
            <text:p>0.887761</text:p>
          </table:table-cell>
          <table:table-cell office:value-type="float" office:value="0.900466" calcext:value-type="float">
            <text:p>0.90046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71274" calcext:value-type="float">
            <text:p>0.67127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17376" calcext:value-type="float">
            <text:p>0.017376</text:p>
          </table:table-cell>
          <table:table-cell office:value-type="float" office:value="0.364329" calcext:value-type="float">
            <text:p>0.364329</text:p>
          </table:table-cell>
          <table:table-cell office:value-type="float" office:value="0.519237" calcext:value-type="float">
            <text:p>0.519237</text:p>
          </table:table-cell>
          <table:table-cell office:value-type="float" office:value="0.585507" calcext:value-type="float">
            <text:p>0.585507</text:p>
          </table:table-cell>
          <table:table-cell table:number-columns-repeated="2" office:value-type="float" office:value="0.612372" calcext:value-type="float">
            <text:p>0.612372</text:p>
          </table:table-cell>
          <table:table-cell office:value-type="float" office:value="0.684899" calcext:value-type="float">
            <text:p>0.684899</text:p>
          </table:table-cell>
          <table:table-cell office:value-type="float" office:value="0.819941" calcext:value-type="float">
            <text:p>0.819941</text:p>
          </table:table-cell>
          <table:table-cell office:value-type="float" office:value="0.870808" calcext:value-type="float">
            <text:p>0.870808</text:p>
          </table:table-cell>
          <table:table-cell office:value-type="float" office:value="0.886852" calcext:value-type="float">
            <text:p>0.886852</text:p>
          </table:table-cell>
          <table:table-cell office:value-type="float" office:value="0.89896" calcext:value-type="float">
            <text:p>0.8989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85528" calcext:value-type="float">
            <text:p>0.68552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0.350725" calcext:value-type="float">
            <text:p>0.350725</text:p>
          </table:table-cell>
          <table:table-cell office:value-type="float" office:value="0.527408" calcext:value-type="float">
            <text:p>0.527408</text:p>
          </table:table-cell>
          <table:table-cell office:value-type="float" office:value="0.599726" calcext:value-type="float">
            <text:p>0.59972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32035" calcext:value-type="float">
            <text:p>0.632035</text:p>
          </table:table-cell>
          <table:table-cell office:value-type="float" office:value="0.758052" calcext:value-type="float">
            <text:p>0.758052</text:p>
          </table:table-cell>
          <table:table-cell office:value-type="float" office:value="0.840571" calcext:value-type="float">
            <text:p>0.840571</text:p>
          </table:table-cell>
          <table:table-cell office:value-type="float" office:value="0.876391" calcext:value-type="float">
            <text:p>0.876391</text:p>
          </table:table-cell>
          <table:table-cell office:value-type="float" office:value="0.888141" calcext:value-type="float">
            <text:p>0.888141</text:p>
          </table:table-cell>
          <table:table-cell office:value-type="float" office:value="0.900515" calcext:value-type="float">
            <text:p>0.90051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98594" calcext:value-type="float">
            <text:p>0.69859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0.333082" calcext:value-type="float">
            <text:p>0.333082</text:p>
          </table:table-cell>
          <table:table-cell office:value-type="float" office:value="0.498403" calcext:value-type="float">
            <text:p>0.498403</text:p>
          </table:table-cell>
          <table:table-cell office:value-type="float" office:value="0.55272" calcext:value-type="float">
            <text:p>0.5527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16962" calcext:value-type="float">
            <text:p>0.616962</text:p>
          </table:table-cell>
          <table:table-cell office:value-type="float" office:value="0.727899" calcext:value-type="float">
            <text:p>0.727899</text:p>
          </table:table-cell>
          <table:table-cell office:value-type="float" office:value="0.819856" calcext:value-type="float">
            <text:p>0.819856</text:p>
          </table:table-cell>
          <table:table-cell office:value-type="float" office:value="0.869814" calcext:value-type="float">
            <text:p>0.869814</text:p>
          </table:table-cell>
          <table:table-cell office:value-type="float" office:value="0.887169" calcext:value-type="float">
            <text:p>0.887169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81844" calcext:value-type="float">
            <text:p>0.681844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0.407792" calcext:value-type="float">
            <text:p>0.407792</text:p>
          </table:table-cell>
          <table:table-cell office:value-type="float" office:value="0.508814" calcext:value-type="float">
            <text:p>0.508814</text:p>
          </table:table-cell>
          <table:table-cell office:value-type="float" office:value="0.58026" calcext:value-type="float">
            <text:p>0.5802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5321" calcext:value-type="float">
            <text:p>0.65321</text:p>
          </table:table-cell>
          <table:table-cell office:value-type="float" office:value="0.78016" calcext:value-type="float">
            <text:p>0.78016</text:p>
          </table:table-cell>
          <table:table-cell office:value-type="float" office:value="0.838767" calcext:value-type="float">
            <text:p>0.838767</text:p>
          </table:table-cell>
          <table:table-cell office:value-type="float" office:value="0.874664" calcext:value-type="float">
            <text:p>0.874664</text:p>
          </table:table-cell>
          <table:table-cell office:value-type="float" office:value="0.888141" calcext:value-type="float">
            <text:p>0.888141</text:p>
          </table:table-cell>
          <table:table-cell office:value-type="float" office:value="0.899609" calcext:value-type="float">
            <text:p>0.89960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04379" calcext:value-type="float">
            <text:p>0.704379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0.349708" calcext:value-type="float">
            <text:p>0.349708</text:p>
          </table:table-cell>
          <table:table-cell office:value-type="float" office:value="0.495179" calcext:value-type="float">
            <text:p>0.495179</text:p>
          </table:table-cell>
          <table:table-cell office:value-type="float" office:value="0.558875" calcext:value-type="float">
            <text:p>0.55887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58308" calcext:value-type="float">
            <text:p>0.658308</text:p>
          </table:table-cell>
          <table:table-cell office:value-type="float" office:value="0.761443" calcext:value-type="float">
            <text:p>0.761443</text:p>
          </table:table-cell>
          <table:table-cell office:value-type="float" office:value="0.83724" calcext:value-type="float">
            <text:p>0.83724</text:p>
          </table:table-cell>
          <table:table-cell office:value-type="float" office:value="0.874987" calcext:value-type="float">
            <text:p>0.874987</text:p>
          </table:table-cell>
          <table:table-cell office:value-type="float" office:value="0.888019" calcext:value-type="float">
            <text:p>0.888019</text:p>
          </table:table-cell>
          <table:table-cell office:value-type="float" office:value="0.900111" calcext:value-type="float">
            <text:p>0.90011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93624" calcext:value-type="float">
            <text:p>0.693624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0.349288" calcext:value-type="float">
            <text:p>0.349288</text:p>
          </table:table-cell>
          <table:table-cell office:value-type="float" office:value="0.493256" calcext:value-type="float">
            <text:p>0.493256</text:p>
          </table:table-cell>
          <table:table-cell office:value-type="float" office:value="0.544742" calcext:value-type="float">
            <text:p>0.544742</text:p>
          </table:table-cell>
          <table:table-cell office:value-type="float" office:value="0.603066" calcext:value-type="float">
            <text:p>0.603066</text:p>
          </table:table-cell>
          <table:table-cell office:value-type="float" office:value="0.626623" calcext:value-type="float">
            <text:p>0.626623</text:p>
          </table:table-cell>
          <table:table-cell office:value-type="float" office:value="0.731924" calcext:value-type="float">
            <text:p>0.731924</text:p>
          </table:table-cell>
          <table:table-cell office:value-type="float" office:value="0.822712" calcext:value-type="float">
            <text:p>0.822712</text:p>
          </table:table-cell>
          <table:table-cell office:value-type="float" office:value="0.867739" calcext:value-type="float">
            <text:p>0.867739</text:p>
          </table:table-cell>
          <table:table-cell office:value-type="float" office:value="0.887417" calcext:value-type="float">
            <text:p>0.887417</text:p>
          </table:table-cell>
          <table:table-cell office:value-type="float" office:value="0.897651" calcext:value-type="float">
            <text:p>0.89765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82442" calcext:value-type="float">
            <text:p>0.68244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0.398137" calcext:value-type="float">
            <text:p>0.398137</text:p>
          </table:table-cell>
          <table:table-cell office:value-type="float" office:value="0.509162" calcext:value-type="float">
            <text:p>0.509162</text:p>
          </table:table-cell>
          <table:table-cell office:value-type="float" office:value="0.581801" calcext:value-type="float">
            <text:p>0.58180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33196" calcext:value-type="float">
            <text:p>0.633196</text:p>
          </table:table-cell>
          <table:table-cell office:value-type="float" office:value="0.738798" calcext:value-type="float">
            <text:p>0.738798</text:p>
          </table:table-cell>
          <table:table-cell office:value-type="float" office:value="0.830347" calcext:value-type="float">
            <text:p>0.830347</text:p>
          </table:table-cell>
          <table:table-cell office:value-type="float" office:value="0.876663" calcext:value-type="float">
            <text:p>0.876663</text:p>
          </table:table-cell>
          <table:table-cell office:value-type="float" office:value="0.888584" calcext:value-type="float">
            <text:p>0.888584</text:p>
          </table:table-cell>
          <table:table-cell office:value-type="float" office:value="0.899255" calcext:value-type="float">
            <text:p>0.89925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96832" calcext:value-type="float">
            <text:p>0.69683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" calcext:value-type="float">
            <text:p>-1</text:p>
          </table:table-cell>
          <table:table-cell office:value-type="float" office:value="0.309011" calcext:value-type="float">
            <text:p>0.309011</text:p>
          </table:table-cell>
          <table:table-cell office:value-type="float" office:value="0.491464" calcext:value-type="float">
            <text:p>0.491464</text:p>
          </table:table-cell>
          <table:table-cell office:value-type="float" office:value="0.569076" calcext:value-type="float">
            <text:p>0.569076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88857" calcext:value-type="float">
            <text:p>0.688857</text:p>
          </table:table-cell>
          <table:table-cell office:value-type="float" office:value="0.797569" calcext:value-type="float">
            <text:p>0.797569</text:p>
          </table:table-cell>
          <table:table-cell office:value-type="float" office:value="0.854912" calcext:value-type="float">
            <text:p>0.854912</text:p>
          </table:table-cell>
          <table:table-cell office:value-type="float" office:value="0.88361" calcext:value-type="float">
            <text:p>0.88361</text:p>
          </table:table-cell>
          <table:table-cell office:value-type="float" office:value="0.889113" calcext:value-type="float">
            <text:p>0.889113</text:p>
          </table:table-cell>
          <table:table-cell office:value-type="float" office:value="0.900259" calcext:value-type="float">
            <text:p>0.90025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99624" calcext:value-type="float">
            <text:p>0.69962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0.348525" calcext:value-type="float">
            <text:p>0.348525</text:p>
          </table:table-cell>
          <table:table-cell office:value-type="float" office:value="0.501475" calcext:value-type="float">
            <text:p>0.501475</text:p>
          </table:table-cell>
          <table:table-cell office:value-type="float" office:value="0.57251" calcext:value-type="float">
            <text:p>0.5725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60602" calcext:value-type="float">
            <text:p>0.660602</text:p>
          </table:table-cell>
          <table:table-cell office:value-type="float" office:value="0.793573" calcext:value-type="float">
            <text:p>0.793573</text:p>
          </table:table-cell>
          <table:table-cell office:value-type="float" office:value="0.857639" calcext:value-type="float">
            <text:p>0.857639</text:p>
          </table:table-cell>
          <table:table-cell office:value-type="float" office:value="0.885234" calcext:value-type="float">
            <text:p>0.885234</text:p>
          </table:table-cell>
          <table:table-cell office:value-type="float" office:value="0.889177" calcext:value-type="float">
            <text:p>0.889177</text:p>
          </table:table-cell>
          <table:table-cell office:value-type="float" office:value="0.90081" calcext:value-type="float">
            <text:p>0.900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02192" calcext:value-type="float">
            <text:p>0.702192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0.357893" calcext:value-type="float">
            <text:p>0.357893</text:p>
          </table:table-cell>
          <table:table-cell office:value-type="float" office:value="0.510574" calcext:value-type="float">
            <text:p>0.510574</text:p>
          </table:table-cell>
          <table:table-cell office:value-type="float" office:value="0.569355" calcext:value-type="float">
            <text:p>0.569355</text:p>
          </table:table-cell>
          <table:table-cell office:value-type="float" office:value="0.611719" calcext:value-type="float">
            <text:p>0.611719</text:p>
          </table:table-cell>
          <table:table-cell office:value-type="float" office:value="0.660687" calcext:value-type="float">
            <text:p>0.660687</text:p>
          </table:table-cell>
          <table:table-cell office:value-type="float" office:value="0.81816" calcext:value-type="float">
            <text:p>0.81816</text:p>
          </table:table-cell>
          <table:table-cell office:value-type="float" office:value="0.86344" calcext:value-type="float">
            <text:p>0.86344</text:p>
          </table:table-cell>
          <table:table-cell office:value-type="float" office:value="0.884771" calcext:value-type="float">
            <text:p>0.884771</text:p>
          </table:table-cell>
          <table:table-cell office:value-type="float" office:value="0.888237" calcext:value-type="float">
            <text:p>0.888237</text:p>
          </table:table-cell>
          <table:table-cell office:value-type="float" office:value="0.899206" calcext:value-type="float">
            <text:p>0.89920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06404" calcext:value-type="float">
            <text:p>0.706404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" calcext:value-type="float">
            <text:p>-1</text:p>
          </table:table-cell>
          <table:table-cell office:value-type="float" office:value="0.146416" calcext:value-type="float">
            <text:p>0.146416</text:p>
          </table:table-cell>
          <table:table-cell office:value-type="float" office:value="0.487176" calcext:value-type="float">
            <text:p>0.487176</text:p>
          </table:table-cell>
          <table:table-cell office:value-type="float" office:value="0.535742" calcext:value-type="float">
            <text:p>0.535742</text:p>
          </table:table-cell>
          <table:table-cell office:value-type="float" office:value="0.58417" calcext:value-type="float">
            <text:p>0.58417</text:p>
          </table:table-cell>
          <table:table-cell office:value-type="float" office:value="0.626856" calcext:value-type="float">
            <text:p>0.626856</text:p>
          </table:table-cell>
          <table:table-cell office:value-type="float" office:value="0.7689" calcext:value-type="float">
            <text:p>0.7689</text:p>
          </table:table-cell>
          <table:table-cell office:value-type="float" office:value="0.847391" calcext:value-type="float">
            <text:p>0.847391</text:p>
          </table:table-cell>
          <table:table-cell office:value-type="float" office:value="0.876625" calcext:value-type="float">
            <text:p>0.876625</text:p>
          </table:table-cell>
          <table:table-cell office:value-type="float" office:value="0.887459" calcext:value-type="float">
            <text:p>0.887459</text:p>
          </table:table-cell>
          <table:table-cell office:value-type="float" office:value="0.899255" calcext:value-type="float">
            <text:p>0.89925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65999" calcext:value-type="float">
            <text:p>0.66599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0.304959" calcext:value-type="float">
            <text:p>0.304959</text:p>
          </table:table-cell>
          <table:table-cell office:value-type="float" office:value="0.506817" calcext:value-type="float">
            <text:p>0.506817</text:p>
          </table:table-cell>
          <table:table-cell office:value-type="float" office:value="0.54753" calcext:value-type="float">
            <text:p>0.54753</text:p>
          </table:table-cell>
          <table:table-cell office:value-type="float" office:value="0.603368" calcext:value-type="float">
            <text:p>0.603368</text:p>
          </table:table-cell>
          <table:table-cell office:value-type="float" office:value="0.706996" calcext:value-type="float">
            <text:p>0.706996</text:p>
          </table:table-cell>
          <table:table-cell office:value-type="float" office:value="0.811992" calcext:value-type="float">
            <text:p>0.811992</text:p>
          </table:table-cell>
          <table:table-cell office:value-type="float" office:value="0.853317" calcext:value-type="float">
            <text:p>0.853317</text:p>
          </table:table-cell>
          <table:table-cell office:value-type="float" office:value="0.876316" calcext:value-type="float">
            <text:p>0.876316</text:p>
          </table:table-cell>
          <table:table-cell office:value-type="float" office:value="0.888019" calcext:value-type="float">
            <text:p>0.888019</text:p>
          </table:table-cell>
          <table:table-cell office:value-type="float" office:value="0.900308" calcext:value-type="float">
            <text:p>0.90030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99962" calcext:value-type="float">
            <text:p>0.69996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0.295585" calcext:value-type="float">
            <text:p>0.295585</text:p>
          </table:table-cell>
          <table:table-cell office:value-type="float" office:value="0.517364" calcext:value-type="float">
            <text:p>0.517364</text:p>
          </table:table-cell>
          <table:table-cell office:value-type="float" office:value="0.549042" calcext:value-type="float">
            <text:p>0.549042</text:p>
          </table:table-cell>
          <table:table-cell office:value-type="float" office:value="0.609908" calcext:value-type="float">
            <text:p>0.609908</text:p>
          </table:table-cell>
          <table:table-cell office:value-type="float" office:value="0.719226" calcext:value-type="float">
            <text:p>0.719226</text:p>
          </table:table-cell>
          <table:table-cell office:value-type="float" office:value="0.821989" calcext:value-type="float">
            <text:p>0.821989</text:p>
          </table:table-cell>
          <table:table-cell office:value-type="float" office:value="0.855192" calcext:value-type="float">
            <text:p>0.855192</text:p>
          </table:table-cell>
          <table:table-cell office:value-type="float" office:value="0.872097" calcext:value-type="float">
            <text:p>0.872097</text:p>
          </table:table-cell>
          <table:table-cell office:value-type="float" office:value="0.887581" calcext:value-type="float">
            <text:p>0.887581</text:p>
          </table:table-cell>
          <table:table-cell office:value-type="float" office:value="0.898508" calcext:value-type="float">
            <text:p>0.89850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02649" calcext:value-type="float">
            <text:p>0.702649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" calcext:value-type="float">
            <text:p>-1</text:p>
          </table:table-cell>
          <table:table-cell office:value-type="float" office:value="0.195466" calcext:value-type="float">
            <text:p>0.195466</text:p>
          </table:table-cell>
          <table:table-cell office:value-type="float" office:value="0.524668" calcext:value-type="float">
            <text:p>0.524668</text:p>
          </table:table-cell>
          <table:table-cell office:value-type="float" office:value="0.570894" calcext:value-type="float">
            <text:p>0.570894</text:p>
          </table:table-cell>
          <table:table-cell office:value-type="float" office:value="0.628091" calcext:value-type="float">
            <text:p>0.628091</text:p>
          </table:table-cell>
          <table:table-cell office:value-type="float" office:value="0.706838" calcext:value-type="float">
            <text:p>0.706838</text:p>
          </table:table-cell>
          <table:table-cell office:value-type="float" office:value="0.79564" calcext:value-type="float">
            <text:p>0.79564</text:p>
          </table:table-cell>
          <table:table-cell office:value-type="float" office:value="0.851979" calcext:value-type="float">
            <text:p>0.851979</text:p>
          </table:table-cell>
          <table:table-cell office:value-type="float" office:value="0.864857" calcext:value-type="float">
            <text:p>0.864857</text:p>
          </table:table-cell>
          <table:table-cell office:value-type="float" office:value="0.886632" calcext:value-type="float">
            <text:p>0.886632</text:p>
          </table:table-cell>
          <table:table-cell office:value-type="float" office:value="0.896402" calcext:value-type="float">
            <text:p>0.89640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92147" calcext:value-type="float">
            <text:p>0.69214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" calcext:value-type="float">
            <text:p>-1</text:p>
          </table:table-cell>
          <table:table-cell office:value-type="float" office:value="0.341138" calcext:value-type="float">
            <text:p>0.341138</text:p>
          </table:table-cell>
          <table:table-cell office:value-type="float" office:value="0.533393" calcext:value-type="float">
            <text:p>0.533393</text:p>
          </table:table-cell>
          <table:table-cell office:value-type="float" office:value="0.581337" calcext:value-type="float">
            <text:p>0.581337</text:p>
          </table:table-cell>
          <table:table-cell office:value-type="float" office:value="0.638316" calcext:value-type="float">
            <text:p>0.638316</text:p>
          </table:table-cell>
          <table:table-cell office:value-type="float" office:value="0.733878" calcext:value-type="float">
            <text:p>0.733878</text:p>
          </table:table-cell>
          <table:table-cell office:value-type="float" office:value="0.818145" calcext:value-type="float">
            <text:p>0.818145</text:p>
          </table:table-cell>
          <table:table-cell office:value-type="float" office:value="0.854433" calcext:value-type="float">
            <text:p>0.854433</text:p>
          </table:table-cell>
          <table:table-cell office:value-type="float" office:value="0.875826" calcext:value-type="float">
            <text:p>0.875826</text:p>
          </table:table-cell>
          <table:table-cell office:value-type="float" office:value="0.888091" calcext:value-type="float">
            <text:p>0.888091</text:p>
          </table:table-cell>
          <table:table-cell office:value-type="float" office:value="0.896353" calcext:value-type="float">
            <text:p>0.89635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16091" calcext:value-type="float">
            <text:p>0.71609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0.328744" calcext:value-type="float">
            <text:p>0.328744</text:p>
          </table:table-cell>
          <table:table-cell office:value-type="float" office:value="0.532358" calcext:value-type="float">
            <text:p>0.532358</text:p>
          </table:table-cell>
          <table:table-cell office:value-type="float" office:value="0.575161" calcext:value-type="float">
            <text:p>0.575161</text:p>
          </table:table-cell>
          <table:table-cell office:value-type="float" office:value="0.6118" calcext:value-type="float">
            <text:p>0.6118</text:p>
          </table:table-cell>
          <table:table-cell office:value-type="float" office:value="0.691592" calcext:value-type="float">
            <text:p>0.691592</text:p>
          </table:table-cell>
          <table:table-cell office:value-type="float" office:value="0.789734" calcext:value-type="float">
            <text:p>0.789734</text:p>
          </table:table-cell>
          <table:table-cell office:value-type="float" office:value="0.846916" calcext:value-type="float">
            <text:p>0.846916</text:p>
          </table:table-cell>
          <table:table-cell office:value-type="float" office:value="0.875254" calcext:value-type="float">
            <text:p>0.875254</text:p>
          </table:table-cell>
          <table:table-cell office:value-type="float" office:value="0.888268" calcext:value-type="float">
            <text:p>0.888268</text:p>
          </table:table-cell>
          <table:table-cell office:value-type="float" office:value="0.899511" calcext:value-type="float">
            <text:p>0.89951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03934" calcext:value-type="float">
            <text:p>0.703934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float" office:value="0.439004" calcext:value-type="float">
            <text:p>0.439004</text:p>
          </table:table-cell>
          <table:table-cell office:value-type="float" office:value="0.528791" calcext:value-type="float">
            <text:p>0.528791</text:p>
          </table:table-cell>
          <table:table-cell office:value-type="float" office:value="0.569657" calcext:value-type="float">
            <text:p>0.569657</text:p>
          </table:table-cell>
          <table:table-cell office:value-type="float" office:value="0.610829" calcext:value-type="float">
            <text:p>0.610829</text:p>
          </table:table-cell>
          <table:table-cell office:value-type="float" office:value="0.714455" calcext:value-type="float">
            <text:p>0.714455</text:p>
          </table:table-cell>
          <table:table-cell office:value-type="float" office:value="0.824999" calcext:value-type="float">
            <text:p>0.824999</text:p>
          </table:table-cell>
          <table:table-cell office:value-type="float" office:value="0.85718" calcext:value-type="float">
            <text:p>0.85718</text:p>
          </table:table-cell>
          <table:table-cell office:value-type="float" office:value="0.883269" calcext:value-type="float">
            <text:p>0.883269</text:p>
          </table:table-cell>
          <table:table-cell office:value-type="float" office:value="0.89132" calcext:value-type="float">
            <text:p>0.89132</text:p>
          </table:table-cell>
          <table:table-cell office:value-type="float" office:value="0.900711" calcext:value-type="float">
            <text:p>0.90071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22022" calcext:value-type="float">
            <text:p>0.722022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0.431361" calcext:value-type="float">
            <text:p>0.431361</text:p>
          </table:table-cell>
          <table:table-cell office:value-type="float" office:value="0.530095" calcext:value-type="float">
            <text:p>0.530095</text:p>
          </table:table-cell>
          <table:table-cell office:value-type="float" office:value="0.57903" calcext:value-type="float">
            <text:p>0.57903</text:p>
          </table:table-cell>
          <table:table-cell office:value-type="float" office:value="0.613916" calcext:value-type="float">
            <text:p>0.613916</text:p>
          </table:table-cell>
          <table:table-cell office:value-type="float" office:value="0.744832" calcext:value-type="float">
            <text:p>0.744832</text:p>
          </table:table-cell>
          <table:table-cell office:value-type="float" office:value="0.84125" calcext:value-type="float">
            <text:p>0.84125</text:p>
          </table:table-cell>
          <table:table-cell office:value-type="float" office:value="0.867716" calcext:value-type="float">
            <text:p>0.867716</text:p>
          </table:table-cell>
          <table:table-cell office:value-type="float" office:value="0.886227" calcext:value-type="float">
            <text:p>0.886227</text:p>
          </table:table-cell>
          <table:table-cell office:value-type="float" office:value="0.892174" calcext:value-type="float">
            <text:p>0.892174</text:p>
          </table:table-cell>
          <table:table-cell office:value-type="float" office:value="0.90081" calcext:value-type="float">
            <text:p>0.900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28741" calcext:value-type="float">
            <text:p>0.72874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" calcext:value-type="float">
            <text:p>-1</text:p>
          </table:table-cell>
          <table:table-cell office:value-type="float" office:value="0.247609" calcext:value-type="float">
            <text:p>0.247609</text:p>
          </table:table-cell>
          <table:table-cell office:value-type="float" office:value="0.526281" calcext:value-type="float">
            <text:p>0.526281</text:p>
          </table:table-cell>
          <table:table-cell office:value-type="float" office:value="0.569117" calcext:value-type="float">
            <text:p>0.56911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74615" calcext:value-type="float">
            <text:p>0.674615</text:p>
          </table:table-cell>
          <table:table-cell office:value-type="float" office:value="0.802492" calcext:value-type="float">
            <text:p>0.802492</text:p>
          </table:table-cell>
          <table:table-cell office:value-type="float" office:value="0.850349" calcext:value-type="float">
            <text:p>0.850349</text:p>
          </table:table-cell>
          <table:table-cell office:value-type="float" office:value="0.875016" calcext:value-type="float">
            <text:p>0.875016</text:p>
          </table:table-cell>
          <table:table-cell office:value-type="float" office:value="0.887902" calcext:value-type="float">
            <text:p>0.887902</text:p>
          </table:table-cell>
          <table:table-cell office:value-type="float" office:value="0.90016" calcext:value-type="float">
            <text:p>0.9001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694591" calcext:value-type="float">
            <text:p>0.694591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0.385716" calcext:value-type="float">
            <text:p>0.385716</text:p>
          </table:table-cell>
          <table:table-cell office:value-type="float" office:value="0.546027" calcext:value-type="float">
            <text:p>0.546027</text:p>
          </table:table-cell>
          <table:table-cell office:value-type="float" office:value="0.60811" calcext:value-type="float">
            <text:p>0.60811</text:p>
          </table:table-cell>
          <table:table-cell office:value-type="float" office:value="0.618826" calcext:value-type="float">
            <text:p>0.618826</text:p>
          </table:table-cell>
          <table:table-cell office:value-type="float" office:value="0.74372" calcext:value-type="float">
            <text:p>0.74372</text:p>
          </table:table-cell>
          <table:table-cell office:value-type="float" office:value="0.819627" calcext:value-type="float">
            <text:p>0.819627</text:p>
          </table:table-cell>
          <table:table-cell office:value-type="float" office:value="0.853098" calcext:value-type="float">
            <text:p>0.853098</text:p>
          </table:table-cell>
          <table:table-cell office:value-type="float" office:value="0.88105" calcext:value-type="float">
            <text:p>0.88105</text:p>
          </table:table-cell>
          <table:table-cell office:value-type="float" office:value="0.889657" calcext:value-type="float">
            <text:p>0.889657</text:p>
          </table:table-cell>
          <table:table-cell office:value-type="float" office:value="0.90081" calcext:value-type="float">
            <text:p>0.900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24664" calcext:value-type="float">
            <text:p>0.724664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31455" calcext:value-type="float">
            <text:p>0.231455</text:p>
          </table:table-cell>
          <table:table-cell office:value-type="float" office:value="0.439238" calcext:value-type="float">
            <text:p>0.439238</text:p>
          </table:table-cell>
          <table:table-cell office:value-type="float" office:value="0.548726" calcext:value-type="float">
            <text:p>0.548726</text:p>
          </table:table-cell>
          <table:table-cell office:value-type="float" office:value="0.608723" calcext:value-type="float">
            <text:p>0.608723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64226" calcext:value-type="float">
            <text:p>0.664226</text:p>
          </table:table-cell>
          <table:table-cell office:value-type="float" office:value="0.788246" calcext:value-type="float">
            <text:p>0.788246</text:p>
          </table:table-cell>
          <table:table-cell office:value-type="float" office:value="0.842002" calcext:value-type="float">
            <text:p>0.842002</text:p>
          </table:table-cell>
          <table:table-cell office:value-type="float" office:value="0.874319" calcext:value-type="float">
            <text:p>0.874319</text:p>
          </table:table-cell>
          <table:table-cell office:value-type="float" office:value="0.887314" calcext:value-type="float">
            <text:p>0.887314</text:p>
          </table:table-cell>
          <table:table-cell office:value-type="float" office:value="0.900308" calcext:value-type="float">
            <text:p>0.90030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16547" calcext:value-type="float">
            <text:p>0.716547</text:p>
          </table:table-cell>
          <table:table-cell>
            <draw:frame draw:z-index="0" draw:style-name="gr1" draw:text-style-name="P1" svg:width="22.348cm" svg:height="12.57cm" svg:x="0.004cm" svg:y="0.001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0.432855" calcext:value-type="float">
            <text:p>0.432855</text:p>
          </table:table-cell>
          <table:table-cell office:value-type="float" office:value="0.543724" calcext:value-type="float">
            <text:p>0.543724</text:p>
          </table:table-cell>
          <table:table-cell office:value-type="float" office:value="0.59937" calcext:value-type="float">
            <text:p>0.59937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744311" calcext:value-type="float">
            <text:p>0.744311</text:p>
          </table:table-cell>
          <table:table-cell office:value-type="float" office:value="0.839938" calcext:value-type="float">
            <text:p>0.839938</text:p>
          </table:table-cell>
          <table:table-cell office:value-type="float" office:value="0.875851" calcext:value-type="float">
            <text:p>0.875851</text:p>
          </table:table-cell>
          <table:table-cell office:value-type="float" office:value="0.888019" calcext:value-type="float">
            <text:p>0.888019</text:p>
          </table:table-cell>
          <table:table-cell office:value-type="float" office:value="0.900062" calcext:value-type="float">
            <text:p>0.90006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06386" calcext:value-type="float">
            <text:p>0.706386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float" office:value="0.395005" calcext:value-type="float">
            <text:p>0.395005</text:p>
          </table:table-cell>
          <table:table-cell office:value-type="float" office:value="0.546746" calcext:value-type="float">
            <text:p>0.546746</text:p>
          </table:table-cell>
          <table:table-cell office:value-type="float" office:value="0.600731" calcext:value-type="float">
            <text:p>0.600731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71579" calcext:value-type="float">
            <text:p>0.671579</text:p>
          </table:table-cell>
          <table:table-cell office:value-type="float" office:value="0.811757" calcext:value-type="float">
            <text:p>0.811757</text:p>
          </table:table-cell>
          <table:table-cell office:value-type="float" office:value="0.861847" calcext:value-type="float">
            <text:p>0.861847</text:p>
          </table:table-cell>
          <table:table-cell office:value-type="float" office:value="0.881788" calcext:value-type="float">
            <text:p>0.881788</text:p>
          </table:table-cell>
          <table:table-cell office:value-type="float" office:value="0.892875" calcext:value-type="float">
            <text:p>0.892875</text:p>
          </table:table-cell>
          <table:table-cell office:value-type="float" office:value="0.90081" calcext:value-type="float">
            <text:p>0.900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17551" calcext:value-type="float">
            <text:p>0.717551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float" office:value="0.441101" calcext:value-type="float">
            <text:p>0.441101</text:p>
          </table:table-cell>
          <table:table-cell office:value-type="float" office:value="0.558303" calcext:value-type="float">
            <text:p>0.558303</text:p>
          </table:table-cell>
          <table:table-cell office:value-type="float" office:value="0.599568" calcext:value-type="float">
            <text:p>0.599568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734453" calcext:value-type="float">
            <text:p>0.734453</text:p>
          </table:table-cell>
          <table:table-cell office:value-type="float" office:value="0.830806" calcext:value-type="float">
            <text:p>0.830806</text:p>
          </table:table-cell>
          <table:table-cell office:value-type="float" office:value="0.862768" calcext:value-type="float">
            <text:p>0.862768</text:p>
          </table:table-cell>
          <table:table-cell office:value-type="float" office:value="0.882443" calcext:value-type="float">
            <text:p>0.882443</text:p>
          </table:table-cell>
          <table:table-cell office:value-type="float" office:value="0.890053" calcext:value-type="float">
            <text:p>0.890053</text:p>
          </table:table-cell>
          <table:table-cell office:value-type="float" office:value="0.900662" calcext:value-type="float">
            <text:p>0.900662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31253" calcext:value-type="float">
            <text:p>0.731253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float" office:value="0.309342" calcext:value-type="float">
            <text:p>0.309342</text:p>
          </table:table-cell>
          <table:table-cell office:value-type="float" office:value="0.535969" calcext:value-type="float">
            <text:p>0.535969</text:p>
          </table:table-cell>
          <table:table-cell office:value-type="float" office:value="0.591365" calcext:value-type="float">
            <text:p>0.59136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93767" calcext:value-type="float">
            <text:p>0.693767</text:p>
          </table:table-cell>
          <table:table-cell office:value-type="float" office:value="0.828294" calcext:value-type="float">
            <text:p>0.828294</text:p>
          </table:table-cell>
          <table:table-cell office:value-type="float" office:value="0.860283" calcext:value-type="float">
            <text:p>0.860283</text:p>
          </table:table-cell>
          <table:table-cell office:value-type="float" office:value="0.878991" calcext:value-type="float">
            <text:p>0.878991</text:p>
          </table:table-cell>
          <table:table-cell office:value-type="float" office:value="0.88777" calcext:value-type="float">
            <text:p>0.88777</text:p>
          </table:table-cell>
          <table:table-cell office:value-type="float" office:value="0.899059" calcext:value-type="float">
            <text:p>0.89905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09721" calcext:value-type="float">
            <text:p>0.709721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0.212329" calcext:value-type="float">
            <text:p>0.212329</text:p>
          </table:table-cell>
          <table:table-cell office:value-type="float" office:value="0.534458" calcext:value-type="float">
            <text:p>0.534458</text:p>
          </table:table-cell>
          <table:table-cell office:value-type="float" office:value="0.600663" calcext:value-type="float">
            <text:p>0.600663</text:p>
          </table:table-cell>
          <table:table-cell office:value-type="float" office:value="0.656398" calcext:value-type="float">
            <text:p>0.656398</text:p>
          </table:table-cell>
          <table:table-cell office:value-type="float" office:value="0.794838" calcext:value-type="float">
            <text:p>0.794838</text:p>
          </table:table-cell>
          <table:table-cell office:value-type="float" office:value="0.841133" calcext:value-type="float">
            <text:p>0.841133</text:p>
          </table:table-cell>
          <table:table-cell office:value-type="float" office:value="0.863965" calcext:value-type="float">
            <text:p>0.863965</text:p>
          </table:table-cell>
          <table:table-cell office:value-type="float" office:value="0.883117" calcext:value-type="float">
            <text:p>0.883117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00711" calcext:value-type="float">
            <text:p>0.90071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17616" calcext:value-type="float">
            <text:p>0.71761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0.288644" calcext:value-type="float">
            <text:p>0.288644</text:p>
          </table:table-cell>
          <table:table-cell office:value-type="float" office:value="0.529335" calcext:value-type="float">
            <text:p>0.529335</text:p>
          </table:table-cell>
          <table:table-cell office:value-type="float" office:value="0.585746" calcext:value-type="float">
            <text:p>0.585746</text:p>
          </table:table-cell>
          <table:table-cell office:value-type="float" office:value="0.627532" calcext:value-type="float">
            <text:p>0.627532</text:p>
          </table:table-cell>
          <table:table-cell office:value-type="float" office:value="0.730139" calcext:value-type="float">
            <text:p>0.730139</text:p>
          </table:table-cell>
          <table:table-cell office:value-type="float" office:value="0.834181" calcext:value-type="float">
            <text:p>0.834181</text:p>
          </table:table-cell>
          <table:table-cell office:value-type="float" office:value="0.862834" calcext:value-type="float">
            <text:p>0.862834</text:p>
          </table:table-cell>
          <table:table-cell office:value-type="float" office:value="0.880903" calcext:value-type="float">
            <text:p>0.880903</text:p>
          </table:table-cell>
          <table:table-cell office:value-type="float" office:value="0.888815" calcext:value-type="float">
            <text:p>0.888815</text:p>
          </table:table-cell>
          <table:table-cell office:value-type="float" office:value="0.898606" calcext:value-type="float">
            <text:p>0.89860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12673" calcext:value-type="float">
            <text:p>0.71267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0.397996" calcext:value-type="float">
            <text:p>0.397996</text:p>
          </table:table-cell>
          <table:table-cell office:value-type="float" office:value="0.551451" calcext:value-type="float">
            <text:p>0.551451</text:p>
          </table:table-cell>
          <table:table-cell office:value-type="float" office:value="0.613674" calcext:value-type="float">
            <text:p>0.613674</text:p>
          </table:table-cell>
          <table:table-cell office:value-type="float" office:value="0.687668" calcext:value-type="float">
            <text:p>0.687668</text:p>
          </table:table-cell>
          <table:table-cell office:value-type="float" office:value="0.797105" calcext:value-type="float">
            <text:p>0.797105</text:p>
          </table:table-cell>
          <table:table-cell office:value-type="float" office:value="0.846691" calcext:value-type="float">
            <text:p>0.846691</text:p>
          </table:table-cell>
          <table:table-cell office:value-type="float" office:value="0.869553" calcext:value-type="float">
            <text:p>0.869553</text:p>
          </table:table-cell>
          <table:table-cell office:value-type="float" office:value="0.883887" calcext:value-type="float">
            <text:p>0.883887</text:p>
          </table:table-cell>
          <table:table-cell office:value-type="float" office:value="0.890085" calcext:value-type="float">
            <text:p>0.890085</text:p>
          </table:table-cell>
          <table:table-cell office:value-type="float" office:value="0.897553" calcext:value-type="float">
            <text:p>0.89755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43566" calcext:value-type="float">
            <text:p>0.74356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0.425306" calcext:value-type="float">
            <text:p>0.425306</text:p>
          </table:table-cell>
          <table:table-cell office:value-type="float" office:value="0.587814" calcext:value-type="float">
            <text:p>0.587814</text:p>
          </table:table-cell>
          <table:table-cell office:value-type="float" office:value="0.664456" calcext:value-type="float">
            <text:p>0.664456</text:p>
          </table:table-cell>
          <table:table-cell office:value-type="float" office:value="0.803425" calcext:value-type="float">
            <text:p>0.803425</text:p>
          </table:table-cell>
          <table:table-cell office:value-type="float" office:value="0.838243" calcext:value-type="float">
            <text:p>0.838243</text:p>
          </table:table-cell>
          <table:table-cell office:value-type="float" office:value="0.863666" calcext:value-type="float">
            <text:p>0.863666</text:p>
          </table:table-cell>
          <table:table-cell office:value-type="float" office:value="0.881288" calcext:value-type="float">
            <text:p>0.881288</text:p>
          </table:table-cell>
          <table:table-cell office:value-type="float" office:value="0.887793" calcext:value-type="float">
            <text:p>0.887793</text:p>
          </table:table-cell>
          <table:table-cell office:value-type="float" office:value="0.890085" calcext:value-type="float">
            <text:p>0.890085</text:p>
          </table:table-cell>
          <table:table-cell office:value-type="float" office:value="0.898055" calcext:value-type="float">
            <text:p>0.89805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74013" calcext:value-type="float">
            <text:p>0.77401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0.292357" calcext:value-type="float">
            <text:p>0.292357</text:p>
          </table:table-cell>
          <table:table-cell office:value-type="float" office:value="0.561295" calcext:value-type="float">
            <text:p>0.561295</text:p>
          </table:table-cell>
          <table:table-cell office:value-type="float" office:value="0.658058" calcext:value-type="float">
            <text:p>0.658058</text:p>
          </table:table-cell>
          <table:table-cell office:value-type="float" office:value="0.815761" calcext:value-type="float">
            <text:p>0.815761</text:p>
          </table:table-cell>
          <table:table-cell office:value-type="float" office:value="0.850657" calcext:value-type="float">
            <text:p>0.850657</text:p>
          </table:table-cell>
          <table:table-cell office:value-type="float" office:value="0.868821" calcext:value-type="float">
            <text:p>0.868821</text:p>
          </table:table-cell>
          <table:table-cell office:value-type="float" office:value="0.885283" calcext:value-type="float">
            <text:p>0.885283</text:p>
          </table:table-cell>
          <table:table-cell office:value-type="float" office:value="0.88784" calcext:value-type="float">
            <text:p>0.88784</text:p>
          </table:table-cell>
          <table:table-cell office:value-type="float" office:value="0.890085" calcext:value-type="float">
            <text:p>0.890085</text:p>
          </table:table-cell>
          <table:table-cell office:value-type="float" office:value="0.899206" calcext:value-type="float">
            <text:p>0.89920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60936" calcext:value-type="float">
            <text:p>0.760936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17376" calcext:value-type="float">
            <text:p>0.017376</text:p>
          </table:table-cell>
          <table:table-cell office:value-type="float" office:value="0.383659" calcext:value-type="float">
            <text:p>0.383659</text:p>
          </table:table-cell>
          <table:table-cell office:value-type="float" office:value="0.571469" calcext:value-type="float">
            <text:p>0.571469</text:p>
          </table:table-cell>
          <table:table-cell office:value-type="float" office:value="0.652815" calcext:value-type="float">
            <text:p>0.652815</text:p>
          </table:table-cell>
          <table:table-cell office:value-type="float" office:value="0.798992" calcext:value-type="float">
            <text:p>0.798992</text:p>
          </table:table-cell>
          <table:table-cell office:value-type="float" office:value="0.852188" calcext:value-type="float">
            <text:p>0.852188</text:p>
          </table:table-cell>
          <table:table-cell office:value-type="float" office:value="0.869271" calcext:value-type="float">
            <text:p>0.869271</text:p>
          </table:table-cell>
          <table:table-cell office:value-type="float" office:value="0.884765" calcext:value-type="float">
            <text:p>0.884765</text:p>
          </table:table-cell>
          <table:table-cell office:value-type="float" office:value="0.887737" calcext:value-type="float">
            <text:p>0.887737</text:p>
          </table:table-cell>
          <table:table-cell office:value-type="float" office:value="0.890085" calcext:value-type="float">
            <text:p>0.890085</text:p>
          </table:table-cell>
          <table:table-cell office:value-type="float" office:value="0.900859" calcext:value-type="float">
            <text:p>0.90085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69184" calcext:value-type="float">
            <text:p>0.769184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0.465871" calcext:value-type="float">
            <text:p>0.465871</text:p>
          </table:table-cell>
          <table:table-cell office:value-type="float" office:value="0.575596" calcext:value-type="float">
            <text:p>0.575596</text:p>
          </table:table-cell>
          <table:table-cell office:value-type="float" office:value="0.737737" calcext:value-type="float">
            <text:p>0.737737</text:p>
          </table:table-cell>
          <table:table-cell office:value-type="float" office:value="0.828398" calcext:value-type="float">
            <text:p>0.828398</text:p>
          </table:table-cell>
          <table:table-cell office:value-type="float" office:value="0.856778" calcext:value-type="float">
            <text:p>0.856778</text:p>
          </table:table-cell>
          <table:table-cell office:value-type="float" office:value="0.873319" calcext:value-type="float">
            <text:p>0.873319</text:p>
          </table:table-cell>
          <table:table-cell office:value-type="float" office:value="0.882852" calcext:value-type="float">
            <text:p>0.882852</text:p>
          </table:table-cell>
          <table:table-cell office:value-type="float" office:value="0.888454" calcext:value-type="float">
            <text:p>0.888454</text:p>
          </table:table-cell>
          <table:table-cell office:value-type="float" office:value="0.893096" calcext:value-type="float">
            <text:p>0.893096</text:p>
          </table:table-cell>
          <table:table-cell office:value-type="float" office:value="0.901006" calcext:value-type="float">
            <text:p>0.90100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90311" calcext:value-type="float">
            <text:p>0.790311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148039" calcext:value-type="float">
            <text:p>0.148039</text:p>
          </table:table-cell>
          <table:table-cell office:value-type="float" office:value="0.485245" calcext:value-type="float">
            <text:p>0.485245</text:p>
          </table:table-cell>
          <table:table-cell office:value-type="float" office:value="0.558193" calcext:value-type="float">
            <text:p>0.558193</text:p>
          </table:table-cell>
          <table:table-cell office:value-type="float" office:value="0.668283" calcext:value-type="float">
            <text:p>0.668283</text:p>
          </table:table-cell>
          <table:table-cell office:value-type="float" office:value="0.79706" calcext:value-type="float">
            <text:p>0.79706</text:p>
          </table:table-cell>
          <table:table-cell office:value-type="float" office:value="0.841133" calcext:value-type="float">
            <text:p>0.841133</text:p>
          </table:table-cell>
          <table:table-cell office:value-type="float" office:value="0.864672" calcext:value-type="float">
            <text:p>0.864672</text:p>
          </table:table-cell>
          <table:table-cell office:value-type="float" office:value="0.881655" calcext:value-type="float">
            <text:p>0.881655</text:p>
          </table:table-cell>
          <table:table-cell office:value-type="float" office:value="0.887731" calcext:value-type="float">
            <text:p>0.887731</text:p>
          </table:table-cell>
          <table:table-cell office:value-type="float" office:value="0.890085" calcext:value-type="float">
            <text:p>0.890085</text:p>
          </table:table-cell>
          <table:table-cell office:value-type="float" office:value="0.90081" calcext:value-type="float">
            <text:p>0.90081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77487" calcext:value-type="float">
            <text:p>0.777487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17376" calcext:value-type="float">
            <text:p>0.017376</text:p>
          </table:table-cell>
          <table:table-cell office:value-type="float" office:value="0.447768" calcext:value-type="float">
            <text:p>0.447768</text:p>
          </table:table-cell>
          <table:table-cell office:value-type="float" office:value="0.554699" calcext:value-type="float">
            <text:p>0.554699</text:p>
          </table:table-cell>
          <table:table-cell office:value-type="float" office:value="0.655074" calcext:value-type="float">
            <text:p>0.655074</text:p>
          </table:table-cell>
          <table:table-cell office:value-type="float" office:value="0.784984" calcext:value-type="float">
            <text:p>0.784984</text:p>
          </table:table-cell>
          <table:table-cell office:value-type="float" office:value="0.834301" calcext:value-type="float">
            <text:p>0.834301</text:p>
          </table:table-cell>
          <table:table-cell office:value-type="float" office:value="0.862637" calcext:value-type="float">
            <text:p>0.862637</text:p>
          </table:table-cell>
          <table:table-cell office:value-type="float" office:value="0.879533" calcext:value-type="float">
            <text:p>0.879533</text:p>
          </table:table-cell>
          <table:table-cell office:value-type="float" office:value="0.886905" calcext:value-type="float">
            <text:p>0.886905</text:p>
          </table:table-cell>
          <table:table-cell office:value-type="float" office:value="0.889963" calcext:value-type="float">
            <text:p>0.889963</text:p>
          </table:table-cell>
          <table:table-cell office:value-type="float" office:value="0.899157" calcext:value-type="float">
            <text:p>0.89915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69502" calcext:value-type="float">
            <text:p>0.769502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68279" calcext:value-type="float">
            <text:p>0.068279</text:p>
          </table:table-cell>
          <table:table-cell office:value-type="float" office:value="0.403855" calcext:value-type="float">
            <text:p>0.403855</text:p>
          </table:table-cell>
          <table:table-cell office:value-type="float" office:value="0.540886" calcext:value-type="float">
            <text:p>0.540886</text:p>
          </table:table-cell>
          <table:table-cell office:value-type="float" office:value="0.597809" calcext:value-type="float">
            <text:p>0.597809</text:p>
          </table:table-cell>
          <table:table-cell office:value-type="float" office:value="0.721273" calcext:value-type="float">
            <text:p>0.721273</text:p>
          </table:table-cell>
          <table:table-cell office:value-type="float" office:value="0.80002" calcext:value-type="float">
            <text:p>0.80002</text:p>
          </table:table-cell>
          <table:table-cell office:value-type="float" office:value="0.848525" calcext:value-type="float">
            <text:p>0.848525</text:p>
          </table:table-cell>
          <table:table-cell office:value-type="float" office:value="0.874684" calcext:value-type="float">
            <text:p>0.874684</text:p>
          </table:table-cell>
          <table:table-cell office:value-type="float" office:value="0.887239" calcext:value-type="float">
            <text:p>0.887239</text:p>
          </table:table-cell>
          <table:table-cell office:value-type="float" office:value="0.890085" calcext:value-type="float">
            <text:p>0.890085</text:p>
          </table:table-cell>
          <table:table-cell office:value-type="float" office:value="0.898655" calcext:value-type="float">
            <text:p>0.89865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46303" calcext:value-type="float">
            <text:p>0.746303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0.414797" calcext:value-type="float">
            <text:p>0.414797</text:p>
          </table:table-cell>
          <table:table-cell office:value-type="float" office:value="0.549967" calcext:value-type="float">
            <text:p>0.549967</text:p>
          </table:table-cell>
          <table:table-cell office:value-type="float" office:value="0.612256" calcext:value-type="float">
            <text:p>0.612256</text:p>
          </table:table-cell>
          <table:table-cell office:value-type="float" office:value="0.723399" calcext:value-type="float">
            <text:p>0.723399</text:p>
          </table:table-cell>
          <table:table-cell office:value-type="float" office:value="0.809268" calcext:value-type="float">
            <text:p>0.809268</text:p>
          </table:table-cell>
          <table:table-cell office:value-type="float" office:value="0.842843" calcext:value-type="float">
            <text:p>0.842843</text:p>
          </table:table-cell>
          <table:table-cell office:value-type="float" office:value="0.8686" calcext:value-type="float">
            <text:p>0.8686</text:p>
          </table:table-cell>
          <table:table-cell office:value-type="float" office:value="0.885964" calcext:value-type="float">
            <text:p>0.885964</text:p>
          </table:table-cell>
          <table:table-cell office:value-type="float" office:value="0.889597" calcext:value-type="float">
            <text:p>0.889597</text:p>
          </table:table-cell>
          <table:table-cell office:value-type="float" office:value="0.898753" calcext:value-type="float">
            <text:p>0.898753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49544" calcext:value-type="float">
            <text:p>0.749544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416352" calcext:value-type="float">
            <text:p>0.416352</text:p>
          </table:table-cell>
          <table:table-cell office:value-type="float" office:value="0.499258" calcext:value-type="float">
            <text:p>0.499258</text:p>
          </table:table-cell>
          <table:table-cell office:value-type="float" office:value="0.547458" calcext:value-type="float">
            <text:p>0.547458</text:p>
          </table:table-cell>
          <table:table-cell office:value-type="float" office:value="0.619823" calcext:value-type="float">
            <text:p>0.619823</text:p>
          </table:table-cell>
          <table:table-cell office:value-type="float" office:value="0.730514" calcext:value-type="float">
            <text:p>0.730514</text:p>
          </table:table-cell>
          <table:table-cell office:value-type="float" office:value="0.804144" calcext:value-type="float">
            <text:p>0.804144</text:p>
          </table:table-cell>
          <table:table-cell office:value-type="float" office:value="0.839631" calcext:value-type="float">
            <text:p>0.839631</text:p>
          </table:table-cell>
          <table:table-cell office:value-type="float" office:value="0.867819" calcext:value-type="float">
            <text:p>0.867819</text:p>
          </table:table-cell>
          <table:table-cell office:value-type="float" office:value="0.88574" calcext:value-type="float">
            <text:p>0.88574</text:p>
          </table:table-cell>
          <table:table-cell office:value-type="float" office:value="0.889476" calcext:value-type="float">
            <text:p>0.889476</text:p>
          </table:table-cell>
          <table:table-cell office:value-type="float" office:value="0.899855" calcext:value-type="float">
            <text:p>0.899855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58372" calcext:value-type="float">
            <text:p>0.758372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248708" calcext:value-type="float">
            <text:p>0.248708</text:p>
          </table:table-cell>
          <table:table-cell office:value-type="float" office:value="0.456663" calcext:value-type="float">
            <text:p>0.456663</text:p>
          </table:table-cell>
          <table:table-cell office:value-type="float" office:value="0.553262" calcext:value-type="float">
            <text:p>0.553262</text:p>
          </table:table-cell>
          <table:table-cell office:value-type="float" office:value="0.617701" calcext:value-type="float">
            <text:p>0.617701</text:p>
          </table:table-cell>
          <table:table-cell office:value-type="float" office:value="0.721128" calcext:value-type="float">
            <text:p>0.721128</text:p>
          </table:table-cell>
          <table:table-cell office:value-type="float" office:value="0.810396" calcext:value-type="float">
            <text:p>0.810396</text:p>
          </table:table-cell>
          <table:table-cell office:value-type="float" office:value="0.848037" calcext:value-type="float">
            <text:p>0.848037</text:p>
          </table:table-cell>
          <table:table-cell office:value-type="float" office:value="0.869978" calcext:value-type="float">
            <text:p>0.869978</text:p>
          </table:table-cell>
          <table:table-cell office:value-type="float" office:value="0.886967" calcext:value-type="float">
            <text:p>0.886967</text:p>
          </table:table-cell>
          <table:table-cell office:value-type="float" office:value="0.890085" calcext:value-type="float">
            <text:p>0.890085</text:p>
          </table:table-cell>
          <table:table-cell office:value-type="float" office:value="0.899757" calcext:value-type="float">
            <text:p>0.899757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55397" calcext:value-type="float">
            <text:p>0.755397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" calcext:value-type="float">
            <text:p>-1</text:p>
          </table:table-cell>
          <table:table-cell office:value-type="float" office:value="0.383148" calcext:value-type="float">
            <text:p>0.383148</text:p>
          </table:table-cell>
          <table:table-cell office:value-type="float" office:value="0.566475" calcext:value-type="float">
            <text:p>0.566475</text:p>
          </table:table-cell>
          <table:table-cell office:value-type="float" office:value="0.624165" calcext:value-type="float">
            <text:p>0.624165</text:p>
          </table:table-cell>
          <table:table-cell office:value-type="float" office:value="0.728339" calcext:value-type="float">
            <text:p>0.728339</text:p>
          </table:table-cell>
          <table:table-cell office:value-type="float" office:value="0.815168" calcext:value-type="float">
            <text:p>0.815168</text:p>
          </table:table-cell>
          <table:table-cell office:value-type="float" office:value="0.839989" calcext:value-type="float">
            <text:p>0.839989</text:p>
          </table:table-cell>
          <table:table-cell office:value-type="float" office:value="0.858239" calcext:value-type="float">
            <text:p>0.858239</text:p>
          </table:table-cell>
          <table:table-cell office:value-type="float" office:value="0.878887" calcext:value-type="float">
            <text:p>0.878887</text:p>
          </table:table-cell>
          <table:table-cell office:value-type="float" office:value="0.88862" calcext:value-type="float">
            <text:p>0.88862</text:p>
          </table:table-cell>
          <table:table-cell office:value-type="float" office:value="0.896549" calcext:value-type="float">
            <text:p>0.896549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47958" calcext:value-type="float">
            <text:p>0.747958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" calcext:value-type="float">
            <text:p>-1</text:p>
          </table:table-cell>
          <table:table-cell office:value-type="float" office:value="0.184469" calcext:value-type="float">
            <text:p>0.184469</text:p>
          </table:table-cell>
          <table:table-cell office:value-type="float" office:value="0.555404" calcext:value-type="float">
            <text:p>0.555404</text:p>
          </table:table-cell>
          <table:table-cell office:value-type="float" office:value="0.614641" calcext:value-type="float">
            <text:p>0.614641</text:p>
          </table:table-cell>
          <table:table-cell office:value-type="float" office:value="0.735148" calcext:value-type="float">
            <text:p>0.735148</text:p>
          </table:table-cell>
          <table:table-cell office:value-type="float" office:value="0.810441" calcext:value-type="float">
            <text:p>0.810441</text:p>
          </table:table-cell>
          <table:table-cell office:value-type="float" office:value="0.840252" calcext:value-type="float">
            <text:p>0.840252</text:p>
          </table:table-cell>
          <table:table-cell office:value-type="float" office:value="0.858135" calcext:value-type="float">
            <text:p>0.858135</text:p>
          </table:table-cell>
          <table:table-cell office:value-type="float" office:value="0.87699" calcext:value-type="float">
            <text:p>0.87699</text:p>
          </table:table-cell>
          <table:table-cell office:value-type="float" office:value="0.887454" calcext:value-type="float">
            <text:p>0.887454</text:p>
          </table:table-cell>
          <table:table-cell office:value-type="float" office:value="0.895496" calcext:value-type="float">
            <text:p>0.895496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25843" calcext:value-type="float">
            <text:p>0.725843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78076" calcext:value-type="float">
            <text:p>0.378076</text:p>
          </table:table-cell>
          <table:table-cell office:value-type="float" office:value="0.474408" calcext:value-type="float">
            <text:p>0.474408</text:p>
          </table:table-cell>
          <table:table-cell office:value-type="float" office:value="0.575408" calcext:value-type="float">
            <text:p>0.575408</text:p>
          </table:table-cell>
          <table:table-cell office:value-type="float" office:value="0.622811" calcext:value-type="float">
            <text:p>0.622811</text:p>
          </table:table-cell>
          <table:table-cell office:value-type="float" office:value="0.754728" calcext:value-type="float">
            <text:p>0.754728</text:p>
          </table:table-cell>
          <table:table-cell office:value-type="float" office:value="0.820876" calcext:value-type="float">
            <text:p>0.820876</text:p>
          </table:table-cell>
          <table:table-cell office:value-type="float" office:value="0.849086" calcext:value-type="float">
            <text:p>0.849086</text:p>
          </table:table-cell>
          <table:table-cell office:value-type="float" office:value="0.863053" calcext:value-type="float">
            <text:p>0.863053</text:p>
          </table:table-cell>
          <table:table-cell office:value-type="float" office:value="0.881399" calcext:value-type="float">
            <text:p>0.881399</text:p>
          </table:table-cell>
          <table:table-cell office:value-type="float" office:value="0.888796" calcext:value-type="float">
            <text:p>0.888796</text:p>
          </table:table-cell>
          <table:table-cell office:value-type="float" office:value="0.896598" calcext:value-type="float">
            <text:p>0.896598</text:p>
          </table:table-cell>
          <table:table-cell office:value-type="float" office:value="0.901104" calcext:value-type="float">
            <text:p>0.901104</text:p>
          </table:table-cell>
          <table:table-cell office:value-type="float" office:value="0.762716" calcext:value-type="float">
            <text:p>0.762716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0.283196" calcext:value-type="float">
            <text:p>0.283196</text:p>
          </table:table-cell>
          <table:table-cell office:value-type="float" office:value="0.57602" calcext:value-type="float">
            <text:p>0.57602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726337" calcext:value-type="float">
            <text:p>0.726337</text:p>
          </table:table-cell>
          <table:table-cell office:value-type="float" office:value="0.815003" calcext:value-type="float">
            <text:p>0.815003</text:p>
          </table:table-cell>
          <table:table-cell office:value-type="float" office:value="0.850253" calcext:value-type="float">
            <text:p>0.850253</text:p>
          </table:table-cell>
          <table:table-cell office:value-type="float" office:value="0.866945" calcext:value-type="float">
            <text:p>0.866945</text:p>
          </table:table-cell>
          <table:table-cell office:value-type="float" office:value="0.883948" calcext:value-type="float">
            <text:p>0.883948</text:p>
          </table:table-cell>
          <table:table-cell office:value-type="float" office:value="0.889574" calcext:value-type="float">
            <text:p>0.889574</text:p>
          </table:table-cell>
          <table:table-cell office:value-type="float" office:value="0.898473" calcext:value-type="float">
            <text:p>0.898473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740212" calcext:value-type="float">
            <text:p>0.740212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0.370667" calcext:value-type="float">
            <text:p>0.370667</text:p>
          </table:table-cell>
          <table:table-cell office:value-type="float" office:value="0.586594" calcext:value-type="float">
            <text:p>0.586594</text:p>
          </table:table-cell>
          <table:table-cell office:value-type="float" office:value="0.62698" calcext:value-type="float">
            <text:p>0.62698</text:p>
          </table:table-cell>
          <table:table-cell office:value-type="float" office:value="0.782613" calcext:value-type="float">
            <text:p>0.782613</text:p>
          </table:table-cell>
          <table:table-cell office:value-type="float" office:value="0.839884" calcext:value-type="float">
            <text:p>0.839884</text:p>
          </table:table-cell>
          <table:table-cell office:value-type="float" office:value="0.855668" calcext:value-type="float">
            <text:p>0.855668</text:p>
          </table:table-cell>
          <table:table-cell office:value-type="float" office:value="0.87018" calcext:value-type="float">
            <text:p>0.87018</text:p>
          </table:table-cell>
          <table:table-cell office:value-type="float" office:value="0.885989" calcext:value-type="float">
            <text:p>0.885989</text:p>
          </table:table-cell>
          <table:table-cell office:value-type="float" office:value="0.891088" calcext:value-type="float">
            <text:p>0.891088</text:p>
          </table:table-cell>
          <table:table-cell office:value-type="float" office:value="0.901055" calcext:value-type="float">
            <text:p>0.901055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761072" calcext:value-type="float">
            <text:p>0.761072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0.354474" calcext:value-type="float">
            <text:p>0.354474</text:p>
          </table:table-cell>
          <table:table-cell office:value-type="float" office:value="0.555694" calcext:value-type="float">
            <text:p>0.555694</text:p>
          </table:table-cell>
          <table:table-cell office:value-type="float" office:value="0.609207" calcext:value-type="float">
            <text:p>0.609207</text:p>
          </table:table-cell>
          <table:table-cell office:value-type="float" office:value="0.684239" calcext:value-type="float">
            <text:p>0.684239</text:p>
          </table:table-cell>
          <table:table-cell office:value-type="float" office:value="0.820337" calcext:value-type="float">
            <text:p>0.820337</text:p>
          </table:table-cell>
          <table:table-cell office:value-type="float" office:value="0.849308" calcext:value-type="float">
            <text:p>0.849308</text:p>
          </table:table-cell>
          <table:table-cell office:value-type="float" office:value="0.867358" calcext:value-type="float">
            <text:p>0.867358</text:p>
          </table:table-cell>
          <table:table-cell office:value-type="float" office:value="0.881627" calcext:value-type="float">
            <text:p>0.881627</text:p>
          </table:table-cell>
          <table:table-cell office:value-type="float" office:value="0.890085" calcext:value-type="float">
            <text:p>0.890085</text:p>
          </table:table-cell>
          <table:table-cell office:value-type="float" office:value="0.899403" calcext:value-type="float">
            <text:p>0.899403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741173" calcext:value-type="float">
            <text:p>0.741173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0.103487" calcext:value-type="float">
            <text:p>0.103487</text:p>
          </table:table-cell>
          <table:table-cell office:value-type="float" office:value="0.530139" calcext:value-type="float">
            <text:p>0.530139</text:p>
          </table:table-cell>
          <table:table-cell office:value-type="float" office:value="0.577336" calcext:value-type="float">
            <text:p>0.577336</text:p>
          </table:table-cell>
          <table:table-cell office:value-type="float" office:value="0.632331" calcext:value-type="float">
            <text:p>0.632331</text:p>
          </table:table-cell>
          <table:table-cell office:value-type="float" office:value="0.803175" calcext:value-type="float">
            <text:p>0.803175</text:p>
          </table:table-cell>
          <table:table-cell office:value-type="float" office:value="0.845927" calcext:value-type="float">
            <text:p>0.845927</text:p>
          </table:table-cell>
          <table:table-cell office:value-type="float" office:value="0.861396" calcext:value-type="float">
            <text:p>0.861396</text:p>
          </table:table-cell>
          <table:table-cell office:value-type="float" office:value="0.879643" calcext:value-type="float">
            <text:p>0.879643</text:p>
          </table:table-cell>
          <table:table-cell office:value-type="float" office:value="0.889209" calcext:value-type="float">
            <text:p>0.889209</text:p>
          </table:table-cell>
          <table:table-cell office:value-type="float" office:value="0.895644" calcext:value-type="float">
            <text:p>0.895644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701828" calcext:value-type="float">
            <text:p>0.70182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0.215809" calcext:value-type="float">
            <text:p>0.215809</text:p>
          </table:table-cell>
          <table:table-cell office:value-type="float" office:value="0.540308" calcext:value-type="float">
            <text:p>0.540308</text:p>
          </table:table-cell>
          <table:table-cell office:value-type="float" office:value="0.588694" calcext:value-type="float">
            <text:p>0.588694</text:p>
          </table:table-cell>
          <table:table-cell office:value-type="float" office:value="0.621196" calcext:value-type="float">
            <text:p>0.621196</text:p>
          </table:table-cell>
          <table:table-cell office:value-type="float" office:value="0.763998" calcext:value-type="float">
            <text:p>0.763998</text:p>
          </table:table-cell>
          <table:table-cell office:value-type="float" office:value="0.834078" calcext:value-type="float">
            <text:p>0.834078</text:p>
          </table:table-cell>
          <table:table-cell office:value-type="float" office:value="0.859511" calcext:value-type="float">
            <text:p>0.859511</text:p>
          </table:table-cell>
          <table:table-cell office:value-type="float" office:value="0.882302" calcext:value-type="float">
            <text:p>0.882302</text:p>
          </table:table-cell>
          <table:table-cell office:value-type="float" office:value="0.889227" calcext:value-type="float">
            <text:p>0.889227</text:p>
          </table:table-cell>
          <table:table-cell office:value-type="float" office:value="0.898901" calcext:value-type="float">
            <text:p>0.898901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709402" calcext:value-type="float">
            <text:p>0.709402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0.273184" calcext:value-type="float">
            <text:p>0.273184</text:p>
          </table:table-cell>
          <table:table-cell office:value-type="float" office:value="0.55785" calcext:value-type="float">
            <text:p>0.55785</text:p>
          </table:table-cell>
          <table:table-cell office:value-type="float" office:value="0.612372" calcext:value-type="float">
            <text:p>0.612372</text:p>
          </table:table-cell>
          <table:table-cell office:value-type="float" office:value="0.664298" calcext:value-type="float">
            <text:p>0.664298</text:p>
          </table:table-cell>
          <table:table-cell office:value-type="float" office:value="0.805836" calcext:value-type="float">
            <text:p>0.805836</text:p>
          </table:table-cell>
          <table:table-cell office:value-type="float" office:value="0.850113" calcext:value-type="float">
            <text:p>0.850113</text:p>
          </table:table-cell>
          <table:table-cell office:value-type="float" office:value="0.867741" calcext:value-type="float">
            <text:p>0.867741</text:p>
          </table:table-cell>
          <table:table-cell office:value-type="float" office:value="0.883144" calcext:value-type="float">
            <text:p>0.883144</text:p>
          </table:table-cell>
          <table:table-cell office:value-type="float" office:value="0.88905" calcext:value-type="float">
            <text:p>0.88905</text:p>
          </table:table-cell>
          <table:table-cell office:value-type="float" office:value="0.89895" calcext:value-type="float">
            <text:p>0.89895</text:p>
          </table:table-cell>
          <table:table-cell office:value-type="float" office:value="0.903077" calcext:value-type="float">
            <text:p>0.903077</text:p>
          </table:table-cell>
          <table:table-cell office:value-type="float" office:value="0.730254" calcext:value-type="float">
            <text:p>0.7302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10:42:12.138559076</dc:date>
    <meta:editing-duration>PT1M22S</meta:editing-duration>
    <meta:editing-cycles>1</meta:editing-cycles>
    <meta:document-statistic meta:table-count="1" meta:cell-count="4214" meta:object-count="1"/>
    <meta:generator>LibreOffice/7.6.2.1$MacOSX_AARCH64 LibreOffice_project/56f7684011345957bbf33a7ee678afaf4d2ba333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mcc.A2:mcc.A301 mcc.C1:mcc.N301" chart:data-source-has-labels="both" svg:x="1.427cm" svg:y="0.251cm" svg:width="17.692cm" svg:height="11.118cm">
          <chart:coordinate-region svg:x="2.298cm" svg:y="0.453cm" svg:width="16.792cm" svg:height="10.71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Best</text:p>
                <draw:g>
                  <svg:desc>mcc.M1:mcc.M1</svg:desc>
                </draw:g>
              </table:table-cell>
              <table:table-cell office:value-type="string">
                <text:p>Averag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1">
                <text:p>-1</text:p>
                <draw:g>
                  <svg:desc>mcc.C2:mcc.C301</svg:desc>
                </draw:g>
              </table:table-cell>
              <table:table-cell office:value-type="float" office:value="-1">
                <text:p>-1</text:p>
                <draw:g>
                  <svg:desc>mcc.D2:mcc.D301</svg:desc>
                </draw:g>
              </table:table-cell>
              <table:table-cell office:value-type="float" office:value="-1">
                <text:p>-1</text:p>
                <draw:g>
                  <svg:desc>mcc.E2:mcc.E301</svg:desc>
                </draw:g>
              </table:table-cell>
              <table:table-cell office:value-type="float" office:value="-1">
                <text:p>-1</text:p>
                <draw:g>
                  <svg:desc>mcc.F2:mcc.F301</svg:desc>
                </draw:g>
              </table:table-cell>
              <table:table-cell office:value-type="float" office:value="-1">
                <text:p>-1</text:p>
                <draw:g>
                  <svg:desc>mcc.G2:mcc.G301</svg:desc>
                </draw:g>
              </table:table-cell>
              <table:table-cell office:value-type="float" office:value="-1">
                <text:p>-1</text:p>
                <draw:g>
                  <svg:desc>mcc.H2:mcc.H301</svg:desc>
                </draw:g>
              </table:table-cell>
              <table:table-cell office:value-type="float" office:value="-1">
                <text:p>-1</text:p>
                <draw:g>
                  <svg:desc>mcc.I2:mcc.I301</svg:desc>
                </draw:g>
              </table:table-cell>
              <table:table-cell office:value-type="float" office:value="-0.980619">
                <text:p>-0.980619</text:p>
                <draw:g>
                  <svg:desc>mcc.J2:mcc.J301</svg:desc>
                </draw:g>
              </table:table-cell>
              <table:table-cell office:value-type="float" office:value="-0.268704">
                <text:p>-0.268704</text:p>
                <draw:g>
                  <svg:desc>mcc.K2:mcc.K301</svg:desc>
                </draw:g>
              </table:table-cell>
              <table:table-cell office:value-type="float" office:value="0.278201">
                <text:p>0.278201</text:p>
                <draw:g>
                  <svg:desc>mcc.L2:mcc.L301</svg:desc>
                </draw:g>
              </table:table-cell>
              <table:table-cell office:value-type="float" office:value="0.612372">
                <text:p>0.612372</text:p>
                <draw:g>
                  <svg:desc>mcc.M2:mcc.M301</svg:desc>
                </draw:g>
              </table:table-cell>
              <table:table-cell office:value-type="float" office:value="-0.797112">
                <text:p>-0.797112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0.842855">
                <text:p>-0.842855</text:p>
              </table:table-cell>
              <table:table-cell office:value-type="float" office:value="-0.324386">
                <text:p>-0.324386</text:p>
              </table:table-cell>
              <table:table-cell office:value-type="float" office:value="-0.051787">
                <text:p>-0.051787</text:p>
              </table:table-cell>
              <table:table-cell office:value-type="float" office:value="0">
                <text:p>0</text:p>
              </table:table-cell>
              <table:table-cell office:value-type="float" office:value="0.012324">
                <text:p>0.012324</text:p>
              </table:table-cell>
              <table:table-cell office:value-type="float" office:value="0.128136">
                <text:p>0.128136</text:p>
              </table:table-cell>
              <table:table-cell office:value-type="float" office:value="0.457461">
                <text:p>0.457461</text:p>
              </table:table-cell>
              <table:table-cell office:value-type="float" office:value="0.603188">
                <text:p>0.603188</text:p>
              </table:table-cell>
              <table:table-cell office:value-type="float" office:value="0.621145">
                <text:p>0.621145</text:p>
              </table:table-cell>
              <table:table-cell office:value-type="float" office:value="0.700095">
                <text:p>0.700095</text:p>
              </table:table-cell>
              <table:table-cell office:value-type="float" office:value="-0.039677">
                <text:p>-0.0396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550436">
                <text:p>-0.550436</text:p>
              </table:table-cell>
              <table:table-cell office:value-type="float" office:value="-0.020923">
                <text:p>-0.020923</text:p>
              </table:table-cell>
              <table:table-cell office:value-type="float" office:value="0.005045">
                <text:p>0.005045</text:p>
              </table:table-cell>
              <table:table-cell office:value-type="float" office:value="0.103665">
                <text:p>0.103665</text:p>
              </table:table-cell>
              <table:table-cell office:value-type="float" office:value="0.419323">
                <text:p>0.419323</text:p>
              </table:table-cell>
              <table:table-cell office:value-type="float" office:value="0.594945">
                <text:p>0.594945</text:p>
              </table:table-cell>
              <table:table-cell office:value-type="float" office:value="0.610949">
                <text:p>0.610949</text:p>
              </table:table-cell>
              <table:table-cell office:value-type="float" office:value="0.63425">
                <text:p>0.63425</text:p>
              </table:table-cell>
              <table:table-cell office:value-type="float" office:value="0.777941">
                <text:p>0.777941</text:p>
              </table:table-cell>
              <table:table-cell office:value-type="float" office:value="-0.020318">
                <text:p>-0.0203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265161">
                <text:p>-0.265161</text:p>
              </table:table-cell>
              <table:table-cell office:value-type="float" office:value="0">
                <text:p>0</text:p>
              </table:table-cell>
              <table:table-cell office:value-type="float" office:value="0.074019">
                <text:p>0.074019</text:p>
              </table:table-cell>
              <table:table-cell office:value-type="float" office:value="0.2912">
                <text:p>0.2912</text:p>
              </table:table-cell>
              <table:table-cell office:value-type="float" office:value="0.550717">
                <text:p>0.550717</text:p>
              </table:table-cell>
              <table:table-cell office:value-type="float" office:value="0.598828">
                <text:p>0.598828</text:p>
              </table:table-cell>
              <table:table-cell office:value-type="float" office:value="0.611968">
                <text:p>0.611968</text:p>
              </table:table-cell>
              <table:table-cell office:value-type="float" office:value="0.654538">
                <text:p>0.654538</text:p>
              </table:table-cell>
              <table:table-cell office:value-type="float" office:value="0.81615">
                <text:p>0.81615</text:p>
              </table:table-cell>
              <table:table-cell office:value-type="float" office:value="0.051611">
                <text:p>0.0516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">
                <text:p>-1</text:p>
              </table:table-cell>
              <table:table-cell office:value-type="float" office:value="-0.849354">
                <text:p>-0.849354</text:p>
              </table:table-cell>
              <table:table-cell office:value-type="float" office:value="-0.008262">
                <text:p>-0.008262</text:p>
              </table:table-cell>
              <table:table-cell office:value-type="float" office:value="0.027103">
                <text:p>0.027103</text:p>
              </table:table-cell>
              <table:table-cell office:value-type="float" office:value="0.176548">
                <text:p>0.176548</text:p>
              </table:table-cell>
              <table:table-cell office:value-type="float" office:value="0.51606">
                <text:p>0.51606</text:p>
              </table:table-cell>
              <table:table-cell office:value-type="float" office:value="0.589174">
                <text:p>0.589174</text:p>
              </table:table-cell>
              <table:table-cell office:value-type="float" office:value="0.606689">
                <text:p>0.606689</text:p>
              </table:table-cell>
              <table:table-cell office:value-type="float" office:value="0.612372">
                <text:p>0.612372</text:p>
              </table:table-cell>
              <table:table-cell office:value-type="float" office:value="0.678235">
                <text:p>0.678235</text:p>
              </table:table-cell>
              <table:table-cell office:value-type="float" office:value="0.823411">
                <text:p>0.823411</text:p>
              </table:table-cell>
              <table:table-cell office:value-type="float" office:value="0.134857">
                <text:p>0.1348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-0.707613">
                <text:p>-0.707613</text:p>
              </table:table-cell>
              <table:table-cell office:value-type="float" office:value="0.019847">
                <text:p>0.019847</text:p>
              </table:table-cell>
              <table:table-cell office:value-type="float" office:value="0.170383">
                <text:p>0.170383</text:p>
              </table:table-cell>
              <table:table-cell office:value-type="float" office:value="0.479958">
                <text:p>0.479958</text:p>
              </table:table-cell>
              <table:table-cell office:value-type="float" office:value="0.57236">
                <text:p>0.57236</text:p>
              </table:table-cell>
              <table:table-cell office:value-type="float" office:value="0.597514">
                <text:p>0.597514</text:p>
              </table:table-cell>
              <table:table-cell office:value-type="float" office:value="0.61132">
                <text:p>0.611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5836">
                <text:p>0.685836</text:p>
              </table:table-cell>
              <table:table-cell office:value-type="float" office:value="0.823411">
                <text:p>0.823411</text:p>
              </table:table-cell>
              <table:table-cell office:value-type="float" office:value="0.204198">
                <text:p>0.2041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806903">
                <text:p>-0.806903</text:p>
              </table:table-cell>
              <table:table-cell office:value-type="float" office:value="0.065549">
                <text:p>0.065549</text:p>
              </table:table-cell>
              <table:table-cell office:value-type="float" office:value="0.296665">
                <text:p>0.296665</text:p>
              </table:table-cell>
              <table:table-cell office:value-type="float" office:value="0.505906">
                <text:p>0.505906</text:p>
              </table:table-cell>
              <table:table-cell office:value-type="float" office:value="0.574624">
                <text:p>0.574624</text:p>
              </table:table-cell>
              <table:table-cell office:value-type="float" office:value="0.594822">
                <text:p>0.594822</text:p>
              </table:table-cell>
              <table:table-cell office:value-type="float" office:value="0.61132">
                <text:p>0.611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2313">
                <text:p>0.692313</text:p>
              </table:table-cell>
              <table:table-cell office:value-type="float" office:value="0.857085">
                <text:p>0.857085</text:p>
              </table:table-cell>
              <table:table-cell office:value-type="float" office:value="0.214667">
                <text:p>0.214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-0.397971">
                <text:p>-0.397971</text:p>
              </table:table-cell>
              <table:table-cell office:value-type="float" office:value="0.123317">
                <text:p>0.123317</text:p>
              </table:table-cell>
              <table:table-cell office:value-type="float" office:value="0.340163">
                <text:p>0.340163</text:p>
              </table:table-cell>
              <table:table-cell office:value-type="float" office:value="0.479111">
                <text:p>0.479111</text:p>
              </table:table-cell>
              <table:table-cell office:value-type="float" office:value="0.577444">
                <text:p>0.577444</text:p>
              </table:table-cell>
              <table:table-cell office:value-type="float" office:value="0.601352">
                <text:p>0.6013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2436">
                <text:p>0.702436</text:p>
              </table:table-cell>
              <table:table-cell office:value-type="float" office:value="0.857085">
                <text:p>0.857085</text:p>
              </table:table-cell>
              <table:table-cell office:value-type="float" office:value="0.26506">
                <text:p>0.265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1">
                <text:p>-1</text:p>
              </table:table-cell>
              <table:table-cell office:value-type="float" office:value="-0.520157">
                <text:p>-0.520157</text:p>
              </table:table-cell>
              <table:table-cell office:value-type="float" office:value="0.056756">
                <text:p>0.056756</text:p>
              </table:table-cell>
              <table:table-cell office:value-type="float" office:value="0.299477">
                <text:p>0.299477</text:p>
              </table:table-cell>
              <table:table-cell office:value-type="float" office:value="0.533395">
                <text:p>0.533395</text:p>
              </table:table-cell>
              <table:table-cell office:value-type="float" office:value="0.588062">
                <text:p>0.588062</text:p>
              </table:table-cell>
              <table:table-cell office:value-type="float" office:value="0.60793">
                <text:p>0.6079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5171">
                <text:p>0.705171</text:p>
              </table:table-cell>
              <table:table-cell office:value-type="float" office:value="0.857085">
                <text:p>0.857085</text:p>
              </table:table-cell>
              <table:table-cell office:value-type="float" office:value="0.249538">
                <text:p>0.2495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-0.160178">
                <text:p>-0.160178</text:p>
              </table:table-cell>
              <table:table-cell office:value-type="float" office:value="0.230566">
                <text:p>0.230566</text:p>
              </table:table-cell>
              <table:table-cell office:value-type="float" office:value="0.461539">
                <text:p>0.461539</text:p>
              </table:table-cell>
              <table:table-cell office:value-type="float" office:value="0.571353">
                <text:p>0.571353</text:p>
              </table:table-cell>
              <table:table-cell office:value-type="float" office:value="0.595678">
                <text:p>0.595678</text:p>
              </table:table-cell>
              <table:table-cell office:value-type="float" office:value="0.610995">
                <text:p>0.61099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2056">
                <text:p>0.682056</text:p>
              </table:table-cell>
              <table:table-cell office:value-type="float" office:value="0.857085">
                <text:p>0.857085</text:p>
              </table:table-cell>
              <table:table-cell office:value-type="float" office:value="0.321675">
                <text:p>0.3216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-0.030792">
                <text:p>-0.030792</text:p>
              </table:table-cell>
              <table:table-cell office:value-type="float" office:value="0.242466">
                <text:p>0.242466</text:p>
              </table:table-cell>
              <table:table-cell office:value-type="float" office:value="0.441106">
                <text:p>0.441106</text:p>
              </table:table-cell>
              <table:table-cell office:value-type="float" office:value="0.566208">
                <text:p>0.566208</text:p>
              </table:table-cell>
              <table:table-cell office:value-type="float" office:value="0.5998">
                <text:p>0.59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2149">
                <text:p>0.712149</text:p>
              </table:table-cell>
              <table:table-cell office:value-type="float" office:value="0.857085">
                <text:p>0.857085</text:p>
              </table:table-cell>
              <table:table-cell office:value-type="float" office:value="0.336805">
                <text:p>0.3368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856034">
                <text:p>-0.856034</text:p>
              </table:table-cell>
              <table:table-cell office:value-type="float" office:value="0.076525">
                <text:p>0.076525</text:p>
              </table:table-cell>
              <table:table-cell office:value-type="float" office:value="0.32975">
                <text:p>0.32975</text:p>
              </table:table-cell>
              <table:table-cell office:value-type="float" office:value="0.510385">
                <text:p>0.510385</text:p>
              </table:table-cell>
              <table:table-cell office:value-type="float" office:value="0.583754">
                <text:p>0.583754</text:p>
              </table:table-cell>
              <table:table-cell office:value-type="float" office:value="0.60498">
                <text:p>0.604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1583">
                <text:p>0.681583</text:p>
              </table:table-cell>
              <table:table-cell office:value-type="float" office:value="0.857085">
                <text:p>0.857085</text:p>
              </table:table-cell>
              <table:table-cell office:value-type="float" office:value="0.376806">
                <text:p>0.3768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1">
                <text:p>-1</text:p>
              </table:table-cell>
              <table:table-cell office:value-type="float" office:value="-0.591333">
                <text:p>-0.591333</text:p>
              </table:table-cell>
              <table:table-cell office:value-type="float" office:value="0.262627">
                <text:p>0.262627</text:p>
              </table:table-cell>
              <table:table-cell office:value-type="float" office:value="0.492612">
                <text:p>0.492612</text:p>
              </table:table-cell>
              <table:table-cell office:value-type="float" office:value="0.591793">
                <text:p>0.591793</text:p>
              </table:table-cell>
              <table:table-cell office:value-type="float" office:value="0.611304">
                <text:p>0.61130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7378">
                <text:p>0.707378</text:p>
              </table:table-cell>
              <table:table-cell office:value-type="float" office:value="0.886197">
                <text:p>0.886197</text:p>
              </table:table-cell>
              <table:table-cell office:value-type="float" office:value="0.29115">
                <text:p>0.291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1">
                <text:p>-1</text:p>
              </table:table-cell>
              <table:table-cell office:value-type="float" office:value="-0.11936">
                <text:p>-0.11936</text:p>
              </table:table-cell>
              <table:table-cell office:value-type="float" office:value="0.437471">
                <text:p>0.437471</text:p>
              </table:table-cell>
              <table:table-cell office:value-type="float" office:value="0.556667">
                <text:p>0.556667</text:p>
              </table:table-cell>
              <table:table-cell office:value-type="float" office:value="0.598581">
                <text:p>0.598581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3782">
                <text:p>0.693782</text:p>
              </table:table-cell>
              <table:table-cell office:value-type="float" office:value="0.886197">
                <text:p>0.886197</text:p>
              </table:table-cell>
              <table:table-cell office:value-type="float" office:value="0.361642">
                <text:p>0.3616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512748">
                <text:p>-0.512748</text:p>
              </table:table-cell>
              <table:table-cell office:value-type="float" office:value="0.334196">
                <text:p>0.334196</text:p>
              </table:table-cell>
              <table:table-cell office:value-type="float" office:value="0.523755">
                <text:p>0.523755</text:p>
              </table:table-cell>
              <table:table-cell office:value-type="float" office:value="0.577646">
                <text:p>0.577646</text:p>
              </table:table-cell>
              <table:table-cell office:value-type="float" office:value="0.605356">
                <text:p>0.6053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447">
                <text:p>0.70447</text:p>
              </table:table-cell>
              <table:table-cell office:value-type="float" office:value="0.886197">
                <text:p>0.886197</text:p>
              </table:table-cell>
              <table:table-cell office:value-type="float" office:value="0.468217">
                <text:p>0.4682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626982">
                <text:p>-0.626982</text:p>
              </table:table-cell>
              <table:table-cell office:value-type="float" office:value="0.240493">
                <text:p>0.240493</text:p>
              </table:table-cell>
              <table:table-cell office:value-type="float" office:value="0.488654">
                <text:p>0.488654</text:p>
              </table:table-cell>
              <table:table-cell office:value-type="float" office:value="0.559096">
                <text:p>0.559096</text:p>
              </table:table-cell>
              <table:table-cell office:value-type="float" office:value="0.589973">
                <text:p>0.589973</text:p>
              </table:table-cell>
              <table:table-cell office:value-type="float" office:value="0.609368">
                <text:p>0.6093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78">
                <text:p>0.6878</text:p>
              </table:table-cell>
              <table:table-cell office:value-type="float" office:value="0.886197">
                <text:p>0.886197</text:p>
              </table:table-cell>
              <table:table-cell office:value-type="float" office:value="0.438552">
                <text:p>0.4385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123475">
                <text:p>0.123475</text:p>
              </table:table-cell>
              <table:table-cell office:value-type="float" office:value="0.348934">
                <text:p>0.348934</text:p>
              </table:table-cell>
              <table:table-cell office:value-type="float" office:value="0.52473">
                <text:p>0.52473</text:p>
              </table:table-cell>
              <table:table-cell office:value-type="float" office:value="0.571389">
                <text:p>0.571389</text:p>
              </table:table-cell>
              <table:table-cell office:value-type="float" office:value="0.604427">
                <text:p>0.6044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8665">
                <text:p>0.688665</text:p>
              </table:table-cell>
              <table:table-cell office:value-type="float" office:value="0.886197">
                <text:p>0.886197</text:p>
              </table:table-cell>
              <table:table-cell office:value-type="float" office:value="0.384874">
                <text:p>0.38487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0.113008">
                <text:p>0.113008</text:p>
              </table:table-cell>
              <table:table-cell office:value-type="float" office:value="0.319112">
                <text:p>0.319112</text:p>
              </table:table-cell>
              <table:table-cell office:value-type="float" office:value="0.520235">
                <text:p>0.520235</text:p>
              </table:table-cell>
              <table:table-cell office:value-type="float" office:value="0.577789">
                <text:p>0.577789</text:p>
              </table:table-cell>
              <table:table-cell office:value-type="float" office:value="0.609766">
                <text:p>0.60976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7324">
                <text:p>0.707324</text:p>
              </table:table-cell>
              <table:table-cell office:value-type="float" office:value="0.886197">
                <text:p>0.886197</text:p>
              </table:table-cell>
              <table:table-cell office:value-type="float" office:value="0.368435">
                <text:p>0.36843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52251">
                <text:p>-0.52251</text:p>
              </table:table-cell>
              <table:table-cell office:value-type="float" office:value="0.299036">
                <text:p>0.299036</text:p>
              </table:table-cell>
              <table:table-cell office:value-type="float" office:value="0.519169">
                <text:p>0.519169</text:p>
              </table:table-cell>
              <table:table-cell office:value-type="float" office:value="0.570651">
                <text:p>0.570651</text:p>
              </table:table-cell>
              <table:table-cell office:value-type="float" office:value="0.597475">
                <text:p>0.59747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867">
                <text:p>0.612867</text:p>
              </table:table-cell>
              <table:table-cell office:value-type="float" office:value="0.759045">
                <text:p>0.759045</text:p>
              </table:table-cell>
              <table:table-cell office:value-type="float" office:value="0.886197">
                <text:p>0.886197</text:p>
              </table:table-cell>
              <table:table-cell office:value-type="float" office:value="0.467285">
                <text:p>0.4672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851889">
                <text:p>-0.851889</text:p>
              </table:table-cell>
              <table:table-cell office:value-type="float" office:value="0.230334">
                <text:p>0.230334</text:p>
              </table:table-cell>
              <table:table-cell office:value-type="float" office:value="0.514756">
                <text:p>0.514756</text:p>
              </table:table-cell>
              <table:table-cell office:value-type="float" office:value="0.575179">
                <text:p>0.575179</text:p>
              </table:table-cell>
              <table:table-cell office:value-type="float" office:value="0.599659">
                <text:p>0.59965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1125">
                <text:p>0.741125</text:p>
              </table:table-cell>
              <table:table-cell office:value-type="float" office:value="0.886197">
                <text:p>0.886197</text:p>
              </table:table-cell>
              <table:table-cell office:value-type="float" office:value="0.425865">
                <text:p>0.4258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954246">
                <text:p>-0.954246</text:p>
              </table:table-cell>
              <table:table-cell office:value-type="float" office:value="0.092189">
                <text:p>0.092189</text:p>
              </table:table-cell>
              <table:table-cell office:value-type="float" office:value="0.422573">
                <text:p>0.422573</text:p>
              </table:table-cell>
              <table:table-cell office:value-type="float" office:value="0.551283">
                <text:p>0.551283</text:p>
              </table:table-cell>
              <table:table-cell office:value-type="float" office:value="0.583976">
                <text:p>0.583976</text:p>
              </table:table-cell>
              <table:table-cell office:value-type="float" office:value="0.603479">
                <text:p>0.60347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8711">
                <text:p>0.758711</text:p>
              </table:table-cell>
              <table:table-cell office:value-type="float" office:value="0.886197">
                <text:p>0.886197</text:p>
              </table:table-cell>
              <table:table-cell office:value-type="float" office:value="0.389508">
                <text:p>0.38950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537757">
                <text:p>-0.537757</text:p>
              </table:table-cell>
              <table:table-cell office:value-type="float" office:value="0.18804">
                <text:p>0.18804</text:p>
              </table:table-cell>
              <table:table-cell office:value-type="float" office:value="0.442475">
                <text:p>0.442475</text:p>
              </table:table-cell>
              <table:table-cell office:value-type="float" office:value="0.553311">
                <text:p>0.553311</text:p>
              </table:table-cell>
              <table:table-cell office:value-type="float" office:value="0.583418">
                <text:p>0.583418</text:p>
              </table:table-cell>
              <table:table-cell office:value-type="float" office:value="0.603127">
                <text:p>0.6031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8997">
                <text:p>0.778997</text:p>
              </table:table-cell>
              <table:table-cell office:value-type="float" office:value="0.886197">
                <text:p>0.886197</text:p>
              </table:table-cell>
              <table:table-cell office:value-type="float" office:value="0.444873">
                <text:p>0.44487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797323">
                <text:p>-0.797323</text:p>
              </table:table-cell>
              <table:table-cell office:value-type="float" office:value="0.158154">
                <text:p>0.158154</text:p>
              </table:table-cell>
              <table:table-cell office:value-type="float" office:value="0.415016">
                <text:p>0.415016</text:p>
              </table:table-cell>
              <table:table-cell office:value-type="float" office:value="0.528251">
                <text:p>0.528251</text:p>
              </table:table-cell>
              <table:table-cell office:value-type="float" office:value="0.575295">
                <text:p>0.575295</text:p>
              </table:table-cell>
              <table:table-cell office:value-type="float" office:value="0.597843">
                <text:p>0.597843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1764">
                <text:p>0.781764</text:p>
              </table:table-cell>
              <table:table-cell office:value-type="float" office:value="0.886197">
                <text:p>0.886197</text:p>
              </table:table-cell>
              <table:table-cell office:value-type="float" office:value="0.409591">
                <text:p>0.4095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508645">
                <text:p>-0.508645</text:p>
              </table:table-cell>
              <table:table-cell office:value-type="float" office:value="0.298957">
                <text:p>0.298957</text:p>
              </table:table-cell>
              <table:table-cell office:value-type="float" office:value="0.50371">
                <text:p>0.50371</text:p>
              </table:table-cell>
              <table:table-cell office:value-type="float" office:value="0.56132">
                <text:p>0.56132</text:p>
              </table:table-cell>
              <table:table-cell office:value-type="float" office:value="0.587515">
                <text:p>0.587515</text:p>
              </table:table-cell>
              <table:table-cell office:value-type="float" office:value="0.607735">
                <text:p>0.60773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3281">
                <text:p>0.783281</text:p>
              </table:table-cell>
              <table:table-cell office:value-type="float" office:value="0.886197">
                <text:p>0.886197</text:p>
              </table:table-cell>
              <table:table-cell office:value-type="float" office:value="0.467099">
                <text:p>0.4670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680958">
                <text:p>-0.680958</text:p>
              </table:table-cell>
              <table:table-cell office:value-type="float" office:value="0.250623">
                <text:p>0.250623</text:p>
              </table:table-cell>
              <table:table-cell office:value-type="float" office:value="0.467374">
                <text:p>0.467374</text:p>
              </table:table-cell>
              <table:table-cell office:value-type="float" office:value="0.548905">
                <text:p>0.548905</text:p>
              </table:table-cell>
              <table:table-cell office:value-type="float" office:value="0.5822">
                <text:p>0.5822</text:p>
              </table:table-cell>
              <table:table-cell office:value-type="float" office:value="0.598983">
                <text:p>0.59898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9359">
                <text:p>0.779359</text:p>
              </table:table-cell>
              <table:table-cell office:value-type="float" office:value="0.87369">
                <text:p>0.87369</text:p>
              </table:table-cell>
              <table:table-cell office:value-type="float" office:value="0.43836">
                <text:p>0.438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580586">
                <text:p>-0.580586</text:p>
              </table:table-cell>
              <table:table-cell office:value-type="float" office:value="0.251242">
                <text:p>0.251242</text:p>
              </table:table-cell>
              <table:table-cell office:value-type="float" office:value="0.50303">
                <text:p>0.50303</text:p>
              </table:table-cell>
              <table:table-cell office:value-type="float" office:value="0.559365">
                <text:p>0.559365</text:p>
              </table:table-cell>
              <table:table-cell office:value-type="float" office:value="0.588913">
                <text:p>0.588913</text:p>
              </table:table-cell>
              <table:table-cell office:value-type="float" office:value="0.609642">
                <text:p>0.6096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8353">
                <text:p>0.778353</text:p>
              </table:table-cell>
              <table:table-cell office:value-type="float" office:value="0.887649">
                <text:p>0.887649</text:p>
              </table:table-cell>
              <table:table-cell office:value-type="float" office:value="0.454708">
                <text:p>0.45470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746595">
                <text:p>-0.746595</text:p>
              </table:table-cell>
              <table:table-cell office:value-type="float" office:value="0.224536">
                <text:p>0.224536</text:p>
              </table:table-cell>
              <table:table-cell office:value-type="float" office:value="0.487706">
                <text:p>0.487706</text:p>
              </table:table-cell>
              <table:table-cell office:value-type="float" office:value="0.553616">
                <text:p>0.553616</text:p>
              </table:table-cell>
              <table:table-cell office:value-type="float" office:value="0.584117">
                <text:p>0.584117</text:p>
              </table:table-cell>
              <table:table-cell office:value-type="float" office:value="0.608016">
                <text:p>0.60801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7049">
                <text:p>0.777049</text:p>
              </table:table-cell>
              <table:table-cell office:value-type="float" office:value="0.887649">
                <text:p>0.887649</text:p>
              </table:table-cell>
              <table:table-cell office:value-type="float" office:value="0.432556">
                <text:p>0.43255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8">
                <text:p>-0.8</text:p>
              </table:table-cell>
              <table:table-cell office:value-type="float" office:value="0.147943">
                <text:p>0.147943</text:p>
              </table:table-cell>
              <table:table-cell office:value-type="float" office:value="0.448812">
                <text:p>0.448812</text:p>
              </table:table-cell>
              <table:table-cell office:value-type="float" office:value="0.55207">
                <text:p>0.55207</text:p>
              </table:table-cell>
              <table:table-cell office:value-type="float" office:value="0.589148">
                <text:p>0.589148</text:p>
              </table:table-cell>
              <table:table-cell office:value-type="float" office:value="0.609574">
                <text:p>0.6095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8596">
                <text:p>0.748596</text:p>
              </table:table-cell>
              <table:table-cell office:value-type="float" office:value="0.887649">
                <text:p>0.887649</text:p>
              </table:table-cell>
              <table:table-cell office:value-type="float" office:value="0.413326">
                <text:p>0.4133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477037">
                <text:p>-0.477037</text:p>
              </table:table-cell>
              <table:table-cell office:value-type="float" office:value="0.290617">
                <text:p>0.290617</text:p>
              </table:table-cell>
              <table:table-cell office:value-type="float" office:value="0.495554">
                <text:p>0.495554</text:p>
              </table:table-cell>
              <table:table-cell office:value-type="float" office:value="0.564652">
                <text:p>0.564652</text:p>
              </table:table-cell>
              <table:table-cell office:value-type="float" office:value="0.594278">
                <text:p>0.594278</text:p>
              </table:table-cell>
              <table:table-cell office:value-type="float" office:value="0.610739">
                <text:p>0.6107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3822">
                <text:p>0.743822</text:p>
              </table:table-cell>
              <table:table-cell office:value-type="float" office:value="0.87369">
                <text:p>0.87369</text:p>
              </table:table-cell>
              <table:table-cell office:value-type="float" office:value="0.465974">
                <text:p>0.4659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7">
                <text:p>-0.7</text:p>
              </table:table-cell>
              <table:table-cell office:value-type="float" office:value="0.164302">
                <text:p>0.164302</text:p>
              </table:table-cell>
              <table:table-cell office:value-type="float" office:value="0.489249">
                <text:p>0.489249</text:p>
              </table:table-cell>
              <table:table-cell office:value-type="float" office:value="0.561986">
                <text:p>0.561986</text:p>
              </table:table-cell>
              <table:table-cell office:value-type="float" office:value="0.592347">
                <text:p>0.592347</text:p>
              </table:table-cell>
              <table:table-cell office:value-type="float" office:value="0.609526">
                <text:p>0.6095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1261">
                <text:p>0.751261</text:p>
              </table:table-cell>
              <table:table-cell office:value-type="float" office:value="0.886197">
                <text:p>0.886197</text:p>
              </table:table-cell>
              <table:table-cell office:value-type="float" office:value="0.430579">
                <text:p>0.4305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">
                <text:p>-0.8</text:p>
              </table:table-cell>
              <table:table-cell office:value-type="float" office:value="0.213535">
                <text:p>0.213535</text:p>
              </table:table-cell>
              <table:table-cell office:value-type="float" office:value="0.488816">
                <text:p>0.488816</text:p>
              </table:table-cell>
              <table:table-cell office:value-type="float" office:value="0.571149">
                <text:p>0.571149</text:p>
              </table:table-cell>
              <table:table-cell office:value-type="float" office:value="0.595448">
                <text:p>0.595448</text:p>
              </table:table-cell>
              <table:table-cell office:value-type="float" office:value="0.611143">
                <text:p>0.6111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0886">
                <text:p>0.760886</text:p>
              </table:table-cell>
              <table:table-cell office:value-type="float" office:value="0.901104">
                <text:p>0.901104</text:p>
              </table:table-cell>
              <table:table-cell office:value-type="float" office:value="0.427809">
                <text:p>0.42780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344018">
                <text:p>-0.344018</text:p>
              </table:table-cell>
              <table:table-cell office:value-type="float" office:value="0.389711">
                <text:p>0.389711</text:p>
              </table:table-cell>
              <table:table-cell office:value-type="float" office:value="0.555379">
                <text:p>0.555379</text:p>
              </table:table-cell>
              <table:table-cell office:value-type="float" office:value="0.583093">
                <text:p>0.583093</text:p>
              </table:table-cell>
              <table:table-cell office:value-type="float" office:value="0.603106">
                <text:p>0.60310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6233">
                <text:p>0.786233</text:p>
              </table:table-cell>
              <table:table-cell office:value-type="float" office:value="0.903077">
                <text:p>0.903077</text:p>
              </table:table-cell>
              <table:table-cell office:value-type="float" office:value="0.502299">
                <text:p>0.5022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0.198158">
                <text:p>0.198158</text:p>
              </table:table-cell>
              <table:table-cell office:value-type="float" office:value="0.492786">
                <text:p>0.492786</text:p>
              </table:table-cell>
              <table:table-cell office:value-type="float" office:value="0.568898">
                <text:p>0.568898</text:p>
              </table:table-cell>
              <table:table-cell office:value-type="float" office:value="0.588495">
                <text:p>0.588495</text:p>
              </table:table-cell>
              <table:table-cell office:value-type="float" office:value="0.60779">
                <text:p>0.6077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6729">
                <text:p>0.746729</text:p>
              </table:table-cell>
              <table:table-cell office:value-type="float" office:value="0.903077">
                <text:p>0.903077</text:p>
              </table:table-cell>
              <table:table-cell office:value-type="float" office:value="0.403997">
                <text:p>0.40399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461962">
                <text:p>-0.461962</text:p>
              </table:table-cell>
              <table:table-cell office:value-type="float" office:value="0.283705">
                <text:p>0.283705</text:p>
              </table:table-cell>
              <table:table-cell office:value-type="float" office:value="0.501278">
                <text:p>0.501278</text:p>
              </table:table-cell>
              <table:table-cell office:value-type="float" office:value="0.573804">
                <text:p>0.573804</text:p>
              </table:table-cell>
              <table:table-cell office:value-type="float" office:value="0.591962">
                <text:p>0.591962</text:p>
              </table:table-cell>
              <table:table-cell office:value-type="float" office:value="0.611127">
                <text:p>0.6111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6086">
                <text:p>0.746086</text:p>
              </table:table-cell>
              <table:table-cell office:value-type="float" office:value="0.903077">
                <text:p>0.903077</text:p>
              </table:table-cell>
              <table:table-cell office:value-type="float" office:value="0.468312">
                <text:p>0.4683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1">
                <text:p>-1</text:p>
              </table:table-cell>
              <table:table-cell office:value-type="float" office:value="0.156303">
                <text:p>0.156303</text:p>
              </table:table-cell>
              <table:table-cell office:value-type="float" office:value="0.456487">
                <text:p>0.456487</text:p>
              </table:table-cell>
              <table:table-cell office:value-type="float" office:value="0.560049">
                <text:p>0.560049</text:p>
              </table:table-cell>
              <table:table-cell office:value-type="float" office:value="0.588155">
                <text:p>0.588155</text:p>
              </table:table-cell>
              <table:table-cell office:value-type="float" office:value="0.609836">
                <text:p>0.60983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6361">
                <text:p>0.706361</text:p>
              </table:table-cell>
              <table:table-cell office:value-type="float" office:value="0.903077">
                <text:p>0.903077</text:p>
              </table:table-cell>
              <table:table-cell office:value-type="float" office:value="0.391431">
                <text:p>0.39143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408338">
                <text:p>-0.408338</text:p>
              </table:table-cell>
              <table:table-cell office:value-type="float" office:value="0.3477">
                <text:p>0.3477</text:p>
              </table:table-cell>
              <table:table-cell office:value-type="float" office:value="0.500312">
                <text:p>0.500312</text:p>
              </table:table-cell>
              <table:table-cell office:value-type="float" office:value="0.5597">
                <text:p>0.5597</text:p>
              </table:table-cell>
              <table:table-cell office:value-type="float" office:value="0.587026">
                <text:p>0.587026</text:p>
              </table:table-cell>
              <table:table-cell office:value-type="float" office:value="0.608422">
                <text:p>0.6084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6927">
                <text:p>0.716927</text:p>
              </table:table-cell>
              <table:table-cell office:value-type="float" office:value="0.903077">
                <text:p>0.903077</text:p>
              </table:table-cell>
              <table:table-cell office:value-type="float" office:value="0.474887">
                <text:p>0.47488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1">
                <text:p>-1</text:p>
              </table:table-cell>
              <table:table-cell office:value-type="float" office:value="0.222265">
                <text:p>0.222265</text:p>
              </table:table-cell>
              <table:table-cell office:value-type="float" office:value="0.486494">
                <text:p>0.486494</text:p>
              </table:table-cell>
              <table:table-cell office:value-type="float" office:value="0.552849">
                <text:p>0.552849</text:p>
              </table:table-cell>
              <table:table-cell office:value-type="float" office:value="0.584349">
                <text:p>0.584349</text:p>
              </table:table-cell>
              <table:table-cell office:value-type="float" office:value="0.606226">
                <text:p>0.6062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8433">
                <text:p>0.708433</text:p>
              </table:table-cell>
              <table:table-cell office:value-type="float" office:value="0.903077">
                <text:p>0.903077</text:p>
              </table:table-cell>
              <table:table-cell office:value-type="float" office:value="0.399773">
                <text:p>0.39977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8">
                <text:p>-0.8</text:p>
              </table:table-cell>
              <table:table-cell office:value-type="float" office:value="0.242615">
                <text:p>0.242615</text:p>
              </table:table-cell>
              <table:table-cell office:value-type="float" office:value="0.477108">
                <text:p>0.477108</text:p>
              </table:table-cell>
              <table:table-cell office:value-type="float" office:value="0.549185">
                <text:p>0.549185</text:p>
              </table:table-cell>
              <table:table-cell office:value-type="float" office:value="0.589185">
                <text:p>0.589185</text:p>
              </table:table-cell>
              <table:table-cell office:value-type="float" office:value="0.608758">
                <text:p>0.60875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297">
                <text:p>0.71297</text:p>
              </table:table-cell>
              <table:table-cell office:value-type="float" office:value="0.903077">
                <text:p>0.903077</text:p>
              </table:table-cell>
              <table:table-cell office:value-type="float" office:value="0.421694">
                <text:p>0.42169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743115">
                <text:p>-0.743115</text:p>
              </table:table-cell>
              <table:table-cell office:value-type="float" office:value="0.311557">
                <text:p>0.311557</text:p>
              </table:table-cell>
              <table:table-cell office:value-type="float" office:value="0.510094">
                <text:p>0.510094</text:p>
              </table:table-cell>
              <table:table-cell office:value-type="float" office:value="0.55797">
                <text:p>0.55797</text:p>
              </table:table-cell>
              <table:table-cell office:value-type="float" office:value="0.591885">
                <text:p>0.591885</text:p>
              </table:table-cell>
              <table:table-cell office:value-type="float" office:value="0.609727">
                <text:p>0.6097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6965">
                <text:p>0.696965</text:p>
              </table:table-cell>
              <table:table-cell office:value-type="float" office:value="0.903077">
                <text:p>0.903077</text:p>
              </table:table-cell>
              <table:table-cell office:value-type="float" office:value="0.43722">
                <text:p>0.437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724434">
                <text:p>-0.724434</text:p>
              </table:table-cell>
              <table:table-cell office:value-type="float" office:value="0.387787">
                <text:p>0.387787</text:p>
              </table:table-cell>
              <table:table-cell office:value-type="float" office:value="0.536703">
                <text:p>0.536703</text:p>
              </table:table-cell>
              <table:table-cell office:value-type="float" office:value="0.570007">
                <text:p>0.570007</text:p>
              </table:table-cell>
              <table:table-cell office:value-type="float" office:value="0.59754">
                <text:p>0.59754</text:p>
              </table:table-cell>
              <table:table-cell office:value-type="float" office:value="0.610513">
                <text:p>0.61051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4856">
                <text:p>0.694856</text:p>
              </table:table-cell>
              <table:table-cell office:value-type="float" office:value="0.901104">
                <text:p>0.901104</text:p>
              </table:table-cell>
              <table:table-cell office:value-type="float" office:value="0.451009">
                <text:p>0.4510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85">
                <text:p>-0.85</text:p>
              </table:table-cell>
              <table:table-cell office:value-type="float" office:value="0.216729">
                <text:p>0.216729</text:p>
              </table:table-cell>
              <table:table-cell office:value-type="float" office:value="0.475669">
                <text:p>0.475669</text:p>
              </table:table-cell>
              <table:table-cell office:value-type="float" office:value="0.555014">
                <text:p>0.555014</text:p>
              </table:table-cell>
              <table:table-cell office:value-type="float" office:value="0.591162">
                <text:p>0.591162</text:p>
              </table:table-cell>
              <table:table-cell office:value-type="float" office:value="0.609315">
                <text:p>0.6093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6085">
                <text:p>0.736085</text:p>
              </table:table-cell>
              <table:table-cell office:value-type="float" office:value="0.901104">
                <text:p>0.901104</text:p>
              </table:table-cell>
              <table:table-cell office:value-type="float" office:value="0.417109">
                <text:p>0.4171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252291">
                <text:p>-0.252291</text:p>
              </table:table-cell>
              <table:table-cell office:value-type="float" office:value="0.349703">
                <text:p>0.349703</text:p>
              </table:table-cell>
              <table:table-cell office:value-type="float" office:value="0.527656">
                <text:p>0.527656</text:p>
              </table:table-cell>
              <table:table-cell office:value-type="float" office:value="0.568999">
                <text:p>0.568999</text:p>
              </table:table-cell>
              <table:table-cell office:value-type="float" office:value="0.589893">
                <text:p>0.589893</text:p>
              </table:table-cell>
              <table:table-cell office:value-type="float" office:value="0.606312">
                <text:p>0.6063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8233">
                <text:p>0.718233</text:p>
              </table:table-cell>
              <table:table-cell office:value-type="float" office:value="0.901104">
                <text:p>0.901104</text:p>
              </table:table-cell>
              <table:table-cell office:value-type="float" office:value="0.494562">
                <text:p>0.49456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4905">
                <text:p>-0.4905</text:p>
              </table:table-cell>
              <table:table-cell office:value-type="float" office:value="0.221331">
                <text:p>0.221331</text:p>
              </table:table-cell>
              <table:table-cell office:value-type="float" office:value="0.463381">
                <text:p>0.463381</text:p>
              </table:table-cell>
              <table:table-cell office:value-type="float" office:value="0.568427">
                <text:p>0.568427</text:p>
              </table:table-cell>
              <table:table-cell office:value-type="float" office:value="0.593441">
                <text:p>0.593441</text:p>
              </table:table-cell>
              <table:table-cell office:value-type="float" office:value="0.610529">
                <text:p>0.6105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3024">
                <text:p>0.733024</text:p>
              </table:table-cell>
              <table:table-cell office:value-type="float" office:value="0.901104">
                <text:p>0.901104</text:p>
              </table:table-cell>
              <table:table-cell office:value-type="float" office:value="0.453675">
                <text:p>0.45367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8">
                <text:p>-0.8</text:p>
              </table:table-cell>
              <table:table-cell office:value-type="float" office:value="0.154447">
                <text:p>0.154447</text:p>
              </table:table-cell>
              <table:table-cell office:value-type="float" office:value="0.474032">
                <text:p>0.474032</text:p>
              </table:table-cell>
              <table:table-cell office:value-type="float" office:value="0.561812">
                <text:p>0.561812</text:p>
              </table:table-cell>
              <table:table-cell office:value-type="float" office:value="0.594848">
                <text:p>0.594848</text:p>
              </table:table-cell>
              <table:table-cell office:value-type="float" office:value="0.610529">
                <text:p>0.6105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2109">
                <text:p>0.732109</text:p>
              </table:table-cell>
              <table:table-cell office:value-type="float" office:value="0.901104">
                <text:p>0.901104</text:p>
              </table:table-cell>
              <table:table-cell office:value-type="float" office:value="0.416489">
                <text:p>0.41648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526583">
                <text:p>-0.526583</text:p>
              </table:table-cell>
              <table:table-cell office:value-type="float" office:value="0.371209">
                <text:p>0.371209</text:p>
              </table:table-cell>
              <table:table-cell office:value-type="float" office:value="0.53371">
                <text:p>0.53371</text:p>
              </table:table-cell>
              <table:table-cell office:value-type="float" office:value="0.585456">
                <text:p>0.585456</text:p>
              </table:table-cell>
              <table:table-cell office:value-type="float" office:value="0.607465">
                <text:p>0.6074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7053">
                <text:p>0.727053</text:p>
              </table:table-cell>
              <table:table-cell office:value-type="float" office:value="0.901104">
                <text:p>0.901104</text:p>
              </table:table-cell>
              <table:table-cell office:value-type="float" office:value="0.47478">
                <text:p>0.474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696116">
                <text:p>-0.696116</text:p>
              </table:table-cell>
              <table:table-cell office:value-type="float" office:value="0.220789">
                <text:p>0.220789</text:p>
              </table:table-cell>
              <table:table-cell office:value-type="float" office:value="0.503135">
                <text:p>0.503135</text:p>
              </table:table-cell>
              <table:table-cell office:value-type="float" office:value="0.575027">
                <text:p>0.575027</text:p>
              </table:table-cell>
              <table:table-cell office:value-type="float" office:value="0.598673">
                <text:p>0.598673</text:p>
              </table:table-cell>
              <table:table-cell office:value-type="float" office:value="0.611742">
                <text:p>0.6117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7592">
                <text:p>0.717592</text:p>
              </table:table-cell>
              <table:table-cell office:value-type="float" office:value="0.901104">
                <text:p>0.901104</text:p>
              </table:table-cell>
              <table:table-cell office:value-type="float" office:value="0.436796">
                <text:p>0.43679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575295">
                <text:p>-0.575295</text:p>
              </table:table-cell>
              <table:table-cell office:value-type="float" office:value="0.322736">
                <text:p>0.322736</text:p>
              </table:table-cell>
              <table:table-cell office:value-type="float" office:value="0.511466">
                <text:p>0.511466</text:p>
              </table:table-cell>
              <table:table-cell office:value-type="float" office:value="0.567569">
                <text:p>0.567569</text:p>
              </table:table-cell>
              <table:table-cell office:value-type="float" office:value="0.596217">
                <text:p>0.596217</text:p>
              </table:table-cell>
              <table:table-cell office:value-type="float" office:value="0.610917">
                <text:p>0.6109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5643">
                <text:p>0.745643</text:p>
              </table:table-cell>
              <table:table-cell office:value-type="float" office:value="0.901104">
                <text:p>0.901104</text:p>
              </table:table-cell>
              <table:table-cell office:value-type="float" office:value="0.461637">
                <text:p>0.46163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421987">
                <text:p>-0.421987</text:p>
              </table:table-cell>
              <table:table-cell office:value-type="float" office:value="0.272312">
                <text:p>0.272312</text:p>
              </table:table-cell>
              <table:table-cell office:value-type="float" office:value="0.506073">
                <text:p>0.506073</text:p>
              </table:table-cell>
              <table:table-cell office:value-type="float" office:value="0.562111">
                <text:p>0.562111</text:p>
              </table:table-cell>
              <table:table-cell office:value-type="float" office:value="0.595267">
                <text:p>0.595267</text:p>
              </table:table-cell>
              <table:table-cell office:value-type="float" office:value="0.609688">
                <text:p>0.60968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9682">
                <text:p>0.709682</text:p>
              </table:table-cell>
              <table:table-cell office:value-type="float" office:value="0.903077">
                <text:p>0.903077</text:p>
              </table:table-cell>
              <table:table-cell office:value-type="float" office:value="0.467026">
                <text:p>0.46702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85">
                <text:p>-0.85</text:p>
              </table:table-cell>
              <table:table-cell office:value-type="float" office:value="0.234916">
                <text:p>0.234916</text:p>
              </table:table-cell>
              <table:table-cell office:value-type="float" office:value="0.504295">
                <text:p>0.504295</text:p>
              </table:table-cell>
              <table:table-cell office:value-type="float" office:value="0.567472">
                <text:p>0.567472</text:p>
              </table:table-cell>
              <table:table-cell office:value-type="float" office:value="0.597135">
                <text:p>0.597135</text:p>
              </table:table-cell>
              <table:table-cell office:value-type="float" office:value="0.609138">
                <text:p>0.60913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6171">
                <text:p>0.706171</text:p>
              </table:table-cell>
              <table:table-cell office:value-type="float" office:value="0.903077">
                <text:p>0.903077</text:p>
              </table:table-cell>
              <table:table-cell office:value-type="float" office:value="0.420625">
                <text:p>0.42062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743966">
                <text:p>-0.743966</text:p>
              </table:table-cell>
              <table:table-cell office:value-type="float" office:value="0.411723">
                <text:p>0.411723</text:p>
              </table:table-cell>
              <table:table-cell office:value-type="float" office:value="0.534455">
                <text:p>0.534455</text:p>
              </table:table-cell>
              <table:table-cell office:value-type="float" office:value="0.588901">
                <text:p>0.588901</text:p>
              </table:table-cell>
              <table:table-cell office:value-type="float" office:value="0.604172">
                <text:p>0.6041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6655">
                <text:p>0.706655</text:p>
              </table:table-cell>
              <table:table-cell office:value-type="float" office:value="0.903077">
                <text:p>0.903077</text:p>
              </table:table-cell>
              <table:table-cell office:value-type="float" office:value="0.455143">
                <text:p>0.45514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185678">
                <text:p>-0.185678</text:p>
              </table:table-cell>
              <table:table-cell office:value-type="float" office:value="0.450185">
                <text:p>0.450185</text:p>
              </table:table-cell>
              <table:table-cell office:value-type="float" office:value="0.539233">
                <text:p>0.539233</text:p>
              </table:table-cell>
              <table:table-cell office:value-type="float" office:value="0.585122">
                <text:p>0.585122</text:p>
              </table:table-cell>
              <table:table-cell office:value-type="float" office:value="0.59996">
                <text:p>0.59996</text:p>
              </table:table-cell>
              <table:table-cell office:value-type="float" office:value="0.610529">
                <text:p>0.6105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2784">
                <text:p>0.702784</text:p>
              </table:table-cell>
              <table:table-cell office:value-type="float" office:value="0.903077">
                <text:p>0.903077</text:p>
              </table:table-cell>
              <table:table-cell office:value-type="float" office:value="0.513925">
                <text:p>0.51392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683408">
                <text:p>-0.683408</text:p>
              </table:table-cell>
              <table:table-cell office:value-type="float" office:value="0.239251">
                <text:p>0.239251</text:p>
              </table:table-cell>
              <table:table-cell office:value-type="float" office:value="0.469055">
                <text:p>0.469055</text:p>
              </table:table-cell>
              <table:table-cell office:value-type="float" office:value="0.555432">
                <text:p>0.555432</text:p>
              </table:table-cell>
              <table:table-cell office:value-type="float" office:value="0.590673">
                <text:p>0.590673</text:p>
              </table:table-cell>
              <table:table-cell office:value-type="float" office:value="0.604461">
                <text:p>0.60446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494">
                <text:p>0.69494</text:p>
              </table:table-cell>
              <table:table-cell office:value-type="float" office:value="0.903077">
                <text:p>0.903077</text:p>
              </table:table-cell>
              <table:table-cell office:value-type="float" office:value="0.430752">
                <text:p>0.43075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819649">
                <text:p>-0.819649</text:p>
              </table:table-cell>
              <table:table-cell office:value-type="float" office:value="0.178965">
                <text:p>0.178965</text:p>
              </table:table-cell>
              <table:table-cell office:value-type="float" office:value="0.459323">
                <text:p>0.459323</text:p>
              </table:table-cell>
              <table:table-cell office:value-type="float" office:value="0.548788">
                <text:p>0.548788</text:p>
              </table:table-cell>
              <table:table-cell office:value-type="float" office:value="0.586561">
                <text:p>0.586561</text:p>
              </table:table-cell>
              <table:table-cell office:value-type="float" office:value="0.601363">
                <text:p>0.601363</text:p>
              </table:table-cell>
              <table:table-cell office:value-type="float" office:value="0.611742">
                <text:p>0.6117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6996">
                <text:p>0.696996</text:p>
              </table:table-cell>
              <table:table-cell office:value-type="float" office:value="0.901104">
                <text:p>0.901104</text:p>
              </table:table-cell>
              <table:table-cell office:value-type="float" office:value="0.408883">
                <text:p>0.40888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81377">
                <text:p>-0.81377</text:p>
              </table:table-cell>
              <table:table-cell office:value-type="float" office:value="0.139573">
                <text:p>0.139573</text:p>
              </table:table-cell>
              <table:table-cell office:value-type="float" office:value="0.415124">
                <text:p>0.415124</text:p>
              </table:table-cell>
              <table:table-cell office:value-type="float" office:value="0.511358">
                <text:p>0.511358</text:p>
              </table:table-cell>
              <table:table-cell office:value-type="float" office:value="0.57364">
                <text:p>0.57364</text:p>
              </table:table-cell>
              <table:table-cell office:value-type="float" office:value="0.597679">
                <text:p>0.597679</text:p>
              </table:table-cell>
              <table:table-cell office:value-type="float" office:value="0.611968">
                <text:p>0.6119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5412">
                <text:p>0.715412</text:p>
              </table:table-cell>
              <table:table-cell office:value-type="float" office:value="0.901104">
                <text:p>0.901104</text:p>
              </table:table-cell>
              <table:table-cell office:value-type="float" office:value="0.397573">
                <text:p>0.39757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8">
                <text:p>-0.8</text:p>
              </table:table-cell>
              <table:table-cell office:value-type="float" office:value="0.107692">
                <text:p>0.107692</text:p>
              </table:table-cell>
              <table:table-cell office:value-type="float" office:value="0.399675">
                <text:p>0.399675</text:p>
              </table:table-cell>
              <table:table-cell office:value-type="float" office:value="0.500393">
                <text:p>0.500393</text:p>
              </table:table-cell>
              <table:table-cell office:value-type="float" office:value="0.566352">
                <text:p>0.566352</text:p>
              </table:table-cell>
              <table:table-cell office:value-type="float" office:value="0.592684">
                <text:p>0.592684</text:p>
              </table:table-cell>
              <table:table-cell office:value-type="float" office:value="0.610771">
                <text:p>0.61077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8882">
                <text:p>0.688882</text:p>
              </table:table-cell>
              <table:table-cell office:value-type="float" office:value="0.901104">
                <text:p>0.901104</text:p>
              </table:table-cell>
              <table:table-cell office:value-type="float" office:value="0.389119">
                <text:p>0.3891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95">
                <text:p>-0.95</text:p>
              </table:table-cell>
              <table:table-cell office:value-type="float" office:value="0.107676">
                <text:p>0.107676</text:p>
              </table:table-cell>
              <table:table-cell office:value-type="float" office:value="0.406926">
                <text:p>0.406926</text:p>
              </table:table-cell>
              <table:table-cell office:value-type="float" office:value="0.510374">
                <text:p>0.510374</text:p>
              </table:table-cell>
              <table:table-cell office:value-type="float" office:value="0.571332">
                <text:p>0.571332</text:p>
              </table:table-cell>
              <table:table-cell office:value-type="float" office:value="0.591647">
                <text:p>0.591647</text:p>
              </table:table-cell>
              <table:table-cell office:value-type="float" office:value="0.607252">
                <text:p>0.6072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669">
                <text:p>0.69669</text:p>
              </table:table-cell>
              <table:table-cell office:value-type="float" office:value="0.901104">
                <text:p>0.901104</text:p>
              </table:table-cell>
              <table:table-cell office:value-type="float" office:value="0.376664">
                <text:p>0.37666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724163">
                <text:p>-0.724163</text:p>
              </table:table-cell>
              <table:table-cell office:value-type="float" office:value="0.111043">
                <text:p>0.111043</text:p>
              </table:table-cell>
              <table:table-cell office:value-type="float" office:value="0.375316">
                <text:p>0.375316</text:p>
              </table:table-cell>
              <table:table-cell office:value-type="float" office:value="0.483312">
                <text:p>0.483312</text:p>
              </table:table-cell>
              <table:table-cell office:value-type="float" office:value="0.552238">
                <text:p>0.552238</text:p>
              </table:table-cell>
              <table:table-cell office:value-type="float" office:value="0.585407">
                <text:p>0.585407</text:p>
              </table:table-cell>
              <table:table-cell office:value-type="float" office:value="0.604105">
                <text:p>0.60410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8285">
                <text:p>0.688285</text:p>
              </table:table-cell>
              <table:table-cell office:value-type="float" office:value="0.901104">
                <text:p>0.901104</text:p>
              </table:table-cell>
              <table:table-cell office:value-type="float" office:value="0.390029">
                <text:p>0.3900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688788">
                <text:p>-0.688788</text:p>
              </table:table-cell>
              <table:table-cell office:value-type="float" office:value="0.23244">
                <text:p>0.23244</text:p>
              </table:table-cell>
              <table:table-cell office:value-type="float" office:value="0.457315">
                <text:p>0.457315</text:p>
              </table:table-cell>
              <table:table-cell office:value-type="float" office:value="0.540216">
                <text:p>0.540216</text:p>
              </table:table-cell>
              <table:table-cell office:value-type="float" office:value="0.578848">
                <text:p>0.578848</text:p>
              </table:table-cell>
              <table:table-cell office:value-type="float" office:value="0.593877">
                <text:p>0.593877</text:p>
              </table:table-cell>
              <table:table-cell office:value-type="float" office:value="0.609946">
                <text:p>0.60994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1604">
                <text:p>0.661604</text:p>
              </table:table-cell>
              <table:table-cell office:value-type="float" office:value="0.901104">
                <text:p>0.901104</text:p>
              </table:table-cell>
              <table:table-cell office:value-type="float" office:value="0.42102">
                <text:p>0.4210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-0.406159">
                <text:p>-0.406159</text:p>
              </table:table-cell>
              <table:table-cell office:value-type="float" office:value="0.297915">
                <text:p>0.297915</text:p>
              </table:table-cell>
              <table:table-cell office:value-type="float" office:value="0.505093">
                <text:p>0.505093</text:p>
              </table:table-cell>
              <table:table-cell office:value-type="float" office:value="0.563835">
                <text:p>0.563835</text:p>
              </table:table-cell>
              <table:table-cell office:value-type="float" office:value="0.594827">
                <text:p>0.594827</text:p>
              </table:table-cell>
              <table:table-cell office:value-type="float" office:value="0.610496">
                <text:p>0.61049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8015">
                <text:p>0.688015</text:p>
              </table:table-cell>
              <table:table-cell office:value-type="float" office:value="0.901104">
                <text:p>0.901104</text:p>
              </table:table-cell>
              <table:table-cell office:value-type="float" office:value="0.307877">
                <text:p>0.30787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691508">
                <text:p>-0.691508</text:p>
              </table:table-cell>
              <table:table-cell office:value-type="float" office:value="0.197198">
                <text:p>0.197198</text:p>
              </table:table-cell>
              <table:table-cell office:value-type="float" office:value="0.475687">
                <text:p>0.475687</text:p>
              </table:table-cell>
              <table:table-cell office:value-type="float" office:value="0.535336">
                <text:p>0.535336</text:p>
              </table:table-cell>
              <table:table-cell office:value-type="float" office:value="0.577806">
                <text:p>0.577806</text:p>
              </table:table-cell>
              <table:table-cell office:value-type="float" office:value="0.599602">
                <text:p>0.599602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0542">
                <text:p>0.700542</text:p>
              </table:table-cell>
              <table:table-cell office:value-type="float" office:value="0.901104">
                <text:p>0.901104</text:p>
              </table:table-cell>
              <table:table-cell office:value-type="float" office:value="0.423136">
                <text:p>0.42313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712386">
                <text:p>-0.712386</text:p>
              </table:table-cell>
              <table:table-cell office:value-type="float" office:value="0.134676">
                <text:p>0.134676</text:p>
              </table:table-cell>
              <table:table-cell office:value-type="float" office:value="0.440026">
                <text:p>0.440026</text:p>
              </table:table-cell>
              <table:table-cell office:value-type="float" office:value="0.547764">
                <text:p>0.547764</text:p>
              </table:table-cell>
              <table:table-cell office:value-type="float" office:value="0.586572">
                <text:p>0.586572</text:p>
              </table:table-cell>
              <table:table-cell office:value-type="float" office:value="0.604476">
                <text:p>0.60447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2602">
                <text:p>0.702602</text:p>
              </table:table-cell>
              <table:table-cell office:value-type="float" office:value="0.901104">
                <text:p>0.901104</text:p>
              </table:table-cell>
              <table:table-cell office:value-type="float" office:value="0.414085">
                <text:p>0.41408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95">
                <text:p>-0.95</text:p>
              </table:table-cell>
              <table:table-cell office:value-type="float" office:value="0.116966">
                <text:p>0.116966</text:p>
              </table:table-cell>
              <table:table-cell office:value-type="float" office:value="0.359607">
                <text:p>0.359607</text:p>
              </table:table-cell>
              <table:table-cell office:value-type="float" office:value="0.542769">
                <text:p>0.542769</text:p>
              </table:table-cell>
              <table:table-cell office:value-type="float" office:value="0.586916">
                <text:p>0.586916</text:p>
              </table:table-cell>
              <table:table-cell office:value-type="float" office:value="0.607282">
                <text:p>0.60728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4192">
                <text:p>0.684192</text:p>
              </table:table-cell>
              <table:table-cell office:value-type="float" office:value="0.901104">
                <text:p>0.901104</text:p>
              </table:table-cell>
              <table:table-cell office:value-type="float" office:value="0.378485">
                <text:p>0.37848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741904">
                <text:p>-0.741904</text:p>
              </table:table-cell>
              <table:table-cell office:value-type="float" office:value="0.175252">
                <text:p>0.175252</text:p>
              </table:table-cell>
              <table:table-cell office:value-type="float" office:value="0.473102">
                <text:p>0.473102</text:p>
              </table:table-cell>
              <table:table-cell office:value-type="float" office:value="0.561289">
                <text:p>0.561289</text:p>
              </table:table-cell>
              <table:table-cell office:value-type="float" office:value="0.587396">
                <text:p>0.587396</text:p>
              </table:table-cell>
              <table:table-cell office:value-type="float" office:value="0.604241">
                <text:p>0.6042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9336">
                <text:p>0.679336</text:p>
              </table:table-cell>
              <table:table-cell office:value-type="float" office:value="0.901104">
                <text:p>0.901104</text:p>
              </table:table-cell>
              <table:table-cell office:value-type="float" office:value="0.417583">
                <text:p>0.4175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1">
                <text:p>-1</text:p>
              </table:table-cell>
              <table:table-cell office:value-type="float" office:value="0.154916">
                <text:p>0.154916</text:p>
              </table:table-cell>
              <table:table-cell office:value-type="float" office:value="0.44885">
                <text:p>0.44885</text:p>
              </table:table-cell>
              <table:table-cell office:value-type="float" office:value="0.559126">
                <text:p>0.559126</text:p>
              </table:table-cell>
              <table:table-cell office:value-type="float" office:value="0.58858">
                <text:p>0.58858</text:p>
              </table:table-cell>
              <table:table-cell office:value-type="float" office:value="0.603347">
                <text:p>0.603347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3056">
                <text:p>0.703056</text:p>
              </table:table-cell>
              <table:table-cell office:value-type="float" office:value="0.901104">
                <text:p>0.901104</text:p>
              </table:table-cell>
              <table:table-cell office:value-type="float" office:value="0.389478">
                <text:p>0.3894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74325">
                <text:p>-0.574325</text:p>
              </table:table-cell>
              <table:table-cell office:value-type="float" office:value="0.27139">
                <text:p>0.27139</text:p>
              </table:table-cell>
              <table:table-cell office:value-type="float" office:value="0.492036">
                <text:p>0.492036</text:p>
              </table:table-cell>
              <table:table-cell office:value-type="float" office:value="0.564208">
                <text:p>0.564208</text:p>
              </table:table-cell>
              <table:table-cell office:value-type="float" office:value="0.589666">
                <text:p>0.589666</text:p>
              </table:table-cell>
              <table:table-cell office:value-type="float" office:value="0.605156">
                <text:p>0.60515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2603">
                <text:p>0.692603</text:p>
              </table:table-cell>
              <table:table-cell office:value-type="float" office:value="0.901104">
                <text:p>0.901104</text:p>
              </table:table-cell>
              <table:table-cell office:value-type="float" office:value="0.447785">
                <text:p>0.44778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35055">
                <text:p>-0.35055</text:p>
              </table:table-cell>
              <table:table-cell office:value-type="float" office:value="0.235252">
                <text:p>0.235252</text:p>
              </table:table-cell>
              <table:table-cell office:value-type="float" office:value="0.4804">
                <text:p>0.4804</text:p>
              </table:table-cell>
              <table:table-cell office:value-type="float" office:value="0.562808">
                <text:p>0.562808</text:p>
              </table:table-cell>
              <table:table-cell office:value-type="float" office:value="0.586663">
                <text:p>0.586663</text:p>
              </table:table-cell>
              <table:table-cell office:value-type="float" office:value="0.604219">
                <text:p>0.60421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4453">
                <text:p>0.714453</text:p>
              </table:table-cell>
              <table:table-cell office:value-type="float" office:value="0.901104">
                <text:p>0.901104</text:p>
              </table:table-cell>
              <table:table-cell office:value-type="float" office:value="0.467036">
                <text:p>0.46703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577147">
                <text:p>-0.577147</text:p>
              </table:table-cell>
              <table:table-cell office:value-type="float" office:value="0.28679">
                <text:p>0.28679</text:p>
              </table:table-cell>
              <table:table-cell office:value-type="float" office:value="0.473021">
                <text:p>0.473021</text:p>
              </table:table-cell>
              <table:table-cell office:value-type="float" office:value="0.557171">
                <text:p>0.557171</text:p>
              </table:table-cell>
              <table:table-cell office:value-type="float" office:value="0.590724">
                <text:p>0.590724</text:p>
              </table:table-cell>
              <table:table-cell office:value-type="float" office:value="0.608329">
                <text:p>0.6083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4492">
                <text:p>0.704492</text:p>
              </table:table-cell>
              <table:table-cell office:value-type="float" office:value="0.901104">
                <text:p>0.901104</text:p>
              </table:table-cell>
              <table:table-cell office:value-type="float" office:value="0.44805">
                <text:p>0.44805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275926">
                <text:p>-0.275926</text:p>
              </table:table-cell>
              <table:table-cell office:value-type="float" office:value="0.272375">
                <text:p>0.272375</text:p>
              </table:table-cell>
              <table:table-cell office:value-type="float" office:value="0.45881">
                <text:p>0.45881</text:p>
              </table:table-cell>
              <table:table-cell office:value-type="float" office:value="0.551754">
                <text:p>0.551754</text:p>
              </table:table-cell>
              <table:table-cell office:value-type="float" office:value="0.59164">
                <text:p>0.59164</text:p>
              </table:table-cell>
              <table:table-cell office:value-type="float" office:value="0.605995">
                <text:p>0.60599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7391">
                <text:p>0.707391</text:p>
              </table:table-cell>
              <table:table-cell office:value-type="float" office:value="0.901104">
                <text:p>0.901104</text:p>
              </table:table-cell>
              <table:table-cell office:value-type="float" office:value="0.474916">
                <text:p>0.47491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415425">
                <text:p>-0.415425</text:p>
              </table:table-cell>
              <table:table-cell office:value-type="float" office:value="0.289677">
                <text:p>0.289677</text:p>
              </table:table-cell>
              <table:table-cell office:value-type="float" office:value="0.477167">
                <text:p>0.477167</text:p>
              </table:table-cell>
              <table:table-cell office:value-type="float" office:value="0.558183">
                <text:p>0.558183</text:p>
              </table:table-cell>
              <table:table-cell office:value-type="float" office:value="0.588213">
                <text:p>0.588213</text:p>
              </table:table-cell>
              <table:table-cell office:value-type="float" office:value="0.603558">
                <text:p>0.60355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8241">
                <text:p>0.688241</text:p>
              </table:table-cell>
              <table:table-cell office:value-type="float" office:value="0.901104">
                <text:p>0.901104</text:p>
              </table:table-cell>
              <table:table-cell office:value-type="float" office:value="0.462673">
                <text:p>0.46267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645389">
                <text:p>-0.645389</text:p>
              </table:table-cell>
              <table:table-cell office:value-type="float" office:value="0.26542">
                <text:p>0.26542</text:p>
              </table:table-cell>
              <table:table-cell office:value-type="float" office:value="0.484105">
                <text:p>0.484105</text:p>
              </table:table-cell>
              <table:table-cell office:value-type="float" office:value="0.570772">
                <text:p>0.570772</text:p>
              </table:table-cell>
              <table:table-cell office:value-type="float" office:value="0.591701">
                <text:p>0.591701</text:p>
              </table:table-cell>
              <table:table-cell office:value-type="float" office:value="0.602409">
                <text:p>0.6024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8838">
                <text:p>0.658838</text:p>
              </table:table-cell>
              <table:table-cell office:value-type="float" office:value="0.901104">
                <text:p>0.901104</text:p>
              </table:table-cell>
              <table:table-cell office:value-type="float" office:value="0.436497">
                <text:p>0.436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75">
                <text:p>-0.75</text:p>
              </table:table-cell>
              <table:table-cell office:value-type="float" office:value="0.182792">
                <text:p>0.182792</text:p>
              </table:table-cell>
              <table:table-cell office:value-type="float" office:value="0.45365">
                <text:p>0.45365</text:p>
              </table:table-cell>
              <table:table-cell office:value-type="float" office:value="0.531092">
                <text:p>0.531092</text:p>
              </table:table-cell>
              <table:table-cell office:value-type="float" office:value="0.583788">
                <text:p>0.583788</text:p>
              </table:table-cell>
              <table:table-cell office:value-type="float" office:value="0.598215">
                <text:p>0.598215</text:p>
              </table:table-cell>
              <table:table-cell office:value-type="float" office:value="0.610545">
                <text:p>0.61054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8838">
                <text:p>0.658838</text:p>
              </table:table-cell>
              <table:table-cell office:value-type="float" office:value="0.901104">
                <text:p>0.901104</text:p>
              </table:table-cell>
              <table:table-cell office:value-type="float" office:value="0.409366">
                <text:p>0.40936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586591">
                <text:p>-0.586591</text:p>
              </table:table-cell>
              <table:table-cell office:value-type="float" office:value="0.2255">
                <text:p>0.2255</text:p>
              </table:table-cell>
              <table:table-cell office:value-type="float" office:value="0.491647">
                <text:p>0.491647</text:p>
              </table:table-cell>
              <table:table-cell office:value-type="float" office:value="0.56269">
                <text:p>0.56269</text:p>
              </table:table-cell>
              <table:table-cell office:value-type="float" office:value="0.588607">
                <text:p>0.588607</text:p>
              </table:table-cell>
              <table:table-cell office:value-type="float" office:value="0.605003">
                <text:p>0.6050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6283">
                <text:p>0.696283</text:p>
              </table:table-cell>
              <table:table-cell office:value-type="float" office:value="0.901104">
                <text:p>0.901104</text:p>
              </table:table-cell>
              <table:table-cell office:value-type="float" office:value="0.442026">
                <text:p>0.44202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442566">
                <text:p>-0.442566</text:p>
              </table:table-cell>
              <table:table-cell office:value-type="float" office:value="0.309046">
                <text:p>0.309046</text:p>
              </table:table-cell>
              <table:table-cell office:value-type="float" office:value="0.507548">
                <text:p>0.507548</text:p>
              </table:table-cell>
              <table:table-cell office:value-type="float" office:value="0.565648">
                <text:p>0.565648</text:p>
              </table:table-cell>
              <table:table-cell office:value-type="float" office:value="0.592706">
                <text:p>0.592706</text:p>
              </table:table-cell>
              <table:table-cell office:value-type="float" office:value="0.607632">
                <text:p>0.6076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3409">
                <text:p>0.683409</text:p>
              </table:table-cell>
              <table:table-cell office:value-type="float" office:value="0.901104">
                <text:p>0.901104</text:p>
              </table:table-cell>
              <table:table-cell office:value-type="float" office:value="0.466054">
                <text:p>0.46605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468627">
                <text:p>-0.468627</text:p>
              </table:table-cell>
              <table:table-cell office:value-type="float" office:value="0.352135">
                <text:p>0.352135</text:p>
              </table:table-cell>
              <table:table-cell office:value-type="float" office:value="0.495305">
                <text:p>0.495305</text:p>
              </table:table-cell>
              <table:table-cell office:value-type="float" office:value="0.551281">
                <text:p>0.551281</text:p>
              </table:table-cell>
              <table:table-cell office:value-type="float" office:value="0.584811">
                <text:p>0.584811</text:p>
              </table:table-cell>
              <table:table-cell office:value-type="float" office:value="0.597573">
                <text:p>0.597573</text:p>
              </table:table-cell>
              <table:table-cell office:value-type="float" office:value="0.610761">
                <text:p>0.61076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0136">
                <text:p>0.680136</text:p>
              </table:table-cell>
              <table:table-cell office:value-type="float" office:value="0.901104">
                <text:p>0.901104</text:p>
              </table:table-cell>
              <table:table-cell office:value-type="float" office:value="0.462812">
                <text:p>0.4628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171178">
                <text:p>-0.171178</text:p>
              </table:table-cell>
              <table:table-cell office:value-type="float" office:value="0.374276">
                <text:p>0.374276</text:p>
              </table:table-cell>
              <table:table-cell office:value-type="float" office:value="0.507198">
                <text:p>0.507198</text:p>
              </table:table-cell>
              <table:table-cell office:value-type="float" office:value="0.566828">
                <text:p>0.566828</text:p>
              </table:table-cell>
              <table:table-cell office:value-type="float" office:value="0.586258">
                <text:p>0.586258</text:p>
              </table:table-cell>
              <table:table-cell office:value-type="float" office:value="0.599949">
                <text:p>0.5999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9143">
                <text:p>0.659143</text:p>
              </table:table-cell>
              <table:table-cell office:value-type="float" office:value="0.901104">
                <text:p>0.901104</text:p>
              </table:table-cell>
              <table:table-cell office:value-type="float" office:value="0.495959">
                <text:p>0.49595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512839">
                <text:p>-0.512839</text:p>
              </table:table-cell>
              <table:table-cell office:value-type="float" office:value="0.280249">
                <text:p>0.280249</text:p>
              </table:table-cell>
              <table:table-cell office:value-type="float" office:value="0.484132">
                <text:p>0.484132</text:p>
              </table:table-cell>
              <table:table-cell office:value-type="float" office:value="0.570305">
                <text:p>0.570305</text:p>
              </table:table-cell>
              <table:table-cell office:value-type="float" office:value="0.591806">
                <text:p>0.591806</text:p>
              </table:table-cell>
              <table:table-cell office:value-type="float" office:value="0.607354">
                <text:p>0.60735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2752">
                <text:p>0.672752</text:p>
              </table:table-cell>
              <table:table-cell office:value-type="float" office:value="0.901104">
                <text:p>0.901104</text:p>
              </table:table-cell>
              <table:table-cell office:value-type="float" office:value="0.453088">
                <text:p>0.45308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252749">
                <text:p>-0.252749</text:p>
              </table:table-cell>
              <table:table-cell office:value-type="float" office:value="0.38798">
                <text:p>0.38798</text:p>
              </table:table-cell>
              <table:table-cell office:value-type="float" office:value="0.497414">
                <text:p>0.497414</text:p>
              </table:table-cell>
              <table:table-cell office:value-type="float" office:value="0.580143">
                <text:p>0.580143</text:p>
              </table:table-cell>
              <table:table-cell office:value-type="float" office:value="0.601036">
                <text:p>0.601036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8193">
                <text:p>0.658193</text:p>
              </table:table-cell>
              <table:table-cell office:value-type="float" office:value="0.901104">
                <text:p>0.901104</text:p>
              </table:table-cell>
              <table:table-cell office:value-type="float" office:value="0.492109">
                <text:p>0.49210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535662">
                <text:p>-0.535662</text:p>
              </table:table-cell>
              <table:table-cell office:value-type="float" office:value="0.313154">
                <text:p>0.313154</text:p>
              </table:table-cell>
              <table:table-cell office:value-type="float" office:value="0.489571">
                <text:p>0.489571</text:p>
              </table:table-cell>
              <table:table-cell office:value-type="float" office:value="0.568981">
                <text:p>0.568981</text:p>
              </table:table-cell>
              <table:table-cell office:value-type="float" office:value="0.595457">
                <text:p>0.595457</text:p>
              </table:table-cell>
              <table:table-cell office:value-type="float" office:value="0.610991">
                <text:p>0.61099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9208">
                <text:p>0.669208</text:p>
              </table:table-cell>
              <table:table-cell office:value-type="float" office:value="0.901104">
                <text:p>0.901104</text:p>
              </table:table-cell>
              <table:table-cell office:value-type="float" office:value="0.454882">
                <text:p>0.45488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22239">
                <text:p>-0.22239</text:p>
              </table:table-cell>
              <table:table-cell office:value-type="float" office:value="0.383681">
                <text:p>0.383681</text:p>
              </table:table-cell>
              <table:table-cell office:value-type="float" office:value="0.499795">
                <text:p>0.499795</text:p>
              </table:table-cell>
              <table:table-cell office:value-type="float" office:value="0.571455">
                <text:p>0.571455</text:p>
              </table:table-cell>
              <table:table-cell office:value-type="float" office:value="0.591906">
                <text:p>0.591906</text:p>
              </table:table-cell>
              <table:table-cell office:value-type="float" office:value="0.605885">
                <text:p>0.60588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6133">
                <text:p>0.696133</text:p>
              </table:table-cell>
              <table:table-cell office:value-type="float" office:value="0.901104">
                <text:p>0.901104</text:p>
              </table:table-cell>
              <table:table-cell office:value-type="float" office:value="0.496358">
                <text:p>0.49635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496696">
                <text:p>-0.496696</text:p>
              </table:table-cell>
              <table:table-cell office:value-type="float" office:value="0.332458">
                <text:p>0.332458</text:p>
              </table:table-cell>
              <table:table-cell office:value-type="float" office:value="0.532549">
                <text:p>0.532549</text:p>
              </table:table-cell>
              <table:table-cell office:value-type="float" office:value="0.578347">
                <text:p>0.578347</text:p>
              </table:table-cell>
              <table:table-cell office:value-type="float" office:value="0.589347">
                <text:p>0.589347</text:p>
              </table:table-cell>
              <table:table-cell office:value-type="float" office:value="0.601434">
                <text:p>0.601434</text:p>
              </table:table-cell>
              <table:table-cell office:value-type="float" office:value="0.611758">
                <text:p>0.61175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5016">
                <text:p>0.685016</text:p>
              </table:table-cell>
              <table:table-cell office:value-type="float" office:value="0.901104">
                <text:p>0.901104</text:p>
              </table:table-cell>
              <table:table-cell office:value-type="float" office:value="0.465896">
                <text:p>0.46589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283948">
                <text:p>-0.283948</text:p>
              </table:table-cell>
              <table:table-cell office:value-type="float" office:value="0.349306">
                <text:p>0.349306</text:p>
              </table:table-cell>
              <table:table-cell office:value-type="float" office:value="0.514014">
                <text:p>0.514014</text:p>
              </table:table-cell>
              <table:table-cell office:value-type="float" office:value="0.56816">
                <text:p>0.56816</text:p>
              </table:table-cell>
              <table:table-cell office:value-type="float" office:value="0.586302">
                <text:p>0.586302</text:p>
              </table:table-cell>
              <table:table-cell office:value-type="float" office:value="0.598806">
                <text:p>0.598806</text:p>
              </table:table-cell>
              <table:table-cell office:value-type="float" office:value="0.610739">
                <text:p>0.6107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889">
                <text:p>0.699889</text:p>
              </table:table-cell>
              <table:table-cell office:value-type="float" office:value="0.901104">
                <text:p>0.901104</text:p>
              </table:table-cell>
              <table:table-cell office:value-type="float" office:value="0.486801">
                <text:p>0.48680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580615">
                <text:p>-0.580615</text:p>
              </table:table-cell>
              <table:table-cell office:value-type="float" office:value="0.321685">
                <text:p>0.321685</text:p>
              </table:table-cell>
              <table:table-cell office:value-type="float" office:value="0.521864">
                <text:p>0.521864</text:p>
              </table:table-cell>
              <table:table-cell office:value-type="float" office:value="0.579634">
                <text:p>0.579634</text:p>
              </table:table-cell>
              <table:table-cell office:value-type="float" office:value="0.591618">
                <text:p>0.591618</text:p>
              </table:table-cell>
              <table:table-cell office:value-type="float" office:value="0.604085">
                <text:p>0.60408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7038">
                <text:p>0.707038</text:p>
              </table:table-cell>
              <table:table-cell office:value-type="float" office:value="0.901104">
                <text:p>0.901104</text:p>
              </table:table-cell>
              <table:table-cell office:value-type="float" office:value="0.458243">
                <text:p>0.45824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208126">
                <text:p>-0.208126</text:p>
              </table:table-cell>
              <table:table-cell office:value-type="float" office:value="0.475283">
                <text:p>0.475283</text:p>
              </table:table-cell>
              <table:table-cell office:value-type="float" office:value="0.55357">
                <text:p>0.55357</text:p>
              </table:table-cell>
              <table:table-cell office:value-type="float" office:value="0.583217">
                <text:p>0.583217</text:p>
              </table:table-cell>
              <table:table-cell office:value-type="float" office:value="0.594734">
                <text:p>0.594734</text:p>
              </table:table-cell>
              <table:table-cell office:value-type="float" office:value="0.606777">
                <text:p>0.60677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3131">
                <text:p>0.713131</text:p>
              </table:table-cell>
              <table:table-cell office:value-type="float" office:value="0.901104">
                <text:p>0.901104</text:p>
              </table:table-cell>
              <table:table-cell office:value-type="float" office:value="0.51557">
                <text:p>0.5155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078516">
                <text:p>-0.078516</text:p>
              </table:table-cell>
              <table:table-cell office:value-type="float" office:value="0.508531">
                <text:p>0.508531</text:p>
              </table:table-cell>
              <table:table-cell office:value-type="float" office:value="0.575688">
                <text:p>0.575688</text:p>
              </table:table-cell>
              <table:table-cell office:value-type="float" office:value="0.592524">
                <text:p>0.592524</text:p>
              </table:table-cell>
              <table:table-cell office:value-type="float" office:value="0.605159">
                <text:p>0.60515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3746">
                <text:p>0.753746</text:p>
              </table:table-cell>
              <table:table-cell office:value-type="float" office:value="0.901104">
                <text:p>0.901104</text:p>
              </table:table-cell>
              <table:table-cell office:value-type="float" office:value="0.540662">
                <text:p>0.54066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21131">
                <text:p>0.21131</text:p>
              </table:table-cell>
              <table:table-cell office:value-type="float" office:value="0.504635">
                <text:p>0.504635</text:p>
              </table:table-cell>
              <table:table-cell office:value-type="float" office:value="0.573398">
                <text:p>0.573398</text:p>
              </table:table-cell>
              <table:table-cell office:value-type="float" office:value="0.591588">
                <text:p>0.591588</text:p>
              </table:table-cell>
              <table:table-cell office:value-type="float" office:value="0.603938">
                <text:p>0.60393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1836">
                <text:p>0.701836</text:p>
              </table:table-cell>
              <table:table-cell office:value-type="float" office:value="0.901104">
                <text:p>0.901104</text:p>
              </table:table-cell>
              <table:table-cell office:value-type="float" office:value="0.563619">
                <text:p>0.56361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130869">
                <text:p>-0.130869</text:p>
              </table:table-cell>
              <table:table-cell office:value-type="float" office:value="0.511746">
                <text:p>0.511746</text:p>
              </table:table-cell>
              <table:table-cell office:value-type="float" office:value="0.577519">
                <text:p>0.577519</text:p>
              </table:table-cell>
              <table:table-cell office:value-type="float" office:value="0.592096">
                <text:p>0.592096</text:p>
              </table:table-cell>
              <table:table-cell office:value-type="float" office:value="0.604078">
                <text:p>0.60407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526">
                <text:p>0.699526</text:p>
              </table:table-cell>
              <table:table-cell office:value-type="float" office:value="0.901104">
                <text:p>0.901104</text:p>
              </table:table-cell>
              <table:table-cell office:value-type="float" office:value="0.530359">
                <text:p>0.53035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12535">
                <text:p>-0.12535</text:p>
              </table:table-cell>
              <table:table-cell office:value-type="float" office:value="0.514883">
                <text:p>0.514883</text:p>
              </table:table-cell>
              <table:table-cell office:value-type="float" office:value="0.578383">
                <text:p>0.578383</text:p>
              </table:table-cell>
              <table:table-cell office:value-type="float" office:value="0.5893">
                <text:p>0.5893</text:p>
              </table:table-cell>
              <table:table-cell office:value-type="float" office:value="0.599295">
                <text:p>0.599295</text:p>
              </table:table-cell>
              <table:table-cell office:value-type="float" office:value="0.606927">
                <text:p>0.6069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0521">
                <text:p>0.680521</text:p>
              </table:table-cell>
              <table:table-cell office:value-type="float" office:value="0.901104">
                <text:p>0.901104</text:p>
              </table:table-cell>
              <table:table-cell office:value-type="float" office:value="0.528108">
                <text:p>0.52810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97567">
                <text:p>0.097567</text:p>
              </table:table-cell>
              <table:table-cell office:value-type="float" office:value="0.538619">
                <text:p>0.538619</text:p>
              </table:table-cell>
              <table:table-cell office:value-type="float" office:value="0.578633">
                <text:p>0.578633</text:p>
              </table:table-cell>
              <table:table-cell office:value-type="float" office:value="0.587908">
                <text:p>0.587908</text:p>
              </table:table-cell>
              <table:table-cell office:value-type="float" office:value="0.599203">
                <text:p>0.599203</text:p>
              </table:table-cell>
              <table:table-cell office:value-type="float" office:value="0.605286">
                <text:p>0.60528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6581">
                <text:p>0.676581</text:p>
              </table:table-cell>
              <table:table-cell office:value-type="float" office:value="0.901104">
                <text:p>0.901104</text:p>
              </table:table-cell>
              <table:table-cell office:value-type="float" office:value="0.552091">
                <text:p>0.55209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035151">
                <text:p>-0.035151</text:p>
              </table:table-cell>
              <table:table-cell office:value-type="float" office:value="0.519578">
                <text:p>0.519578</text:p>
              </table:table-cell>
              <table:table-cell office:value-type="float" office:value="0.571477">
                <text:p>0.571477</text:p>
              </table:table-cell>
              <table:table-cell office:value-type="float" office:value="0.585421">
                <text:p>0.585421</text:p>
              </table:table-cell>
              <table:table-cell office:value-type="float" office:value="0.596317">
                <text:p>0.596317</text:p>
              </table:table-cell>
              <table:table-cell office:value-type="float" office:value="0.605939">
                <text:p>0.6059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3793">
                <text:p>0.663793</text:p>
              </table:table-cell>
              <table:table-cell office:value-type="float" office:value="0.901104">
                <text:p>0.901104</text:p>
              </table:table-cell>
              <table:table-cell office:value-type="float" office:value="0.534449">
                <text:p>0.53444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215654">
                <text:p>-0.215654</text:p>
              </table:table-cell>
              <table:table-cell office:value-type="float" office:value="0.535164">
                <text:p>0.535164</text:p>
              </table:table-cell>
              <table:table-cell office:value-type="float" office:value="0.578653">
                <text:p>0.578653</text:p>
              </table:table-cell>
              <table:table-cell office:value-type="float" office:value="0.586339">
                <text:p>0.586339</text:p>
              </table:table-cell>
              <table:table-cell office:value-type="float" office:value="0.596573">
                <text:p>0.596573</text:p>
              </table:table-cell>
              <table:table-cell office:value-type="float" office:value="0.607121">
                <text:p>0.6071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7851">
                <text:p>0.667851</text:p>
              </table:table-cell>
              <table:table-cell office:value-type="float" office:value="0.901104">
                <text:p>0.901104</text:p>
              </table:table-cell>
              <table:table-cell office:value-type="float" office:value="0.519316">
                <text:p>0.5193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484487">
                <text:p>-0.484487</text:p>
              </table:table-cell>
              <table:table-cell office:value-type="float" office:value="0.51586">
                <text:p>0.51586</text:p>
              </table:table-cell>
              <table:table-cell office:value-type="float" office:value="0.58245">
                <text:p>0.58245</text:p>
              </table:table-cell>
              <table:table-cell office:value-type="float" office:value="0.594172">
                <text:p>0.594172</text:p>
              </table:table-cell>
              <table:table-cell office:value-type="float" office:value="0.601822">
                <text:p>0.6018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0988">
                <text:p>0.690988</text:p>
              </table:table-cell>
              <table:table-cell office:value-type="float" office:value="0.901104">
                <text:p>0.901104</text:p>
              </table:table-cell>
              <table:table-cell office:value-type="float" office:value="0.49503">
                <text:p>0.4950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29488">
                <text:p>-0.29488</text:p>
              </table:table-cell>
              <table:table-cell office:value-type="float" office:value="0.483621">
                <text:p>0.483621</text:p>
              </table:table-cell>
              <table:table-cell office:value-type="float" office:value="0.578983">
                <text:p>0.578983</text:p>
              </table:table-cell>
              <table:table-cell office:value-type="float" office:value="0.591443">
                <text:p>0.591443</text:p>
              </table:table-cell>
              <table:table-cell office:value-type="float" office:value="0.600685">
                <text:p>0.600685</text:p>
              </table:table-cell>
              <table:table-cell office:value-type="float" office:value="0.611548">
                <text:p>0.61154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9805">
                <text:p>0.679805</text:p>
              </table:table-cell>
              <table:table-cell office:value-type="float" office:value="0.903077">
                <text:p>0.903077</text:p>
              </table:table-cell>
              <table:table-cell office:value-type="float" office:value="0.508832">
                <text:p>0.5088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48755">
                <text:p>0.048755</text:p>
              </table:table-cell>
              <table:table-cell office:value-type="float" office:value="0.490566">
                <text:p>0.490566</text:p>
              </table:table-cell>
              <table:table-cell office:value-type="float" office:value="0.569163">
                <text:p>0.569163</text:p>
              </table:table-cell>
              <table:table-cell office:value-type="float" office:value="0.586933">
                <text:p>0.586933</text:p>
              </table:table-cell>
              <table:table-cell office:value-type="float" office:value="0.600008">
                <text:p>0.600008</text:p>
              </table:table-cell>
              <table:table-cell office:value-type="float" office:value="0.611548">
                <text:p>0.61154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0903">
                <text:p>0.690903</text:p>
              </table:table-cell>
              <table:table-cell office:value-type="float" office:value="0.901104">
                <text:p>0.901104</text:p>
              </table:table-cell>
              <table:table-cell office:value-type="float" office:value="0.543499">
                <text:p>0.54349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249073">
                <text:p>-0.249073</text:p>
              </table:table-cell>
              <table:table-cell office:value-type="float" office:value="0.410275">
                <text:p>0.410275</text:p>
              </table:table-cell>
              <table:table-cell office:value-type="float" office:value="0.52449">
                <text:p>0.52449</text:p>
              </table:table-cell>
              <table:table-cell office:value-type="float" office:value="0.578787">
                <text:p>0.578787</text:p>
              </table:table-cell>
              <table:table-cell office:value-type="float" office:value="0.590329">
                <text:p>0.590329</text:p>
              </table:table-cell>
              <table:table-cell office:value-type="float" office:value="0.603495">
                <text:p>0.60349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6908">
                <text:p>0.716908</text:p>
              </table:table-cell>
              <table:table-cell office:value-type="float" office:value="0.901104">
                <text:p>0.901104</text:p>
              </table:table-cell>
              <table:table-cell office:value-type="float" office:value="0.501233">
                <text:p>0.50123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24375">
                <text:p>-0.24375</text:p>
              </table:table-cell>
              <table:table-cell office:value-type="float" office:value="0.361681">
                <text:p>0.361681</text:p>
              </table:table-cell>
              <table:table-cell office:value-type="float" office:value="0.475139">
                <text:p>0.475139</text:p>
              </table:table-cell>
              <table:table-cell office:value-type="float" office:value="0.549111">
                <text:p>0.549111</text:p>
              </table:table-cell>
              <table:table-cell office:value-type="float" office:value="0.583974">
                <text:p>0.583974</text:p>
              </table:table-cell>
              <table:table-cell office:value-type="float" office:value="0.598383">
                <text:p>0.598383</text:p>
              </table:table-cell>
              <table:table-cell office:value-type="float" office:value="0.611354">
                <text:p>0.61135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71">
                <text:p>0.6971</text:p>
              </table:table-cell>
              <table:table-cell office:value-type="float" office:value="0.901104">
                <text:p>0.901104</text:p>
              </table:table-cell>
              <table:table-cell office:value-type="float" office:value="0.485774">
                <text:p>0.48577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2728">
                <text:p>-0.2728</text:p>
              </table:table-cell>
              <table:table-cell office:value-type="float" office:value="0.429057">
                <text:p>0.429057</text:p>
              </table:table-cell>
              <table:table-cell office:value-type="float" office:value="0.502333">
                <text:p>0.502333</text:p>
              </table:table-cell>
              <table:table-cell office:value-type="float" office:value="0.569859">
                <text:p>0.569859</text:p>
              </table:table-cell>
              <table:table-cell office:value-type="float" office:value="0.585644">
                <text:p>0.585644</text:p>
              </table:table-cell>
              <table:table-cell office:value-type="float" office:value="0.597934">
                <text:p>0.597934</text:p>
              </table:table-cell>
              <table:table-cell office:value-type="float" office:value="0.611354">
                <text:p>0.61135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2812">
                <text:p>0.702812</text:p>
              </table:table-cell>
              <table:table-cell office:value-type="float" office:value="0.901104">
                <text:p>0.901104</text:p>
              </table:table-cell>
              <table:table-cell office:value-type="float" office:value="0.495094">
                <text:p>0.49509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397651">
                <text:p>-0.397651</text:p>
              </table:table-cell>
              <table:table-cell office:value-type="float" office:value="0.402513">
                <text:p>0.402513</text:p>
              </table:table-cell>
              <table:table-cell office:value-type="float" office:value="0.502884">
                <text:p>0.502884</text:p>
              </table:table-cell>
              <table:table-cell office:value-type="float" office:value="0.574074">
                <text:p>0.574074</text:p>
              </table:table-cell>
              <table:table-cell office:value-type="float" office:value="0.589382">
                <text:p>0.589382</text:p>
              </table:table-cell>
              <table:table-cell office:value-type="float" office:value="0.601893">
                <text:p>0.601893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2033">
                <text:p>0.692033</text:p>
              </table:table-cell>
              <table:table-cell office:value-type="float" office:value="0.901104">
                <text:p>0.901104</text:p>
              </table:table-cell>
              <table:table-cell office:value-type="float" office:value="0.480203">
                <text:p>0.48020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05742">
                <text:p>-0.05742</text:p>
              </table:table-cell>
              <table:table-cell office:value-type="float" office:value="0.442518">
                <text:p>0.442518</text:p>
              </table:table-cell>
              <table:table-cell office:value-type="float" office:value="0.516351">
                <text:p>0.516351</text:p>
              </table:table-cell>
              <table:table-cell office:value-type="float" office:value="0.575062">
                <text:p>0.575062</text:p>
              </table:table-cell>
              <table:table-cell office:value-type="float" office:value="0.590774">
                <text:p>0.590774</text:p>
              </table:table-cell>
              <table:table-cell office:value-type="float" office:value="0.600792">
                <text:p>0.600792</text:p>
              </table:table-cell>
              <table:table-cell office:value-type="float" office:value="0.611337">
                <text:p>0.6113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5777">
                <text:p>0.695777</text:p>
              </table:table-cell>
              <table:table-cell office:value-type="float" office:value="0.901104">
                <text:p>0.901104</text:p>
              </table:table-cell>
              <table:table-cell office:value-type="float" office:value="0.519994">
                <text:p>0.519994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094503">
                <text:p>-0.094503</text:p>
              </table:table-cell>
              <table:table-cell office:value-type="float" office:value="0.409678">
                <text:p>0.409678</text:p>
              </table:table-cell>
              <table:table-cell office:value-type="float" office:value="0.512367">
                <text:p>0.512367</text:p>
              </table:table-cell>
              <table:table-cell office:value-type="float" office:value="0.573713">
                <text:p>0.573713</text:p>
              </table:table-cell>
              <table:table-cell office:value-type="float" office:value="0.590897">
                <text:p>0.590897</text:p>
              </table:table-cell>
              <table:table-cell office:value-type="float" office:value="0.604402">
                <text:p>0.6044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6404">
                <text:p>0.686404</text:p>
              </table:table-cell>
              <table:table-cell office:value-type="float" office:value="0.901104">
                <text:p>0.901104</text:p>
              </table:table-cell>
              <table:table-cell office:value-type="float" office:value="0.512008">
                <text:p>0.51200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351649">
                <text:p>-0.351649</text:p>
              </table:table-cell>
              <table:table-cell office:value-type="float" office:value="0.447673">
                <text:p>0.447673</text:p>
              </table:table-cell>
              <table:table-cell office:value-type="float" office:value="0.535844">
                <text:p>0.535844</text:p>
              </table:table-cell>
              <table:table-cell office:value-type="float" office:value="0.581577">
                <text:p>0.581577</text:p>
              </table:table-cell>
              <table:table-cell office:value-type="float" office:value="0.590017">
                <text:p>0.590017</text:p>
              </table:table-cell>
              <table:table-cell office:value-type="float" office:value="0.604445">
                <text:p>0.60444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5774">
                <text:p>0.685774</text:p>
              </table:table-cell>
              <table:table-cell office:value-type="float" office:value="0.901104">
                <text:p>0.901104</text:p>
              </table:table-cell>
              <table:table-cell office:value-type="float" office:value="0.49308">
                <text:p>0.4930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0186">
                <text:p>0.10186</text:p>
              </table:table-cell>
              <table:table-cell office:value-type="float" office:value="0.467204">
                <text:p>0.467204</text:p>
              </table:table-cell>
              <table:table-cell office:value-type="float" office:value="0.547382">
                <text:p>0.547382</text:p>
              </table:table-cell>
              <table:table-cell office:value-type="float" office:value="0.585907">
                <text:p>0.585907</text:p>
              </table:table-cell>
              <table:table-cell office:value-type="float" office:value="0.593913">
                <text:p>0.593913</text:p>
              </table:table-cell>
              <table:table-cell office:value-type="float" office:value="0.610529">
                <text:p>0.6105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227">
                <text:p>0.67227</text:p>
              </table:table-cell>
              <table:table-cell office:value-type="float" office:value="0.901104">
                <text:p>0.901104</text:p>
              </table:table-cell>
              <table:table-cell office:value-type="float" office:value="0.541618">
                <text:p>0.54161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44503">
                <text:p>0.044503</text:p>
              </table:table-cell>
              <table:table-cell office:value-type="float" office:value="0.511699">
                <text:p>0.511699</text:p>
              </table:table-cell>
              <table:table-cell office:value-type="float" office:value="0.581747">
                <text:p>0.581747</text:p>
              </table:table-cell>
              <table:table-cell office:value-type="float" office:value="0.586302">
                <text:p>0.586302</text:p>
              </table:table-cell>
              <table:table-cell office:value-type="float" office:value="0.597932">
                <text:p>0.597932</text:p>
              </table:table-cell>
              <table:table-cell office:value-type="float" office:value="0.611564">
                <text:p>0.61156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227">
                <text:p>0.67227</text:p>
              </table:table-cell>
              <table:table-cell office:value-type="float" office:value="0.901104">
                <text:p>0.901104</text:p>
              </table:table-cell>
              <table:table-cell office:value-type="float" office:value="0.544313">
                <text:p>0.54431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160934">
                <text:p>0.160934</text:p>
              </table:table-cell>
              <table:table-cell office:value-type="float" office:value="0.482379">
                <text:p>0.482379</text:p>
              </table:table-cell>
              <table:table-cell office:value-type="float" office:value="0.560915">
                <text:p>0.560915</text:p>
              </table:table-cell>
              <table:table-cell office:value-type="float" office:value="0.585882">
                <text:p>0.585882</text:p>
              </table:table-cell>
              <table:table-cell office:value-type="float" office:value="0.593432">
                <text:p>0.593432</text:p>
              </table:table-cell>
              <table:table-cell office:value-type="float" office:value="0.604821">
                <text:p>0.6048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2287">
                <text:p>0.662287</text:p>
              </table:table-cell>
              <table:table-cell office:value-type="float" office:value="0.901104">
                <text:p>0.901104</text:p>
              </table:table-cell>
              <table:table-cell office:value-type="float" office:value="0.548777">
                <text:p>0.54877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378443">
                <text:p>-0.378443</text:p>
              </table:table-cell>
              <table:table-cell office:value-type="float" office:value="0.410265">
                <text:p>0.410265</text:p>
              </table:table-cell>
              <table:table-cell office:value-type="float" office:value="0.489285">
                <text:p>0.489285</text:p>
              </table:table-cell>
              <table:table-cell office:value-type="float" office:value="0.561215">
                <text:p>0.561215</text:p>
              </table:table-cell>
              <table:table-cell office:value-type="float" office:value="0.586005">
                <text:p>0.586005</text:p>
              </table:table-cell>
              <table:table-cell office:value-type="float" office:value="0.598856">
                <text:p>0.598856</text:p>
              </table:table-cell>
              <table:table-cell office:value-type="float" office:value="0.609914">
                <text:p>0.6099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7022">
                <text:p>0.657022</text:p>
              </table:table-cell>
              <table:table-cell office:value-type="float" office:value="0.901104">
                <text:p>0.901104</text:p>
              </table:table-cell>
              <table:table-cell office:value-type="float" office:value="0.475886">
                <text:p>0.47588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132439">
                <text:p>0.132439</text:p>
              </table:table-cell>
              <table:table-cell office:value-type="float" office:value="0.468598">
                <text:p>0.468598</text:p>
              </table:table-cell>
              <table:table-cell office:value-type="float" office:value="0.526715">
                <text:p>0.526715</text:p>
              </table:table-cell>
              <table:table-cell office:value-type="float" office:value="0.579195">
                <text:p>0.579195</text:p>
              </table:table-cell>
              <table:table-cell office:value-type="float" office:value="0.589048">
                <text:p>0.589048</text:p>
              </table:table-cell>
              <table:table-cell office:value-type="float" office:value="0.605503">
                <text:p>0.6055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3127">
                <text:p>0.663127</text:p>
              </table:table-cell>
              <table:table-cell office:value-type="float" office:value="0.901104">
                <text:p>0.901104</text:p>
              </table:table-cell>
              <table:table-cell office:value-type="float" office:value="0.540174">
                <text:p>0.540174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37593">
                <text:p>0.037593</text:p>
              </table:table-cell>
              <table:table-cell office:value-type="float" office:value="0.491318">
                <text:p>0.491318</text:p>
              </table:table-cell>
              <table:table-cell office:value-type="float" office:value="0.565299">
                <text:p>0.565299</text:p>
              </table:table-cell>
              <table:table-cell office:value-type="float" office:value="0.587841">
                <text:p>0.587841</text:p>
              </table:table-cell>
              <table:table-cell office:value-type="float" office:value="0.605015">
                <text:p>0.6050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013">
                <text:p>0.68013</text:p>
              </table:table-cell>
              <table:table-cell office:value-type="float" office:value="0.901104">
                <text:p>0.901104</text:p>
              </table:table-cell>
              <table:table-cell office:value-type="float" office:value="0.541669">
                <text:p>0.54166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03004">
                <text:p>-0.03004</text:p>
              </table:table-cell>
              <table:table-cell office:value-type="float" office:value="0.495965">
                <text:p>0.495965</text:p>
              </table:table-cell>
              <table:table-cell office:value-type="float" office:value="0.57796">
                <text:p>0.57796</text:p>
              </table:table-cell>
              <table:table-cell office:value-type="float" office:value="0.589641">
                <text:p>0.589641</text:p>
              </table:table-cell>
              <table:table-cell office:value-type="float" office:value="0.604967">
                <text:p>0.604967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9845">
                <text:p>0.679845</text:p>
              </table:table-cell>
              <table:table-cell office:value-type="float" office:value="0.901104">
                <text:p>0.901104</text:p>
              </table:table-cell>
              <table:table-cell office:value-type="float" office:value="0.536762">
                <text:p>0.53676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10933">
                <text:p>-0.10933</text:p>
              </table:table-cell>
              <table:table-cell office:value-type="float" office:value="0.49192">
                <text:p>0.49192</text:p>
              </table:table-cell>
              <table:table-cell office:value-type="float" office:value="0.57294">
                <text:p>0.57294</text:p>
              </table:table-cell>
              <table:table-cell office:value-type="float" office:value="0.594637">
                <text:p>0.594637</text:p>
              </table:table-cell>
              <table:table-cell office:value-type="float" office:value="0.605">
                <text:p>0.60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4399">
                <text:p>0.684399</text:p>
              </table:table-cell>
              <table:table-cell office:value-type="float" office:value="0.901104">
                <text:p>0.901104</text:p>
              </table:table-cell>
              <table:table-cell office:value-type="float" office:value="0.528906">
                <text:p>0.528906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02846">
                <text:p>0.002846</text:p>
              </table:table-cell>
              <table:table-cell office:value-type="float" office:value="0.463714">
                <text:p>0.463714</text:p>
              </table:table-cell>
              <table:table-cell office:value-type="float" office:value="0.547868">
                <text:p>0.547868</text:p>
              </table:table-cell>
              <table:table-cell office:value-type="float" office:value="0.586862">
                <text:p>0.586862</text:p>
              </table:table-cell>
              <table:table-cell office:value-type="float" office:value="0.601405">
                <text:p>0.601405</text:p>
              </table:table-cell>
              <table:table-cell office:value-type="float" office:value="0.610944">
                <text:p>0.61094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3895">
                <text:p>0.723895</text:p>
              </table:table-cell>
              <table:table-cell office:value-type="float" office:value="0.901104">
                <text:p>0.901104</text:p>
              </table:table-cell>
              <table:table-cell office:value-type="float" office:value="0.537465">
                <text:p>0.53746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278004">
                <text:p>0.278004</text:p>
              </table:table-cell>
              <table:table-cell office:value-type="float" office:value="0.501168">
                <text:p>0.501168</text:p>
              </table:table-cell>
              <table:table-cell office:value-type="float" office:value="0.573794">
                <text:p>0.573794</text:p>
              </table:table-cell>
              <table:table-cell office:value-type="float" office:value="0.59149">
                <text:p>0.59149</text:p>
              </table:table-cell>
              <table:table-cell office:value-type="float" office:value="0.601434">
                <text:p>0.601434</text:p>
              </table:table-cell>
              <table:table-cell office:value-type="float" office:value="0.61015">
                <text:p>0.610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3674">
                <text:p>0.703674</text:p>
              </table:table-cell>
              <table:table-cell office:value-type="float" office:value="0.901104">
                <text:p>0.901104</text:p>
              </table:table-cell>
              <table:table-cell office:value-type="float" office:value="0.569683">
                <text:p>0.56968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19067">
                <text:p>0.19067</text:p>
              </table:table-cell>
              <table:table-cell office:value-type="float" office:value="0.512205">
                <text:p>0.512205</text:p>
              </table:table-cell>
              <table:table-cell office:value-type="float" office:value="0.575383">
                <text:p>0.575383</text:p>
              </table:table-cell>
              <table:table-cell office:value-type="float" office:value="0.588948">
                <text:p>0.588948</text:p>
              </table:table-cell>
              <table:table-cell office:value-type="float" office:value="0.600835">
                <text:p>0.600835</text:p>
              </table:table-cell>
              <table:table-cell office:value-type="float" office:value="0.609131">
                <text:p>0.6091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7852">
                <text:p>0.677852</text:p>
              </table:table-cell>
              <table:table-cell office:value-type="float" office:value="0.901104">
                <text:p>0.901104</text:p>
              </table:table-cell>
              <table:table-cell office:value-type="float" office:value="0.559214">
                <text:p>0.55921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346614">
                <text:p>0.346614</text:p>
              </table:table-cell>
              <table:table-cell office:value-type="float" office:value="0.540172">
                <text:p>0.540172</text:p>
              </table:table-cell>
              <table:table-cell office:value-type="float" office:value="0.583835">
                <text:p>0.583835</text:p>
              </table:table-cell>
              <table:table-cell office:value-type="float" office:value="0.594742">
                <text:p>0.594742</text:p>
              </table:table-cell>
              <table:table-cell office:value-type="float" office:value="0.603637">
                <text:p>0.603637</text:p>
              </table:table-cell>
              <table:table-cell office:value-type="float" office:value="0.611531">
                <text:p>0.611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8534">
                <text:p>0.668534</text:p>
              </table:table-cell>
              <table:table-cell office:value-type="float" office:value="0.901104">
                <text:p>0.901104</text:p>
              </table:table-cell>
              <table:table-cell office:value-type="float" office:value="0.578618">
                <text:p>0.57861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242515">
                <text:p>0.242515</text:p>
              </table:table-cell>
              <table:table-cell office:value-type="float" office:value="0.534082">
                <text:p>0.534082</text:p>
              </table:table-cell>
              <table:table-cell office:value-type="float" office:value="0.580964">
                <text:p>0.580964</text:p>
              </table:table-cell>
              <table:table-cell office:value-type="float" office:value="0.589619">
                <text:p>0.589619</text:p>
              </table:table-cell>
              <table:table-cell office:value-type="float" office:value="0.600407">
                <text:p>0.600407</text:p>
              </table:table-cell>
              <table:table-cell office:value-type="float" office:value="0.607666">
                <text:p>0.60766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9519">
                <text:p>0.659519</text:p>
              </table:table-cell>
              <table:table-cell office:value-type="float" office:value="0.901104">
                <text:p>0.901104</text:p>
              </table:table-cell>
              <table:table-cell office:value-type="float" office:value="0.565189">
                <text:p>0.56518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210488">
                <text:p>0.210488</text:p>
              </table:table-cell>
              <table:table-cell office:value-type="float" office:value="0.53401">
                <text:p>0.53401</text:p>
              </table:table-cell>
              <table:table-cell office:value-type="float" office:value="0.583375">
                <text:p>0.583375</text:p>
              </table:table-cell>
              <table:table-cell office:value-type="float" office:value="0.592768">
                <text:p>0.592768</text:p>
              </table:table-cell>
              <table:table-cell office:value-type="float" office:value="0.601933">
                <text:p>0.601933</text:p>
              </table:table-cell>
              <table:table-cell office:value-type="float" office:value="0.610302">
                <text:p>0.6103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9519">
                <text:p>0.659519</text:p>
              </table:table-cell>
              <table:table-cell office:value-type="float" office:value="0.901104">
                <text:p>0.901104</text:p>
              </table:table-cell>
              <table:table-cell office:value-type="float" office:value="0.562951">
                <text:p>0.56295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347356">
                <text:p>0.347356</text:p>
              </table:table-cell>
              <table:table-cell office:value-type="float" office:value="0.50763">
                <text:p>0.50763</text:p>
              </table:table-cell>
              <table:table-cell office:value-type="float" office:value="0.577756">
                <text:p>0.577756</text:p>
              </table:table-cell>
              <table:table-cell office:value-type="float" office:value="0.588985">
                <text:p>0.588985</text:p>
              </table:table-cell>
              <table:table-cell office:value-type="float" office:value="0.599594">
                <text:p>0.599594</text:p>
              </table:table-cell>
              <table:table-cell office:value-type="float" office:value="0.606874">
                <text:p>0.6068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0378">
                <text:p>0.660378</text:p>
              </table:table-cell>
              <table:table-cell office:value-type="float" office:value="0.901104">
                <text:p>0.901104</text:p>
              </table:table-cell>
              <table:table-cell office:value-type="float" office:value="0.572569">
                <text:p>0.57256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047748">
                <text:p>-0.047748</text:p>
              </table:table-cell>
              <table:table-cell office:value-type="float" office:value="0.445321">
                <text:p>0.445321</text:p>
              </table:table-cell>
              <table:table-cell office:value-type="float" office:value="0.528475">
                <text:p>0.528475</text:p>
              </table:table-cell>
              <table:table-cell office:value-type="float" office:value="0.585804">
                <text:p>0.585804</text:p>
              </table:table-cell>
              <table:table-cell office:value-type="float" office:value="0.592947">
                <text:p>0.592947</text:p>
              </table:table-cell>
              <table:table-cell office:value-type="float" office:value="0.601573">
                <text:p>0.601573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0818">
                <text:p>0.660818</text:p>
              </table:table-cell>
              <table:table-cell office:value-type="float" office:value="0.901104">
                <text:p>0.901104</text:p>
              </table:table-cell>
              <table:table-cell office:value-type="float" office:value="0.52041">
                <text:p>0.5204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205857">
                <text:p>-0.205857</text:p>
              </table:table-cell>
              <table:table-cell office:value-type="float" office:value="0.430015">
                <text:p>0.430015</text:p>
              </table:table-cell>
              <table:table-cell office:value-type="float" office:value="0.536652">
                <text:p>0.536652</text:p>
              </table:table-cell>
              <table:table-cell office:value-type="float" office:value="0.583301">
                <text:p>0.583301</text:p>
              </table:table-cell>
              <table:table-cell office:value-type="float" office:value="0.589951">
                <text:p>0.589951</text:p>
              </table:table-cell>
              <table:table-cell office:value-type="float" office:value="0.599795">
                <text:p>0.599795</text:p>
              </table:table-cell>
              <table:table-cell office:value-type="float" office:value="0.610723">
                <text:p>0.61072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9699">
                <text:p>0.649699</text:p>
              </table:table-cell>
              <table:table-cell office:value-type="float" office:value="0.901104">
                <text:p>0.901104</text:p>
              </table:table-cell>
              <table:table-cell office:value-type="float" office:value="0.501902">
                <text:p>0.50190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124102">
                <text:p>0.124102</text:p>
              </table:table-cell>
              <table:table-cell office:value-type="float" office:value="0.453213">
                <text:p>0.453213</text:p>
              </table:table-cell>
              <table:table-cell office:value-type="float" office:value="0.537783">
                <text:p>0.537783</text:p>
              </table:table-cell>
              <table:table-cell office:value-type="float" office:value="0.583027">
                <text:p>0.583027</text:p>
              </table:table-cell>
              <table:table-cell office:value-type="float" office:value="0.590488">
                <text:p>0.590488</text:p>
              </table:table-cell>
              <table:table-cell office:value-type="float" office:value="0.600543">
                <text:p>0.600543</text:p>
              </table:table-cell>
              <table:table-cell office:value-type="float" office:value="0.611337">
                <text:p>0.6113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6752">
                <text:p>0.676752</text:p>
              </table:table-cell>
              <table:table-cell office:value-type="float" office:value="0.901104">
                <text:p>0.901104</text:p>
              </table:table-cell>
              <table:table-cell office:value-type="float" office:value="0.540199">
                <text:p>0.5401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189031">
                <text:p>0.189031</text:p>
              </table:table-cell>
              <table:table-cell office:value-type="float" office:value="0.494267">
                <text:p>0.494267</text:p>
              </table:table-cell>
              <table:table-cell office:value-type="float" office:value="0.561108">
                <text:p>0.561108</text:p>
              </table:table-cell>
              <table:table-cell office:value-type="float" office:value="0.586055">
                <text:p>0.586055</text:p>
              </table:table-cell>
              <table:table-cell office:value-type="float" office:value="0.592457">
                <text:p>0.592457</text:p>
              </table:table-cell>
              <table:table-cell office:value-type="float" office:value="0.601363">
                <text:p>0.601363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9894">
                <text:p>0.669894</text:p>
              </table:table-cell>
              <table:table-cell office:value-type="float" office:value="0.901104">
                <text:p>0.901104</text:p>
              </table:table-cell>
              <table:table-cell office:value-type="float" office:value="0.553108">
                <text:p>0.55310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170264">
                <text:p>0.170264</text:p>
              </table:table-cell>
              <table:table-cell office:value-type="float" office:value="0.509537">
                <text:p>0.509537</text:p>
              </table:table-cell>
              <table:table-cell office:value-type="float" office:value="0.579184">
                <text:p>0.579184</text:p>
              </table:table-cell>
              <table:table-cell office:value-type="float" office:value="0.586302">
                <text:p>0.586302</text:p>
              </table:table-cell>
              <table:table-cell office:value-type="float" office:value="0.59296">
                <text:p>0.59296</text:p>
              </table:table-cell>
              <table:table-cell office:value-type="float" office:value="0.602001">
                <text:p>0.60200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5712">
                <text:p>0.675712</text:p>
              </table:table-cell>
              <table:table-cell office:value-type="float" office:value="0.901104">
                <text:p>0.901104</text:p>
              </table:table-cell>
              <table:table-cell office:value-type="float" office:value="0.555308">
                <text:p>0.55530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258991">
                <text:p>0.258991</text:p>
              </table:table-cell>
              <table:table-cell office:value-type="float" office:value="0.526779">
                <text:p>0.526779</text:p>
              </table:table-cell>
              <table:table-cell office:value-type="float" office:value="0.580228">
                <text:p>0.580228</text:p>
              </table:table-cell>
              <table:table-cell office:value-type="float" office:value="0.586302">
                <text:p>0.586302</text:p>
              </table:table-cell>
              <table:table-cell office:value-type="float" office:value="0.595761">
                <text:p>0.595761</text:p>
              </table:table-cell>
              <table:table-cell office:value-type="float" office:value="0.60311">
                <text:p>0.60311</text:p>
              </table:table-cell>
              <table:table-cell office:value-type="float" office:value="0.611127">
                <text:p>0.6111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7258">
                <text:p>0.667258</text:p>
              </table:table-cell>
              <table:table-cell office:value-type="float" office:value="0.901104">
                <text:p>0.901104</text:p>
              </table:table-cell>
              <table:table-cell office:value-type="float" office:value="0.56543">
                <text:p>0.5654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263257">
                <text:p>0.263257</text:p>
              </table:table-cell>
              <table:table-cell office:value-type="float" office:value="0.49587">
                <text:p>0.49587</text:p>
              </table:table-cell>
              <table:table-cell office:value-type="float" office:value="0.558196">
                <text:p>0.558196</text:p>
              </table:table-cell>
              <table:table-cell office:value-type="float" office:value="0.585795">
                <text:p>0.585795</text:p>
              </table:table-cell>
              <table:table-cell office:value-type="float" office:value="0.589977">
                <text:p>0.589977</text:p>
              </table:table-cell>
              <table:table-cell office:value-type="float" office:value="0.601862">
                <text:p>0.601862</text:p>
              </table:table-cell>
              <table:table-cell office:value-type="float" office:value="0.610243">
                <text:p>0.6102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7258">
                <text:p>0.667258</text:p>
              </table:table-cell>
              <table:table-cell office:value-type="float" office:value="0.901104">
                <text:p>0.901104</text:p>
              </table:table-cell>
              <table:table-cell office:value-type="float" office:value="0.55972">
                <text:p>0.5597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247896">
                <text:p>0.247896</text:p>
              </table:table-cell>
              <table:table-cell office:value-type="float" office:value="0.462161">
                <text:p>0.462161</text:p>
              </table:table-cell>
              <table:table-cell office:value-type="float" office:value="0.53294">
                <text:p>0.53294</text:p>
              </table:table-cell>
              <table:table-cell office:value-type="float" office:value="0.58381">
                <text:p>0.58381</text:p>
              </table:table-cell>
              <table:table-cell office:value-type="float" office:value="0.592363">
                <text:p>0.592363</text:p>
              </table:table-cell>
              <table:table-cell office:value-type="float" office:value="0.603617">
                <text:p>0.603617</text:p>
              </table:table-cell>
              <table:table-cell office:value-type="float" office:value="0.611742">
                <text:p>0.6117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6192">
                <text:p>0.676192</text:p>
              </table:table-cell>
              <table:table-cell office:value-type="float" office:value="0.901104">
                <text:p>0.901104</text:p>
              </table:table-cell>
              <table:table-cell office:value-type="float" office:value="0.553546">
                <text:p>0.55354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10243">
                <text:p>0.010243</text:p>
              </table:table-cell>
              <table:table-cell office:value-type="float" office:value="0.464975">
                <text:p>0.464975</text:p>
              </table:table-cell>
              <table:table-cell office:value-type="float" office:value="0.523123">
                <text:p>0.523123</text:p>
              </table:table-cell>
              <table:table-cell office:value-type="float" office:value="0.580234">
                <text:p>0.580234</text:p>
              </table:table-cell>
              <table:table-cell office:value-type="float" office:value="0.586302">
                <text:p>0.586302</text:p>
              </table:table-cell>
              <table:table-cell office:value-type="float" office:value="0.598416">
                <text:p>0.598416</text:p>
              </table:table-cell>
              <table:table-cell office:value-type="float" office:value="0.608896">
                <text:p>0.60889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5681">
                <text:p>0.665681</text:p>
              </table:table-cell>
              <table:table-cell office:value-type="float" office:value="0.901104">
                <text:p>0.901104</text:p>
              </table:table-cell>
              <table:table-cell office:value-type="float" office:value="0.526261">
                <text:p>0.52626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045848">
                <text:p>-0.045848</text:p>
              </table:table-cell>
              <table:table-cell office:value-type="float" office:value="0.447028">
                <text:p>0.447028</text:p>
              </table:table-cell>
              <table:table-cell office:value-type="float" office:value="0.515091">
                <text:p>0.515091</text:p>
              </table:table-cell>
              <table:table-cell office:value-type="float" office:value="0.570406">
                <text:p>0.570406</text:p>
              </table:table-cell>
              <table:table-cell office:value-type="float" office:value="0.586302">
                <text:p>0.586302</text:p>
              </table:table-cell>
              <table:table-cell office:value-type="float" office:value="0.596995">
                <text:p>0.596995</text:p>
              </table:table-cell>
              <table:table-cell office:value-type="float" office:value="0.610136">
                <text:p>0.61013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5681">
                <text:p>0.665681</text:p>
              </table:table-cell>
              <table:table-cell office:value-type="float" office:value="0.901104">
                <text:p>0.901104</text:p>
              </table:table-cell>
              <table:table-cell office:value-type="float" office:value="0.517053">
                <text:p>0.51705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252266">
                <text:p>-0.252266</text:p>
              </table:table-cell>
              <table:table-cell office:value-type="float" office:value="0.401782">
                <text:p>0.401782</text:p>
              </table:table-cell>
              <table:table-cell office:value-type="float" office:value="0.481556">
                <text:p>0.481556</text:p>
              </table:table-cell>
              <table:table-cell office:value-type="float" office:value="0.534545">
                <text:p>0.534545</text:p>
              </table:table-cell>
              <table:table-cell office:value-type="float" office:value="0.578721">
                <text:p>0.578721</text:p>
              </table:table-cell>
              <table:table-cell office:value-type="float" office:value="0.590507">
                <text:p>0.590507</text:p>
              </table:table-cell>
              <table:table-cell office:value-type="float" office:value="0.606137">
                <text:p>0.6061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6432">
                <text:p>0.676432</text:p>
              </table:table-cell>
              <table:table-cell office:value-type="float" office:value="0.901104">
                <text:p>0.901104</text:p>
              </table:table-cell>
              <table:table-cell office:value-type="float" office:value="0.484216">
                <text:p>0.48421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257971">
                <text:p>-0.257971</text:p>
              </table:table-cell>
              <table:table-cell office:value-type="float" office:value="0.432694">
                <text:p>0.432694</text:p>
              </table:table-cell>
              <table:table-cell office:value-type="float" office:value="0.494299">
                <text:p>0.494299</text:p>
              </table:table-cell>
              <table:table-cell office:value-type="float" office:value="0.552141">
                <text:p>0.552141</text:p>
              </table:table-cell>
              <table:table-cell office:value-type="float" office:value="0.580897">
                <text:p>0.580897</text:p>
              </table:table-cell>
              <table:table-cell office:value-type="float" office:value="0.592297">
                <text:p>0.592297</text:p>
              </table:table-cell>
              <table:table-cell office:value-type="float" office:value="0.607116">
                <text:p>0.60711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1315">
                <text:p>0.691315</text:p>
              </table:table-cell>
              <table:table-cell office:value-type="float" office:value="0.901104">
                <text:p>0.901104</text:p>
              </table:table-cell>
              <table:table-cell office:value-type="float" office:value="0.491753">
                <text:p>0.49175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224658">
                <text:p>-0.224658</text:p>
              </table:table-cell>
              <table:table-cell office:value-type="float" office:value="0.408615">
                <text:p>0.408615</text:p>
              </table:table-cell>
              <table:table-cell office:value-type="float" office:value="0.499048">
                <text:p>0.499048</text:p>
              </table:table-cell>
              <table:table-cell office:value-type="float" office:value="0.550885">
                <text:p>0.550885</text:p>
              </table:table-cell>
              <table:table-cell office:value-type="float" office:value="0.584489">
                <text:p>0.584489</text:p>
              </table:table-cell>
              <table:table-cell office:value-type="float" office:value="0.593448">
                <text:p>0.593448</text:p>
              </table:table-cell>
              <table:table-cell office:value-type="float" office:value="0.605203">
                <text:p>0.6052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8055">
                <text:p>0.668055</text:p>
              </table:table-cell>
              <table:table-cell office:value-type="float" office:value="0.901104">
                <text:p>0.901104</text:p>
              </table:table-cell>
              <table:table-cell office:value-type="float" office:value="0.490983">
                <text:p>0.49098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225818">
                <text:p>-0.225818</text:p>
              </table:table-cell>
              <table:table-cell office:value-type="float" office:value="0.409763">
                <text:p>0.409763</text:p>
              </table:table-cell>
              <table:table-cell office:value-type="float" office:value="0.49108">
                <text:p>0.49108</text:p>
              </table:table-cell>
              <table:table-cell office:value-type="float" office:value="0.550781">
                <text:p>0.550781</text:p>
              </table:table-cell>
              <table:table-cell office:value-type="float" office:value="0.585041">
                <text:p>0.585041</text:p>
              </table:table-cell>
              <table:table-cell office:value-type="float" office:value="0.592521">
                <text:p>0.592521</text:p>
              </table:table-cell>
              <table:table-cell office:value-type="float" office:value="0.603086">
                <text:p>0.60308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3676">
                <text:p>0.713676</text:p>
              </table:table-cell>
              <table:table-cell office:value-type="float" office:value="0.901104">
                <text:p>0.901104</text:p>
              </table:table-cell>
              <table:table-cell office:value-type="float" office:value="0.494487">
                <text:p>0.49448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28484">
                <text:p>-0.28484</text:p>
              </table:table-cell>
              <table:table-cell office:value-type="float" office:value="0.416171">
                <text:p>0.416171</text:p>
              </table:table-cell>
              <table:table-cell office:value-type="float" office:value="0.497801">
                <text:p>0.497801</text:p>
              </table:table-cell>
              <table:table-cell office:value-type="float" office:value="0.557253">
                <text:p>0.557253</text:p>
              </table:table-cell>
              <table:table-cell office:value-type="float" office:value="0.584327">
                <text:p>0.584327</text:p>
              </table:table-cell>
              <table:table-cell office:value-type="float" office:value="0.592746">
                <text:p>0.592746</text:p>
              </table:table-cell>
              <table:table-cell office:value-type="float" office:value="0.601568">
                <text:p>0.6015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468">
                <text:p>0.70468</text:p>
              </table:table-cell>
              <table:table-cell office:value-type="float" office:value="0.901104">
                <text:p>0.901104</text:p>
              </table:table-cell>
              <table:table-cell office:value-type="float" office:value="0.489445">
                <text:p>0.48944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020257">
                <text:p>-0.020257</text:p>
              </table:table-cell>
              <table:table-cell office:value-type="float" office:value="0.447131">
                <text:p>0.447131</text:p>
              </table:table-cell>
              <table:table-cell office:value-type="float" office:value="0.533021">
                <text:p>0.533021</text:p>
              </table:table-cell>
              <table:table-cell office:value-type="float" office:value="0.577849">
                <text:p>0.577849</text:p>
              </table:table-cell>
              <table:table-cell office:value-type="float" office:value="0.586945">
                <text:p>0.586945</text:p>
              </table:table-cell>
              <table:table-cell office:value-type="float" office:value="0.599295">
                <text:p>0.599295</text:p>
              </table:table-cell>
              <table:table-cell office:value-type="float" office:value="0.608179">
                <text:p>0.60817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5962">
                <text:p>0.735962</text:p>
              </table:table-cell>
              <table:table-cell office:value-type="float" office:value="0.901104">
                <text:p>0.901104</text:p>
              </table:table-cell>
              <table:table-cell office:value-type="float" office:value="0.529287">
                <text:p>0.5292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038178">
                <text:p>-0.038178</text:p>
              </table:table-cell>
              <table:table-cell office:value-type="float" office:value="0.411387">
                <text:p>0.411387</text:p>
              </table:table-cell>
              <table:table-cell office:value-type="float" office:value="0.501618">
                <text:p>0.501618</text:p>
              </table:table-cell>
              <table:table-cell office:value-type="float" office:value="0.563787">
                <text:p>0.563787</text:p>
              </table:table-cell>
              <table:table-cell office:value-type="float" office:value="0.583072">
                <text:p>0.583072</text:p>
              </table:table-cell>
              <table:table-cell office:value-type="float" office:value="0.596318">
                <text:p>0.596318</text:p>
              </table:table-cell>
              <table:table-cell office:value-type="float" office:value="0.607026">
                <text:p>0.6070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9602">
                <text:p>0.709602</text:p>
              </table:table-cell>
              <table:table-cell office:value-type="float" office:value="0.901104">
                <text:p>0.901104</text:p>
              </table:table-cell>
              <table:table-cell office:value-type="float" office:value="0.515938">
                <text:p>0.51593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052051">
                <text:p>-0.052051</text:p>
              </table:table-cell>
              <table:table-cell office:value-type="float" office:value="0.390818">
                <text:p>0.390818</text:p>
              </table:table-cell>
              <table:table-cell office:value-type="float" office:value="0.495554">
                <text:p>0.495554</text:p>
              </table:table-cell>
              <table:table-cell office:value-type="float" office:value="0.554557">
                <text:p>0.554557</text:p>
              </table:table-cell>
              <table:table-cell office:value-type="float" office:value="0.582402">
                <text:p>0.582402</text:p>
              </table:table-cell>
              <table:table-cell office:value-type="float" office:value="0.597254">
                <text:p>0.597254</text:p>
              </table:table-cell>
              <table:table-cell office:value-type="float" office:value="0.606687">
                <text:p>0.60668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9706">
                <text:p>0.709706</text:p>
              </table:table-cell>
              <table:table-cell office:value-type="float" office:value="0.901104">
                <text:p>0.901104</text:p>
              </table:table-cell>
              <table:table-cell office:value-type="float" office:value="0.510967">
                <text:p>0.51096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205514">
                <text:p>-0.205514</text:p>
              </table:table-cell>
              <table:table-cell office:value-type="float" office:value="0.295881">
                <text:p>0.295881</text:p>
              </table:table-cell>
              <table:table-cell office:value-type="float" office:value="0.482778">
                <text:p>0.482778</text:p>
              </table:table-cell>
              <table:table-cell office:value-type="float" office:value="0.530195">
                <text:p>0.530195</text:p>
              </table:table-cell>
              <table:table-cell office:value-type="float" office:value="0.573951">
                <text:p>0.573951</text:p>
              </table:table-cell>
              <table:table-cell office:value-type="float" office:value="0.594562">
                <text:p>0.594562</text:p>
              </table:table-cell>
              <table:table-cell office:value-type="float" office:value="0.607451">
                <text:p>0.6074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739">
                <text:p>0.699739</text:p>
              </table:table-cell>
              <table:table-cell office:value-type="float" office:value="0.901104">
                <text:p>0.901104</text:p>
              </table:table-cell>
              <table:table-cell office:value-type="float" office:value="0.480379">
                <text:p>0.48037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098751">
                <text:p>-0.098751</text:p>
              </table:table-cell>
              <table:table-cell office:value-type="float" office:value="0.306567">
                <text:p>0.306567</text:p>
              </table:table-cell>
              <table:table-cell office:value-type="float" office:value="0.471701">
                <text:p>0.471701</text:p>
              </table:table-cell>
              <table:table-cell office:value-type="float" office:value="0.5157">
                <text:p>0.5157</text:p>
              </table:table-cell>
              <table:table-cell office:value-type="float" office:value="0.561089">
                <text:p>0.561089</text:p>
              </table:table-cell>
              <table:table-cell office:value-type="float" office:value="0.587815">
                <text:p>0.587815</text:p>
              </table:table-cell>
              <table:table-cell office:value-type="float" office:value="0.605074">
                <text:p>0.6050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5927">
                <text:p>0.705927</text:p>
              </table:table-cell>
              <table:table-cell office:value-type="float" office:value="0.901104">
                <text:p>0.901104</text:p>
              </table:table-cell>
              <table:table-cell office:value-type="float" office:value="0.487987">
                <text:p>0.4879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156883">
                <text:p>-0.156883</text:p>
              </table:table-cell>
              <table:table-cell office:value-type="float" office:value="0.424756">
                <text:p>0.424756</text:p>
              </table:table-cell>
              <table:table-cell office:value-type="float" office:value="0.490214">
                <text:p>0.490214</text:p>
              </table:table-cell>
              <table:table-cell office:value-type="float" office:value="0.523592">
                <text:p>0.523592</text:p>
              </table:table-cell>
              <table:table-cell office:value-type="float" office:value="0.569948">
                <text:p>0.569948</text:p>
              </table:table-cell>
              <table:table-cell office:value-type="float" office:value="0.593248">
                <text:p>0.593248</text:p>
              </table:table-cell>
              <table:table-cell office:value-type="float" office:value="0.60822">
                <text:p>0.608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1414">
                <text:p>0.691414</text:p>
              </table:table-cell>
              <table:table-cell office:value-type="float" office:value="0.901104">
                <text:p>0.901104</text:p>
              </table:table-cell>
              <table:table-cell office:value-type="float" office:value="0.496925">
                <text:p>0.496925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168664">
                <text:p>-0.168664</text:p>
              </table:table-cell>
              <table:table-cell office:value-type="float" office:value="0.433979">
                <text:p>0.433979</text:p>
              </table:table-cell>
              <table:table-cell office:value-type="float" office:value="0.492015">
                <text:p>0.492015</text:p>
              </table:table-cell>
              <table:table-cell office:value-type="float" office:value="0.533247">
                <text:p>0.533247</text:p>
              </table:table-cell>
              <table:table-cell office:value-type="float" office:value="0.572352">
                <text:p>0.572352</text:p>
              </table:table-cell>
              <table:table-cell office:value-type="float" office:value="0.591948">
                <text:p>0.591948</text:p>
              </table:table-cell>
              <table:table-cell office:value-type="float" office:value="0.609707">
                <text:p>0.60970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7197">
                <text:p>0.697197</text:p>
              </table:table-cell>
              <table:table-cell office:value-type="float" office:value="0.901104">
                <text:p>0.901104</text:p>
              </table:table-cell>
              <table:table-cell office:value-type="float" office:value="0.498653">
                <text:p>0.49865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103488">
                <text:p>-0.103488</text:p>
              </table:table-cell>
              <table:table-cell office:value-type="float" office:value="0.448189">
                <text:p>0.448189</text:p>
              </table:table-cell>
              <table:table-cell office:value-type="float" office:value="0.502108">
                <text:p>0.502108</text:p>
              </table:table-cell>
              <table:table-cell office:value-type="float" office:value="0.537174">
                <text:p>0.537174</text:p>
              </table:table-cell>
              <table:table-cell office:value-type="float" office:value="0.584829">
                <text:p>0.584829</text:p>
              </table:table-cell>
              <table:table-cell office:value-type="float" office:value="0.596071">
                <text:p>0.596071</text:p>
              </table:table-cell>
              <table:table-cell office:value-type="float" office:value="0.609437">
                <text:p>0.6094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3902">
                <text:p>0.693902</text:p>
              </table:table-cell>
              <table:table-cell office:value-type="float" office:value="0.901104">
                <text:p>0.901104</text:p>
              </table:table-cell>
              <table:table-cell office:value-type="float" office:value="0.509297">
                <text:p>0.50929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3273">
                <text:p>0.003273</text:p>
              </table:table-cell>
              <table:table-cell office:value-type="float" office:value="0.414361">
                <text:p>0.414361</text:p>
              </table:table-cell>
              <table:table-cell office:value-type="float" office:value="0.493054">
                <text:p>0.493054</text:p>
              </table:table-cell>
              <table:table-cell office:value-type="float" office:value="0.52553">
                <text:p>0.52553</text:p>
              </table:table-cell>
              <table:table-cell office:value-type="float" office:value="0.574831">
                <text:p>0.574831</text:p>
              </table:table-cell>
              <table:table-cell office:value-type="float" office:value="0.590495">
                <text:p>0.590495</text:p>
              </table:table-cell>
              <table:table-cell office:value-type="float" office:value="0.604831">
                <text:p>0.6048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6156">
                <text:p>0.646156</text:p>
              </table:table-cell>
              <table:table-cell office:value-type="float" office:value="0.901104">
                <text:p>0.901104</text:p>
              </table:table-cell>
              <table:table-cell office:value-type="float" office:value="0.507728">
                <text:p>0.50772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15597">
                <text:p>0.015597</text:p>
              </table:table-cell>
              <table:table-cell office:value-type="float" office:value="0.410987">
                <text:p>0.410987</text:p>
              </table:table-cell>
              <table:table-cell office:value-type="float" office:value="0.468393">
                <text:p>0.468393</text:p>
              </table:table-cell>
              <table:table-cell office:value-type="float" office:value="0.508458">
                <text:p>0.508458</text:p>
              </table:table-cell>
              <table:table-cell office:value-type="float" office:value="0.54299">
                <text:p>0.54299</text:p>
              </table:table-cell>
              <table:table-cell office:value-type="float" office:value="0.584364">
                <text:p>0.584364</text:p>
              </table:table-cell>
              <table:table-cell office:value-type="float" office:value="0.595622">
                <text:p>0.595622</text:p>
              </table:table-cell>
              <table:table-cell office:value-type="float" office:value="0.610949">
                <text:p>0.6109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47361">
                <text:p>0.647361</text:p>
              </table:table-cell>
              <table:table-cell office:value-type="float" office:value="0.901104">
                <text:p>0.901104</text:p>
              </table:table-cell>
              <table:table-cell office:value-type="float" office:value="0.499709">
                <text:p>0.49970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187786">
                <text:p>-0.187786</text:p>
              </table:table-cell>
              <table:table-cell office:value-type="float" office:value="0.313709">
                <text:p>0.313709</text:p>
              </table:table-cell>
              <table:table-cell office:value-type="float" office:value="0.451985">
                <text:p>0.451985</text:p>
              </table:table-cell>
              <table:table-cell office:value-type="float" office:value="0.504648">
                <text:p>0.504648</text:p>
              </table:table-cell>
              <table:table-cell office:value-type="float" office:value="0.54388">
                <text:p>0.54388</text:p>
              </table:table-cell>
              <table:table-cell office:value-type="float" office:value="0.584364">
                <text:p>0.584364</text:p>
              </table:table-cell>
              <table:table-cell office:value-type="float" office:value="0.595622">
                <text:p>0.595622</text:p>
              </table:table-cell>
              <table:table-cell office:value-type="float" office:value="0.611127">
                <text:p>0.6111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70119">
                <text:p>0.670119</text:p>
              </table:table-cell>
              <table:table-cell office:value-type="float" office:value="0.901104">
                <text:p>0.901104</text:p>
              </table:table-cell>
              <table:table-cell office:value-type="float" office:value="0.470004">
                <text:p>0.470004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241313">
                <text:p>-0.241313</text:p>
              </table:table-cell>
              <table:table-cell office:value-type="float" office:value="0.354241">
                <text:p>0.354241</text:p>
              </table:table-cell>
              <table:table-cell office:value-type="float" office:value="0.461401">
                <text:p>0.461401</text:p>
              </table:table-cell>
              <table:table-cell office:value-type="float" office:value="0.510795">
                <text:p>0.510795</text:p>
              </table:table-cell>
              <table:table-cell office:value-type="float" office:value="0.545382">
                <text:p>0.545382</text:p>
              </table:table-cell>
              <table:table-cell office:value-type="float" office:value="0.584364">
                <text:p>0.584364</text:p>
              </table:table-cell>
              <table:table-cell office:value-type="float" office:value="0.595929">
                <text:p>0.595929</text:p>
              </table:table-cell>
              <table:table-cell office:value-type="float" office:value="0.609875">
                <text:p>0.609875</text:p>
              </table:table-cell>
              <table:table-cell office:value-type="float" office:value="0.612372">
                <text:p>0.612372</text:p>
              </table:table-cell>
              <table:table-cell office:value-type="float" office:value="0.655682">
                <text:p>0.655682</text:p>
              </table:table-cell>
              <table:table-cell office:value-type="float" office:value="0.901104">
                <text:p>0.901104</text:p>
              </table:table-cell>
              <table:table-cell office:value-type="float" office:value="0.468873">
                <text:p>0.46887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65332">
                <text:p>0.065332</text:p>
              </table:table-cell>
              <table:table-cell office:value-type="float" office:value="0.436796">
                <text:p>0.436796</text:p>
              </table:table-cell>
              <table:table-cell office:value-type="float" office:value="0.469037">
                <text:p>0.469037</text:p>
              </table:table-cell>
              <table:table-cell office:value-type="float" office:value="0.509525">
                <text:p>0.509525</text:p>
              </table:table-cell>
              <table:table-cell office:value-type="float" office:value="0.535835">
                <text:p>0.535835</text:p>
              </table:table-cell>
              <table:table-cell office:value-type="float" office:value="0.574524">
                <text:p>0.574524</text:p>
              </table:table-cell>
              <table:table-cell office:value-type="float" office:value="0.591474">
                <text:p>0.591474</text:p>
              </table:table-cell>
              <table:table-cell office:value-type="float" office:value="0.607026">
                <text:p>0.6070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55682">
                <text:p>0.655682</text:p>
              </table:table-cell>
              <table:table-cell office:value-type="float" office:value="0.901104">
                <text:p>0.901104</text:p>
              </table:table-cell>
              <table:table-cell office:value-type="float" office:value="0.50576">
                <text:p>0.5057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111887">
                <text:p>0.111887</text:p>
              </table:table-cell>
              <table:table-cell office:value-type="float" office:value="0.449541">
                <text:p>0.449541</text:p>
              </table:table-cell>
              <table:table-cell office:value-type="float" office:value="0.501269">
                <text:p>0.501269</text:p>
              </table:table-cell>
              <table:table-cell office:value-type="float" office:value="0.523703">
                <text:p>0.523703</text:p>
              </table:table-cell>
              <table:table-cell office:value-type="float" office:value="0.563752">
                <text:p>0.563752</text:p>
              </table:table-cell>
              <table:table-cell office:value-type="float" office:value="0.587083">
                <text:p>0.587083</text:p>
              </table:table-cell>
              <table:table-cell office:value-type="float" office:value="0.602342">
                <text:p>0.6023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1246">
                <text:p>0.641246</text:p>
              </table:table-cell>
              <table:table-cell office:value-type="float" office:value="0.901104">
                <text:p>0.901104</text:p>
              </table:table-cell>
              <table:table-cell office:value-type="float" office:value="0.520557">
                <text:p>0.52055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102058">
                <text:p>0.102058</text:p>
              </table:table-cell>
              <table:table-cell office:value-type="float" office:value="0.451425">
                <text:p>0.451425</text:p>
              </table:table-cell>
              <table:table-cell office:value-type="float" office:value="0.506054">
                <text:p>0.506054</text:p>
              </table:table-cell>
              <table:table-cell office:value-type="float" office:value="0.545537">
                <text:p>0.545537</text:p>
              </table:table-cell>
              <table:table-cell office:value-type="float" office:value="0.585208">
                <text:p>0.585208</text:p>
              </table:table-cell>
              <table:table-cell office:value-type="float" office:value="0.597488">
                <text:p>0.597488</text:p>
              </table:table-cell>
              <table:table-cell office:value-type="float" office:value="0.611742">
                <text:p>0.6117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2133">
                <text:p>0.642133</text:p>
              </table:table-cell>
              <table:table-cell office:value-type="float" office:value="0.901104">
                <text:p>0.901104</text:p>
              </table:table-cell>
              <table:table-cell office:value-type="float" office:value="0.526639">
                <text:p>0.52663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063218">
                <text:p>-0.063218</text:p>
              </table:table-cell>
              <table:table-cell office:value-type="float" office:value="0.466476">
                <text:p>0.466476</text:p>
              </table:table-cell>
              <table:table-cell office:value-type="float" office:value="0.515724">
                <text:p>0.515724</text:p>
              </table:table-cell>
              <table:table-cell office:value-type="float" office:value="0.564881">
                <text:p>0.564881</text:p>
              </table:table-cell>
              <table:table-cell office:value-type="float" office:value="0.594841">
                <text:p>0.594841</text:p>
              </table:table-cell>
              <table:table-cell office:value-type="float" office:value="0.605758">
                <text:p>0.60575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0091">
                <text:p>0.660091</text:p>
              </table:table-cell>
              <table:table-cell office:value-type="float" office:value="0.901104">
                <text:p>0.901104</text:p>
              </table:table-cell>
              <table:table-cell office:value-type="float" office:value="0.518167">
                <text:p>0.51816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086025">
                <text:p>0.086025</text:p>
              </table:table-cell>
              <table:table-cell office:value-type="float" office:value="0.476082">
                <text:p>0.476082</text:p>
              </table:table-cell>
              <table:table-cell office:value-type="float" office:value="0.508396">
                <text:p>0.508396</text:p>
              </table:table-cell>
              <table:table-cell office:value-type="float" office:value="0.537671">
                <text:p>0.537671</text:p>
              </table:table-cell>
              <table:table-cell office:value-type="float" office:value="0.584206">
                <text:p>0.584206</text:p>
              </table:table-cell>
              <table:table-cell office:value-type="float" office:value="0.602045">
                <text:p>0.60204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9002">
                <text:p>0.679002</text:p>
              </table:table-cell>
              <table:table-cell office:value-type="float" office:value="0.901104">
                <text:p>0.901104</text:p>
              </table:table-cell>
              <table:table-cell office:value-type="float" office:value="0.531055">
                <text:p>0.53105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034467">
                <text:p>-0.034467</text:p>
              </table:table-cell>
              <table:table-cell office:value-type="float" office:value="0.469626">
                <text:p>0.469626</text:p>
              </table:table-cell>
              <table:table-cell office:value-type="float" office:value="0.500962">
                <text:p>0.500962</text:p>
              </table:table-cell>
              <table:table-cell office:value-type="float" office:value="0.518337">
                <text:p>0.518337</text:p>
              </table:table-cell>
              <table:table-cell office:value-type="float" office:value="0.55802">
                <text:p>0.55802</text:p>
              </table:table-cell>
              <table:table-cell office:value-type="float" office:value="0.589764">
                <text:p>0.589764</text:p>
              </table:table-cell>
              <table:table-cell office:value-type="float" office:value="0.601236">
                <text:p>0.60123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9593">
                <text:p>0.679593</text:p>
              </table:table-cell>
              <table:table-cell office:value-type="float" office:value="0.903077">
                <text:p>0.903077</text:p>
              </table:table-cell>
              <table:table-cell office:value-type="float" office:value="0.510782">
                <text:p>0.51078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035863">
                <text:p>-0.035863</text:p>
              </table:table-cell>
              <table:table-cell office:value-type="float" office:value="0.46471">
                <text:p>0.46471</text:p>
              </table:table-cell>
              <table:table-cell office:value-type="float" office:value="0.499412">
                <text:p>0.499412</text:p>
              </table:table-cell>
              <table:table-cell office:value-type="float" office:value="0.532888">
                <text:p>0.532888</text:p>
              </table:table-cell>
              <table:table-cell office:value-type="float" office:value="0.568817">
                <text:p>0.568817</text:p>
              </table:table-cell>
              <table:table-cell office:value-type="float" office:value="0.593952">
                <text:p>0.593952</text:p>
              </table:table-cell>
              <table:table-cell office:value-type="float" office:value="0.604731">
                <text:p>0.6047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6021">
                <text:p>0.686021</text:p>
              </table:table-cell>
              <table:table-cell office:value-type="float" office:value="0.903077">
                <text:p>0.903077</text:p>
              </table:table-cell>
              <table:table-cell office:value-type="float" office:value="0.513941">
                <text:p>0.51394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18317">
                <text:p>0.018317</text:p>
              </table:table-cell>
              <table:table-cell office:value-type="float" office:value="0.456779">
                <text:p>0.456779</text:p>
              </table:table-cell>
              <table:table-cell office:value-type="float" office:value="0.499678">
                <text:p>0.499678</text:p>
              </table:table-cell>
              <table:table-cell office:value-type="float" office:value="0.54273">
                <text:p>0.54273</text:p>
              </table:table-cell>
              <table:table-cell office:value-type="float" office:value="0.580653">
                <text:p>0.580653</text:p>
              </table:table-cell>
              <table:table-cell office:value-type="float" office:value="0.595645">
                <text:p>0.595645</text:p>
              </table:table-cell>
              <table:table-cell office:value-type="float" office:value="0.604965">
                <text:p>0.6049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7796">
                <text:p>0.677796</text:p>
              </table:table-cell>
              <table:table-cell office:value-type="float" office:value="0.903077">
                <text:p>0.903077</text:p>
              </table:table-cell>
              <table:table-cell office:value-type="float" office:value="0.520131">
                <text:p>0.52013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75426">
                <text:p>0.075426</text:p>
              </table:table-cell>
              <table:table-cell office:value-type="float" office:value="0.460795">
                <text:p>0.460795</text:p>
              </table:table-cell>
              <table:table-cell office:value-type="float" office:value="0.521883">
                <text:p>0.521883</text:p>
              </table:table-cell>
              <table:table-cell office:value-type="float" office:value="0.569732">
                <text:p>0.569732</text:p>
              </table:table-cell>
              <table:table-cell office:value-type="float" office:value="0.589849">
                <text:p>0.589849</text:p>
              </table:table-cell>
              <table:table-cell office:value-type="float" office:value="0.600931">
                <text:p>0.600931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4984">
                <text:p>0.724984</text:p>
              </table:table-cell>
              <table:table-cell office:value-type="float" office:value="0.903077">
                <text:p>0.903077</text:p>
              </table:table-cell>
              <table:table-cell office:value-type="float" office:value="0.53803">
                <text:p>0.5380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17834">
                <text:p>0.17834</text:p>
              </table:table-cell>
              <table:table-cell office:value-type="float" office:value="0.46957">
                <text:p>0.46957</text:p>
              </table:table-cell>
              <table:table-cell office:value-type="float" office:value="0.524191">
                <text:p>0.524191</text:p>
              </table:table-cell>
              <table:table-cell office:value-type="float" office:value="0.57348">
                <text:p>0.57348</text:p>
              </table:table-cell>
              <table:table-cell office:value-type="float" office:value="0.591798">
                <text:p>0.591798</text:p>
              </table:table-cell>
              <table:table-cell office:value-type="float" office:value="0.599866">
                <text:p>0.599866</text:p>
              </table:table-cell>
              <table:table-cell office:value-type="float" office:value="0.610352">
                <text:p>0.6103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346">
                <text:p>0.70346</text:p>
              </table:table-cell>
              <table:table-cell office:value-type="float" office:value="0.901104">
                <text:p>0.901104</text:p>
              </table:table-cell>
              <table:table-cell office:value-type="float" office:value="0.54758">
                <text:p>0.547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49514">
                <text:p>0.049514</text:p>
              </table:table-cell>
              <table:table-cell office:value-type="float" office:value="0.488133">
                <text:p>0.488133</text:p>
              </table:table-cell>
              <table:table-cell office:value-type="float" office:value="0.536105">
                <text:p>0.536105</text:p>
              </table:table-cell>
              <table:table-cell office:value-type="float" office:value="0.581073">
                <text:p>0.581073</text:p>
              </table:table-cell>
              <table:table-cell office:value-type="float" office:value="0.596403">
                <text:p>0.596403</text:p>
              </table:table-cell>
              <table:table-cell office:value-type="float" office:value="0.602832">
                <text:p>0.602832</text:p>
              </table:table-cell>
              <table:table-cell office:value-type="float" office:value="0.612032">
                <text:p>0.6120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0415">
                <text:p>0.690415</text:p>
              </table:table-cell>
              <table:table-cell office:value-type="float" office:value="0.901104">
                <text:p>0.901104</text:p>
              </table:table-cell>
              <table:table-cell office:value-type="float" office:value="0.538125">
                <text:p>0.53812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132825">
                <text:p>0.132825</text:p>
              </table:table-cell>
              <table:table-cell office:value-type="float" office:value="0.468698">
                <text:p>0.468698</text:p>
              </table:table-cell>
              <table:table-cell office:value-type="float" office:value="0.518257">
                <text:p>0.518257</text:p>
              </table:table-cell>
              <table:table-cell office:value-type="float" office:value="0.57053">
                <text:p>0.57053</text:p>
              </table:table-cell>
              <table:table-cell office:value-type="float" office:value="0.591631">
                <text:p>0.591631</text:p>
              </table:table-cell>
              <table:table-cell office:value-type="float" office:value="0.601505">
                <text:p>0.601505</text:p>
              </table:table-cell>
              <table:table-cell office:value-type="float" office:value="0.611395">
                <text:p>0.61139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6867">
                <text:p>0.656867</text:p>
              </table:table-cell>
              <table:table-cell office:value-type="float" office:value="0.901104">
                <text:p>0.901104</text:p>
              </table:table-cell>
              <table:table-cell office:value-type="float" office:value="0.537645">
                <text:p>0.53764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82297">
                <text:p>0.082297</text:p>
              </table:table-cell>
              <table:table-cell office:value-type="float" office:value="0.466833">
                <text:p>0.466833</text:p>
              </table:table-cell>
              <table:table-cell office:value-type="float" office:value="0.51896">
                <text:p>0.51896</text:p>
              </table:table-cell>
              <table:table-cell office:value-type="float" office:value="0.576782">
                <text:p>0.576782</text:p>
              </table:table-cell>
              <table:table-cell office:value-type="float" office:value="0.596004">
                <text:p>0.596004</text:p>
              </table:table-cell>
              <table:table-cell office:value-type="float" office:value="0.607909">
                <text:p>0.6079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1607">
                <text:p>0.651607</text:p>
              </table:table-cell>
              <table:table-cell office:value-type="float" office:value="0.901104">
                <text:p>0.901104</text:p>
              </table:table-cell>
              <table:table-cell office:value-type="float" office:value="0.533751">
                <text:p>0.53375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196513">
                <text:p>0.196513</text:p>
              </table:table-cell>
              <table:table-cell office:value-type="float" office:value="0.465557">
                <text:p>0.465557</text:p>
              </table:table-cell>
              <table:table-cell office:value-type="float" office:value="0.528801">
                <text:p>0.528801</text:p>
              </table:table-cell>
              <table:table-cell office:value-type="float" office:value="0.579698">
                <text:p>0.579698</text:p>
              </table:table-cell>
              <table:table-cell office:value-type="float" office:value="0.599687">
                <text:p>0.599687</text:p>
              </table:table-cell>
              <table:table-cell office:value-type="float" office:value="0.609138">
                <text:p>0.60913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0452">
                <text:p>0.660452</text:p>
              </table:table-cell>
              <table:table-cell office:value-type="float" office:value="0.901104">
                <text:p>0.901104</text:p>
              </table:table-cell>
              <table:table-cell office:value-type="float" office:value="0.547696">
                <text:p>0.54769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16931">
                <text:p>0.16931</text:p>
              </table:table-cell>
              <table:table-cell office:value-type="float" office:value="0.475067">
                <text:p>0.475067</text:p>
              </table:table-cell>
              <table:table-cell office:value-type="float" office:value="0.542271">
                <text:p>0.542271</text:p>
              </table:table-cell>
              <table:table-cell office:value-type="float" office:value="0.589317">
                <text:p>0.589317</text:p>
              </table:table-cell>
              <table:table-cell office:value-type="float" office:value="0.599795">
                <text:p>0.599795</text:p>
              </table:table-cell>
              <table:table-cell office:value-type="float" office:value="0.609316">
                <text:p>0.60931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327">
                <text:p>0.66327</text:p>
              </table:table-cell>
              <table:table-cell office:value-type="float" office:value="0.901104">
                <text:p>0.901104</text:p>
              </table:table-cell>
              <table:table-cell office:value-type="float" office:value="0.548546">
                <text:p>0.548546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106607">
                <text:p>0.106607</text:p>
              </table:table-cell>
              <table:table-cell office:value-type="float" office:value="0.470048">
                <text:p>0.470048</text:p>
              </table:table-cell>
              <table:table-cell office:value-type="float" office:value="0.542014">
                <text:p>0.542014</text:p>
              </table:table-cell>
              <table:table-cell office:value-type="float" office:value="0.58276">
                <text:p>0.58276</text:p>
              </table:table-cell>
              <table:table-cell office:value-type="float" office:value="0.594276">
                <text:p>0.594276</text:p>
              </table:table-cell>
              <table:table-cell office:value-type="float" office:value="0.602809">
                <text:p>0.6028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1807">
                <text:p>0.651807</text:p>
              </table:table-cell>
              <table:table-cell office:value-type="float" office:value="0.901104">
                <text:p>0.901104</text:p>
              </table:table-cell>
              <table:table-cell office:value-type="float" office:value="0.538744">
                <text:p>0.53874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235745">
                <text:p>0.235745</text:p>
              </table:table-cell>
              <table:table-cell office:value-type="float" office:value="0.458041">
                <text:p>0.458041</text:p>
              </table:table-cell>
              <table:table-cell office:value-type="float" office:value="0.526296">
                <text:p>0.526296</text:p>
              </table:table-cell>
              <table:table-cell office:value-type="float" office:value="0.578832">
                <text:p>0.578832</text:p>
              </table:table-cell>
              <table:table-cell office:value-type="float" office:value="0.586573">
                <text:p>0.586573</text:p>
              </table:table-cell>
              <table:table-cell office:value-type="float" office:value="0.59911">
                <text:p>0.59911</text:p>
              </table:table-cell>
              <table:table-cell office:value-type="float" office:value="0.610117">
                <text:p>0.6101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458">
                <text:p>0.64458</text:p>
              </table:table-cell>
              <table:table-cell office:value-type="float" office:value="0.901104">
                <text:p>0.901104</text:p>
              </table:table-cell>
              <table:table-cell office:value-type="float" office:value="0.546404">
                <text:p>0.54640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226695">
                <text:p>0.226695</text:p>
              </table:table-cell>
              <table:table-cell office:value-type="float" office:value="0.451221">
                <text:p>0.451221</text:p>
              </table:table-cell>
              <table:table-cell office:value-type="float" office:value="0.52364">
                <text:p>0.52364</text:p>
              </table:table-cell>
              <table:table-cell office:value-type="float" office:value="0.580526">
                <text:p>0.580526</text:p>
              </table:table-cell>
              <table:table-cell office:value-type="float" office:value="0.593201">
                <text:p>0.593201</text:p>
              </table:table-cell>
              <table:table-cell office:value-type="float" office:value="0.601464">
                <text:p>0.60146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7491">
                <text:p>0.657491</text:p>
              </table:table-cell>
              <table:table-cell office:value-type="float" office:value="0.901104">
                <text:p>0.901104</text:p>
              </table:table-cell>
              <table:table-cell office:value-type="float" office:value="0.547136">
                <text:p>0.54713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207587">
                <text:p>0.207587</text:p>
              </table:table-cell>
              <table:table-cell office:value-type="float" office:value="0.462114">
                <text:p>0.462114</text:p>
              </table:table-cell>
              <table:table-cell office:value-type="float" office:value="0.528571">
                <text:p>0.528571</text:p>
              </table:table-cell>
              <table:table-cell office:value-type="float" office:value="0.58501">
                <text:p>0.58501</text:p>
              </table:table-cell>
              <table:table-cell office:value-type="float" office:value="0.597231">
                <text:p>0.597231</text:p>
              </table:table-cell>
              <table:table-cell office:value-type="float" office:value="0.606252">
                <text:p>0.6062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0042">
                <text:p>0.660042</text:p>
              </table:table-cell>
              <table:table-cell office:value-type="float" office:value="0.901104">
                <text:p>0.901104</text:p>
              </table:table-cell>
              <table:table-cell office:value-type="float" office:value="0.548392">
                <text:p>0.54839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220843">
                <text:p>0.220843</text:p>
              </table:table-cell>
              <table:table-cell office:value-type="float" office:value="0.467823">
                <text:p>0.467823</text:p>
              </table:table-cell>
              <table:table-cell office:value-type="float" office:value="0.532037">
                <text:p>0.532037</text:p>
              </table:table-cell>
              <table:table-cell office:value-type="float" office:value="0.584216">
                <text:p>0.584216</text:p>
              </table:table-cell>
              <table:table-cell office:value-type="float" office:value="0.59911">
                <text:p>0.59911</text:p>
              </table:table-cell>
              <table:table-cell office:value-type="float" office:value="0.607541">
                <text:p>0.6075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9008">
                <text:p>0.669008</text:p>
              </table:table-cell>
              <table:table-cell office:value-type="float" office:value="0.901104">
                <text:p>0.901104</text:p>
              </table:table-cell>
              <table:table-cell office:value-type="float" office:value="0.55177">
                <text:p>0.5517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67104">
                <text:p>0.067104</text:p>
              </table:table-cell>
              <table:table-cell office:value-type="float" office:value="0.438112">
                <text:p>0.438112</text:p>
              </table:table-cell>
              <table:table-cell office:value-type="float" office:value="0.495869">
                <text:p>0.495869</text:p>
              </table:table-cell>
              <table:table-cell office:value-type="float" office:value="0.540878">
                <text:p>0.540878</text:p>
              </table:table-cell>
              <table:table-cell office:value-type="float" office:value="0.584949">
                <text:p>0.584949</text:p>
              </table:table-cell>
              <table:table-cell office:value-type="float" office:value="0.59911">
                <text:p>0.59911</text:p>
              </table:table-cell>
              <table:table-cell office:value-type="float" office:value="0.6107">
                <text:p>0.610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5139">
                <text:p>0.725139</text:p>
              </table:table-cell>
              <table:table-cell office:value-type="float" office:value="0.901104">
                <text:p>0.901104</text:p>
              </table:table-cell>
              <table:table-cell office:value-type="float" office:value="0.528661">
                <text:p>0.52866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55874">
                <text:p>0.055874</text:p>
              </table:table-cell>
              <table:table-cell office:value-type="float" office:value="0.449901">
                <text:p>0.449901</text:p>
              </table:table-cell>
              <table:table-cell office:value-type="float" office:value="0.49747">
                <text:p>0.49747</text:p>
              </table:table-cell>
              <table:table-cell office:value-type="float" office:value="0.531404">
                <text:p>0.531404</text:p>
              </table:table-cell>
              <table:table-cell office:value-type="float" office:value="0.572594">
                <text:p>0.572594</text:p>
              </table:table-cell>
              <table:table-cell office:value-type="float" office:value="0.591407">
                <text:p>0.591407</text:p>
              </table:table-cell>
              <table:table-cell office:value-type="float" office:value="0.6081">
                <text:p>0.60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7665">
                <text:p>0.717665</text:p>
              </table:table-cell>
              <table:table-cell office:value-type="float" office:value="0.901104">
                <text:p>0.901104</text:p>
              </table:table-cell>
              <table:table-cell office:value-type="float" office:value="0.524916">
                <text:p>0.52491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19021">
                <text:p>0.19021</text:p>
              </table:table-cell>
              <table:table-cell office:value-type="float" office:value="0.451118">
                <text:p>0.451118</text:p>
              </table:table-cell>
              <table:table-cell office:value-type="float" office:value="0.499064">
                <text:p>0.499064</text:p>
              </table:table-cell>
              <table:table-cell office:value-type="float" office:value="0.531183">
                <text:p>0.531183</text:p>
              </table:table-cell>
              <table:table-cell office:value-type="float" office:value="0.570261">
                <text:p>0.570261</text:p>
              </table:table-cell>
              <table:table-cell office:value-type="float" office:value="0.588475">
                <text:p>0.588475</text:p>
              </table:table-cell>
              <table:table-cell office:value-type="float" office:value="0.604549">
                <text:p>0.6045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2722">
                <text:p>0.702722</text:p>
              </table:table-cell>
              <table:table-cell office:value-type="float" office:value="0.901104">
                <text:p>0.901104</text:p>
              </table:table-cell>
              <table:table-cell office:value-type="float" office:value="0.536233">
                <text:p>0.53623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056141">
                <text:p>0.056141</text:p>
              </table:table-cell>
              <table:table-cell office:value-type="float" office:value="0.46961">
                <text:p>0.46961</text:p>
              </table:table-cell>
              <table:table-cell office:value-type="float" office:value="0.508999">
                <text:p>0.508999</text:p>
              </table:table-cell>
              <table:table-cell office:value-type="float" office:value="0.543153">
                <text:p>0.543153</text:p>
              </table:table-cell>
              <table:table-cell office:value-type="float" office:value="0.583016">
                <text:p>0.583016</text:p>
              </table:table-cell>
              <table:table-cell office:value-type="float" office:value="0.589125">
                <text:p>0.589125</text:p>
              </table:table-cell>
              <table:table-cell office:value-type="float" office:value="0.60655">
                <text:p>0.6065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2095">
                <text:p>0.652095</text:p>
              </table:table-cell>
              <table:table-cell office:value-type="float" office:value="0.901104">
                <text:p>0.901104</text:p>
              </table:table-cell>
              <table:table-cell office:value-type="float" office:value="0.523343">
                <text:p>0.52334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120386">
                <text:p>0.120386</text:p>
              </table:table-cell>
              <table:table-cell office:value-type="float" office:value="0.490487">
                <text:p>0.490487</text:p>
              </table:table-cell>
              <table:table-cell office:value-type="float" office:value="0.522194">
                <text:p>0.522194</text:p>
              </table:table-cell>
              <table:table-cell office:value-type="float" office:value="0.559933">
                <text:p>0.559933</text:p>
              </table:table-cell>
              <table:table-cell office:value-type="float" office:value="0.586302">
                <text:p>0.586302</text:p>
              </table:table-cell>
              <table:table-cell office:value-type="float" office:value="0.595601">
                <text:p>0.595601</text:p>
              </table:table-cell>
              <table:table-cell office:value-type="float" office:value="0.610723">
                <text:p>0.61072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2095">
                <text:p>0.652095</text:p>
              </table:table-cell>
              <table:table-cell office:value-type="float" office:value="0.901104">
                <text:p>0.901104</text:p>
              </table:table-cell>
              <table:table-cell office:value-type="float" office:value="0.536247">
                <text:p>0.53624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321022">
                <text:p>0.321022</text:p>
              </table:table-cell>
              <table:table-cell office:value-type="float" office:value="0.49646">
                <text:p>0.49646</text:p>
              </table:table-cell>
              <table:table-cell office:value-type="float" office:value="0.532215">
                <text:p>0.532215</text:p>
              </table:table-cell>
              <table:table-cell office:value-type="float" office:value="0.577934">
                <text:p>0.577934</text:p>
              </table:table-cell>
              <table:table-cell office:value-type="float" office:value="0.586302">
                <text:p>0.586302</text:p>
              </table:table-cell>
              <table:table-cell office:value-type="float" office:value="0.596697">
                <text:p>0.596697</text:p>
              </table:table-cell>
              <table:table-cell office:value-type="float" office:value="0.609043">
                <text:p>0.6090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1246">
                <text:p>0.641246</text:p>
              </table:table-cell>
              <table:table-cell office:value-type="float" office:value="0.901104">
                <text:p>0.901104</text:p>
              </table:table-cell>
              <table:table-cell office:value-type="float" office:value="0.558566">
                <text:p>0.55856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400085">
                <text:p>0.400085</text:p>
              </table:table-cell>
              <table:table-cell office:value-type="float" office:value="0.488745">
                <text:p>0.488745</text:p>
              </table:table-cell>
              <table:table-cell office:value-type="float" office:value="0.526267">
                <text:p>0.526267</text:p>
              </table:table-cell>
              <table:table-cell office:value-type="float" office:value="0.586302">
                <text:p>0.586302</text:p>
              </table:table-cell>
              <table:table-cell office:value-type="float" office:value="0.5902">
                <text:p>0.5902</text:p>
              </table:table-cell>
              <table:table-cell office:value-type="float" office:value="0.600895">
                <text:p>0.600895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5958">
                <text:p>0.655958</text:p>
              </table:table-cell>
              <table:table-cell office:value-type="float" office:value="0.901104">
                <text:p>0.901104</text:p>
              </table:table-cell>
              <table:table-cell office:value-type="float" office:value="0.568536">
                <text:p>0.56853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296103">
                <text:p>0.296103</text:p>
              </table:table-cell>
              <table:table-cell office:value-type="float" office:value="0.491407">
                <text:p>0.491407</text:p>
              </table:table-cell>
              <table:table-cell office:value-type="float" office:value="0.53042">
                <text:p>0.53042</text:p>
              </table:table-cell>
              <table:table-cell office:value-type="float" office:value="0.585013">
                <text:p>0.585013</text:p>
              </table:table-cell>
              <table:table-cell office:value-type="float" office:value="0.588845">
                <text:p>0.588845</text:p>
              </table:table-cell>
              <table:table-cell office:value-type="float" office:value="0.601478">
                <text:p>0.60147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6896">
                <text:p>0.696896</text:p>
              </table:table-cell>
              <table:table-cell office:value-type="float" office:value="0.901104">
                <text:p>0.901104</text:p>
              </table:table-cell>
              <table:table-cell office:value-type="float" office:value="0.562728">
                <text:p>0.56272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230974">
                <text:p>0.230974</text:p>
              </table:table-cell>
              <table:table-cell office:value-type="float" office:value="0.468829">
                <text:p>0.468829</text:p>
              </table:table-cell>
              <table:table-cell office:value-type="float" office:value="0.500961">
                <text:p>0.500961</text:p>
              </table:table-cell>
              <table:table-cell office:value-type="float" office:value="0.55998">
                <text:p>0.55998</text:p>
              </table:table-cell>
              <table:table-cell office:value-type="float" office:value="0.586302">
                <text:p>0.586302</text:p>
              </table:table-cell>
              <table:table-cell office:value-type="float" office:value="0.601621">
                <text:p>0.60162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3752">
                <text:p>0.703752</text:p>
              </table:table-cell>
              <table:table-cell office:value-type="float" office:value="0.901104">
                <text:p>0.901104</text:p>
              </table:table-cell>
              <table:table-cell office:value-type="float" office:value="0.548954">
                <text:p>0.54895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284973">
                <text:p>0.284973</text:p>
              </table:table-cell>
              <table:table-cell office:value-type="float" office:value="0.479307">
                <text:p>0.479307</text:p>
              </table:table-cell>
              <table:table-cell office:value-type="float" office:value="0.536264">
                <text:p>0.536264</text:p>
              </table:table-cell>
              <table:table-cell office:value-type="float" office:value="0.58501">
                <text:p>0.58501</text:p>
              </table:table-cell>
              <table:table-cell office:value-type="float" office:value="0.586995">
                <text:p>0.586995</text:p>
              </table:table-cell>
              <table:table-cell office:value-type="float" office:value="0.604412">
                <text:p>0.6044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4413">
                <text:p>0.754413</text:p>
              </table:table-cell>
              <table:table-cell office:value-type="float" office:value="0.901104">
                <text:p>0.901104</text:p>
              </table:table-cell>
              <table:table-cell office:value-type="float" office:value="0.566849">
                <text:p>0.56684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189135">
                <text:p>0.189135</text:p>
              </table:table-cell>
              <table:table-cell office:value-type="float" office:value="0.476267">
                <text:p>0.476267</text:p>
              </table:table-cell>
              <table:table-cell office:value-type="float" office:value="0.525625">
                <text:p>0.525625</text:p>
              </table:table-cell>
              <table:table-cell office:value-type="float" office:value="0.579455">
                <text:p>0.579455</text:p>
              </table:table-cell>
              <table:table-cell office:value-type="float" office:value="0.586302">
                <text:p>0.586302</text:p>
              </table:table-cell>
              <table:table-cell office:value-type="float" office:value="0.600454">
                <text:p>0.60045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5781">
                <text:p>0.735781</text:p>
              </table:table-cell>
              <table:table-cell office:value-type="float" office:value="0.901104">
                <text:p>0.901104</text:p>
              </table:table-cell>
              <table:table-cell office:value-type="float" office:value="0.553014">
                <text:p>0.55301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0.004279">
                <text:p>-0.004279</text:p>
              </table:table-cell>
              <table:table-cell office:value-type="float" office:value="0.455937">
                <text:p>0.455937</text:p>
              </table:table-cell>
              <table:table-cell office:value-type="float" office:value="0.498003">
                <text:p>0.498003</text:p>
              </table:table-cell>
              <table:table-cell office:value-type="float" office:value="0.538225">
                <text:p>0.538225</text:p>
              </table:table-cell>
              <table:table-cell office:value-type="float" office:value="0.581998">
                <text:p>0.581998</text:p>
              </table:table-cell>
              <table:table-cell office:value-type="float" office:value="0.589682">
                <text:p>0.589682</text:p>
              </table:table-cell>
              <table:table-cell office:value-type="float" office:value="0.609781">
                <text:p>0.6097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6076">
                <text:p>0.726076</text:p>
              </table:table-cell>
              <table:table-cell office:value-type="float" office:value="0.901104">
                <text:p>0.901104</text:p>
              </table:table-cell>
              <table:table-cell office:value-type="float" office:value="0.522017">
                <text:p>0.52201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125243">
                <text:p>0.125243</text:p>
              </table:table-cell>
              <table:table-cell office:value-type="float" office:value="0.465933">
                <text:p>0.465933</text:p>
              </table:table-cell>
              <table:table-cell office:value-type="float" office:value="0.506796">
                <text:p>0.506796</text:p>
              </table:table-cell>
              <table:table-cell office:value-type="float" office:value="0.551006">
                <text:p>0.551006</text:p>
              </table:table-cell>
              <table:table-cell office:value-type="float" office:value="0.585228">
                <text:p>0.585228</text:p>
              </table:table-cell>
              <table:table-cell office:value-type="float" office:value="0.591334">
                <text:p>0.591334</text:p>
              </table:table-cell>
              <table:table-cell office:value-type="float" office:value="0.609424">
                <text:p>0.60942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7263">
                <text:p>0.707263</text:p>
              </table:table-cell>
              <table:table-cell office:value-type="float" office:value="0.901104">
                <text:p>0.901104</text:p>
              </table:table-cell>
              <table:table-cell office:value-type="float" office:value="0.536697">
                <text:p>0.53669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097347">
                <text:p>-0.097347</text:p>
              </table:table-cell>
              <table:table-cell office:value-type="float" office:value="0.422648">
                <text:p>0.422648</text:p>
              </table:table-cell>
              <table:table-cell office:value-type="float" office:value="0.478192">
                <text:p>0.478192</text:p>
              </table:table-cell>
              <table:table-cell office:value-type="float" office:value="0.523847">
                <text:p>0.523847</text:p>
              </table:table-cell>
              <table:table-cell office:value-type="float" office:value="0.580236">
                <text:p>0.580236</text:p>
              </table:table-cell>
              <table:table-cell office:value-type="float" office:value="0.589147">
                <text:p>0.589147</text:p>
              </table:table-cell>
              <table:table-cell office:value-type="float" office:value="0.606783">
                <text:p>0.60678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9538">
                <text:p>0.729538</text:p>
              </table:table-cell>
              <table:table-cell office:value-type="float" office:value="0.901104">
                <text:p>0.901104</text:p>
              </table:table-cell>
              <table:table-cell office:value-type="float" office:value="0.505779">
                <text:p>0.50577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0.076423">
                <text:p>-0.076423</text:p>
              </table:table-cell>
              <table:table-cell office:value-type="float" office:value="0.426363">
                <text:p>0.426363</text:p>
              </table:table-cell>
              <table:table-cell office:value-type="float" office:value="0.477731">
                <text:p>0.477731</text:p>
              </table:table-cell>
              <table:table-cell office:value-type="float" office:value="0.514402">
                <text:p>0.514402</text:p>
              </table:table-cell>
              <table:table-cell office:value-type="float" office:value="0.567779">
                <text:p>0.567779</text:p>
              </table:table-cell>
              <table:table-cell office:value-type="float" office:value="0.58632">
                <text:p>0.58632</text:p>
              </table:table-cell>
              <table:table-cell office:value-type="float" office:value="0.603528">
                <text:p>0.6035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5926">
                <text:p>0.765926</text:p>
              </table:table-cell>
              <table:table-cell office:value-type="float" office:value="0.901104">
                <text:p>0.901104</text:p>
              </table:table-cell>
              <table:table-cell office:value-type="float" office:value="0.509037">
                <text:p>0.50903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0.022698">
                <text:p>-0.022698</text:p>
              </table:table-cell>
              <table:table-cell office:value-type="float" office:value="0.42592">
                <text:p>0.42592</text:p>
              </table:table-cell>
              <table:table-cell office:value-type="float" office:value="0.48874">
                <text:p>0.48874</text:p>
              </table:table-cell>
              <table:table-cell office:value-type="float" office:value="0.52895">
                <text:p>0.52895</text:p>
              </table:table-cell>
              <table:table-cell office:value-type="float" office:value="0.578694">
                <text:p>0.578694</text:p>
              </table:table-cell>
              <table:table-cell office:value-type="float" office:value="0.586302">
                <text:p>0.586302</text:p>
              </table:table-cell>
              <table:table-cell office:value-type="float" office:value="0.601554">
                <text:p>0.60155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8658">
                <text:p>0.738658</text:p>
              </table:table-cell>
              <table:table-cell office:value-type="float" office:value="0.901104">
                <text:p>0.901104</text:p>
              </table:table-cell>
              <table:table-cell office:value-type="float" office:value="0.515086">
                <text:p>0.51508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019516">
                <text:p>0.019516</text:p>
              </table:table-cell>
              <table:table-cell office:value-type="float" office:value="0.406111">
                <text:p>0.406111</text:p>
              </table:table-cell>
              <table:table-cell office:value-type="float" office:value="0.49437">
                <text:p>0.49437</text:p>
              </table:table-cell>
              <table:table-cell office:value-type="float" office:value="0.541145">
                <text:p>0.541145</text:p>
              </table:table-cell>
              <table:table-cell office:value-type="float" office:value="0.585475">
                <text:p>0.585475</text:p>
              </table:table-cell>
              <table:table-cell office:value-type="float" office:value="0.587673">
                <text:p>0.587673</text:p>
              </table:table-cell>
              <table:table-cell office:value-type="float" office:value="0.608239">
                <text:p>0.60823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6025">
                <text:p>0.716025</text:p>
              </table:table-cell>
              <table:table-cell office:value-type="float" office:value="0.901104">
                <text:p>0.901104</text:p>
              </table:table-cell>
              <table:table-cell office:value-type="float" office:value="0.51833">
                <text:p>0.5183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0.184044">
                <text:p>-0.184044</text:p>
              </table:table-cell>
              <table:table-cell office:value-type="float" office:value="0.446552">
                <text:p>0.446552</text:p>
              </table:table-cell>
              <table:table-cell office:value-type="float" office:value="0.526207">
                <text:p>0.526207</text:p>
              </table:table-cell>
              <table:table-cell office:value-type="float" office:value="0.583174">
                <text:p>0.583174</text:p>
              </table:table-cell>
              <table:table-cell office:value-type="float" office:value="0.586302">
                <text:p>0.586302</text:p>
              </table:table-cell>
              <table:table-cell office:value-type="float" office:value="0.601197">
                <text:p>0.60119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0151">
                <text:p>0.770151</text:p>
              </table:table-cell>
              <table:table-cell office:value-type="float" office:value="0.901104">
                <text:p>0.901104</text:p>
              </table:table-cell>
              <table:table-cell office:value-type="float" office:value="0.516666">
                <text:p>0.51666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44537">
                <text:p>0.044537</text:p>
              </table:table-cell>
              <table:table-cell office:value-type="float" office:value="0.483877">
                <text:p>0.483877</text:p>
              </table:table-cell>
              <table:table-cell office:value-type="float" office:value="0.527743">
                <text:p>0.527743</text:p>
              </table:table-cell>
              <table:table-cell office:value-type="float" office:value="0.581149">
                <text:p>0.581149</text:p>
              </table:table-cell>
              <table:table-cell office:value-type="float" office:value="0.586302">
                <text:p>0.586302</text:p>
              </table:table-cell>
              <table:table-cell office:value-type="float" office:value="0.597469">
                <text:p>0.597469</text:p>
              </table:table-cell>
              <table:table-cell office:value-type="float" office:value="0.611952">
                <text:p>0.6119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2593">
                <text:p>0.752593</text:p>
              </table:table-cell>
              <table:table-cell office:value-type="float" office:value="0.901104">
                <text:p>0.901104</text:p>
              </table:table-cell>
              <table:table-cell office:value-type="float" office:value="0.541037">
                <text:p>0.54103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191069">
                <text:p>-0.191069</text:p>
              </table:table-cell>
              <table:table-cell office:value-type="float" office:value="0.463781">
                <text:p>0.463781</text:p>
              </table:table-cell>
              <table:table-cell office:value-type="float" office:value="0.533179">
                <text:p>0.533179</text:p>
              </table:table-cell>
              <table:table-cell office:value-type="float" office:value="0.581792">
                <text:p>0.581792</text:p>
              </table:table-cell>
              <table:table-cell office:value-type="float" office:value="0.588087">
                <text:p>0.588087</text:p>
              </table:table-cell>
              <table:table-cell office:value-type="float" office:value="0.604007">
                <text:p>0.60400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8153">
                <text:p>0.738153</text:p>
              </table:table-cell>
              <table:table-cell office:value-type="float" office:value="0.901104">
                <text:p>0.901104</text:p>
              </table:table-cell>
              <table:table-cell office:value-type="float" office:value="0.515505">
                <text:p>0.51550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51969">
                <text:p>0.051969</text:p>
              </table:table-cell>
              <table:table-cell office:value-type="float" office:value="0.482534">
                <text:p>0.482534</text:p>
              </table:table-cell>
              <table:table-cell office:value-type="float" office:value="0.548669">
                <text:p>0.548669</text:p>
              </table:table-cell>
              <table:table-cell office:value-type="float" office:value="0.586302">
                <text:p>0.586302</text:p>
              </table:table-cell>
              <table:table-cell office:value-type="float" office:value="0.602592">
                <text:p>0.60259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655">
                <text:p>0.76655</text:p>
              </table:table-cell>
              <table:table-cell office:value-type="float" office:value="0.901104">
                <text:p>0.901104</text:p>
              </table:table-cell>
              <table:table-cell office:value-type="float" office:value="0.548811">
                <text:p>0.54881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126776">
                <text:p>-0.126776</text:p>
              </table:table-cell>
              <table:table-cell office:value-type="float" office:value="0.453437">
                <text:p>0.453437</text:p>
              </table:table-cell>
              <table:table-cell office:value-type="float" office:value="0.520566">
                <text:p>0.520566</text:p>
              </table:table-cell>
              <table:table-cell office:value-type="float" office:value="0.574366">
                <text:p>0.574366</text:p>
              </table:table-cell>
              <table:table-cell office:value-type="float" office:value="0.586302">
                <text:p>0.586302</text:p>
              </table:table-cell>
              <table:table-cell office:value-type="float" office:value="0.603399">
                <text:p>0.60339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82946">
                <text:p>0.782946</text:p>
              </table:table-cell>
              <table:table-cell office:value-type="float" office:value="0.901104">
                <text:p>0.901104</text:p>
              </table:table-cell>
              <table:table-cell office:value-type="float" office:value="0.523136">
                <text:p>0.52313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031334">
                <text:p>-0.031334</text:p>
              </table:table-cell>
              <table:table-cell office:value-type="float" office:value="0.446794">
                <text:p>0.446794</text:p>
              </table:table-cell>
              <table:table-cell office:value-type="float" office:value="0.513694">
                <text:p>0.513694</text:p>
              </table:table-cell>
              <table:table-cell office:value-type="float" office:value="0.562578">
                <text:p>0.562578</text:p>
              </table:table-cell>
              <table:table-cell office:value-type="float" office:value="0.586302">
                <text:p>0.586302</text:p>
              </table:table-cell>
              <table:table-cell office:value-type="float" office:value="0.592838">
                <text:p>0.592838</text:p>
              </table:table-cell>
              <table:table-cell office:value-type="float" office:value="0.609531">
                <text:p>0.6095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1654">
                <text:p>0.791654</text:p>
              </table:table-cell>
              <table:table-cell office:value-type="float" office:value="0.901104">
                <text:p>0.901104</text:p>
              </table:table-cell>
              <table:table-cell office:value-type="float" office:value="0.52968">
                <text:p>0.5296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79935">
                <text:p>0.079935</text:p>
              </table:table-cell>
              <table:table-cell office:value-type="float" office:value="0.476735">
                <text:p>0.476735</text:p>
              </table:table-cell>
              <table:table-cell office:value-type="float" office:value="0.52866">
                <text:p>0.52866</text:p>
              </table:table-cell>
              <table:table-cell office:value-type="float" office:value="0.577361">
                <text:p>0.577361</text:p>
              </table:table-cell>
              <table:table-cell office:value-type="float" office:value="0.586302">
                <text:p>0.586302</text:p>
              </table:table-cell>
              <table:table-cell office:value-type="float" office:value="0.596975">
                <text:p>0.596975</text:p>
              </table:table-cell>
              <table:table-cell office:value-type="float" office:value="0.609003">
                <text:p>0.6090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1472">
                <text:p>0.791472</text:p>
              </table:table-cell>
              <table:table-cell office:value-type="float" office:value="0.901104">
                <text:p>0.901104</text:p>
              </table:table-cell>
              <table:table-cell office:value-type="float" office:value="0.547119">
                <text:p>0.547119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290698">
                <text:p>0.290698</text:p>
              </table:table-cell>
              <table:table-cell office:value-type="float" office:value="0.481856">
                <text:p>0.481856</text:p>
              </table:table-cell>
              <table:table-cell office:value-type="float" office:value="0.523022">
                <text:p>0.523022</text:p>
              </table:table-cell>
              <table:table-cell office:value-type="float" office:value="0.572941">
                <text:p>0.572941</text:p>
              </table:table-cell>
              <table:table-cell office:value-type="float" office:value="0.586302">
                <text:p>0.586302</text:p>
              </table:table-cell>
              <table:table-cell office:value-type="float" office:value="0.597484">
                <text:p>0.59748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62">
                <text:p>0.62062</text:p>
              </table:table-cell>
              <table:table-cell office:value-type="float" office:value="0.828937">
                <text:p>0.828937</text:p>
              </table:table-cell>
              <table:table-cell office:value-type="float" office:value="0.901104">
                <text:p>0.901104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112501">
                <text:p>-0.112501</text:p>
              </table:table-cell>
              <table:table-cell office:value-type="float" office:value="0.446152">
                <text:p>0.446152</text:p>
              </table:table-cell>
              <table:table-cell office:value-type="float" office:value="0.50591">
                <text:p>0.50591</text:p>
              </table:table-cell>
              <table:table-cell office:value-type="float" office:value="0.554575">
                <text:p>0.554575</text:p>
              </table:table-cell>
              <table:table-cell office:value-type="float" office:value="0.586302">
                <text:p>0.586302</text:p>
              </table:table-cell>
              <table:table-cell office:value-type="float" office:value="0.594652">
                <text:p>0.59465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1353">
                <text:p>0.751353</text:p>
              </table:table-cell>
              <table:table-cell office:value-type="float" office:value="0.901104">
                <text:p>0.901104</text:p>
              </table:table-cell>
              <table:table-cell office:value-type="float" office:value="0.516356">
                <text:p>0.516356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098529">
                <text:p>-0.098529</text:p>
              </table:table-cell>
              <table:table-cell office:value-type="float" office:value="0.420482">
                <text:p>0.420482</text:p>
              </table:table-cell>
              <table:table-cell office:value-type="float" office:value="0.492581">
                <text:p>0.492581</text:p>
              </table:table-cell>
              <table:table-cell office:value-type="float" office:value="0.556261">
                <text:p>0.556261</text:p>
              </table:table-cell>
              <table:table-cell office:value-type="float" office:value="0.586302">
                <text:p>0.586302</text:p>
              </table:table-cell>
              <table:table-cell office:value-type="float" office:value="0.592768">
                <text:p>0.592768</text:p>
              </table:table-cell>
              <table:table-cell office:value-type="float" office:value="0.609642">
                <text:p>0.60964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5138">
                <text:p>0.745138</text:p>
              </table:table-cell>
              <table:table-cell office:value-type="float" office:value="0.901104">
                <text:p>0.901104</text:p>
              </table:table-cell>
              <table:table-cell office:value-type="float" office:value="0.512939">
                <text:p>0.51293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0.380663">
                <text:p>-0.380663</text:p>
              </table:table-cell>
              <table:table-cell office:value-type="float" office:value="0.428083">
                <text:p>0.428083</text:p>
              </table:table-cell>
              <table:table-cell office:value-type="float" office:value="0.509938">
                <text:p>0.509938</text:p>
              </table:table-cell>
              <table:table-cell office:value-type="float" office:value="0.56269">
                <text:p>0.56269</text:p>
              </table:table-cell>
              <table:table-cell office:value-type="float" office:value="0.586302">
                <text:p>0.586302</text:p>
              </table:table-cell>
              <table:table-cell office:value-type="float" office:value="0.59943">
                <text:p>0.5994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619">
                <text:p>0.73619</text:p>
              </table:table-cell>
              <table:table-cell office:value-type="float" office:value="0.901104">
                <text:p>0.901104</text:p>
              </table:table-cell>
              <table:table-cell office:value-type="float" office:value="0.487909">
                <text:p>0.48790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0.288242">
                <text:p>-0.288242</text:p>
              </table:table-cell>
              <table:table-cell office:value-type="float" office:value="0.398156">
                <text:p>0.398156</text:p>
              </table:table-cell>
              <table:table-cell office:value-type="float" office:value="0.489495">
                <text:p>0.489495</text:p>
              </table:table-cell>
              <table:table-cell office:value-type="float" office:value="0.551692">
                <text:p>0.551692</text:p>
              </table:table-cell>
              <table:table-cell office:value-type="float" office:value="0.586302">
                <text:p>0.586302</text:p>
              </table:table-cell>
              <table:table-cell office:value-type="float" office:value="0.595994">
                <text:p>0.595994</text:p>
              </table:table-cell>
              <table:table-cell office:value-type="float" office:value="0.609757">
                <text:p>0.60975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2594">
                <text:p>0.722594</text:p>
              </table:table-cell>
              <table:table-cell office:value-type="float" office:value="0.901104">
                <text:p>0.901104</text:p>
              </table:table-cell>
              <table:table-cell office:value-type="float" office:value="0.489049">
                <text:p>0.48904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0.076889">
                <text:p>-0.076889</text:p>
              </table:table-cell>
              <table:table-cell office:value-type="float" office:value="0.433432">
                <text:p>0.433432</text:p>
              </table:table-cell>
              <table:table-cell office:value-type="float" office:value="0.487936">
                <text:p>0.487936</text:p>
              </table:table-cell>
              <table:table-cell office:value-type="float" office:value="0.529229">
                <text:p>0.529229</text:p>
              </table:table-cell>
              <table:table-cell office:value-type="float" office:value="0.5789">
                <text:p>0.5789</text:p>
              </table:table-cell>
              <table:table-cell office:value-type="float" office:value="0.595622">
                <text:p>0.595622</text:p>
              </table:table-cell>
              <table:table-cell office:value-type="float" office:value="0.611968">
                <text:p>0.6119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7158">
                <text:p>0.747158</text:p>
              </table:table-cell>
              <table:table-cell office:value-type="float" office:value="0.901104">
                <text:p>0.901104</text:p>
              </table:table-cell>
              <table:table-cell office:value-type="float" office:value="0.51321">
                <text:p>0.5132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0.24399">
                <text:p>-0.24399</text:p>
              </table:table-cell>
              <table:table-cell office:value-type="float" office:value="0.323231">
                <text:p>0.323231</text:p>
              </table:table-cell>
              <table:table-cell office:value-type="float" office:value="0.480937">
                <text:p>0.480937</text:p>
              </table:table-cell>
              <table:table-cell office:value-type="float" office:value="0.531448">
                <text:p>0.531448</text:p>
              </table:table-cell>
              <table:table-cell office:value-type="float" office:value="0.585228">
                <text:p>0.585228</text:p>
              </table:table-cell>
              <table:table-cell office:value-type="float" office:value="0.597608">
                <text:p>0.597608</text:p>
              </table:table-cell>
              <table:table-cell office:value-type="float" office:value="0.607391">
                <text:p>0.60739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8853">
                <text:p>0.708853</text:p>
              </table:table-cell>
              <table:table-cell office:value-type="float" office:value="0.901104">
                <text:p>0.901104</text:p>
              </table:table-cell>
              <table:table-cell office:value-type="float" office:value="0.481545">
                <text:p>0.48154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0.149759">
                <text:p>-0.149759</text:p>
              </table:table-cell>
              <table:table-cell office:value-type="float" office:value="0.29745">
                <text:p>0.29745</text:p>
              </table:table-cell>
              <table:table-cell office:value-type="float" office:value="0.461907">
                <text:p>0.461907</text:p>
              </table:table-cell>
              <table:table-cell office:value-type="float" office:value="0.532935">
                <text:p>0.532935</text:p>
              </table:table-cell>
              <table:table-cell office:value-type="float" office:value="0.587012">
                <text:p>0.587012</text:p>
              </table:table-cell>
              <table:table-cell office:value-type="float" office:value="0.599295">
                <text:p>0.599295</text:p>
              </table:table-cell>
              <table:table-cell office:value-type="float" office:value="0.605679">
                <text:p>0.60567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5899">
                <text:p>0.695899</text:p>
              </table:table-cell>
              <table:table-cell office:value-type="float" office:value="0.901104">
                <text:p>0.901104</text:p>
              </table:table-cell>
              <table:table-cell office:value-type="float" office:value="0.485516">
                <text:p>0.48551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0.11284">
                <text:p>-0.11284</text:p>
              </table:table-cell>
              <table:table-cell office:value-type="float" office:value="0.334755">
                <text:p>0.334755</text:p>
              </table:table-cell>
              <table:table-cell office:value-type="float" office:value="0.503666">
                <text:p>0.503666</text:p>
              </table:table-cell>
              <table:table-cell office:value-type="float" office:value="0.577193">
                <text:p>0.577193</text:p>
              </table:table-cell>
              <table:table-cell office:value-type="float" office:value="0.593023">
                <text:p>0.593023</text:p>
              </table:table-cell>
              <table:table-cell office:value-type="float" office:value="0.601102">
                <text:p>0.6011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0768">
                <text:p>0.720768</text:p>
              </table:table-cell>
              <table:table-cell office:value-type="float" office:value="0.901104">
                <text:p>0.901104</text:p>
              </table:table-cell>
              <table:table-cell office:value-type="float" office:value="0.505478">
                <text:p>0.50547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0.447266">
                <text:p>-0.447266</text:p>
              </table:table-cell>
              <table:table-cell office:value-type="float" office:value="0.194367">
                <text:p>0.194367</text:p>
              </table:table-cell>
              <table:table-cell office:value-type="float" office:value="0.444303">
                <text:p>0.444303</text:p>
              </table:table-cell>
              <table:table-cell office:value-type="float" office:value="0.533145">
                <text:p>0.533145</text:p>
              </table:table-cell>
              <table:table-cell office:value-type="float" office:value="0.589129">
                <text:p>0.589129</text:p>
              </table:table-cell>
              <table:table-cell office:value-type="float" office:value="0.601257">
                <text:p>0.60125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1546">
                <text:p>0.711546</text:p>
              </table:table-cell>
              <table:table-cell office:value-type="float" office:value="0.901104">
                <text:p>0.901104</text:p>
              </table:table-cell>
              <table:table-cell office:value-type="float" office:value="0.44636">
                <text:p>0.4463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0.296397">
                <text:p>-0.296397</text:p>
              </table:table-cell>
              <table:table-cell office:value-type="float" office:value="0.225605">
                <text:p>0.225605</text:p>
              </table:table-cell>
              <table:table-cell office:value-type="float" office:value="0.442124">
                <text:p>0.442124</text:p>
              </table:table-cell>
              <table:table-cell office:value-type="float" office:value="0.51073">
                <text:p>0.51073</text:p>
              </table:table-cell>
              <table:table-cell office:value-type="float" office:value="0.57859">
                <text:p>0.57859</text:p>
              </table:table-cell>
              <table:table-cell office:value-type="float" office:value="0.598128">
                <text:p>0.598128</text:p>
              </table:table-cell>
              <table:table-cell office:value-type="float" office:value="0.609828">
                <text:p>0.60982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99972">
                <text:p>0.699972</text:p>
              </table:table-cell>
              <table:table-cell office:value-type="float" office:value="0.901104">
                <text:p>0.901104</text:p>
              </table:table-cell>
              <table:table-cell office:value-type="float" office:value="0.459333">
                <text:p>0.45933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0.189112">
                <text:p>-0.189112</text:p>
              </table:table-cell>
              <table:table-cell office:value-type="float" office:value="0.261292">
                <text:p>0.261292</text:p>
              </table:table-cell>
              <table:table-cell office:value-type="float" office:value="0.466881">
                <text:p>0.466881</text:p>
              </table:table-cell>
              <table:table-cell office:value-type="float" office:value="0.529139">
                <text:p>0.529139</text:p>
              </table:table-cell>
              <table:table-cell office:value-type="float" office:value="0.592962">
                <text:p>0.592962</text:p>
              </table:table-cell>
              <table:table-cell office:value-type="float" office:value="0.601982">
                <text:p>0.60198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2578">
                <text:p>0.702578</text:p>
              </table:table-cell>
              <table:table-cell office:value-type="float" office:value="0.901104">
                <text:p>0.901104</text:p>
              </table:table-cell>
              <table:table-cell office:value-type="float" office:value="0.480284">
                <text:p>0.48028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0.170697">
                <text:p>-0.170697</text:p>
              </table:table-cell>
              <table:table-cell office:value-type="float" office:value="0.394135">
                <text:p>0.394135</text:p>
              </table:table-cell>
              <table:table-cell office:value-type="float" office:value="0.483132">
                <text:p>0.483132</text:p>
              </table:table-cell>
              <table:table-cell office:value-type="float" office:value="0.556833">
                <text:p>0.556833</text:p>
              </table:table-cell>
              <table:table-cell office:value-type="float" office:value="0.594509">
                <text:p>0.594509</text:p>
              </table:table-cell>
              <table:table-cell office:value-type="float" office:value="0.599295">
                <text:p>0.599295</text:p>
              </table:table-cell>
              <table:table-cell office:value-type="float" office:value="0.609332">
                <text:p>0.6093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1668">
                <text:p>0.701668</text:p>
              </table:table-cell>
              <table:table-cell office:value-type="float" office:value="0.901104">
                <text:p>0.901104</text:p>
              </table:table-cell>
              <table:table-cell office:value-type="float" office:value="0.499295">
                <text:p>0.49929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0.059525">
                <text:p>-0.059525</text:p>
              </table:table-cell>
              <table:table-cell office:value-type="float" office:value="0.436239">
                <text:p>0.436239</text:p>
              </table:table-cell>
              <table:table-cell office:value-type="float" office:value="0.483402">
                <text:p>0.483402</text:p>
              </table:table-cell>
              <table:table-cell office:value-type="float" office:value="0.538422">
                <text:p>0.538422</text:p>
              </table:table-cell>
              <table:table-cell office:value-type="float" office:value="0.589675">
                <text:p>0.589675</text:p>
              </table:table-cell>
              <table:table-cell office:value-type="float" office:value="0.599295">
                <text:p>0.599295</text:p>
              </table:table-cell>
              <table:table-cell office:value-type="float" office:value="0.611136">
                <text:p>0.61113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4039">
                <text:p>0.724039</text:p>
              </table:table-cell>
              <table:table-cell office:value-type="float" office:value="0.901104">
                <text:p>0.901104</text:p>
              </table:table-cell>
              <table:table-cell office:value-type="float" office:value="0.514743">
                <text:p>0.5147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1455">
                <text:p>0.071455</text:p>
              </table:table-cell>
              <table:table-cell office:value-type="float" office:value="0.451087">
                <text:p>0.451087</text:p>
              </table:table-cell>
              <table:table-cell office:value-type="float" office:value="0.492824">
                <text:p>0.492824</text:p>
              </table:table-cell>
              <table:table-cell office:value-type="float" office:value="0.526377">
                <text:p>0.526377</text:p>
              </table:table-cell>
              <table:table-cell office:value-type="float" office:value="0.585971">
                <text:p>0.585971</text:p>
              </table:table-cell>
              <table:table-cell office:value-type="float" office:value="0.599295">
                <text:p>0.599295</text:p>
              </table:table-cell>
              <table:table-cell office:value-type="float" office:value="0.603206">
                <text:p>0.60320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7525">
                <text:p>0.717525</text:p>
              </table:table-cell>
              <table:table-cell office:value-type="float" office:value="0.901104">
                <text:p>0.901104</text:p>
              </table:table-cell>
              <table:table-cell office:value-type="float" office:value="0.527248">
                <text:p>0.527248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11694">
                <text:p>0.011694</text:p>
              </table:table-cell>
              <table:table-cell office:value-type="float" office:value="0.446428">
                <text:p>0.446428</text:p>
              </table:table-cell>
              <table:table-cell office:value-type="float" office:value="0.476256">
                <text:p>0.476256</text:p>
              </table:table-cell>
              <table:table-cell office:value-type="float" office:value="0.519636">
                <text:p>0.519636</text:p>
              </table:table-cell>
              <table:table-cell office:value-type="float" office:value="0.578836">
                <text:p>0.578836</text:p>
              </table:table-cell>
              <table:table-cell office:value-type="float" office:value="0.599295">
                <text:p>0.599295</text:p>
              </table:table-cell>
              <table:table-cell office:value-type="float" office:value="0.60663">
                <text:p>0.6066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2689">
                <text:p>0.722689</text:p>
              </table:table-cell>
              <table:table-cell office:value-type="float" office:value="0.901104">
                <text:p>0.901104</text:p>
              </table:table-cell>
              <table:table-cell office:value-type="float" office:value="0.518621">
                <text:p>0.51862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01919">
                <text:p>0.001919</text:p>
              </table:table-cell>
              <table:table-cell office:value-type="float" office:value="0.426126">
                <text:p>0.426126</text:p>
              </table:table-cell>
              <table:table-cell office:value-type="float" office:value="0.469946">
                <text:p>0.469946</text:p>
              </table:table-cell>
              <table:table-cell office:value-type="float" office:value="0.522465">
                <text:p>0.522465</text:p>
              </table:table-cell>
              <table:table-cell office:value-type="float" office:value="0.591055">
                <text:p>0.591055</text:p>
              </table:table-cell>
              <table:table-cell office:value-type="float" office:value="0.599295">
                <text:p>0.599295</text:p>
              </table:table-cell>
              <table:table-cell office:value-type="float" office:value="0.604825">
                <text:p>0.60482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6167">
                <text:p>0.706167</text:p>
              </table:table-cell>
              <table:table-cell office:value-type="float" office:value="0.901104">
                <text:p>0.901104</text:p>
              </table:table-cell>
              <table:table-cell office:value-type="float" office:value="0.514654">
                <text:p>0.51465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0.084022">
                <text:p>-0.084022</text:p>
              </table:table-cell>
              <table:table-cell office:value-type="float" office:value="0.451196">
                <text:p>0.451196</text:p>
              </table:table-cell>
              <table:table-cell office:value-type="float" office:value="0.488962">
                <text:p>0.488962</text:p>
              </table:table-cell>
              <table:table-cell office:value-type="float" office:value="0.535048">
                <text:p>0.535048</text:p>
              </table:table-cell>
              <table:table-cell office:value-type="float" office:value="0.595954">
                <text:p>0.595954</text:p>
              </table:table-cell>
              <table:table-cell office:value-type="float" office:value="0.599295">
                <text:p>0.599295</text:p>
              </table:table-cell>
              <table:table-cell office:value-type="float" office:value="0.604825">
                <text:p>0.60482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8978">
                <text:p>0.748978</text:p>
              </table:table-cell>
              <table:table-cell office:value-type="float" office:value="0.901104">
                <text:p>0.901104</text:p>
              </table:table-cell>
              <table:table-cell office:value-type="float" office:value="0.516498">
                <text:p>0.51649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0.000528">
                <text:p>-0.000528</text:p>
              </table:table-cell>
              <table:table-cell office:value-type="float" office:value="0.450978">
                <text:p>0.450978</text:p>
              </table:table-cell>
              <table:table-cell office:value-type="float" office:value="0.485054">
                <text:p>0.485054</text:p>
              </table:table-cell>
              <table:table-cell office:value-type="float" office:value="0.539894">
                <text:p>0.539894</text:p>
              </table:table-cell>
              <table:table-cell office:value-type="float" office:value="0.596009">
                <text:p>0.596009</text:p>
              </table:table-cell>
              <table:table-cell office:value-type="float" office:value="0.599295">
                <text:p>0.599295</text:p>
              </table:table-cell>
              <table:table-cell office:value-type="float" office:value="0.605074">
                <text:p>0.6050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5295">
                <text:p>0.725295</text:p>
              </table:table-cell>
              <table:table-cell office:value-type="float" office:value="0.901104">
                <text:p>0.901104</text:p>
              </table:table-cell>
              <table:table-cell office:value-type="float" office:value="0.522582">
                <text:p>0.52258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0.12005">
                <text:p>-0.12005</text:p>
              </table:table-cell>
              <table:table-cell office:value-type="float" office:value="0.433696">
                <text:p>0.433696</text:p>
              </table:table-cell>
              <table:table-cell office:value-type="float" office:value="0.500676">
                <text:p>0.500676</text:p>
              </table:table-cell>
              <table:table-cell office:value-type="float" office:value="0.560617">
                <text:p>0.560617</text:p>
              </table:table-cell>
              <table:table-cell office:value-type="float" office:value="0.59911">
                <text:p>0.59911</text:p>
              </table:table-cell>
              <table:table-cell office:value-type="float" office:value="0.599295">
                <text:p>0.599295</text:p>
              </table:table-cell>
              <table:table-cell office:value-type="float" office:value="0.604753">
                <text:p>0.60475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2015">
                <text:p>0.722015</text:p>
              </table:table-cell>
              <table:table-cell office:value-type="float" office:value="0.901104">
                <text:p>0.901104</text:p>
              </table:table-cell>
              <table:table-cell office:value-type="float" office:value="0.512486">
                <text:p>0.512486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0.158791">
                <text:p>-0.158791</text:p>
              </table:table-cell>
              <table:table-cell office:value-type="float" office:value="0.417354">
                <text:p>0.417354</text:p>
              </table:table-cell>
              <table:table-cell office:value-type="float" office:value="0.497216">
                <text:p>0.497216</text:p>
              </table:table-cell>
              <table:table-cell office:value-type="float" office:value="0.556635">
                <text:p>0.556635</text:p>
              </table:table-cell>
              <table:table-cell office:value-type="float" office:value="0.5972">
                <text:p>0.5972</text:p>
              </table:table-cell>
              <table:table-cell office:value-type="float" office:value="0.599295">
                <text:p>0.599295</text:p>
              </table:table-cell>
              <table:table-cell office:value-type="float" office:value="0.603005">
                <text:p>0.60300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9558">
                <text:p>0.729558</text:p>
              </table:table-cell>
              <table:table-cell office:value-type="float" office:value="0.901104">
                <text:p>0.901104</text:p>
              </table:table-cell>
              <table:table-cell office:value-type="float" office:value="0.506622">
                <text:p>0.5066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0.114251">
                <text:p>-0.114251</text:p>
              </table:table-cell>
              <table:table-cell office:value-type="float" office:value="0.397132">
                <text:p>0.397132</text:p>
              </table:table-cell>
              <table:table-cell office:value-type="float" office:value="0.504642">
                <text:p>0.504642</text:p>
              </table:table-cell>
              <table:table-cell office:value-type="float" office:value="0.581653">
                <text:p>0.581653</text:p>
              </table:table-cell>
              <table:table-cell office:value-type="float" office:value="0.599295">
                <text:p>0.599295</text:p>
              </table:table-cell>
              <table:table-cell office:value-type="float" office:value="0.599295">
                <text:p>0.599295</text:p>
              </table:table-cell>
              <table:table-cell office:value-type="float" office:value="0.606702">
                <text:p>0.60670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8426">
                <text:p>0.768426</text:p>
              </table:table-cell>
              <table:table-cell office:value-type="float" office:value="0.901104">
                <text:p>0.901104</text:p>
              </table:table-cell>
              <table:table-cell office:value-type="float" office:value="0.516764">
                <text:p>0.51676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60765">
                <text:p>0.060765</text:p>
              </table:table-cell>
              <table:table-cell office:value-type="float" office:value="0.45976">
                <text:p>0.45976</text:p>
              </table:table-cell>
              <table:table-cell office:value-type="float" office:value="0.525902">
                <text:p>0.525902</text:p>
              </table:table-cell>
              <table:table-cell office:value-type="float" office:value="0.584344">
                <text:p>0.584344</text:p>
              </table:table-cell>
              <table:table-cell office:value-type="float" office:value="0.599295">
                <text:p>0.599295</text:p>
              </table:table-cell>
              <table:table-cell office:value-type="float" office:value="0.599295">
                <text:p>0.599295</text:p>
              </table:table-cell>
              <table:table-cell office:value-type="float" office:value="0.608617">
                <text:p>0.6086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4112">
                <text:p>0.764112</text:p>
              </table:table-cell>
              <table:table-cell office:value-type="float" office:value="0.901104">
                <text:p>0.901104</text:p>
              </table:table-cell>
              <table:table-cell office:value-type="float" office:value="0.542683">
                <text:p>0.54268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145611">
                <text:p>0.145611</text:p>
              </table:table-cell>
              <table:table-cell office:value-type="float" office:value="0.471288">
                <text:p>0.471288</text:p>
              </table:table-cell>
              <table:table-cell office:value-type="float" office:value="0.536932">
                <text:p>0.536932</text:p>
              </table:table-cell>
              <table:table-cell office:value-type="float" office:value="0.587138">
                <text:p>0.587138</text:p>
              </table:table-cell>
              <table:table-cell office:value-type="float" office:value="0.599295">
                <text:p>0.599295</text:p>
              </table:table-cell>
              <table:table-cell office:value-type="float" office:value="0.603479">
                <text:p>0.60347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3751">
                <text:p>0.743751</text:p>
              </table:table-cell>
              <table:table-cell office:value-type="float" office:value="0.901104">
                <text:p>0.901104</text:p>
              </table:table-cell>
              <table:table-cell office:value-type="float" office:value="0.552461">
                <text:p>0.55246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93423">
                <text:p>0.193423</text:p>
              </table:table-cell>
              <table:table-cell office:value-type="float" office:value="0.478053">
                <text:p>0.478053</text:p>
              </table:table-cell>
              <table:table-cell office:value-type="float" office:value="0.544458">
                <text:p>0.544458</text:p>
              </table:table-cell>
              <table:table-cell office:value-type="float" office:value="0.583399">
                <text:p>0.583399</text:p>
              </table:table-cell>
              <table:table-cell office:value-type="float" office:value="0.599295">
                <text:p>0.599295</text:p>
              </table:table-cell>
              <table:table-cell office:value-type="float" office:value="0.60418">
                <text:p>0.6041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4828">
                <text:p>0.754828</text:p>
              </table:table-cell>
              <table:table-cell office:value-type="float" office:value="0.901104">
                <text:p>0.901104</text:p>
              </table:table-cell>
              <table:table-cell office:value-type="float" office:value="0.559475">
                <text:p>0.55947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210404">
                <text:p>0.210404</text:p>
              </table:table-cell>
              <table:table-cell office:value-type="float" office:value="0.483517">
                <text:p>0.483517</text:p>
              </table:table-cell>
              <table:table-cell office:value-type="float" office:value="0.561806">
                <text:p>0.561806</text:p>
              </table:table-cell>
              <table:table-cell office:value-type="float" office:value="0.594359">
                <text:p>0.594359</text:p>
              </table:table-cell>
              <table:table-cell office:value-type="float" office:value="0.599509">
                <text:p>0.599509</text:p>
              </table:table-cell>
              <table:table-cell office:value-type="float" office:value="0.609994">
                <text:p>0.60999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02523">
                <text:p>0.802523</text:p>
              </table:table-cell>
              <table:table-cell office:value-type="float" office:value="0.901104">
                <text:p>0.901104</text:p>
              </table:table-cell>
              <table:table-cell office:value-type="float" office:value="0.569923">
                <text:p>0.569923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10332">
                <text:p>0.10332</text:p>
              </table:table-cell>
              <table:table-cell office:value-type="float" office:value="0.493664">
                <text:p>0.493664</text:p>
              </table:table-cell>
              <table:table-cell office:value-type="float" office:value="0.564078">
                <text:p>0.564078</text:p>
              </table:table-cell>
              <table:table-cell office:value-type="float" office:value="0.595622">
                <text:p>0.595622</text:p>
              </table:table-cell>
              <table:table-cell office:value-type="float" office:value="0.599651">
                <text:p>0.599651</text:p>
              </table:table-cell>
              <table:table-cell office:value-type="float" office:value="0.610949">
                <text:p>0.6109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5581">
                <text:p>0.755581</text:p>
              </table:table-cell>
              <table:table-cell office:value-type="float" office:value="0.901104">
                <text:p>0.901104</text:p>
              </table:table-cell>
              <table:table-cell office:value-type="float" office:value="0.555998">
                <text:p>0.555998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0133">
                <text:p>0.0133</text:p>
              </table:table-cell>
              <table:table-cell office:value-type="float" office:value="0.487786">
                <text:p>0.487786</text:p>
              </table:table-cell>
              <table:table-cell office:value-type="float" office:value="0.557432">
                <text:p>0.557432</text:p>
              </table:table-cell>
              <table:table-cell office:value-type="float" office:value="0.595553">
                <text:p>0.595553</text:p>
              </table:table-cell>
              <table:table-cell office:value-type="float" office:value="0.599295">
                <text:p>0.599295</text:p>
              </table:table-cell>
              <table:table-cell office:value-type="float" office:value="0.608594">
                <text:p>0.60859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9714">
                <text:p>0.799714</text:p>
              </table:table-cell>
              <table:table-cell office:value-type="float" office:value="0.901104">
                <text:p>0.901104</text:p>
              </table:table-cell>
              <table:table-cell office:value-type="float" office:value="0.549879">
                <text:p>0.54987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283361">
                <text:p>0.283361</text:p>
              </table:table-cell>
              <table:table-cell office:value-type="float" office:value="0.500898">
                <text:p>0.500898</text:p>
              </table:table-cell>
              <table:table-cell office:value-type="float" office:value="0.560478">
                <text:p>0.560478</text:p>
              </table:table-cell>
              <table:table-cell office:value-type="float" office:value="0.592768">
                <text:p>0.592768</text:p>
              </table:table-cell>
              <table:table-cell office:value-type="float" office:value="0.599366">
                <text:p>0.599366</text:p>
              </table:table-cell>
              <table:table-cell office:value-type="float" office:value="0.610009">
                <text:p>0.61000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5236">
                <text:p>0.765236</text:p>
              </table:table-cell>
              <table:table-cell office:value-type="float" office:value="0.901104">
                <text:p>0.901104</text:p>
              </table:table-cell>
              <table:table-cell office:value-type="float" office:value="0.574923">
                <text:p>0.57492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13771">
                <text:p>0.13771</text:p>
              </table:table-cell>
              <table:table-cell office:value-type="float" office:value="0.465836">
                <text:p>0.465836</text:p>
              </table:table-cell>
              <table:table-cell office:value-type="float" office:value="0.538569">
                <text:p>0.538569</text:p>
              </table:table-cell>
              <table:table-cell office:value-type="float" office:value="0.590463">
                <text:p>0.590463</text:p>
              </table:table-cell>
              <table:table-cell office:value-type="float" office:value="0.599366">
                <text:p>0.599366</text:p>
              </table:table-cell>
              <table:table-cell office:value-type="float" office:value="0.61022">
                <text:p>0.6102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46494">
                <text:p>0.746494</text:p>
              </table:table-cell>
              <table:table-cell office:value-type="float" office:value="0.901104">
                <text:p>0.901104</text:p>
              </table:table-cell>
              <table:table-cell office:value-type="float" office:value="0.552578">
                <text:p>0.55257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089813">
                <text:p>0.089813</text:p>
              </table:table-cell>
              <table:table-cell office:value-type="float" office:value="0.440573">
                <text:p>0.440573</text:p>
              </table:table-cell>
              <table:table-cell office:value-type="float" office:value="0.480955">
                <text:p>0.480955</text:p>
              </table:table-cell>
              <table:table-cell office:value-type="float" office:value="0.567974">
                <text:p>0.567974</text:p>
              </table:table-cell>
              <table:table-cell office:value-type="float" office:value="0.598352">
                <text:p>0.598352</text:p>
              </table:table-cell>
              <table:table-cell office:value-type="float" office:value="0.600221">
                <text:p>0.600221</text:p>
              </table:table-cell>
              <table:table-cell office:value-type="float" office:value="0.611564">
                <text:p>0.61156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0385">
                <text:p>0.760385</text:p>
              </table:table-cell>
              <table:table-cell office:value-type="float" office:value="0.901104">
                <text:p>0.901104</text:p>
              </table:table-cell>
              <table:table-cell office:value-type="float" office:value="0.537458">
                <text:p>0.53745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-0.089175">
                <text:p>-0.089175</text:p>
              </table:table-cell>
              <table:table-cell office:value-type="float" office:value="0.441992">
                <text:p>0.441992</text:p>
              </table:table-cell>
              <table:table-cell office:value-type="float" office:value="0.500899">
                <text:p>0.500899</text:p>
              </table:table-cell>
              <table:table-cell office:value-type="float" office:value="0.581229">
                <text:p>0.581229</text:p>
              </table:table-cell>
              <table:table-cell office:value-type="float" office:value="0.598685">
                <text:p>0.598685</text:p>
              </table:table-cell>
              <table:table-cell office:value-type="float" office:value="0.599935">
                <text:p>0.599935</text:p>
              </table:table-cell>
              <table:table-cell office:value-type="float" office:value="0.610755">
                <text:p>0.61075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802686">
                <text:p>0.802686</text:p>
              </table:table-cell>
              <table:table-cell office:value-type="float" office:value="0.901104">
                <text:p>0.901104</text:p>
              </table:table-cell>
              <table:table-cell office:value-type="float" office:value="0.527175">
                <text:p>0.52717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-0.083146">
                <text:p>-0.083146</text:p>
              </table:table-cell>
              <table:table-cell office:value-type="float" office:value="0.444814">
                <text:p>0.444814</text:p>
              </table:table-cell>
              <table:table-cell office:value-type="float" office:value="0.506248">
                <text:p>0.506248</text:p>
              </table:table-cell>
              <table:table-cell office:value-type="float" office:value="0.583712">
                <text:p>0.583712</text:p>
              </table:table-cell>
              <table:table-cell office:value-type="float" office:value="0.599295">
                <text:p>0.599295</text:p>
              </table:table-cell>
              <table:table-cell office:value-type="float" office:value="0.601183">
                <text:p>0.601183</text:p>
              </table:table-cell>
              <table:table-cell office:value-type="float" office:value="0.611968">
                <text:p>0.61196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9532">
                <text:p>0.79532</text:p>
              </table:table-cell>
              <table:table-cell office:value-type="float" office:value="0.901104">
                <text:p>0.901104</text:p>
              </table:table-cell>
              <table:table-cell office:value-type="float" office:value="0.528414">
                <text:p>0.52841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-0.152998">
                <text:p>-0.152998</text:p>
              </table:table-cell>
              <table:table-cell office:value-type="float" office:value="0.45651">
                <text:p>0.45651</text:p>
              </table:table-cell>
              <table:table-cell office:value-type="float" office:value="0.528825">
                <text:p>0.528825</text:p>
              </table:table-cell>
              <table:table-cell office:value-type="float" office:value="0.58955">
                <text:p>0.58955</text:p>
              </table:table-cell>
              <table:table-cell office:value-type="float" office:value="0.599295">
                <text:p>0.599295</text:p>
              </table:table-cell>
              <table:table-cell office:value-type="float" office:value="0.60588">
                <text:p>0.6058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74281">
                <text:p>0.774281</text:p>
              </table:table-cell>
              <table:table-cell office:value-type="float" office:value="0.901104">
                <text:p>0.901104</text:p>
              </table:table-cell>
              <table:table-cell office:value-type="float" office:value="0.523846">
                <text:p>0.52384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0.12998">
                <text:p>-0.12998</text:p>
              </table:table-cell>
              <table:table-cell office:value-type="float" office:value="0.421718">
                <text:p>0.421718</text:p>
              </table:table-cell>
              <table:table-cell office:value-type="float" office:value="0.50516">
                <text:p>0.50516</text:p>
              </table:table-cell>
              <table:table-cell office:value-type="float" office:value="0.580847">
                <text:p>0.580847</text:p>
              </table:table-cell>
              <table:table-cell office:value-type="float" office:value="0.599295">
                <text:p>0.599295</text:p>
              </table:table-cell>
              <table:table-cell office:value-type="float" office:value="0.599509">
                <text:p>0.599509</text:p>
              </table:table-cell>
              <table:table-cell office:value-type="float" office:value="0.609815">
                <text:p>0.6098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54367">
                <text:p>0.754367</text:p>
              </table:table-cell>
              <table:table-cell office:value-type="float" office:value="0.901104">
                <text:p>0.901104</text:p>
              </table:table-cell>
              <table:table-cell office:value-type="float" office:value="0.516548">
                <text:p>0.51654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-0.140491">
                <text:p>-0.140491</text:p>
              </table:table-cell>
              <table:table-cell office:value-type="float" office:value="0.46373">
                <text:p>0.46373</text:p>
              </table:table-cell>
              <table:table-cell office:value-type="float" office:value="0.521982">
                <text:p>0.521982</text:p>
              </table:table-cell>
              <table:table-cell office:value-type="float" office:value="0.590974">
                <text:p>0.590974</text:p>
              </table:table-cell>
              <table:table-cell office:value-type="float" office:value="0.599295">
                <text:p>0.599295</text:p>
              </table:table-cell>
              <table:table-cell office:value-type="float" office:value="0.599615">
                <text:p>0.599615</text:p>
              </table:table-cell>
              <table:table-cell office:value-type="float" office:value="0.610803">
                <text:p>0.61080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6432">
                <text:p>0.736432</text:p>
              </table:table-cell>
              <table:table-cell office:value-type="float" office:value="0.901104">
                <text:p>0.901104</text:p>
              </table:table-cell>
              <table:table-cell office:value-type="float" office:value="0.520708">
                <text:p>0.520708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119169">
                <text:p>0.119169</text:p>
              </table:table-cell>
              <table:table-cell office:value-type="float" office:value="0.487736">
                <text:p>0.487736</text:p>
              </table:table-cell>
              <table:table-cell office:value-type="float" office:value="0.553576">
                <text:p>0.553576</text:p>
              </table:table-cell>
              <table:table-cell office:value-type="float" office:value="0.590053">
                <text:p>0.590053</text:p>
              </table:table-cell>
              <table:table-cell office:value-type="float" office:value="0.599295">
                <text:p>0.599295</text:p>
              </table:table-cell>
              <table:table-cell office:value-type="float" office:value="0.600399">
                <text:p>0.600399</text:p>
              </table:table-cell>
              <table:table-cell office:value-type="float" office:value="0.611548">
                <text:p>0.61154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66664">
                <text:p>0.766664</text:p>
              </table:table-cell>
              <table:table-cell office:value-type="float" office:value="0.901104">
                <text:p>0.901104</text:p>
              </table:table-cell>
              <table:table-cell office:value-type="float" office:value="0.555319">
                <text:p>0.55531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175479">
                <text:p>0.175479</text:p>
              </table:table-cell>
              <table:table-cell office:value-type="float" office:value="0.498218">
                <text:p>0.498218</text:p>
              </table:table-cell>
              <table:table-cell office:value-type="float" office:value="0.573226">
                <text:p>0.573226</text:p>
              </table:table-cell>
              <table:table-cell office:value-type="float" office:value="0.599017">
                <text:p>0.599017</text:p>
              </table:table-cell>
              <table:table-cell office:value-type="float" office:value="0.599936">
                <text:p>0.599936</text:p>
              </table:table-cell>
              <table:table-cell office:value-type="float" office:value="0.610529">
                <text:p>0.61052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912">
                <text:p>0.615912</text:p>
              </table:table-cell>
              <table:table-cell office:value-type="float" office:value="0.824415">
                <text:p>0.824415</text:p>
              </table:table-cell>
              <table:table-cell office:value-type="float" office:value="0.901104">
                <text:p>0.901104</text:p>
              </table:table-cell>
              <table:table-cell office:value-type="float" office:value="0.572148">
                <text:p>0.57214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045532">
                <text:p>0.045532</text:p>
              </table:table-cell>
              <table:table-cell office:value-type="float" office:value="0.481373">
                <text:p>0.481373</text:p>
              </table:table-cell>
              <table:table-cell office:value-type="float" office:value="0.558796">
                <text:p>0.558796</text:p>
              </table:table-cell>
              <table:table-cell office:value-type="float" office:value="0.598867">
                <text:p>0.598867</text:p>
              </table:table-cell>
              <table:table-cell office:value-type="float" office:value="0.600899">
                <text:p>0.600899</text:p>
              </table:table-cell>
              <table:table-cell office:value-type="float" office:value="0.611758">
                <text:p>0.61175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1489">
                <text:p>0.621489</text:p>
              </table:table-cell>
              <table:table-cell office:value-type="float" office:value="0.823416">
                <text:p>0.823416</text:p>
              </table:table-cell>
              <table:table-cell office:value-type="float" office:value="0.901104">
                <text:p>0.901104</text:p>
              </table:table-cell>
              <table:table-cell office:value-type="float" office:value="0.556687">
                <text:p>0.55668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0.107444">
                <text:p>-0.107444</text:p>
              </table:table-cell>
              <table:table-cell office:value-type="float" office:value="0.473849">
                <text:p>0.473849</text:p>
              </table:table-cell>
              <table:table-cell office:value-type="float" office:value="0.554963">
                <text:p>0.554963</text:p>
              </table:table-cell>
              <table:table-cell office:value-type="float" office:value="0.597035">
                <text:p>0.597035</text:p>
              </table:table-cell>
              <table:table-cell office:value-type="float" office:value="0.600008">
                <text:p>0.600008</text:p>
              </table:table-cell>
              <table:table-cell office:value-type="float" office:value="0.610141">
                <text:p>0.61014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404">
                <text:p>0.612404</text:p>
              </table:table-cell>
              <table:table-cell office:value-type="float" office:value="0.780345">
                <text:p>0.780345</text:p>
              </table:table-cell>
              <table:table-cell office:value-type="float" office:value="0.901104">
                <text:p>0.901104</text:p>
              </table:table-cell>
              <table:table-cell office:value-type="float" office:value="0.534605">
                <text:p>0.53460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0.124734">
                <text:p>-0.124734</text:p>
              </table:table-cell>
              <table:table-cell office:value-type="float" office:value="0.488826">
                <text:p>0.488826</text:p>
              </table:table-cell>
              <table:table-cell office:value-type="float" office:value="0.564191">
                <text:p>0.564191</text:p>
              </table:table-cell>
              <table:table-cell office:value-type="float" office:value="0.596906">
                <text:p>0.596906</text:p>
              </table:table-cell>
              <table:table-cell office:value-type="float" office:value="0.602483">
                <text:p>0.602483</text:p>
              </table:table-cell>
              <table:table-cell office:value-type="float" office:value="0.612162">
                <text:p>0.61216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404">
                <text:p>0.612404</text:p>
              </table:table-cell>
              <table:table-cell office:value-type="float" office:value="0.79236">
                <text:p>0.79236</text:p>
              </table:table-cell>
              <table:table-cell office:value-type="float" office:value="0.901104">
                <text:p>0.901104</text:p>
              </table:table-cell>
              <table:table-cell office:value-type="float" office:value="0.536934">
                <text:p>0.53693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048862">
                <text:p>0.048862</text:p>
              </table:table-cell>
              <table:table-cell office:value-type="float" office:value="0.464026">
                <text:p>0.464026</text:p>
              </table:table-cell>
              <table:table-cell office:value-type="float" office:value="0.528735">
                <text:p>0.528735</text:p>
              </table:table-cell>
              <table:table-cell office:value-type="float" office:value="0.583482">
                <text:p>0.583482</text:p>
              </table:table-cell>
              <table:table-cell office:value-type="float" office:value="0.599295">
                <text:p>0.599295</text:p>
              </table:table-cell>
              <table:table-cell office:value-type="float" office:value="0.606738">
                <text:p>0.60673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3408">
                <text:p>0.613408</text:p>
              </table:table-cell>
              <table:table-cell office:value-type="float" office:value="0.807001">
                <text:p>0.807001</text:p>
              </table:table-cell>
              <table:table-cell office:value-type="float" office:value="0.901104">
                <text:p>0.901104</text:p>
              </table:table-cell>
              <table:table-cell office:value-type="float" office:value="0.547629">
                <text:p>0.54762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077835">
                <text:p>0.077835</text:p>
              </table:table-cell>
              <table:table-cell office:value-type="float" office:value="0.487483">
                <text:p>0.487483</text:p>
              </table:table-cell>
              <table:table-cell office:value-type="float" office:value="0.550124">
                <text:p>0.550124</text:p>
              </table:table-cell>
              <table:table-cell office:value-type="float" office:value="0.594385">
                <text:p>0.594385</text:p>
              </table:table-cell>
              <table:table-cell office:value-type="float" office:value="0.600048">
                <text:p>0.600048</text:p>
              </table:table-cell>
              <table:table-cell office:value-type="float" office:value="0.609316">
                <text:p>0.60931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7496">
                <text:p>0.627496</text:p>
              </table:table-cell>
              <table:table-cell office:value-type="float" office:value="0.817237">
                <text:p>0.817237</text:p>
              </table:table-cell>
              <table:table-cell office:value-type="float" office:value="0.901104">
                <text:p>0.901104</text:p>
              </table:table-cell>
              <table:table-cell office:value-type="float" office:value="0.558867">
                <text:p>0.55886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146311">
                <text:p>0.146311</text:p>
              </table:table-cell>
              <table:table-cell office:value-type="float" office:value="0.518928">
                <text:p>0.518928</text:p>
              </table:table-cell>
              <table:table-cell office:value-type="float" office:value="0.585284">
                <text:p>0.585284</text:p>
              </table:table-cell>
              <table:table-cell office:value-type="float" office:value="0.599295">
                <text:p>0.599295</text:p>
              </table:table-cell>
              <table:table-cell office:value-type="float" office:value="0.605011">
                <text:p>0.60501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5648">
                <text:p>0.665648</text:p>
              </table:table-cell>
              <table:table-cell office:value-type="float" office:value="0.840405">
                <text:p>0.840405</text:p>
              </table:table-cell>
              <table:table-cell office:value-type="float" office:value="0.901104">
                <text:p>0.901104</text:p>
              </table:table-cell>
              <table:table-cell office:value-type="float" office:value="0.5798">
                <text:p>0.57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246979">
                <text:p>0.246979</text:p>
              </table:table-cell>
              <table:table-cell office:value-type="float" office:value="0.499937">
                <text:p>0.499937</text:p>
              </table:table-cell>
              <table:table-cell office:value-type="float" office:value="0.563049">
                <text:p>0.563049</text:p>
              </table:table-cell>
              <table:table-cell office:value-type="float" office:value="0.597545">
                <text:p>0.597545</text:p>
              </table:table-cell>
              <table:table-cell office:value-type="float" office:value="0.600846">
                <text:p>0.60084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7086">
                <text:p>0.677086</text:p>
              </table:table-cell>
              <table:table-cell office:value-type="float" office:value="0.860639">
                <text:p>0.860639</text:p>
              </table:table-cell>
              <table:table-cell office:value-type="float" office:value="0.901104">
                <text:p>0.901104</text:p>
              </table:table-cell>
              <table:table-cell office:value-type="float" office:value="0.58832">
                <text:p>0.5883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229891">
                <text:p>0.229891</text:p>
              </table:table-cell>
              <table:table-cell office:value-type="float" office:value="0.499197">
                <text:p>0.499197</text:p>
              </table:table-cell>
              <table:table-cell office:value-type="float" office:value="0.533536">
                <text:p>0.533536</text:p>
              </table:table-cell>
              <table:table-cell office:value-type="float" office:value="0.587225">
                <text:p>0.587225</text:p>
              </table:table-cell>
              <table:table-cell office:value-type="float" office:value="0.599295">
                <text:p>0.599295</text:p>
              </table:table-cell>
              <table:table-cell office:value-type="float" office:value="0.608481">
                <text:p>0.60848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5102">
                <text:p>0.635102</text:p>
              </table:table-cell>
              <table:table-cell office:value-type="float" office:value="0.865376">
                <text:p>0.865376</text:p>
              </table:table-cell>
              <table:table-cell office:value-type="float" office:value="0.901104">
                <text:p>0.901104</text:p>
              </table:table-cell>
              <table:table-cell office:value-type="float" office:value="0.578285">
                <text:p>0.57828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226535">
                <text:p>0.226535</text:p>
              </table:table-cell>
              <table:table-cell office:value-type="float" office:value="0.50275">
                <text:p>0.50275</text:p>
              </table:table-cell>
              <table:table-cell office:value-type="float" office:value="0.545177">
                <text:p>0.545177</text:p>
              </table:table-cell>
              <table:table-cell office:value-type="float" office:value="0.592799">
                <text:p>0.592799</text:p>
              </table:table-cell>
              <table:table-cell office:value-type="float" office:value="0.603249">
                <text:p>0.603249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08798">
                <text:p>0.708798</text:p>
              </table:table-cell>
              <table:table-cell office:value-type="float" office:value="0.873039">
                <text:p>0.873039</text:p>
              </table:table-cell>
              <table:table-cell office:value-type="float" office:value="0.901104">
                <text:p>0.901104</text:p>
              </table:table-cell>
              <table:table-cell office:value-type="float" office:value="0.588946">
                <text:p>0.58894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122676">
                <text:p>0.122676</text:p>
              </table:table-cell>
              <table:table-cell office:value-type="float" office:value="0.493735">
                <text:p>0.493735</text:p>
              </table:table-cell>
              <table:table-cell office:value-type="float" office:value="0.538856">
                <text:p>0.538856</text:p>
              </table:table-cell>
              <table:table-cell office:value-type="float" office:value="0.592136">
                <text:p>0.592136</text:p>
              </table:table-cell>
              <table:table-cell office:value-type="float" office:value="0.599413">
                <text:p>0.599413</text:p>
              </table:table-cell>
              <table:table-cell office:value-type="float" office:value="0.611007">
                <text:p>0.61100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3218">
                <text:p>0.643218</text:p>
              </table:table-cell>
              <table:table-cell office:value-type="float" office:value="0.86181">
                <text:p>0.86181</text:p>
              </table:table-cell>
              <table:table-cell office:value-type="float" office:value="0.901104">
                <text:p>0.901104</text:p>
              </table:table-cell>
              <table:table-cell office:value-type="float" office:value="0.56876">
                <text:p>0.56876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201103">
                <text:p>0.201103</text:p>
              </table:table-cell>
              <table:table-cell office:value-type="float" office:value="0.49273">
                <text:p>0.49273</text:p>
              </table:table-cell>
              <table:table-cell office:value-type="float" office:value="0.539595">
                <text:p>0.539595</text:p>
              </table:table-cell>
              <table:table-cell office:value-type="float" office:value="0.588282">
                <text:p>0.588282</text:p>
              </table:table-cell>
              <table:table-cell office:value-type="float" office:value="0.601425">
                <text:p>0.60142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465">
                <text:p>0.64465</text:p>
              </table:table-cell>
              <table:table-cell office:value-type="float" office:value="0.861793">
                <text:p>0.861793</text:p>
              </table:table-cell>
              <table:table-cell office:value-type="float" office:value="0.901104">
                <text:p>0.901104</text:p>
              </table:table-cell>
              <table:table-cell office:value-type="float" office:value="0.57667">
                <text:p>0.5766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234451">
                <text:p>0.234451</text:p>
              </table:table-cell>
              <table:table-cell office:value-type="float" office:value="0.493644">
                <text:p>0.493644</text:p>
              </table:table-cell>
              <table:table-cell office:value-type="float" office:value="0.530714">
                <text:p>0.530714</text:p>
              </table:table-cell>
              <table:table-cell office:value-type="float" office:value="0.576081">
                <text:p>0.576081</text:p>
              </table:table-cell>
              <table:table-cell office:value-type="float" office:value="0.600674">
                <text:p>0.60067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7186">
                <text:p>0.67186</text:p>
              </table:table-cell>
              <table:table-cell office:value-type="float" office:value="0.863826">
                <text:p>0.863826</text:p>
              </table:table-cell>
              <table:table-cell office:value-type="float" office:value="0.901104">
                <text:p>0.901104</text:p>
              </table:table-cell>
              <table:table-cell office:value-type="float" office:value="0.580837">
                <text:p>0.58083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09828">
                <text:p>0.009828</text:p>
              </table:table-cell>
              <table:table-cell office:value-type="float" office:value="0.489257">
                <text:p>0.489257</text:p>
              </table:table-cell>
              <table:table-cell office:value-type="float" office:value="0.533839">
                <text:p>0.533839</text:p>
              </table:table-cell>
              <table:table-cell office:value-type="float" office:value="0.583664">
                <text:p>0.583664</text:p>
              </table:table-cell>
              <table:table-cell office:value-type="float" office:value="0.599295">
                <text:p>0.599295</text:p>
              </table:table-cell>
              <table:table-cell office:value-type="float" office:value="0.611314">
                <text:p>0.61131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54363">
                <text:p>0.654363</text:p>
              </table:table-cell>
              <table:table-cell office:value-type="float" office:value="0.866039">
                <text:p>0.866039</text:p>
              </table:table-cell>
              <table:table-cell office:value-type="float" office:value="0.901104">
                <text:p>0.901104</text:p>
              </table:table-cell>
              <table:table-cell office:value-type="float" office:value="0.557235">
                <text:p>0.55723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007572">
                <text:p>0.007572</text:p>
              </table:table-cell>
              <table:table-cell office:value-type="float" office:value="0.500217">
                <text:p>0.500217</text:p>
              </table:table-cell>
              <table:table-cell office:value-type="float" office:value="0.558515">
                <text:p>0.558515</text:p>
              </table:table-cell>
              <table:table-cell office:value-type="float" office:value="0.591425">
                <text:p>0.591425</text:p>
              </table:table-cell>
              <table:table-cell office:value-type="float" office:value="0.603077">
                <text:p>0.60307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8992">
                <text:p>0.718992</text:p>
              </table:table-cell>
              <table:table-cell office:value-type="float" office:value="0.879187">
                <text:p>0.879187</text:p>
              </table:table-cell>
              <table:table-cell office:value-type="float" office:value="0.901104">
                <text:p>0.901104</text:p>
              </table:table-cell>
              <table:table-cell office:value-type="float" office:value="0.56961">
                <text:p>0.5696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0.033256">
                <text:p>-0.033256</text:p>
              </table:table-cell>
              <table:table-cell office:value-type="float" office:value="0.485743">
                <text:p>0.485743</text:p>
              </table:table-cell>
              <table:table-cell office:value-type="float" office:value="0.532042">
                <text:p>0.532042</text:p>
              </table:table-cell>
              <table:table-cell office:value-type="float" office:value="0.579929">
                <text:p>0.579929</text:p>
              </table:table-cell>
              <table:table-cell office:value-type="float" office:value="0.596426">
                <text:p>0.596426</text:p>
              </table:table-cell>
              <table:table-cell office:value-type="float" office:value="0.610115">
                <text:p>0.61011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5608">
                <text:p>0.615608</text:p>
              </table:table-cell>
              <table:table-cell office:value-type="float" office:value="0.708308">
                <text:p>0.708308</text:p>
              </table:table-cell>
              <table:table-cell office:value-type="float" office:value="0.883126">
                <text:p>0.883126</text:p>
              </table:table-cell>
              <table:table-cell office:value-type="float" office:value="0.901104">
                <text:p>0.901104</text:p>
              </table:table-cell>
              <table:table-cell office:value-type="float" office:value="0.559041">
                <text:p>0.55904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-0.450245">
                <text:p>-0.450245</text:p>
              </table:table-cell>
              <table:table-cell office:value-type="float" office:value="0.466242">
                <text:p>0.466242</text:p>
              </table:table-cell>
              <table:table-cell office:value-type="float" office:value="0.525129">
                <text:p>0.525129</text:p>
              </table:table-cell>
              <table:table-cell office:value-type="float" office:value="0.577971">
                <text:p>0.577971</text:p>
              </table:table-cell>
              <table:table-cell office:value-type="float" office:value="0.596782">
                <text:p>0.596782</text:p>
              </table:table-cell>
              <table:table-cell office:value-type="float" office:value="0.612184">
                <text:p>0.612184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061">
                <text:p>0.616061</text:p>
              </table:table-cell>
              <table:table-cell office:value-type="float" office:value="0.693834">
                <text:p>0.693834</text:p>
              </table:table-cell>
              <table:table-cell office:value-type="float" office:value="0.87373">
                <text:p>0.87373</text:p>
              </table:table-cell>
              <table:table-cell office:value-type="float" office:value="0.901104">
                <text:p>0.901104</text:p>
              </table:table-cell>
              <table:table-cell office:value-type="float" office:value="0.512406">
                <text:p>0.51240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167883">
                <text:p>0.167883</text:p>
              </table:table-cell>
              <table:table-cell office:value-type="float" office:value="0.494317">
                <text:p>0.494317</text:p>
              </table:table-cell>
              <table:table-cell office:value-type="float" office:value="0.550686">
                <text:p>0.550686</text:p>
              </table:table-cell>
              <table:table-cell office:value-type="float" office:value="0.588242">
                <text:p>0.588242</text:p>
              </table:table-cell>
              <table:table-cell office:value-type="float" office:value="0.607712">
                <text:p>0.60771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7924">
                <text:p>0.617924</text:p>
              </table:table-cell>
              <table:table-cell office:value-type="float" office:value="0.688253">
                <text:p>0.688253</text:p>
              </table:table-cell>
              <table:table-cell office:value-type="float" office:value="0.86523">
                <text:p>0.86523</text:p>
              </table:table-cell>
              <table:table-cell office:value-type="float" office:value="0.901104">
                <text:p>0.901104</text:p>
              </table:table-cell>
              <table:table-cell office:value-type="float" office:value="0.580499">
                <text:p>0.580499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185391">
                <text:p>0.185391</text:p>
              </table:table-cell>
              <table:table-cell office:value-type="float" office:value="0.490845">
                <text:p>0.490845</text:p>
              </table:table-cell>
              <table:table-cell office:value-type="float" office:value="0.545045">
                <text:p>0.545045</text:p>
              </table:table-cell>
              <table:table-cell office:value-type="float" office:value="0.586586">
                <text:p>0.586586</text:p>
              </table:table-cell>
              <table:table-cell office:value-type="float" office:value="0.604553">
                <text:p>0.604553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832">
                <text:p>0.620832</text:p>
              </table:table-cell>
              <table:table-cell office:value-type="float" office:value="0.737848">
                <text:p>0.737848</text:p>
              </table:table-cell>
              <table:table-cell office:value-type="float" office:value="0.879703">
                <text:p>0.879703</text:p>
              </table:table-cell>
              <table:table-cell office:value-type="float" office:value="0.901104">
                <text:p>0.901104</text:p>
              </table:table-cell>
              <table:table-cell office:value-type="float" office:value="0.587555">
                <text:p>0.58755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249">
                <text:p>0.249</text:p>
              </table:table-cell>
              <table:table-cell office:value-type="float" office:value="0.489471">
                <text:p>0.489471</text:p>
              </table:table-cell>
              <table:table-cell office:value-type="float" office:value="0.533793">
                <text:p>0.533793</text:p>
              </table:table-cell>
              <table:table-cell office:value-type="float" office:value="0.5823">
                <text:p>0.5823</text:p>
              </table:table-cell>
              <table:table-cell office:value-type="float" office:value="0.602155">
                <text:p>0.602155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35703">
                <text:p>0.635703</text:p>
              </table:table-cell>
              <table:table-cell office:value-type="float" office:value="0.796847">
                <text:p>0.796847</text:p>
              </table:table-cell>
              <table:table-cell office:value-type="float" office:value="0.883481">
                <text:p>0.883481</text:p>
              </table:table-cell>
              <table:table-cell office:value-type="float" office:value="0.901104">
                <text:p>0.901104</text:p>
              </table:table-cell>
              <table:table-cell office:value-type="float" office:value="0.59975">
                <text:p>0.5997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127779">
                <text:p>0.127779</text:p>
              </table:table-cell>
              <table:table-cell office:value-type="float" office:value="0.460411">
                <text:p>0.460411</text:p>
              </table:table-cell>
              <table:table-cell office:value-type="float" office:value="0.513236">
                <text:p>0.513236</text:p>
              </table:table-cell>
              <table:table-cell office:value-type="float" office:value="0.558621">
                <text:p>0.558621</text:p>
              </table:table-cell>
              <table:table-cell office:value-type="float" office:value="0.594695">
                <text:p>0.594695</text:p>
              </table:table-cell>
              <table:table-cell office:value-type="float" office:value="0.609059">
                <text:p>0.609059</text:p>
              </table:table-cell>
              <table:table-cell office:value-type="float" office:value="0.612372">
                <text:p>0.612372</text:p>
              </table:table-cell>
              <table:table-cell office:value-type="float" office:value="0.628685">
                <text:p>0.628685</text:p>
              </table:table-cell>
              <table:table-cell office:value-type="float" office:value="0.786631">
                <text:p>0.786631</text:p>
              </table:table-cell>
              <table:table-cell office:value-type="float" office:value="0.883556">
                <text:p>0.883556</text:p>
              </table:table-cell>
              <table:table-cell office:value-type="float" office:value="0.901104">
                <text:p>0.901104</text:p>
              </table:table-cell>
              <table:table-cell office:value-type="float" office:value="0.577504">
                <text:p>0.57750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081211">
                <text:p>0.081211</text:p>
              </table:table-cell>
              <table:table-cell office:value-type="float" office:value="0.468569">
                <text:p>0.468569</text:p>
              </table:table-cell>
              <table:table-cell office:value-type="float" office:value="0.517383">
                <text:p>0.517383</text:p>
              </table:table-cell>
              <table:table-cell office:value-type="float" office:value="0.545576">
                <text:p>0.545576</text:p>
              </table:table-cell>
              <table:table-cell office:value-type="float" office:value="0.599226">
                <text:p>0.5992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20837">
                <text:p>0.620837</text:p>
              </table:table-cell>
              <table:table-cell office:value-type="float" office:value="0.798933">
                <text:p>0.798933</text:p>
              </table:table-cell>
              <table:table-cell office:value-type="float" office:value="0.885799">
                <text:p>0.885799</text:p>
              </table:table-cell>
              <table:table-cell office:value-type="float" office:value="0.901104">
                <text:p>0.901104</text:p>
              </table:table-cell>
              <table:table-cell office:value-type="float" office:value="0.574228">
                <text:p>0.57422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077664">
                <text:p>0.077664</text:p>
              </table:table-cell>
              <table:table-cell office:value-type="float" office:value="0.475132">
                <text:p>0.475132</text:p>
              </table:table-cell>
              <table:table-cell office:value-type="float" office:value="0.521969">
                <text:p>0.521969</text:p>
              </table:table-cell>
              <table:table-cell office:value-type="float" office:value="0.565193">
                <text:p>0.565193</text:p>
              </table:table-cell>
              <table:table-cell office:value-type="float" office:value="0.611151">
                <text:p>0.6111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5337">
                <text:p>0.645337</text:p>
              </table:table-cell>
              <table:table-cell office:value-type="float" office:value="0.834641">
                <text:p>0.834641</text:p>
              </table:table-cell>
              <table:table-cell office:value-type="float" office:value="0.888854">
                <text:p>0.888854</text:p>
              </table:table-cell>
              <table:table-cell office:value-type="float" office:value="0.901104">
                <text:p>0.901104</text:p>
              </table:table-cell>
              <table:table-cell office:value-type="float" office:value="0.584469">
                <text:p>0.58446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184024">
                <text:p>0.184024</text:p>
              </table:table-cell>
              <table:table-cell office:value-type="float" office:value="0.495138">
                <text:p>0.495138</text:p>
              </table:table-cell>
              <table:table-cell office:value-type="float" office:value="0.534783">
                <text:p>0.534783</text:p>
              </table:table-cell>
              <table:table-cell office:value-type="float" office:value="0.576097">
                <text:p>0.57609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14163">
                <text:p>0.714163</text:p>
              </table:table-cell>
              <table:table-cell office:value-type="float" office:value="0.852801">
                <text:p>0.852801</text:p>
              </table:table-cell>
              <table:table-cell office:value-type="float" office:value="0.894955">
                <text:p>0.894955</text:p>
              </table:table-cell>
              <table:table-cell office:value-type="float" office:value="0.901104">
                <text:p>0.901104</text:p>
              </table:table-cell>
              <table:table-cell office:value-type="float" office:value="0.608908">
                <text:p>0.60890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7126">
                <text:p>0.07126</text:p>
              </table:table-cell>
              <table:table-cell office:value-type="float" office:value="0.504804">
                <text:p>0.504804</text:p>
              </table:table-cell>
              <table:table-cell office:value-type="float" office:value="0.533512">
                <text:p>0.533512</text:p>
              </table:table-cell>
              <table:table-cell office:value-type="float" office:value="0.583698">
                <text:p>0.583698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48418">
                <text:p>0.648418</text:p>
              </table:table-cell>
              <table:table-cell office:value-type="float" office:value="0.833071">
                <text:p>0.833071</text:p>
              </table:table-cell>
              <table:table-cell office:value-type="float" office:value="0.867505">
                <text:p>0.867505</text:p>
              </table:table-cell>
              <table:table-cell office:value-type="float" office:value="0.897654">
                <text:p>0.897654</text:p>
              </table:table-cell>
              <table:table-cell office:value-type="float" office:value="0.901104">
                <text:p>0.901104</text:p>
              </table:table-cell>
              <table:table-cell office:value-type="float" office:value="0.616467">
                <text:p>0.61646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274088">
                <text:p>0.274088</text:p>
              </table:table-cell>
              <table:table-cell office:value-type="float" office:value="0.509235">
                <text:p>0.509235</text:p>
              </table:table-cell>
              <table:table-cell office:value-type="float" office:value="0.537153">
                <text:p>0.537153</text:p>
              </table:table-cell>
              <table:table-cell office:value-type="float" office:value="0.586027">
                <text:p>0.58602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6373">
                <text:p>0.66373</text:p>
              </table:table-cell>
              <table:table-cell office:value-type="float" office:value="0.82518">
                <text:p>0.82518</text:p>
              </table:table-cell>
              <table:table-cell office:value-type="float" office:value="0.866375">
                <text:p>0.866375</text:p>
              </table:table-cell>
              <table:table-cell office:value-type="float" office:value="0.89808">
                <text:p>0.89808</text:p>
              </table:table-cell>
              <table:table-cell office:value-type="float" office:value="0.901104">
                <text:p>0.901104</text:p>
              </table:table-cell>
              <table:table-cell office:value-type="float" office:value="0.638461">
                <text:p>0.63846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248916">
                <text:p>0.248916</text:p>
              </table:table-cell>
              <table:table-cell office:value-type="float" office:value="0.507724">
                <text:p>0.507724</text:p>
              </table:table-cell>
              <table:table-cell office:value-type="float" office:value="0.545386">
                <text:p>0.545386</text:p>
              </table:table-cell>
              <table:table-cell office:value-type="float" office:value="0.599232">
                <text:p>0.59923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735714">
                <text:p>0.735714</text:p>
              </table:table-cell>
              <table:table-cell office:value-type="float" office:value="0.842436">
                <text:p>0.842436</text:p>
              </table:table-cell>
              <table:table-cell office:value-type="float" office:value="0.874063">
                <text:p>0.874063</text:p>
              </table:table-cell>
              <table:table-cell office:value-type="float" office:value="0.900013">
                <text:p>0.900013</text:p>
              </table:table-cell>
              <table:table-cell office:value-type="float" office:value="0.901104">
                <text:p>0.901104</text:p>
              </table:table-cell>
              <table:table-cell office:value-type="float" office:value="0.647823">
                <text:p>0.6478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5637">
                <text:p>0.175637</text:p>
              </table:table-cell>
              <table:table-cell office:value-type="float" office:value="0.505264">
                <text:p>0.505264</text:p>
              </table:table-cell>
              <table:table-cell office:value-type="float" office:value="0.540297">
                <text:p>0.540297</text:p>
              </table:table-cell>
              <table:table-cell office:value-type="float" office:value="0.588248">
                <text:p>0.588248</text:p>
              </table:table-cell>
              <table:table-cell office:value-type="float" office:value="0.610508">
                <text:p>0.610508</text:p>
              </table:table-cell>
              <table:table-cell office:value-type="float" office:value="0.612372">
                <text:p>0.612372</text:p>
              </table:table-cell>
              <table:table-cell office:value-type="float" office:value="0.654623">
                <text:p>0.654623</text:p>
              </table:table-cell>
              <table:table-cell office:value-type="float" office:value="0.806023">
                <text:p>0.806023</text:p>
              </table:table-cell>
              <table:table-cell office:value-type="float" office:value="0.870267">
                <text:p>0.870267</text:p>
              </table:table-cell>
              <table:table-cell office:value-type="float" office:value="0.898006">
                <text:p>0.898006</text:p>
              </table:table-cell>
              <table:table-cell office:value-type="float" office:value="0.901104">
                <text:p>0.901104</text:p>
              </table:table-cell>
              <table:table-cell office:value-type="float" office:value="0.626124">
                <text:p>0.62612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213667">
                <text:p>0.213667</text:p>
              </table:table-cell>
              <table:table-cell office:value-type="float" office:value="0.478719">
                <text:p>0.478719</text:p>
              </table:table-cell>
              <table:table-cell office:value-type="float" office:value="0.530755">
                <text:p>0.530755</text:p>
              </table:table-cell>
              <table:table-cell office:value-type="float" office:value="0.585037">
                <text:p>0.585037</text:p>
              </table:table-cell>
              <table:table-cell office:value-type="float" office:value="0.610142">
                <text:p>0.610142</text:p>
              </table:table-cell>
              <table:table-cell office:value-type="float" office:value="0.632872">
                <text:p>0.632872</text:p>
              </table:table-cell>
              <table:table-cell office:value-type="float" office:value="0.783473">
                <text:p>0.783473</text:p>
              </table:table-cell>
              <table:table-cell office:value-type="float" office:value="0.861202">
                <text:p>0.861202</text:p>
              </table:table-cell>
              <table:table-cell office:value-type="float" office:value="0.886902">
                <text:p>0.886902</text:p>
              </table:table-cell>
              <table:table-cell office:value-type="float" office:value="0.899915">
                <text:p>0.899915</text:p>
              </table:table-cell>
              <table:table-cell office:value-type="float" office:value="0.901104">
                <text:p>0.901104</text:p>
              </table:table-cell>
              <table:table-cell office:value-type="float" office:value="0.648268">
                <text:p>0.64826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269103">
                <text:p>0.269103</text:p>
              </table:table-cell>
              <table:table-cell office:value-type="float" office:value="0.498792">
                <text:p>0.498792</text:p>
              </table:table-cell>
              <table:table-cell office:value-type="float" office:value="0.548802">
                <text:p>0.548802</text:p>
              </table:table-cell>
              <table:table-cell office:value-type="float" office:value="0.60634">
                <text:p>0.60634</text:p>
              </table:table-cell>
              <table:table-cell office:value-type="float" office:value="0.612372">
                <text:p>0.612372</text:p>
              </table:table-cell>
              <table:table-cell office:value-type="float" office:value="0.684881">
                <text:p>0.684881</text:p>
              </table:table-cell>
              <table:table-cell office:value-type="float" office:value="0.834884">
                <text:p>0.834884</text:p>
              </table:table-cell>
              <table:table-cell office:value-type="float" office:value="0.869339">
                <text:p>0.869339</text:p>
              </table:table-cell>
              <table:table-cell office:value-type="float" office:value="0.887761">
                <text:p>0.887761</text:p>
              </table:table-cell>
              <table:table-cell office:value-type="float" office:value="0.900466">
                <text:p>0.900466</text:p>
              </table:table-cell>
              <table:table-cell office:value-type="float" office:value="0.901104">
                <text:p>0.901104</text:p>
              </table:table-cell>
              <table:table-cell office:value-type="float" office:value="0.671274">
                <text:p>0.67127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364329">
                <text:p>0.364329</text:p>
              </table:table-cell>
              <table:table-cell office:value-type="float" office:value="0.519237">
                <text:p>0.519237</text:p>
              </table:table-cell>
              <table:table-cell office:value-type="float" office:value="0.585507">
                <text:p>0.585507</text:p>
              </table:table-cell>
              <table:table-cell office:value-type="float" office:value="0.612372">
                <text:p>0.6123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84899">
                <text:p>0.684899</text:p>
              </table:table-cell>
              <table:table-cell office:value-type="float" office:value="0.819941">
                <text:p>0.819941</text:p>
              </table:table-cell>
              <table:table-cell office:value-type="float" office:value="0.870808">
                <text:p>0.870808</text:p>
              </table:table-cell>
              <table:table-cell office:value-type="float" office:value="0.886852">
                <text:p>0.886852</text:p>
              </table:table-cell>
              <table:table-cell office:value-type="float" office:value="0.89896">
                <text:p>0.89896</text:p>
              </table:table-cell>
              <table:table-cell office:value-type="float" office:value="0.901104">
                <text:p>0.901104</text:p>
              </table:table-cell>
              <table:table-cell office:value-type="float" office:value="0.685528">
                <text:p>0.68552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350725">
                <text:p>0.350725</text:p>
              </table:table-cell>
              <table:table-cell office:value-type="float" office:value="0.527408">
                <text:p>0.527408</text:p>
              </table:table-cell>
              <table:table-cell office:value-type="float" office:value="0.599726">
                <text:p>0.5997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32035">
                <text:p>0.632035</text:p>
              </table:table-cell>
              <table:table-cell office:value-type="float" office:value="0.758052">
                <text:p>0.758052</text:p>
              </table:table-cell>
              <table:table-cell office:value-type="float" office:value="0.840571">
                <text:p>0.840571</text:p>
              </table:table-cell>
              <table:table-cell office:value-type="float" office:value="0.876391">
                <text:p>0.876391</text:p>
              </table:table-cell>
              <table:table-cell office:value-type="float" office:value="0.888141">
                <text:p>0.888141</text:p>
              </table:table-cell>
              <table:table-cell office:value-type="float" office:value="0.900515">
                <text:p>0.900515</text:p>
              </table:table-cell>
              <table:table-cell office:value-type="float" office:value="0.901104">
                <text:p>0.901104</text:p>
              </table:table-cell>
              <table:table-cell office:value-type="float" office:value="0.698594">
                <text:p>0.69859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333082">
                <text:p>0.333082</text:p>
              </table:table-cell>
              <table:table-cell office:value-type="float" office:value="0.498403">
                <text:p>0.498403</text:p>
              </table:table-cell>
              <table:table-cell office:value-type="float" office:value="0.55272">
                <text:p>0.55272</text:p>
              </table:table-cell>
              <table:table-cell office:value-type="float" office:value="0.612372">
                <text:p>0.612372</text:p>
              </table:table-cell>
              <table:table-cell office:value-type="float" office:value="0.616962">
                <text:p>0.616962</text:p>
              </table:table-cell>
              <table:table-cell office:value-type="float" office:value="0.727899">
                <text:p>0.727899</text:p>
              </table:table-cell>
              <table:table-cell office:value-type="float" office:value="0.819856">
                <text:p>0.819856</text:p>
              </table:table-cell>
              <table:table-cell office:value-type="float" office:value="0.869814">
                <text:p>0.869814</text:p>
              </table:table-cell>
              <table:table-cell office:value-type="float" office:value="0.887169">
                <text:p>0.887169</text:p>
              </table:table-cell>
              <table:table-cell office:value-type="float" office:value="0.90016">
                <text:p>0.90016</text:p>
              </table:table-cell>
              <table:table-cell office:value-type="float" office:value="0.901104">
                <text:p>0.901104</text:p>
              </table:table-cell>
              <table:table-cell office:value-type="float" office:value="0.681844">
                <text:p>0.6818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07792">
                <text:p>0.407792</text:p>
              </table:table-cell>
              <table:table-cell office:value-type="float" office:value="0.508814">
                <text:p>0.508814</text:p>
              </table:table-cell>
              <table:table-cell office:value-type="float" office:value="0.58026">
                <text:p>0.58026</text:p>
              </table:table-cell>
              <table:table-cell office:value-type="float" office:value="0.612372">
                <text:p>0.612372</text:p>
              </table:table-cell>
              <table:table-cell office:value-type="float" office:value="0.65321">
                <text:p>0.65321</text:p>
              </table:table-cell>
              <table:table-cell office:value-type="float" office:value="0.78016">
                <text:p>0.78016</text:p>
              </table:table-cell>
              <table:table-cell office:value-type="float" office:value="0.838767">
                <text:p>0.838767</text:p>
              </table:table-cell>
              <table:table-cell office:value-type="float" office:value="0.874664">
                <text:p>0.874664</text:p>
              </table:table-cell>
              <table:table-cell office:value-type="float" office:value="0.888141">
                <text:p>0.888141</text:p>
              </table:table-cell>
              <table:table-cell office:value-type="float" office:value="0.899609">
                <text:p>0.899609</text:p>
              </table:table-cell>
              <table:table-cell office:value-type="float" office:value="0.901104">
                <text:p>0.901104</text:p>
              </table:table-cell>
              <table:table-cell office:value-type="float" office:value="0.704379">
                <text:p>0.704379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349708">
                <text:p>0.349708</text:p>
              </table:table-cell>
              <table:table-cell office:value-type="float" office:value="0.495179">
                <text:p>0.495179</text:p>
              </table:table-cell>
              <table:table-cell office:value-type="float" office:value="0.558875">
                <text:p>0.558875</text:p>
              </table:table-cell>
              <table:table-cell office:value-type="float" office:value="0.612372">
                <text:p>0.612372</text:p>
              </table:table-cell>
              <table:table-cell office:value-type="float" office:value="0.658308">
                <text:p>0.658308</text:p>
              </table:table-cell>
              <table:table-cell office:value-type="float" office:value="0.761443">
                <text:p>0.761443</text:p>
              </table:table-cell>
              <table:table-cell office:value-type="float" office:value="0.83724">
                <text:p>0.83724</text:p>
              </table:table-cell>
              <table:table-cell office:value-type="float" office:value="0.874987">
                <text:p>0.874987</text:p>
              </table:table-cell>
              <table:table-cell office:value-type="float" office:value="0.888019">
                <text:p>0.888019</text:p>
              </table:table-cell>
              <table:table-cell office:value-type="float" office:value="0.900111">
                <text:p>0.900111</text:p>
              </table:table-cell>
              <table:table-cell office:value-type="float" office:value="0.901104">
                <text:p>0.901104</text:p>
              </table:table-cell>
              <table:table-cell office:value-type="float" office:value="0.693624">
                <text:p>0.69362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349288">
                <text:p>0.349288</text:p>
              </table:table-cell>
              <table:table-cell office:value-type="float" office:value="0.493256">
                <text:p>0.493256</text:p>
              </table:table-cell>
              <table:table-cell office:value-type="float" office:value="0.544742">
                <text:p>0.544742</text:p>
              </table:table-cell>
              <table:table-cell office:value-type="float" office:value="0.603066">
                <text:p>0.603066</text:p>
              </table:table-cell>
              <table:table-cell office:value-type="float" office:value="0.626623">
                <text:p>0.626623</text:p>
              </table:table-cell>
              <table:table-cell office:value-type="float" office:value="0.731924">
                <text:p>0.731924</text:p>
              </table:table-cell>
              <table:table-cell office:value-type="float" office:value="0.822712">
                <text:p>0.822712</text:p>
              </table:table-cell>
              <table:table-cell office:value-type="float" office:value="0.867739">
                <text:p>0.867739</text:p>
              </table:table-cell>
              <table:table-cell office:value-type="float" office:value="0.887417">
                <text:p>0.887417</text:p>
              </table:table-cell>
              <table:table-cell office:value-type="float" office:value="0.897651">
                <text:p>0.897651</text:p>
              </table:table-cell>
              <table:table-cell office:value-type="float" office:value="0.901104">
                <text:p>0.901104</text:p>
              </table:table-cell>
              <table:table-cell office:value-type="float" office:value="0.682442">
                <text:p>0.68244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398137">
                <text:p>0.398137</text:p>
              </table:table-cell>
              <table:table-cell office:value-type="float" office:value="0.509162">
                <text:p>0.509162</text:p>
              </table:table-cell>
              <table:table-cell office:value-type="float" office:value="0.581801">
                <text:p>0.581801</text:p>
              </table:table-cell>
              <table:table-cell office:value-type="float" office:value="0.612372">
                <text:p>0.612372</text:p>
              </table:table-cell>
              <table:table-cell office:value-type="float" office:value="0.633196">
                <text:p>0.633196</text:p>
              </table:table-cell>
              <table:table-cell office:value-type="float" office:value="0.738798">
                <text:p>0.738798</text:p>
              </table:table-cell>
              <table:table-cell office:value-type="float" office:value="0.830347">
                <text:p>0.830347</text:p>
              </table:table-cell>
              <table:table-cell office:value-type="float" office:value="0.876663">
                <text:p>0.876663</text:p>
              </table:table-cell>
              <table:table-cell office:value-type="float" office:value="0.888584">
                <text:p>0.888584</text:p>
              </table:table-cell>
              <table:table-cell office:value-type="float" office:value="0.899255">
                <text:p>0.899255</text:p>
              </table:table-cell>
              <table:table-cell office:value-type="float" office:value="0.901104">
                <text:p>0.901104</text:p>
              </table:table-cell>
              <table:table-cell office:value-type="float" office:value="0.696832">
                <text:p>0.69683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09011">
                <text:p>0.309011</text:p>
              </table:table-cell>
              <table:table-cell office:value-type="float" office:value="0.491464">
                <text:p>0.491464</text:p>
              </table:table-cell>
              <table:table-cell office:value-type="float" office:value="0.569076">
                <text:p>0.569076</text:p>
              </table:table-cell>
              <table:table-cell office:value-type="float" office:value="0.612372">
                <text:p>0.612372</text:p>
              </table:table-cell>
              <table:table-cell office:value-type="float" office:value="0.688857">
                <text:p>0.688857</text:p>
              </table:table-cell>
              <table:table-cell office:value-type="float" office:value="0.797569">
                <text:p>0.797569</text:p>
              </table:table-cell>
              <table:table-cell office:value-type="float" office:value="0.854912">
                <text:p>0.854912</text:p>
              </table:table-cell>
              <table:table-cell office:value-type="float" office:value="0.88361">
                <text:p>0.88361</text:p>
              </table:table-cell>
              <table:table-cell office:value-type="float" office:value="0.889113">
                <text:p>0.889113</text:p>
              </table:table-cell>
              <table:table-cell office:value-type="float" office:value="0.900259">
                <text:p>0.900259</text:p>
              </table:table-cell>
              <table:table-cell office:value-type="float" office:value="0.901104">
                <text:p>0.901104</text:p>
              </table:table-cell>
              <table:table-cell office:value-type="float" office:value="0.699624">
                <text:p>0.69962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348525">
                <text:p>0.348525</text:p>
              </table:table-cell>
              <table:table-cell office:value-type="float" office:value="0.501475">
                <text:p>0.501475</text:p>
              </table:table-cell>
              <table:table-cell office:value-type="float" office:value="0.57251">
                <text:p>0.57251</text:p>
              </table:table-cell>
              <table:table-cell office:value-type="float" office:value="0.612372">
                <text:p>0.612372</text:p>
              </table:table-cell>
              <table:table-cell office:value-type="float" office:value="0.660602">
                <text:p>0.660602</text:p>
              </table:table-cell>
              <table:table-cell office:value-type="float" office:value="0.793573">
                <text:p>0.793573</text:p>
              </table:table-cell>
              <table:table-cell office:value-type="float" office:value="0.857639">
                <text:p>0.857639</text:p>
              </table:table-cell>
              <table:table-cell office:value-type="float" office:value="0.885234">
                <text:p>0.885234</text:p>
              </table:table-cell>
              <table:table-cell office:value-type="float" office:value="0.889177">
                <text:p>0.889177</text:p>
              </table:table-cell>
              <table:table-cell office:value-type="float" office:value="0.90081">
                <text:p>0.90081</text:p>
              </table:table-cell>
              <table:table-cell office:value-type="float" office:value="0.901104">
                <text:p>0.901104</text:p>
              </table:table-cell>
              <table:table-cell office:value-type="float" office:value="0.702192">
                <text:p>0.70219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357893">
                <text:p>0.357893</text:p>
              </table:table-cell>
              <table:table-cell office:value-type="float" office:value="0.510574">
                <text:p>0.510574</text:p>
              </table:table-cell>
              <table:table-cell office:value-type="float" office:value="0.569355">
                <text:p>0.569355</text:p>
              </table:table-cell>
              <table:table-cell office:value-type="float" office:value="0.611719">
                <text:p>0.611719</text:p>
              </table:table-cell>
              <table:table-cell office:value-type="float" office:value="0.660687">
                <text:p>0.660687</text:p>
              </table:table-cell>
              <table:table-cell office:value-type="float" office:value="0.81816">
                <text:p>0.81816</text:p>
              </table:table-cell>
              <table:table-cell office:value-type="float" office:value="0.86344">
                <text:p>0.86344</text:p>
              </table:table-cell>
              <table:table-cell office:value-type="float" office:value="0.884771">
                <text:p>0.884771</text:p>
              </table:table-cell>
              <table:table-cell office:value-type="float" office:value="0.888237">
                <text:p>0.888237</text:p>
              </table:table-cell>
              <table:table-cell office:value-type="float" office:value="0.899206">
                <text:p>0.899206</text:p>
              </table:table-cell>
              <table:table-cell office:value-type="float" office:value="0.901104">
                <text:p>0.901104</text:p>
              </table:table-cell>
              <table:table-cell office:value-type="float" office:value="0.706404">
                <text:p>0.70640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146416">
                <text:p>0.146416</text:p>
              </table:table-cell>
              <table:table-cell office:value-type="float" office:value="0.487176">
                <text:p>0.487176</text:p>
              </table:table-cell>
              <table:table-cell office:value-type="float" office:value="0.535742">
                <text:p>0.535742</text:p>
              </table:table-cell>
              <table:table-cell office:value-type="float" office:value="0.58417">
                <text:p>0.58417</text:p>
              </table:table-cell>
              <table:table-cell office:value-type="float" office:value="0.626856">
                <text:p>0.626856</text:p>
              </table:table-cell>
              <table:table-cell office:value-type="float" office:value="0.7689">
                <text:p>0.7689</text:p>
              </table:table-cell>
              <table:table-cell office:value-type="float" office:value="0.847391">
                <text:p>0.847391</text:p>
              </table:table-cell>
              <table:table-cell office:value-type="float" office:value="0.876625">
                <text:p>0.876625</text:p>
              </table:table-cell>
              <table:table-cell office:value-type="float" office:value="0.887459">
                <text:p>0.887459</text:p>
              </table:table-cell>
              <table:table-cell office:value-type="float" office:value="0.899255">
                <text:p>0.899255</text:p>
              </table:table-cell>
              <table:table-cell office:value-type="float" office:value="0.901104">
                <text:p>0.901104</text:p>
              </table:table-cell>
              <table:table-cell office:value-type="float" office:value="0.665999">
                <text:p>0.66599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304959">
                <text:p>0.304959</text:p>
              </table:table-cell>
              <table:table-cell office:value-type="float" office:value="0.506817">
                <text:p>0.506817</text:p>
              </table:table-cell>
              <table:table-cell office:value-type="float" office:value="0.54753">
                <text:p>0.54753</text:p>
              </table:table-cell>
              <table:table-cell office:value-type="float" office:value="0.603368">
                <text:p>0.603368</text:p>
              </table:table-cell>
              <table:table-cell office:value-type="float" office:value="0.706996">
                <text:p>0.706996</text:p>
              </table:table-cell>
              <table:table-cell office:value-type="float" office:value="0.811992">
                <text:p>0.811992</text:p>
              </table:table-cell>
              <table:table-cell office:value-type="float" office:value="0.853317">
                <text:p>0.853317</text:p>
              </table:table-cell>
              <table:table-cell office:value-type="float" office:value="0.876316">
                <text:p>0.876316</text:p>
              </table:table-cell>
              <table:table-cell office:value-type="float" office:value="0.888019">
                <text:p>0.888019</text:p>
              </table:table-cell>
              <table:table-cell office:value-type="float" office:value="0.900308">
                <text:p>0.900308</text:p>
              </table:table-cell>
              <table:table-cell office:value-type="float" office:value="0.901104">
                <text:p>0.901104</text:p>
              </table:table-cell>
              <table:table-cell office:value-type="float" office:value="0.699962">
                <text:p>0.69996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295585">
                <text:p>0.295585</text:p>
              </table:table-cell>
              <table:table-cell office:value-type="float" office:value="0.517364">
                <text:p>0.517364</text:p>
              </table:table-cell>
              <table:table-cell office:value-type="float" office:value="0.549042">
                <text:p>0.549042</text:p>
              </table:table-cell>
              <table:table-cell office:value-type="float" office:value="0.609908">
                <text:p>0.609908</text:p>
              </table:table-cell>
              <table:table-cell office:value-type="float" office:value="0.719226">
                <text:p>0.719226</text:p>
              </table:table-cell>
              <table:table-cell office:value-type="float" office:value="0.821989">
                <text:p>0.821989</text:p>
              </table:table-cell>
              <table:table-cell office:value-type="float" office:value="0.855192">
                <text:p>0.855192</text:p>
              </table:table-cell>
              <table:table-cell office:value-type="float" office:value="0.872097">
                <text:p>0.872097</text:p>
              </table:table-cell>
              <table:table-cell office:value-type="float" office:value="0.887581">
                <text:p>0.887581</text:p>
              </table:table-cell>
              <table:table-cell office:value-type="float" office:value="0.898508">
                <text:p>0.898508</text:p>
              </table:table-cell>
              <table:table-cell office:value-type="float" office:value="0.901104">
                <text:p>0.901104</text:p>
              </table:table-cell>
              <table:table-cell office:value-type="float" office:value="0.702649">
                <text:p>0.70264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195466">
                <text:p>0.195466</text:p>
              </table:table-cell>
              <table:table-cell office:value-type="float" office:value="0.524668">
                <text:p>0.524668</text:p>
              </table:table-cell>
              <table:table-cell office:value-type="float" office:value="0.570894">
                <text:p>0.570894</text:p>
              </table:table-cell>
              <table:table-cell office:value-type="float" office:value="0.628091">
                <text:p>0.628091</text:p>
              </table:table-cell>
              <table:table-cell office:value-type="float" office:value="0.706838">
                <text:p>0.706838</text:p>
              </table:table-cell>
              <table:table-cell office:value-type="float" office:value="0.79564">
                <text:p>0.79564</text:p>
              </table:table-cell>
              <table:table-cell office:value-type="float" office:value="0.851979">
                <text:p>0.851979</text:p>
              </table:table-cell>
              <table:table-cell office:value-type="float" office:value="0.864857">
                <text:p>0.864857</text:p>
              </table:table-cell>
              <table:table-cell office:value-type="float" office:value="0.886632">
                <text:p>0.886632</text:p>
              </table:table-cell>
              <table:table-cell office:value-type="float" office:value="0.896402">
                <text:p>0.896402</text:p>
              </table:table-cell>
              <table:table-cell office:value-type="float" office:value="0.901104">
                <text:p>0.901104</text:p>
              </table:table-cell>
              <table:table-cell office:value-type="float" office:value="0.692147">
                <text:p>0.69214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341138">
                <text:p>0.341138</text:p>
              </table:table-cell>
              <table:table-cell office:value-type="float" office:value="0.533393">
                <text:p>0.533393</text:p>
              </table:table-cell>
              <table:table-cell office:value-type="float" office:value="0.581337">
                <text:p>0.581337</text:p>
              </table:table-cell>
              <table:table-cell office:value-type="float" office:value="0.638316">
                <text:p>0.638316</text:p>
              </table:table-cell>
              <table:table-cell office:value-type="float" office:value="0.733878">
                <text:p>0.733878</text:p>
              </table:table-cell>
              <table:table-cell office:value-type="float" office:value="0.818145">
                <text:p>0.818145</text:p>
              </table:table-cell>
              <table:table-cell office:value-type="float" office:value="0.854433">
                <text:p>0.854433</text:p>
              </table:table-cell>
              <table:table-cell office:value-type="float" office:value="0.875826">
                <text:p>0.875826</text:p>
              </table:table-cell>
              <table:table-cell office:value-type="float" office:value="0.888091">
                <text:p>0.888091</text:p>
              </table:table-cell>
              <table:table-cell office:value-type="float" office:value="0.896353">
                <text:p>0.896353</text:p>
              </table:table-cell>
              <table:table-cell office:value-type="float" office:value="0.901104">
                <text:p>0.901104</text:p>
              </table:table-cell>
              <table:table-cell office:value-type="float" office:value="0.716091">
                <text:p>0.71609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328744">
                <text:p>0.328744</text:p>
              </table:table-cell>
              <table:table-cell office:value-type="float" office:value="0.532358">
                <text:p>0.532358</text:p>
              </table:table-cell>
              <table:table-cell office:value-type="float" office:value="0.575161">
                <text:p>0.575161</text:p>
              </table:table-cell>
              <table:table-cell office:value-type="float" office:value="0.6118">
                <text:p>0.6118</text:p>
              </table:table-cell>
              <table:table-cell office:value-type="float" office:value="0.691592">
                <text:p>0.691592</text:p>
              </table:table-cell>
              <table:table-cell office:value-type="float" office:value="0.789734">
                <text:p>0.789734</text:p>
              </table:table-cell>
              <table:table-cell office:value-type="float" office:value="0.846916">
                <text:p>0.846916</text:p>
              </table:table-cell>
              <table:table-cell office:value-type="float" office:value="0.875254">
                <text:p>0.875254</text:p>
              </table:table-cell>
              <table:table-cell office:value-type="float" office:value="0.888268">
                <text:p>0.888268</text:p>
              </table:table-cell>
              <table:table-cell office:value-type="float" office:value="0.899511">
                <text:p>0.899511</text:p>
              </table:table-cell>
              <table:table-cell office:value-type="float" office:value="0.901104">
                <text:p>0.901104</text:p>
              </table:table-cell>
              <table:table-cell office:value-type="float" office:value="0.703934">
                <text:p>0.70393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439004">
                <text:p>0.439004</text:p>
              </table:table-cell>
              <table:table-cell office:value-type="float" office:value="0.528791">
                <text:p>0.528791</text:p>
              </table:table-cell>
              <table:table-cell office:value-type="float" office:value="0.569657">
                <text:p>0.569657</text:p>
              </table:table-cell>
              <table:table-cell office:value-type="float" office:value="0.610829">
                <text:p>0.610829</text:p>
              </table:table-cell>
              <table:table-cell office:value-type="float" office:value="0.714455">
                <text:p>0.714455</text:p>
              </table:table-cell>
              <table:table-cell office:value-type="float" office:value="0.824999">
                <text:p>0.824999</text:p>
              </table:table-cell>
              <table:table-cell office:value-type="float" office:value="0.85718">
                <text:p>0.85718</text:p>
              </table:table-cell>
              <table:table-cell office:value-type="float" office:value="0.883269">
                <text:p>0.883269</text:p>
              </table:table-cell>
              <table:table-cell office:value-type="float" office:value="0.89132">
                <text:p>0.89132</text:p>
              </table:table-cell>
              <table:table-cell office:value-type="float" office:value="0.900711">
                <text:p>0.900711</text:p>
              </table:table-cell>
              <table:table-cell office:value-type="float" office:value="0.901104">
                <text:p>0.901104</text:p>
              </table:table-cell>
              <table:table-cell office:value-type="float" office:value="0.722022">
                <text:p>0.72202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431361">
                <text:p>0.431361</text:p>
              </table:table-cell>
              <table:table-cell office:value-type="float" office:value="0.530095">
                <text:p>0.530095</text:p>
              </table:table-cell>
              <table:table-cell office:value-type="float" office:value="0.57903">
                <text:p>0.57903</text:p>
              </table:table-cell>
              <table:table-cell office:value-type="float" office:value="0.613916">
                <text:p>0.613916</text:p>
              </table:table-cell>
              <table:table-cell office:value-type="float" office:value="0.744832">
                <text:p>0.744832</text:p>
              </table:table-cell>
              <table:table-cell office:value-type="float" office:value="0.84125">
                <text:p>0.84125</text:p>
              </table:table-cell>
              <table:table-cell office:value-type="float" office:value="0.867716">
                <text:p>0.867716</text:p>
              </table:table-cell>
              <table:table-cell office:value-type="float" office:value="0.886227">
                <text:p>0.886227</text:p>
              </table:table-cell>
              <table:table-cell office:value-type="float" office:value="0.892174">
                <text:p>0.892174</text:p>
              </table:table-cell>
              <table:table-cell office:value-type="float" office:value="0.90081">
                <text:p>0.90081</text:p>
              </table:table-cell>
              <table:table-cell office:value-type="float" office:value="0.901104">
                <text:p>0.901104</text:p>
              </table:table-cell>
              <table:table-cell office:value-type="float" office:value="0.728741">
                <text:p>0.72874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247609">
                <text:p>0.247609</text:p>
              </table:table-cell>
              <table:table-cell office:value-type="float" office:value="0.526281">
                <text:p>0.526281</text:p>
              </table:table-cell>
              <table:table-cell office:value-type="float" office:value="0.569117">
                <text:p>0.569117</text:p>
              </table:table-cell>
              <table:table-cell office:value-type="float" office:value="0.612372">
                <text:p>0.612372</text:p>
              </table:table-cell>
              <table:table-cell office:value-type="float" office:value="0.674615">
                <text:p>0.674615</text:p>
              </table:table-cell>
              <table:table-cell office:value-type="float" office:value="0.802492">
                <text:p>0.802492</text:p>
              </table:table-cell>
              <table:table-cell office:value-type="float" office:value="0.850349">
                <text:p>0.850349</text:p>
              </table:table-cell>
              <table:table-cell office:value-type="float" office:value="0.875016">
                <text:p>0.875016</text:p>
              </table:table-cell>
              <table:table-cell office:value-type="float" office:value="0.887902">
                <text:p>0.887902</text:p>
              </table:table-cell>
              <table:table-cell office:value-type="float" office:value="0.90016">
                <text:p>0.90016</text:p>
              </table:table-cell>
              <table:table-cell office:value-type="float" office:value="0.901104">
                <text:p>0.901104</text:p>
              </table:table-cell>
              <table:table-cell office:value-type="float" office:value="0.694591">
                <text:p>0.694591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385716">
                <text:p>0.385716</text:p>
              </table:table-cell>
              <table:table-cell office:value-type="float" office:value="0.546027">
                <text:p>0.546027</text:p>
              </table:table-cell>
              <table:table-cell office:value-type="float" office:value="0.60811">
                <text:p>0.60811</text:p>
              </table:table-cell>
              <table:table-cell office:value-type="float" office:value="0.618826">
                <text:p>0.618826</text:p>
              </table:table-cell>
              <table:table-cell office:value-type="float" office:value="0.74372">
                <text:p>0.74372</text:p>
              </table:table-cell>
              <table:table-cell office:value-type="float" office:value="0.819627">
                <text:p>0.819627</text:p>
              </table:table-cell>
              <table:table-cell office:value-type="float" office:value="0.853098">
                <text:p>0.853098</text:p>
              </table:table-cell>
              <table:table-cell office:value-type="float" office:value="0.88105">
                <text:p>0.88105</text:p>
              </table:table-cell>
              <table:table-cell office:value-type="float" office:value="0.889657">
                <text:p>0.889657</text:p>
              </table:table-cell>
              <table:table-cell office:value-type="float" office:value="0.90081">
                <text:p>0.90081</text:p>
              </table:table-cell>
              <table:table-cell office:value-type="float" office:value="0.901104">
                <text:p>0.901104</text:p>
              </table:table-cell>
              <table:table-cell office:value-type="float" office:value="0.724664">
                <text:p>0.72466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439238">
                <text:p>0.439238</text:p>
              </table:table-cell>
              <table:table-cell office:value-type="float" office:value="0.548726">
                <text:p>0.548726</text:p>
              </table:table-cell>
              <table:table-cell office:value-type="float" office:value="0.608723">
                <text:p>0.608723</text:p>
              </table:table-cell>
              <table:table-cell office:value-type="float" office:value="0.612372">
                <text:p>0.612372</text:p>
              </table:table-cell>
              <table:table-cell office:value-type="float" office:value="0.664226">
                <text:p>0.664226</text:p>
              </table:table-cell>
              <table:table-cell office:value-type="float" office:value="0.788246">
                <text:p>0.788246</text:p>
              </table:table-cell>
              <table:table-cell office:value-type="float" office:value="0.842002">
                <text:p>0.842002</text:p>
              </table:table-cell>
              <table:table-cell office:value-type="float" office:value="0.874319">
                <text:p>0.874319</text:p>
              </table:table-cell>
              <table:table-cell office:value-type="float" office:value="0.887314">
                <text:p>0.887314</text:p>
              </table:table-cell>
              <table:table-cell office:value-type="float" office:value="0.900308">
                <text:p>0.900308</text:p>
              </table:table-cell>
              <table:table-cell office:value-type="float" office:value="0.901104">
                <text:p>0.901104</text:p>
              </table:table-cell>
              <table:table-cell office:value-type="float" office:value="0.716547">
                <text:p>0.716547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432855">
                <text:p>0.432855</text:p>
              </table:table-cell>
              <table:table-cell office:value-type="float" office:value="0.543724">
                <text:p>0.543724</text:p>
              </table:table-cell>
              <table:table-cell office:value-type="float" office:value="0.59937">
                <text:p>0.59937</text:p>
              </table:table-cell>
              <table:table-cell office:value-type="float" office:value="0.612372">
                <text:p>0.612372</text:p>
              </table:table-cell>
              <table:table-cell office:value-type="float" office:value="0.627355">
                <text:p>0.627355</text:p>
              </table:table-cell>
              <table:table-cell office:value-type="float" office:value="0.744311">
                <text:p>0.744311</text:p>
              </table:table-cell>
              <table:table-cell office:value-type="float" office:value="0.839938">
                <text:p>0.839938</text:p>
              </table:table-cell>
              <table:table-cell office:value-type="float" office:value="0.875851">
                <text:p>0.875851</text:p>
              </table:table-cell>
              <table:table-cell office:value-type="float" office:value="0.888019">
                <text:p>0.888019</text:p>
              </table:table-cell>
              <table:table-cell office:value-type="float" office:value="0.900062">
                <text:p>0.900062</text:p>
              </table:table-cell>
              <table:table-cell office:value-type="float" office:value="0.901104">
                <text:p>0.901104</text:p>
              </table:table-cell>
              <table:table-cell office:value-type="float" office:value="0.706386">
                <text:p>0.70638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395005">
                <text:p>0.395005</text:p>
              </table:table-cell>
              <table:table-cell office:value-type="float" office:value="0.546746">
                <text:p>0.546746</text:p>
              </table:table-cell>
              <table:table-cell office:value-type="float" office:value="0.600731">
                <text:p>0.600731</text:p>
              </table:table-cell>
              <table:table-cell office:value-type="float" office:value="0.612372">
                <text:p>0.612372</text:p>
              </table:table-cell>
              <table:table-cell office:value-type="float" office:value="0.671579">
                <text:p>0.671579</text:p>
              </table:table-cell>
              <table:table-cell office:value-type="float" office:value="0.811757">
                <text:p>0.811757</text:p>
              </table:table-cell>
              <table:table-cell office:value-type="float" office:value="0.861847">
                <text:p>0.861847</text:p>
              </table:table-cell>
              <table:table-cell office:value-type="float" office:value="0.881788">
                <text:p>0.881788</text:p>
              </table:table-cell>
              <table:table-cell office:value-type="float" office:value="0.892875">
                <text:p>0.892875</text:p>
              </table:table-cell>
              <table:table-cell office:value-type="float" office:value="0.90081">
                <text:p>0.90081</text:p>
              </table:table-cell>
              <table:table-cell office:value-type="float" office:value="0.901104">
                <text:p>0.901104</text:p>
              </table:table-cell>
              <table:table-cell office:value-type="float" office:value="0.717551">
                <text:p>0.71755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441101">
                <text:p>0.441101</text:p>
              </table:table-cell>
              <table:table-cell office:value-type="float" office:value="0.558303">
                <text:p>0.558303</text:p>
              </table:table-cell>
              <table:table-cell office:value-type="float" office:value="0.599568">
                <text:p>0.599568</text:p>
              </table:table-cell>
              <table:table-cell office:value-type="float" office:value="0.612372">
                <text:p>0.612372</text:p>
              </table:table-cell>
              <table:table-cell office:value-type="float" office:value="0.734453">
                <text:p>0.734453</text:p>
              </table:table-cell>
              <table:table-cell office:value-type="float" office:value="0.830806">
                <text:p>0.830806</text:p>
              </table:table-cell>
              <table:table-cell office:value-type="float" office:value="0.862768">
                <text:p>0.862768</text:p>
              </table:table-cell>
              <table:table-cell office:value-type="float" office:value="0.882443">
                <text:p>0.882443</text:p>
              </table:table-cell>
              <table:table-cell office:value-type="float" office:value="0.890053">
                <text:p>0.890053</text:p>
              </table:table-cell>
              <table:table-cell office:value-type="float" office:value="0.900662">
                <text:p>0.900662</text:p>
              </table:table-cell>
              <table:table-cell office:value-type="float" office:value="0.901104">
                <text:p>0.901104</text:p>
              </table:table-cell>
              <table:table-cell office:value-type="float" office:value="0.731253">
                <text:p>0.731253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309342">
                <text:p>0.309342</text:p>
              </table:table-cell>
              <table:table-cell office:value-type="float" office:value="0.535969">
                <text:p>0.535969</text:p>
              </table:table-cell>
              <table:table-cell office:value-type="float" office:value="0.591365">
                <text:p>0.591365</text:p>
              </table:table-cell>
              <table:table-cell office:value-type="float" office:value="0.612372">
                <text:p>0.612372</text:p>
              </table:table-cell>
              <table:table-cell office:value-type="float" office:value="0.693767">
                <text:p>0.693767</text:p>
              </table:table-cell>
              <table:table-cell office:value-type="float" office:value="0.828294">
                <text:p>0.828294</text:p>
              </table:table-cell>
              <table:table-cell office:value-type="float" office:value="0.860283">
                <text:p>0.860283</text:p>
              </table:table-cell>
              <table:table-cell office:value-type="float" office:value="0.878991">
                <text:p>0.878991</text:p>
              </table:table-cell>
              <table:table-cell office:value-type="float" office:value="0.88777">
                <text:p>0.88777</text:p>
              </table:table-cell>
              <table:table-cell office:value-type="float" office:value="0.899059">
                <text:p>0.899059</text:p>
              </table:table-cell>
              <table:table-cell office:value-type="float" office:value="0.901104">
                <text:p>0.901104</text:p>
              </table:table-cell>
              <table:table-cell office:value-type="float" office:value="0.709721">
                <text:p>0.709721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212329">
                <text:p>0.212329</text:p>
              </table:table-cell>
              <table:table-cell office:value-type="float" office:value="0.534458">
                <text:p>0.534458</text:p>
              </table:table-cell>
              <table:table-cell office:value-type="float" office:value="0.600663">
                <text:p>0.600663</text:p>
              </table:table-cell>
              <table:table-cell office:value-type="float" office:value="0.656398">
                <text:p>0.656398</text:p>
              </table:table-cell>
              <table:table-cell office:value-type="float" office:value="0.794838">
                <text:p>0.794838</text:p>
              </table:table-cell>
              <table:table-cell office:value-type="float" office:value="0.841133">
                <text:p>0.841133</text:p>
              </table:table-cell>
              <table:table-cell office:value-type="float" office:value="0.863965">
                <text:p>0.863965</text:p>
              </table:table-cell>
              <table:table-cell office:value-type="float" office:value="0.883117">
                <text:p>0.883117</text:p>
              </table:table-cell>
              <table:table-cell office:value-type="float" office:value="0.888548">
                <text:p>0.888548</text:p>
              </table:table-cell>
              <table:table-cell office:value-type="float" office:value="0.900711">
                <text:p>0.900711</text:p>
              </table:table-cell>
              <table:table-cell office:value-type="float" office:value="0.901104">
                <text:p>0.901104</text:p>
              </table:table-cell>
              <table:table-cell office:value-type="float" office:value="0.717616">
                <text:p>0.71761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288644">
                <text:p>0.288644</text:p>
              </table:table-cell>
              <table:table-cell office:value-type="float" office:value="0.529335">
                <text:p>0.529335</text:p>
              </table:table-cell>
              <table:table-cell office:value-type="float" office:value="0.585746">
                <text:p>0.585746</text:p>
              </table:table-cell>
              <table:table-cell office:value-type="float" office:value="0.627532">
                <text:p>0.627532</text:p>
              </table:table-cell>
              <table:table-cell office:value-type="float" office:value="0.730139">
                <text:p>0.730139</text:p>
              </table:table-cell>
              <table:table-cell office:value-type="float" office:value="0.834181">
                <text:p>0.834181</text:p>
              </table:table-cell>
              <table:table-cell office:value-type="float" office:value="0.862834">
                <text:p>0.862834</text:p>
              </table:table-cell>
              <table:table-cell office:value-type="float" office:value="0.880903">
                <text:p>0.880903</text:p>
              </table:table-cell>
              <table:table-cell office:value-type="float" office:value="0.888815">
                <text:p>0.888815</text:p>
              </table:table-cell>
              <table:table-cell office:value-type="float" office:value="0.898606">
                <text:p>0.898606</text:p>
              </table:table-cell>
              <table:table-cell office:value-type="float" office:value="0.901104">
                <text:p>0.901104</text:p>
              </table:table-cell>
              <table:table-cell office:value-type="float" office:value="0.712673">
                <text:p>0.71267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97996">
                <text:p>0.397996</text:p>
              </table:table-cell>
              <table:table-cell office:value-type="float" office:value="0.551451">
                <text:p>0.551451</text:p>
              </table:table-cell>
              <table:table-cell office:value-type="float" office:value="0.613674">
                <text:p>0.613674</text:p>
              </table:table-cell>
              <table:table-cell office:value-type="float" office:value="0.687668">
                <text:p>0.687668</text:p>
              </table:table-cell>
              <table:table-cell office:value-type="float" office:value="0.797105">
                <text:p>0.797105</text:p>
              </table:table-cell>
              <table:table-cell office:value-type="float" office:value="0.846691">
                <text:p>0.846691</text:p>
              </table:table-cell>
              <table:table-cell office:value-type="float" office:value="0.869553">
                <text:p>0.869553</text:p>
              </table:table-cell>
              <table:table-cell office:value-type="float" office:value="0.883887">
                <text:p>0.883887</text:p>
              </table:table-cell>
              <table:table-cell office:value-type="float" office:value="0.890085">
                <text:p>0.890085</text:p>
              </table:table-cell>
              <table:table-cell office:value-type="float" office:value="0.897553">
                <text:p>0.897553</text:p>
              </table:table-cell>
              <table:table-cell office:value-type="float" office:value="0.901104">
                <text:p>0.901104</text:p>
              </table:table-cell>
              <table:table-cell office:value-type="float" office:value="0.743566">
                <text:p>0.74356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425306">
                <text:p>0.425306</text:p>
              </table:table-cell>
              <table:table-cell office:value-type="float" office:value="0.587814">
                <text:p>0.587814</text:p>
              </table:table-cell>
              <table:table-cell office:value-type="float" office:value="0.664456">
                <text:p>0.664456</text:p>
              </table:table-cell>
              <table:table-cell office:value-type="float" office:value="0.803425">
                <text:p>0.803425</text:p>
              </table:table-cell>
              <table:table-cell office:value-type="float" office:value="0.838243">
                <text:p>0.838243</text:p>
              </table:table-cell>
              <table:table-cell office:value-type="float" office:value="0.863666">
                <text:p>0.863666</text:p>
              </table:table-cell>
              <table:table-cell office:value-type="float" office:value="0.881288">
                <text:p>0.881288</text:p>
              </table:table-cell>
              <table:table-cell office:value-type="float" office:value="0.887793">
                <text:p>0.887793</text:p>
              </table:table-cell>
              <table:table-cell office:value-type="float" office:value="0.890085">
                <text:p>0.890085</text:p>
              </table:table-cell>
              <table:table-cell office:value-type="float" office:value="0.898055">
                <text:p>0.898055</text:p>
              </table:table-cell>
              <table:table-cell office:value-type="float" office:value="0.901104">
                <text:p>0.901104</text:p>
              </table:table-cell>
              <table:table-cell office:value-type="float" office:value="0.774013">
                <text:p>0.774013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292357">
                <text:p>0.292357</text:p>
              </table:table-cell>
              <table:table-cell office:value-type="float" office:value="0.561295">
                <text:p>0.561295</text:p>
              </table:table-cell>
              <table:table-cell office:value-type="float" office:value="0.658058">
                <text:p>0.658058</text:p>
              </table:table-cell>
              <table:table-cell office:value-type="float" office:value="0.815761">
                <text:p>0.815761</text:p>
              </table:table-cell>
              <table:table-cell office:value-type="float" office:value="0.850657">
                <text:p>0.850657</text:p>
              </table:table-cell>
              <table:table-cell office:value-type="float" office:value="0.868821">
                <text:p>0.868821</text:p>
              </table:table-cell>
              <table:table-cell office:value-type="float" office:value="0.885283">
                <text:p>0.885283</text:p>
              </table:table-cell>
              <table:table-cell office:value-type="float" office:value="0.88784">
                <text:p>0.88784</text:p>
              </table:table-cell>
              <table:table-cell office:value-type="float" office:value="0.890085">
                <text:p>0.890085</text:p>
              </table:table-cell>
              <table:table-cell office:value-type="float" office:value="0.899206">
                <text:p>0.899206</text:p>
              </table:table-cell>
              <table:table-cell office:value-type="float" office:value="0.901104">
                <text:p>0.901104</text:p>
              </table:table-cell>
              <table:table-cell office:value-type="float" office:value="0.760936">
                <text:p>0.76093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383659">
                <text:p>0.383659</text:p>
              </table:table-cell>
              <table:table-cell office:value-type="float" office:value="0.571469">
                <text:p>0.571469</text:p>
              </table:table-cell>
              <table:table-cell office:value-type="float" office:value="0.652815">
                <text:p>0.652815</text:p>
              </table:table-cell>
              <table:table-cell office:value-type="float" office:value="0.798992">
                <text:p>0.798992</text:p>
              </table:table-cell>
              <table:table-cell office:value-type="float" office:value="0.852188">
                <text:p>0.852188</text:p>
              </table:table-cell>
              <table:table-cell office:value-type="float" office:value="0.869271">
                <text:p>0.869271</text:p>
              </table:table-cell>
              <table:table-cell office:value-type="float" office:value="0.884765">
                <text:p>0.884765</text:p>
              </table:table-cell>
              <table:table-cell office:value-type="float" office:value="0.887737">
                <text:p>0.887737</text:p>
              </table:table-cell>
              <table:table-cell office:value-type="float" office:value="0.890085">
                <text:p>0.890085</text:p>
              </table:table-cell>
              <table:table-cell office:value-type="float" office:value="0.900859">
                <text:p>0.900859</text:p>
              </table:table-cell>
              <table:table-cell office:value-type="float" office:value="0.901104">
                <text:p>0.901104</text:p>
              </table:table-cell>
              <table:table-cell office:value-type="float" office:value="0.769184">
                <text:p>0.76918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465871">
                <text:p>0.465871</text:p>
              </table:table-cell>
              <table:table-cell office:value-type="float" office:value="0.575596">
                <text:p>0.575596</text:p>
              </table:table-cell>
              <table:table-cell office:value-type="float" office:value="0.737737">
                <text:p>0.737737</text:p>
              </table:table-cell>
              <table:table-cell office:value-type="float" office:value="0.828398">
                <text:p>0.828398</text:p>
              </table:table-cell>
              <table:table-cell office:value-type="float" office:value="0.856778">
                <text:p>0.856778</text:p>
              </table:table-cell>
              <table:table-cell office:value-type="float" office:value="0.873319">
                <text:p>0.873319</text:p>
              </table:table-cell>
              <table:table-cell office:value-type="float" office:value="0.882852">
                <text:p>0.882852</text:p>
              </table:table-cell>
              <table:table-cell office:value-type="float" office:value="0.888454">
                <text:p>0.888454</text:p>
              </table:table-cell>
              <table:table-cell office:value-type="float" office:value="0.893096">
                <text:p>0.893096</text:p>
              </table:table-cell>
              <table:table-cell office:value-type="float" office:value="0.901006">
                <text:p>0.901006</text:p>
              </table:table-cell>
              <table:table-cell office:value-type="float" office:value="0.901104">
                <text:p>0.901104</text:p>
              </table:table-cell>
              <table:table-cell office:value-type="float" office:value="0.790311">
                <text:p>0.79031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485245">
                <text:p>0.485245</text:p>
              </table:table-cell>
              <table:table-cell office:value-type="float" office:value="0.558193">
                <text:p>0.558193</text:p>
              </table:table-cell>
              <table:table-cell office:value-type="float" office:value="0.668283">
                <text:p>0.668283</text:p>
              </table:table-cell>
              <table:table-cell office:value-type="float" office:value="0.79706">
                <text:p>0.79706</text:p>
              </table:table-cell>
              <table:table-cell office:value-type="float" office:value="0.841133">
                <text:p>0.841133</text:p>
              </table:table-cell>
              <table:table-cell office:value-type="float" office:value="0.864672">
                <text:p>0.864672</text:p>
              </table:table-cell>
              <table:table-cell office:value-type="float" office:value="0.881655">
                <text:p>0.881655</text:p>
              </table:table-cell>
              <table:table-cell office:value-type="float" office:value="0.887731">
                <text:p>0.887731</text:p>
              </table:table-cell>
              <table:table-cell office:value-type="float" office:value="0.890085">
                <text:p>0.890085</text:p>
              </table:table-cell>
              <table:table-cell office:value-type="float" office:value="0.90081">
                <text:p>0.90081</text:p>
              </table:table-cell>
              <table:table-cell office:value-type="float" office:value="0.901104">
                <text:p>0.901104</text:p>
              </table:table-cell>
              <table:table-cell office:value-type="float" office:value="0.777487">
                <text:p>0.777487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447768">
                <text:p>0.447768</text:p>
              </table:table-cell>
              <table:table-cell office:value-type="float" office:value="0.554699">
                <text:p>0.554699</text:p>
              </table:table-cell>
              <table:table-cell office:value-type="float" office:value="0.655074">
                <text:p>0.655074</text:p>
              </table:table-cell>
              <table:table-cell office:value-type="float" office:value="0.784984">
                <text:p>0.784984</text:p>
              </table:table-cell>
              <table:table-cell office:value-type="float" office:value="0.834301">
                <text:p>0.834301</text:p>
              </table:table-cell>
              <table:table-cell office:value-type="float" office:value="0.862637">
                <text:p>0.862637</text:p>
              </table:table-cell>
              <table:table-cell office:value-type="float" office:value="0.879533">
                <text:p>0.879533</text:p>
              </table:table-cell>
              <table:table-cell office:value-type="float" office:value="0.886905">
                <text:p>0.886905</text:p>
              </table:table-cell>
              <table:table-cell office:value-type="float" office:value="0.889963">
                <text:p>0.889963</text:p>
              </table:table-cell>
              <table:table-cell office:value-type="float" office:value="0.899157">
                <text:p>0.899157</text:p>
              </table:table-cell>
              <table:table-cell office:value-type="float" office:value="0.901104">
                <text:p>0.901104</text:p>
              </table:table-cell>
              <table:table-cell office:value-type="float" office:value="0.769502">
                <text:p>0.769502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403855">
                <text:p>0.403855</text:p>
              </table:table-cell>
              <table:table-cell office:value-type="float" office:value="0.540886">
                <text:p>0.540886</text:p>
              </table:table-cell>
              <table:table-cell office:value-type="float" office:value="0.597809">
                <text:p>0.597809</text:p>
              </table:table-cell>
              <table:table-cell office:value-type="float" office:value="0.721273">
                <text:p>0.721273</text:p>
              </table:table-cell>
              <table:table-cell office:value-type="float" office:value="0.80002">
                <text:p>0.80002</text:p>
              </table:table-cell>
              <table:table-cell office:value-type="float" office:value="0.848525">
                <text:p>0.848525</text:p>
              </table:table-cell>
              <table:table-cell office:value-type="float" office:value="0.874684">
                <text:p>0.874684</text:p>
              </table:table-cell>
              <table:table-cell office:value-type="float" office:value="0.887239">
                <text:p>0.887239</text:p>
              </table:table-cell>
              <table:table-cell office:value-type="float" office:value="0.890085">
                <text:p>0.890085</text:p>
              </table:table-cell>
              <table:table-cell office:value-type="float" office:value="0.898655">
                <text:p>0.898655</text:p>
              </table:table-cell>
              <table:table-cell office:value-type="float" office:value="0.901104">
                <text:p>0.901104</text:p>
              </table:table-cell>
              <table:table-cell office:value-type="float" office:value="0.746303">
                <text:p>0.746303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414797">
                <text:p>0.414797</text:p>
              </table:table-cell>
              <table:table-cell office:value-type="float" office:value="0.549967">
                <text:p>0.549967</text:p>
              </table:table-cell>
              <table:table-cell office:value-type="float" office:value="0.612256">
                <text:p>0.612256</text:p>
              </table:table-cell>
              <table:table-cell office:value-type="float" office:value="0.723399">
                <text:p>0.723399</text:p>
              </table:table-cell>
              <table:table-cell office:value-type="float" office:value="0.809268">
                <text:p>0.809268</text:p>
              </table:table-cell>
              <table:table-cell office:value-type="float" office:value="0.842843">
                <text:p>0.842843</text:p>
              </table:table-cell>
              <table:table-cell office:value-type="float" office:value="0.8686">
                <text:p>0.8686</text:p>
              </table:table-cell>
              <table:table-cell office:value-type="float" office:value="0.885964">
                <text:p>0.885964</text:p>
              </table:table-cell>
              <table:table-cell office:value-type="float" office:value="0.889597">
                <text:p>0.889597</text:p>
              </table:table-cell>
              <table:table-cell office:value-type="float" office:value="0.898753">
                <text:p>0.898753</text:p>
              </table:table-cell>
              <table:table-cell office:value-type="float" office:value="0.901104">
                <text:p>0.901104</text:p>
              </table:table-cell>
              <table:table-cell office:value-type="float" office:value="0.749544">
                <text:p>0.749544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499258">
                <text:p>0.499258</text:p>
              </table:table-cell>
              <table:table-cell office:value-type="float" office:value="0.547458">
                <text:p>0.547458</text:p>
              </table:table-cell>
              <table:table-cell office:value-type="float" office:value="0.619823">
                <text:p>0.619823</text:p>
              </table:table-cell>
              <table:table-cell office:value-type="float" office:value="0.730514">
                <text:p>0.730514</text:p>
              </table:table-cell>
              <table:table-cell office:value-type="float" office:value="0.804144">
                <text:p>0.804144</text:p>
              </table:table-cell>
              <table:table-cell office:value-type="float" office:value="0.839631">
                <text:p>0.839631</text:p>
              </table:table-cell>
              <table:table-cell office:value-type="float" office:value="0.867819">
                <text:p>0.867819</text:p>
              </table:table-cell>
              <table:table-cell office:value-type="float" office:value="0.88574">
                <text:p>0.88574</text:p>
              </table:table-cell>
              <table:table-cell office:value-type="float" office:value="0.889476">
                <text:p>0.889476</text:p>
              </table:table-cell>
              <table:table-cell office:value-type="float" office:value="0.899855">
                <text:p>0.899855</text:p>
              </table:table-cell>
              <table:table-cell office:value-type="float" office:value="0.901104">
                <text:p>0.901104</text:p>
              </table:table-cell>
              <table:table-cell office:value-type="float" office:value="0.758372">
                <text:p>0.75837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456663">
                <text:p>0.456663</text:p>
              </table:table-cell>
              <table:table-cell office:value-type="float" office:value="0.553262">
                <text:p>0.553262</text:p>
              </table:table-cell>
              <table:table-cell office:value-type="float" office:value="0.617701">
                <text:p>0.617701</text:p>
              </table:table-cell>
              <table:table-cell office:value-type="float" office:value="0.721128">
                <text:p>0.721128</text:p>
              </table:table-cell>
              <table:table-cell office:value-type="float" office:value="0.810396">
                <text:p>0.810396</text:p>
              </table:table-cell>
              <table:table-cell office:value-type="float" office:value="0.848037">
                <text:p>0.848037</text:p>
              </table:table-cell>
              <table:table-cell office:value-type="float" office:value="0.869978">
                <text:p>0.869978</text:p>
              </table:table-cell>
              <table:table-cell office:value-type="float" office:value="0.886967">
                <text:p>0.886967</text:p>
              </table:table-cell>
              <table:table-cell office:value-type="float" office:value="0.890085">
                <text:p>0.890085</text:p>
              </table:table-cell>
              <table:table-cell office:value-type="float" office:value="0.899757">
                <text:p>0.899757</text:p>
              </table:table-cell>
              <table:table-cell office:value-type="float" office:value="0.901104">
                <text:p>0.901104</text:p>
              </table:table-cell>
              <table:table-cell office:value-type="float" office:value="0.755397">
                <text:p>0.755397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383148">
                <text:p>0.383148</text:p>
              </table:table-cell>
              <table:table-cell office:value-type="float" office:value="0.566475">
                <text:p>0.566475</text:p>
              </table:table-cell>
              <table:table-cell office:value-type="float" office:value="0.624165">
                <text:p>0.624165</text:p>
              </table:table-cell>
              <table:table-cell office:value-type="float" office:value="0.728339">
                <text:p>0.728339</text:p>
              </table:table-cell>
              <table:table-cell office:value-type="float" office:value="0.815168">
                <text:p>0.815168</text:p>
              </table:table-cell>
              <table:table-cell office:value-type="float" office:value="0.839989">
                <text:p>0.839989</text:p>
              </table:table-cell>
              <table:table-cell office:value-type="float" office:value="0.858239">
                <text:p>0.858239</text:p>
              </table:table-cell>
              <table:table-cell office:value-type="float" office:value="0.878887">
                <text:p>0.878887</text:p>
              </table:table-cell>
              <table:table-cell office:value-type="float" office:value="0.88862">
                <text:p>0.88862</text:p>
              </table:table-cell>
              <table:table-cell office:value-type="float" office:value="0.896549">
                <text:p>0.896549</text:p>
              </table:table-cell>
              <table:table-cell office:value-type="float" office:value="0.901104">
                <text:p>0.901104</text:p>
              </table:table-cell>
              <table:table-cell office:value-type="float" office:value="0.747958">
                <text:p>0.74795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184469">
                <text:p>0.184469</text:p>
              </table:table-cell>
              <table:table-cell office:value-type="float" office:value="0.555404">
                <text:p>0.555404</text:p>
              </table:table-cell>
              <table:table-cell office:value-type="float" office:value="0.614641">
                <text:p>0.614641</text:p>
              </table:table-cell>
              <table:table-cell office:value-type="float" office:value="0.735148">
                <text:p>0.735148</text:p>
              </table:table-cell>
              <table:table-cell office:value-type="float" office:value="0.810441">
                <text:p>0.810441</text:p>
              </table:table-cell>
              <table:table-cell office:value-type="float" office:value="0.840252">
                <text:p>0.840252</text:p>
              </table:table-cell>
              <table:table-cell office:value-type="float" office:value="0.858135">
                <text:p>0.858135</text:p>
              </table:table-cell>
              <table:table-cell office:value-type="float" office:value="0.87699">
                <text:p>0.87699</text:p>
              </table:table-cell>
              <table:table-cell office:value-type="float" office:value="0.887454">
                <text:p>0.887454</text:p>
              </table:table-cell>
              <table:table-cell office:value-type="float" office:value="0.895496">
                <text:p>0.895496</text:p>
              </table:table-cell>
              <table:table-cell office:value-type="float" office:value="0.901104">
                <text:p>0.901104</text:p>
              </table:table-cell>
              <table:table-cell office:value-type="float" office:value="0.725843">
                <text:p>0.725843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474408">
                <text:p>0.474408</text:p>
              </table:table-cell>
              <table:table-cell office:value-type="float" office:value="0.575408">
                <text:p>0.575408</text:p>
              </table:table-cell>
              <table:table-cell office:value-type="float" office:value="0.622811">
                <text:p>0.622811</text:p>
              </table:table-cell>
              <table:table-cell office:value-type="float" office:value="0.754728">
                <text:p>0.754728</text:p>
              </table:table-cell>
              <table:table-cell office:value-type="float" office:value="0.820876">
                <text:p>0.820876</text:p>
              </table:table-cell>
              <table:table-cell office:value-type="float" office:value="0.849086">
                <text:p>0.849086</text:p>
              </table:table-cell>
              <table:table-cell office:value-type="float" office:value="0.863053">
                <text:p>0.863053</text:p>
              </table:table-cell>
              <table:table-cell office:value-type="float" office:value="0.881399">
                <text:p>0.881399</text:p>
              </table:table-cell>
              <table:table-cell office:value-type="float" office:value="0.888796">
                <text:p>0.888796</text:p>
              </table:table-cell>
              <table:table-cell office:value-type="float" office:value="0.896598">
                <text:p>0.896598</text:p>
              </table:table-cell>
              <table:table-cell office:value-type="float" office:value="0.901104">
                <text:p>0.901104</text:p>
              </table:table-cell>
              <table:table-cell office:value-type="float" office:value="0.762716">
                <text:p>0.762716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283196">
                <text:p>0.283196</text:p>
              </table:table-cell>
              <table:table-cell office:value-type="float" office:value="0.57602">
                <text:p>0.57602</text:p>
              </table:table-cell>
              <table:table-cell office:value-type="float" office:value="0.612372">
                <text:p>0.612372</text:p>
              </table:table-cell>
              <table:table-cell office:value-type="float" office:value="0.726337">
                <text:p>0.726337</text:p>
              </table:table-cell>
              <table:table-cell office:value-type="float" office:value="0.815003">
                <text:p>0.815003</text:p>
              </table:table-cell>
              <table:table-cell office:value-type="float" office:value="0.850253">
                <text:p>0.850253</text:p>
              </table:table-cell>
              <table:table-cell office:value-type="float" office:value="0.866945">
                <text:p>0.866945</text:p>
              </table:table-cell>
              <table:table-cell office:value-type="float" office:value="0.883948">
                <text:p>0.883948</text:p>
              </table:table-cell>
              <table:table-cell office:value-type="float" office:value="0.889574">
                <text:p>0.889574</text:p>
              </table:table-cell>
              <table:table-cell office:value-type="float" office:value="0.898473">
                <text:p>0.898473</text:p>
              </table:table-cell>
              <table:table-cell office:value-type="float" office:value="0.903077">
                <text:p>0.903077</text:p>
              </table:table-cell>
              <table:table-cell office:value-type="float" office:value="0.740212">
                <text:p>0.74021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370667">
                <text:p>0.370667</text:p>
              </table:table-cell>
              <table:table-cell office:value-type="float" office:value="0.586594">
                <text:p>0.586594</text:p>
              </table:table-cell>
              <table:table-cell office:value-type="float" office:value="0.62698">
                <text:p>0.62698</text:p>
              </table:table-cell>
              <table:table-cell office:value-type="float" office:value="0.782613">
                <text:p>0.782613</text:p>
              </table:table-cell>
              <table:table-cell office:value-type="float" office:value="0.839884">
                <text:p>0.839884</text:p>
              </table:table-cell>
              <table:table-cell office:value-type="float" office:value="0.855668">
                <text:p>0.855668</text:p>
              </table:table-cell>
              <table:table-cell office:value-type="float" office:value="0.87018">
                <text:p>0.87018</text:p>
              </table:table-cell>
              <table:table-cell office:value-type="float" office:value="0.885989">
                <text:p>0.885989</text:p>
              </table:table-cell>
              <table:table-cell office:value-type="float" office:value="0.891088">
                <text:p>0.891088</text:p>
              </table:table-cell>
              <table:table-cell office:value-type="float" office:value="0.901055">
                <text:p>0.901055</text:p>
              </table:table-cell>
              <table:table-cell office:value-type="float" office:value="0.903077">
                <text:p>0.903077</text:p>
              </table:table-cell>
              <table:table-cell office:value-type="float" office:value="0.761072">
                <text:p>0.76107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354474">
                <text:p>0.354474</text:p>
              </table:table-cell>
              <table:table-cell office:value-type="float" office:value="0.555694">
                <text:p>0.555694</text:p>
              </table:table-cell>
              <table:table-cell office:value-type="float" office:value="0.609207">
                <text:p>0.609207</text:p>
              </table:table-cell>
              <table:table-cell office:value-type="float" office:value="0.684239">
                <text:p>0.684239</text:p>
              </table:table-cell>
              <table:table-cell office:value-type="float" office:value="0.820337">
                <text:p>0.820337</text:p>
              </table:table-cell>
              <table:table-cell office:value-type="float" office:value="0.849308">
                <text:p>0.849308</text:p>
              </table:table-cell>
              <table:table-cell office:value-type="float" office:value="0.867358">
                <text:p>0.867358</text:p>
              </table:table-cell>
              <table:table-cell office:value-type="float" office:value="0.881627">
                <text:p>0.881627</text:p>
              </table:table-cell>
              <table:table-cell office:value-type="float" office:value="0.890085">
                <text:p>0.890085</text:p>
              </table:table-cell>
              <table:table-cell office:value-type="float" office:value="0.899403">
                <text:p>0.899403</text:p>
              </table:table-cell>
              <table:table-cell office:value-type="float" office:value="0.903077">
                <text:p>0.903077</text:p>
              </table:table-cell>
              <table:table-cell office:value-type="float" office:value="0.741173">
                <text:p>0.74117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103487">
                <text:p>0.103487</text:p>
              </table:table-cell>
              <table:table-cell office:value-type="float" office:value="0.530139">
                <text:p>0.530139</text:p>
              </table:table-cell>
              <table:table-cell office:value-type="float" office:value="0.577336">
                <text:p>0.577336</text:p>
              </table:table-cell>
              <table:table-cell office:value-type="float" office:value="0.632331">
                <text:p>0.632331</text:p>
              </table:table-cell>
              <table:table-cell office:value-type="float" office:value="0.803175">
                <text:p>0.803175</text:p>
              </table:table-cell>
              <table:table-cell office:value-type="float" office:value="0.845927">
                <text:p>0.845927</text:p>
              </table:table-cell>
              <table:table-cell office:value-type="float" office:value="0.861396">
                <text:p>0.861396</text:p>
              </table:table-cell>
              <table:table-cell office:value-type="float" office:value="0.879643">
                <text:p>0.879643</text:p>
              </table:table-cell>
              <table:table-cell office:value-type="float" office:value="0.889209">
                <text:p>0.889209</text:p>
              </table:table-cell>
              <table:table-cell office:value-type="float" office:value="0.895644">
                <text:p>0.895644</text:p>
              </table:table-cell>
              <table:table-cell office:value-type="float" office:value="0.903077">
                <text:p>0.903077</text:p>
              </table:table-cell>
              <table:table-cell office:value-type="float" office:value="0.701828">
                <text:p>0.70182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215809">
                <text:p>0.215809</text:p>
              </table:table-cell>
              <table:table-cell office:value-type="float" office:value="0.540308">
                <text:p>0.540308</text:p>
              </table:table-cell>
              <table:table-cell office:value-type="float" office:value="0.588694">
                <text:p>0.588694</text:p>
              </table:table-cell>
              <table:table-cell office:value-type="float" office:value="0.621196">
                <text:p>0.621196</text:p>
              </table:table-cell>
              <table:table-cell office:value-type="float" office:value="0.763998">
                <text:p>0.763998</text:p>
              </table:table-cell>
              <table:table-cell office:value-type="float" office:value="0.834078">
                <text:p>0.834078</text:p>
              </table:table-cell>
              <table:table-cell office:value-type="float" office:value="0.859511">
                <text:p>0.859511</text:p>
              </table:table-cell>
              <table:table-cell office:value-type="float" office:value="0.882302">
                <text:p>0.882302</text:p>
              </table:table-cell>
              <table:table-cell office:value-type="float" office:value="0.889227">
                <text:p>0.889227</text:p>
              </table:table-cell>
              <table:table-cell office:value-type="float" office:value="0.898901">
                <text:p>0.898901</text:p>
              </table:table-cell>
              <table:table-cell office:value-type="float" office:value="0.903077">
                <text:p>0.903077</text:p>
              </table:table-cell>
              <table:table-cell office:value-type="float" office:value="0.709402">
                <text:p>0.70940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273184">
                <text:p>0.273184</text:p>
              </table:table-cell>
              <table:table-cell office:value-type="float" office:value="0.55785">
                <text:p>0.55785</text:p>
              </table:table-cell>
              <table:table-cell office:value-type="float" office:value="0.612372">
                <text:p>0.612372</text:p>
              </table:table-cell>
              <table:table-cell office:value-type="float" office:value="0.664298">
                <text:p>0.664298</text:p>
              </table:table-cell>
              <table:table-cell office:value-type="float" office:value="0.805836">
                <text:p>0.805836</text:p>
              </table:table-cell>
              <table:table-cell office:value-type="float" office:value="0.850113">
                <text:p>0.850113</text:p>
              </table:table-cell>
              <table:table-cell office:value-type="float" office:value="0.867741">
                <text:p>0.867741</text:p>
              </table:table-cell>
              <table:table-cell office:value-type="float" office:value="0.883144">
                <text:p>0.883144</text:p>
              </table:table-cell>
              <table:table-cell office:value-type="float" office:value="0.88905">
                <text:p>0.88905</text:p>
              </table:table-cell>
              <table:table-cell office:value-type="float" office:value="0.89895">
                <text:p>0.89895</text:p>
              </table:table-cell>
              <table:table-cell office:value-type="float" office:value="0.903077">
                <text:p>0.903077</text:p>
              </table:table-cell>
              <table:table-cell office:value-type="float" office:value="0.730254">
                <text:p>0.7302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